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0.9492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8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00ff00"/>
    </style:style>
    <style:style style:name="ce14" style:family="table-cell" style:parent-style-name="Default" style:data-style-name="N1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60">
      <style:table-cell-properties fo:background-color="#00ff00"/>
    </style:style>
    <style:style style:name="ce16" style:family="table-cell" style:parent-style-name="Default" style:data-style-name="N117">
      <style:table-cell-properties fo:background-color="#00ff00"/>
    </style:style>
    <style:style style:name="ce17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800000"/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 style:data-style-name="N117">
      <style:table-cell-properties fo:background-color="#800000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e6e6e6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8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c0c0c0"/>
    </style:style>
    <style:style style:name="ce31" style:family="table-cell" style:parent-style-name="Default" style:data-style-name="N1">
      <style:table-cell-properties fo:background-color="#800000"/>
    </style:style>
    <style:style style:name="ce32" style:family="table-cell" style:parent-style-name="Default" style:data-style-name="N1">
      <style:table-cell-properties fo:background-color="#ffff00"/>
    </style:style>
    <style:style style:name="ce33" style:family="table-cell" style:parent-style-name="Default" style:data-style-name="N2">
      <style:table-cell-properties fo:background-color="#800000"/>
      <style:text-properties fo:color="#ffffff" fo:font-weight="normal" style:font-weight-asian="normal" style:font-weight-complex="normal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35" style:family="table-cell" style:parent-style-name="Default" style:data-style-name="N1">
      <style:table-cell-properties fo:background-color="#c0c0c0"/>
      <style:text-properties style:use-window-font-color="true"/>
    </style:style>
    <style:style style:name="ce36" style:family="table-cell" style:parent-style-name="Default" style:data-style-name="N120">
      <style:table-cell-properties fo:background-color="#ffff00"/>
    </style:style>
    <style:style style:name="ce37" style:family="table-cell" style:parent-style-name="Default" style:data-style-name="N60">
      <style:table-cell-properties fo:background-color="#ffff00"/>
    </style:style>
    <style:style style:name="ce38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in"/>
    </style:style>
    <style:style style:name="ce39" style:family="table-cell" style:parent-style-name="Default" style:data-style-name="N2">
      <style:table-cell-properties fo:background-color="#800000"/>
    </style:style>
    <style:style style:name="ce40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 style:data-style-name="N60">
      <style:table-cell-properties fo:background-color="#800000"/>
    </style:style>
    <style:style style:name="ce42" style:family="table-cell" style:parent-style-name="Default">
      <style:table-cell-properties fo:background-color="#800000"/>
      <style:text-properties fo:color="#ffffff" fo:font-weight="normal" style:font-weight-asian="normal" style:font-weight-complex="normal"/>
    </style:style>
    <style:style style:name="ce43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44" style:family="table-cell" style:parent-style-name="Default">
      <style:table-cell-properties fo:background-color="#ffff00"/>
      <style:text-properties style:use-window-font-color="true"/>
    </style:style>
    <style:style style:name="ce45" style:family="table-cell" style:parent-style-name="Default" style:data-style-name="N2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6" style:family="table-cell" style:parent-style-name="Default" style:data-style-name="N60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ackground-color="#800000"/>
    </style:style>
    <style:style style:name="ce48" style:family="table-cell" style:parent-style-name="Default">
      <style:table-cell-properties fo:background-color="#c0c0c0"/>
    </style:style>
    <style:style style:name="ce49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0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4" style:family="table-cell" style:parent-style-name="Default" style:data-style-name="N120">
      <style:table-cell-properties fo:background-color="#00ff00"/>
    </style:style>
    <style:style style:name="ce55" style:family="table-cell" style:parent-style-name="Default" style:data-style-name="N122">
      <style:table-cell-properties fo:background-color="#00ff00"/>
    </style:style>
    <style:style style:name="ce56" style:family="table-cell" style:parent-style-name="Default" style:data-style-name="N60">
      <style:table-cell-properties fo:background-color="#c0c0c0"/>
    </style:style>
    <style:style style:name="ce57" style:family="table-cell" style:parent-style-name="Default" style:data-style-name="N122">
      <style:table-cell-properties fo:background-color="#c0c0c0"/>
    </style:style>
    <style:style style:name="ce58" style:family="table-cell" style:parent-style-name="Default" style:data-style-name="N122">
      <style:table-cell-properties fo:background-color="#c0c0c0"/>
      <style:text-properties fo:color="#000000"/>
    </style:style>
    <style:style style:name="ce59" style:family="table-cell" style:parent-style-name="Default" style:data-style-name="N122">
      <style:table-cell-properties fo:background-color="#00ff00"/>
      <style:text-properties fo:color="#c0c0c0"/>
    </style:style>
    <style:style style:name="ce60" style:family="table-cell" style:parent-style-name="Default" style:data-style-name="N123">
      <style:table-cell-properties fo:background-color="#00ff00"/>
    </style:style>
    <style:style style:name="ce61" style:family="table-cell" style:parent-style-name="Default" style:data-style-name="N124">
      <style:table-cell-properties fo:background-color="#00ff00"/>
    </style:style>
    <style:style style:name="ce62" style:family="table-cell" style:parent-style-name="Default" style:data-style-name="N117">
      <style:table-cell-properties fo:background-color="#800000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Loos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9" table:number-columns-repeated="226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" office:value-type="float" office:value="135149">
            <text:p>135149</text:p>
          </table:table-cell>
          <table:table-cell table:style-name="ce5" office:value-type="float" office:value="1277.99">
            <text:p>1277.99</text:p>
          </table:table-cell>
          <table:table-cell table:style-name="ce5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9"/>
          <table:table-cell table:style-name="ce11" table:formula="oooc:=[.E4]/[.D4]" office:value-type="float" office:value="0">
            <text:p>0</text:p>
          </table:table-cell>
          <table:table-cell table:style-name="ce9"/>
          <table:table-cell table:style-name="ce13" table:formula="oooc:=[.G4]/[.$D4]*1000" office:value-type="float" office:value="0">
            <text:p>0</text:p>
          </table:table-cell>
          <table:table-cell table:style-name="ce15" table:formula="oooc:=[.G4]/[.E4]" office:value-type="float" office:value="0">
            <text:p>#DIV/0!</text:p>
          </table:table-cell>
          <table:table-cell table:style-name="ce9"/>
          <table:table-cell table:style-name="ce13" table:formula="oooc:=[.J4]/[.$D4]*1000" office:value-type="float" office:value="0">
            <text:p>0</text:p>
          </table:table-cell>
          <table:table-cell table:style-name="ce16" table:formula="oooc:=[.J4]/[.G4]" office:value-type="float" office:value="0">
            <text:p>#DIV/0!</text:p>
          </table:table-cell>
          <table:table-cell table:style-name="ce9"/>
          <table:table-cell table:style-name="ce7" table:formula="oooc:=[.M4]/[.$D4]*1000" office:value-type="float" office:value="0">
            <text:p>0.00</text:p>
          </table:table-cell>
          <table:table-cell table:style-name="ce16" table:formula="oooc:=[.M4]/[.J4]" office:value-type="float" office:value="0">
            <text:p>#DIV/0!</text:p>
          </table:table-cell>
          <table:table-cell table:style-name="ce9"/>
          <table:table-cell table:style-name="ce7" table:formula="oooc:=[.P4]/[.$D4]*1000" office:value-type="float" office:value="0">
            <text:p>0.00</text:p>
          </table:table-cell>
          <table:table-cell table:style-name="ce16" table:formula="oooc:=[.P4]/[.M4]" office:value-type="float" office:value="0">
            <text:p>#DIV/0!</text:p>
          </table:table-cell>
          <table:table-cell table:style-name="ce9"/>
          <table:table-cell table:style-name="ce7" table:formula="oooc:=[.S4]/[.$D4]*1000" office:value-type="float" office:value="0">
            <text:p>0.00</text:p>
          </table:table-cell>
          <table:table-cell table:style-name="ce16" table:formula="oooc:=[.S4]/[.P4]" office:value-type="float" office:value="0">
            <text:p>#DIV/0!</text:p>
          </table:table-cell>
          <table:table-cell table:style-name="ce9"/>
          <table:table-cell table:style-name="ce7" table:formula="oooc:=[.V4]/[.$D4]*1000" office:value-type="float" office:value="0">
            <text:p>0.00</text:p>
          </table:table-cell>
          <table:table-cell table:style-name="ce16" table:formula="oooc:=[.V4]/[.S4]" office:value-type="float" office:value="0">
            <text:p>#DIV/0!</text:p>
          </table:table-cell>
          <table:table-cell table:style-name="ce9"/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#DIV/0!</text:p>
          </table:table-cell>
          <table:table-cell table:style-name="ce9"/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175">
            <text:p>135175</text:p>
          </table:table-cell>
          <table:table-cell table:style-name="ce5" office:value-type="float" office:value="443.89">
            <text:p>443.89</text:p>
          </table:table-cell>
          <table:table-cell table:style-name="ce5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9"/>
          <table:table-cell table:style-name="ce11" table:formula="oooc:=[.E5]/[.D5]" office:value-type="float" office:value="0">
            <text:p>0</text:p>
          </table:table-cell>
          <table:table-cell table:style-name="ce9"/>
          <table:table-cell table:style-name="ce13" table:formula="oooc:=[.G5]/[.$D5]*1000" office:value-type="float" office:value="0">
            <text:p>0</text:p>
          </table:table-cell>
          <table:table-cell table:style-name="ce15" table:formula="oooc:=[.G5]/[.E5]" office:value-type="float" office:value="0">
            <text:p>#DIV/0!</text:p>
          </table:table-cell>
          <table:table-cell table:style-name="ce9"/>
          <table:table-cell table:style-name="ce13" table:formula="oooc:=[.J5]/[.$D5]*1000" office:value-type="float" office:value="0">
            <text:p>0</text:p>
          </table:table-cell>
          <table:table-cell table:style-name="ce16" table:formula="oooc:=[.J5]/[.G5]" office:value-type="float" office:value="0">
            <text:p>#DIV/0!</text:p>
          </table:table-cell>
          <table:table-cell table:style-name="ce9"/>
          <table:table-cell table:style-name="ce7" table:formula="oooc:=[.M5]/[.$D5]*1000" office:value-type="float" office:value="0">
            <text:p>0.00</text:p>
          </table:table-cell>
          <table:table-cell table:style-name="ce16" table:formula="oooc:=[.M5]/[.J5]" office:value-type="float" office:value="0">
            <text:p>#DIV/0!</text:p>
          </table:table-cell>
          <table:table-cell table:style-name="ce9"/>
          <table:table-cell table:style-name="ce7" table:formula="oooc:=[.P5]/[.$D5]*1000" office:value-type="float" office:value="0">
            <text:p>0.00</text:p>
          </table:table-cell>
          <table:table-cell table:style-name="ce16" table:formula="oooc:=[.P5]/[.M5]" office:value-type="float" office:value="0">
            <text:p>#DIV/0!</text:p>
          </table:table-cell>
          <table:table-cell table:style-name="ce9"/>
          <table:table-cell table:style-name="ce7" table:formula="oooc:=[.S5]/[.$D5]*1000" office:value-type="float" office:value="0">
            <text:p>0.00</text:p>
          </table:table-cell>
          <table:table-cell table:style-name="ce16" table:formula="oooc:=[.S5]/[.P5]" office:value-type="float" office:value="0">
            <text:p>#DIV/0!</text:p>
          </table:table-cell>
          <table:table-cell table:style-name="ce9"/>
          <table:table-cell table:style-name="ce7" table:formula="oooc:=[.V5]/[.$D5]*1000" office:value-type="float" office:value="0">
            <text:p>0.00</text:p>
          </table:table-cell>
          <table:table-cell table:style-name="ce16" table:formula="oooc:=[.V5]/[.S5]" office:value-type="float" office:value="0">
            <text:p>#DIV/0!</text:p>
          </table:table-cell>
          <table:table-cell table:style-name="ce9"/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#DIV/0!</text:p>
          </table:table-cell>
          <table:table-cell table:style-name="ce9"/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445">
            <text:p>135445</text:p>
          </table:table-cell>
          <table:table-cell table:style-name="ce5" office:value-type="float" office:value="1239.31">
            <text:p>1239.31</text:p>
          </table:table-cell>
          <table:table-cell table:style-name="ce5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9"/>
          <table:table-cell table:style-name="ce11" table:formula="oooc:=[.E6]/[.D6]" office:value-type="float" office:value="0">
            <text:p>0</text:p>
          </table:table-cell>
          <table:table-cell table:style-name="ce9"/>
          <table:table-cell table:style-name="ce13" table:formula="oooc:=[.G6]/[.$D6]*1000" office:value-type="float" office:value="0">
            <text:p>0</text:p>
          </table:table-cell>
          <table:table-cell table:style-name="ce15" table:formula="oooc:=[.G6]/[.E6]" office:value-type="float" office:value="0">
            <text:p>#DIV/0!</text:p>
          </table:table-cell>
          <table:table-cell table:style-name="ce9"/>
          <table:table-cell table:style-name="ce13" table:formula="oooc:=[.J6]/[.$D6]*1000" office:value-type="float" office:value="0">
            <text:p>0</text:p>
          </table:table-cell>
          <table:table-cell table:style-name="ce16" table:formula="oooc:=[.J6]/[.G6]" office:value-type="float" office:value="0">
            <text:p>#DIV/0!</text:p>
          </table:table-cell>
          <table:table-cell table:style-name="ce9"/>
          <table:table-cell table:style-name="ce7" table:formula="oooc:=[.M6]/[.$D6]*1000" office:value-type="float" office:value="0">
            <text:p>0.00</text:p>
          </table:table-cell>
          <table:table-cell table:style-name="ce16" table:formula="oooc:=[.M6]/[.J6]" office:value-type="float" office:value="0">
            <text:p>#DIV/0!</text:p>
          </table:table-cell>
          <table:table-cell table:style-name="ce9"/>
          <table:table-cell table:style-name="ce7" table:formula="oooc:=[.P6]/[.$D6]*1000" office:value-type="float" office:value="0">
            <text:p>0.00</text:p>
          </table:table-cell>
          <table:table-cell table:style-name="ce16" table:formula="oooc:=[.P6]/[.M6]" office:value-type="float" office:value="0">
            <text:p>#DIV/0!</text:p>
          </table:table-cell>
          <table:table-cell table:style-name="ce9"/>
          <table:table-cell table:style-name="ce7" table:formula="oooc:=[.S6]/[.$D6]*1000" office:value-type="float" office:value="0">
            <text:p>0.00</text:p>
          </table:table-cell>
          <table:table-cell table:style-name="ce16" table:formula="oooc:=[.S6]/[.P6]" office:value-type="float" office:value="0">
            <text:p>#DIV/0!</text:p>
          </table:table-cell>
          <table:table-cell table:style-name="ce9"/>
          <table:table-cell table:style-name="ce7" table:formula="oooc:=[.V6]/[.$D6]*1000" office:value-type="float" office:value="0">
            <text:p>0.00</text:p>
          </table:table-cell>
          <table:table-cell table:style-name="ce16" table:formula="oooc:=[.V6]/[.S6]" office:value-type="float" office:value="0">
            <text:p>#DIV/0!</text:p>
          </table:table-cell>
          <table:table-cell table:style-name="ce9"/>
          <table:table-cell table:style-name="ce7" table:formula="oooc:=[.Y6]/[.$D6]*1000" office:value-type="float" office:value="0">
            <text:p>0.00</text:p>
          </table:table-cell>
          <table:table-cell table:style-name="ce16" table:formula="oooc:=[.Y6]/[.V6]" office:value-type="float" office:value="0">
            <text:p>#DIV/0!</text:p>
          </table:table-cell>
          <table:table-cell table:style-name="ce9"/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1">
            <text:p>135521</text:p>
          </table:table-cell>
          <table:table-cell table:style-name="ce5" office:value-type="float" office:value="580.95">
            <text:p>580.95</text:p>
          </table:table-cell>
          <table:table-cell table:style-name="ce5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9"/>
          <table:table-cell table:style-name="ce11" table:formula="oooc:=[.E7]/[.D7]" office:value-type="float" office:value="0">
            <text:p>0</text:p>
          </table:table-cell>
          <table:table-cell table:style-name="ce9"/>
          <table:table-cell table:style-name="ce13" table:formula="oooc:=[.G7]/[.$D7]*1000" office:value-type="float" office:value="0">
            <text:p>0</text:p>
          </table:table-cell>
          <table:table-cell table:style-name="ce15" table:formula="oooc:=[.G7]/[.E7]" office:value-type="float" office:value="0">
            <text:p>#DIV/0!</text:p>
          </table:table-cell>
          <table:table-cell table:style-name="ce9"/>
          <table:table-cell table:style-name="ce13" table:formula="oooc:=[.J7]/[.$D7]*1000" office:value-type="float" office:value="0">
            <text:p>0</text:p>
          </table:table-cell>
          <table:table-cell table:style-name="ce16" table:formula="oooc:=[.J7]/[.G7]" office:value-type="float" office:value="0">
            <text:p>#DIV/0!</text:p>
          </table:table-cell>
          <table:table-cell table:style-name="ce9"/>
          <table:table-cell table:style-name="ce7" table:formula="oooc:=[.M7]/[.$D7]*1000" office:value-type="float" office:value="0">
            <text:p>0.00</text:p>
          </table:table-cell>
          <table:table-cell table:style-name="ce16" table:formula="oooc:=[.M7]/[.J7]" office:value-type="float" office:value="0">
            <text:p>#DIV/0!</text:p>
          </table:table-cell>
          <table:table-cell table:style-name="ce9"/>
          <table:table-cell table:style-name="ce7" table:formula="oooc:=[.P7]/[.$D7]*1000" office:value-type="float" office:value="0">
            <text:p>0.00</text:p>
          </table:table-cell>
          <table:table-cell table:style-name="ce16" table:formula="oooc:=[.P7]/[.M7]" office:value-type="float" office:value="0">
            <text:p>#DIV/0!</text:p>
          </table:table-cell>
          <table:table-cell table:style-name="ce9"/>
          <table:table-cell table:style-name="ce7" table:formula="oooc:=[.S7]/[.$D7]*1000" office:value-type="float" office:value="0">
            <text:p>0.00</text:p>
          </table:table-cell>
          <table:table-cell table:style-name="ce16" table:formula="oooc:=[.S7]/[.P7]" office:value-type="float" office:value="0">
            <text:p>#DIV/0!</text:p>
          </table:table-cell>
          <table:table-cell table:style-name="ce9"/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#DIV/0!</text:p>
          </table:table-cell>
          <table:table-cell table:style-name="ce9"/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/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3">
            <text:p>135523</text:p>
          </table:table-cell>
          <table:table-cell table:style-name="ce5" office:value-type="float" office:value="339.33">
            <text:p>339.33</text:p>
          </table:table-cell>
          <table:table-cell table:style-name="ce5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9"/>
          <table:table-cell table:style-name="ce11" table:formula="oooc:=[.E8]/[.D8]" office:value-type="float" office:value="0">
            <text:p>0</text:p>
          </table:table-cell>
          <table:table-cell table:style-name="ce9"/>
          <table:table-cell table:style-name="ce13" table:formula="oooc:=[.G8]/[.$D8]*1000" office:value-type="float" office:value="0">
            <text:p>0</text:p>
          </table:table-cell>
          <table:table-cell table:style-name="ce15" table:formula="oooc:=[.G8]/[.E8]" office:value-type="float" office:value="0">
            <text:p>#DIV/0!</text:p>
          </table:table-cell>
          <table:table-cell table:style-name="ce9"/>
          <table:table-cell table:style-name="ce13" table:formula="oooc:=[.J8]/[.$D8]*1000" office:value-type="float" office:value="0">
            <text:p>0</text:p>
          </table:table-cell>
          <table:table-cell table:style-name="ce16" table:formula="oooc:=[.J8]/[.G8]" office:value-type="float" office:value="0">
            <text:p>#DIV/0!</text:p>
          </table:table-cell>
          <table:table-cell table:style-name="ce9"/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#DIV/0!</text:p>
          </table:table-cell>
          <table:table-cell table:style-name="ce9"/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/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/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/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/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5">
            <text:p>135525</text:p>
          </table:table-cell>
          <table:table-cell table:style-name="ce5" office:value-type="float" office:value="698.76">
            <text:p>698.76</text:p>
          </table:table-cell>
          <table:table-cell table:style-name="ce5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9"/>
          <table:table-cell table:style-name="ce11" table:formula="oooc:=[.E9]/[.D9]" office:value-type="float" office:value="0">
            <text:p>0</text:p>
          </table:table-cell>
          <table:table-cell table:style-name="ce9"/>
          <table:table-cell table:style-name="ce13" table:formula="oooc:=[.G9]/[.$D9]*1000" office:value-type="float" office:value="0">
            <text:p>0</text:p>
          </table:table-cell>
          <table:table-cell table:style-name="ce15" table:formula="oooc:=[.G9]/[.E9]" office:value-type="float" office:value="0">
            <text:p>#DIV/0!</text:p>
          </table:table-cell>
          <table:table-cell table:style-name="ce9"/>
          <table:table-cell table:style-name="ce13" table:formula="oooc:=[.J9]/[.$D9]*1000" office:value-type="float" office:value="0">
            <text:p>0</text:p>
          </table:table-cell>
          <table:table-cell table:style-name="ce16" table:formula="oooc:=[.J9]/[.G9]" office:value-type="float" office:value="0">
            <text:p>#DIV/0!</text:p>
          </table:table-cell>
          <table:table-cell table:style-name="ce9"/>
          <table:table-cell table:style-name="ce7" table:formula="oooc:=[.M9]/[.$D9]*1000" office:value-type="float" office:value="0">
            <text:p>0.00</text:p>
          </table:table-cell>
          <table:table-cell table:style-name="ce16" table:formula="oooc:=[.M9]/[.J9]" office:value-type="float" office:value="0">
            <text:p>#DIV/0!</text:p>
          </table:table-cell>
          <table:table-cell table:style-name="ce9"/>
          <table:table-cell table:style-name="ce7" table:formula="oooc:=[.P9]/[.$D9]*1000" office:value-type="float" office:value="0">
            <text:p>0.00</text:p>
          </table:table-cell>
          <table:table-cell table:style-name="ce16" table:formula="oooc:=[.P9]/[.M9]" office:value-type="float" office:value="0">
            <text:p>#DIV/0!</text:p>
          </table:table-cell>
          <table:table-cell table:style-name="ce9"/>
          <table:table-cell table:style-name="ce7" table:formula="oooc:=[.S9]/[.$D9]*1000" office:value-type="float" office:value="0">
            <text:p>0.00</text:p>
          </table:table-cell>
          <table:table-cell table:style-name="ce16" table:formula="oooc:=[.S9]/[.P9]" office:value-type="float" office:value="0">
            <text:p>#DIV/0!</text:p>
          </table:table-cell>
          <table:table-cell table:style-name="ce9"/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#DIV/0!</text:p>
          </table:table-cell>
          <table:table-cell table:style-name="ce9"/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/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8">
            <text:p>135528</text:p>
          </table:table-cell>
          <table:table-cell table:style-name="ce5" office:value-type="float" office:value="2024.23">
            <text:p>2024.23</text:p>
          </table:table-cell>
          <table:table-cell table:style-name="ce5" office:value-type="float" office:value="2076.89">
            <text:p>2076.89</text:p>
          </table:table-cell>
          <table:table-cell table:style-name="ce7" table:formula="oooc:=([.B10]+[.C10])/2" office:value-type="float" office:value="2050.56">
            <text:p>2050.56</text:p>
          </table:table-cell>
          <table:table-cell table:style-name="ce9"/>
          <table:table-cell table:style-name="ce11" table:formula="oooc:=[.E10]/[.D10]" office:value-type="float" office:value="0">
            <text:p>0</text:p>
          </table:table-cell>
          <table:table-cell table:style-name="ce9"/>
          <table:table-cell table:style-name="ce13" table:formula="oooc:=[.G10]/[.$D10]*1000" office:value-type="float" office:value="0">
            <text:p>0</text:p>
          </table:table-cell>
          <table:table-cell table:style-name="ce15" table:formula="oooc:=[.G10]/[.E10]" office:value-type="float" office:value="0">
            <text:p>#DIV/0!</text:p>
          </table:table-cell>
          <table:table-cell table:style-name="ce9"/>
          <table:table-cell table:style-name="ce13" table:formula="oooc:=[.J10]/[.$D10]*1000" office:value-type="float" office:value="0">
            <text:p>0</text:p>
          </table:table-cell>
          <table:table-cell table:style-name="ce16" table:formula="oooc:=[.J10]/[.G10]" office:value-type="float" office:value="0">
            <text:p>#DIV/0!</text:p>
          </table:table-cell>
          <table:table-cell table:style-name="ce9"/>
          <table:table-cell table:style-name="ce7" table:formula="oooc:=[.M10]/[.$D10]*1000" office:value-type="float" office:value="0">
            <text:p>0.00</text:p>
          </table:table-cell>
          <table:table-cell table:style-name="ce16" table:formula="oooc:=[.M10]/[.J10]" office:value-type="float" office:value="0">
            <text:p>#DIV/0!</text:p>
          </table:table-cell>
          <table:table-cell table:style-name="ce9"/>
          <table:table-cell table:style-name="ce7" table:formula="oooc:=[.P10]/[.$D10]*1000" office:value-type="float" office:value="0">
            <text:p>0.00</text:p>
          </table:table-cell>
          <table:table-cell table:style-name="ce16" table:formula="oooc:=[.P10]/[.M10]" office:value-type="float" office:value="0">
            <text:p>#DIV/0!</text:p>
          </table:table-cell>
          <table:table-cell table:style-name="ce9"/>
          <table:table-cell table:style-name="ce7" table:formula="oooc:=[.S10]/[.$D10]*1000" office:value-type="float" office:value="0">
            <text:p>0.00</text:p>
          </table:table-cell>
          <table:table-cell table:style-name="ce16" table:formula="oooc:=[.S10]/[.P10]" office:value-type="float" office:value="0">
            <text:p>#DIV/0!</text:p>
          </table:table-cell>
          <table:table-cell table:style-name="ce9"/>
          <table:table-cell table:style-name="ce7" table:formula="oooc:=[.V10]/[.$D10]*1000" office:value-type="float" office:value="0">
            <text:p>0.00</text:p>
          </table:table-cell>
          <table:table-cell table:style-name="ce16" table:formula="oooc:=[.V10]/[.S10]" office:value-type="float" office:value="0">
            <text:p>#DIV/0!</text:p>
          </table:table-cell>
          <table:table-cell table:style-name="ce9"/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#DIV/0!</text:p>
          </table:table-cell>
          <table:table-cell table:style-name="ce9"/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4">
            <text:p>135534</text:p>
          </table:table-cell>
          <table:table-cell table:style-name="ce5" office:value-type="float" office:value="102.19">
            <text:p>102.19</text:p>
          </table:table-cell>
          <table:table-cell table:style-name="ce5" office:value-type="float" office:value="103.69">
            <text:p>103.69</text:p>
          </table:table-cell>
          <table:table-cell table:style-name="ce7" table:formula="oooc:=([.B11]+[.C11])/2" office:value-type="float" office:value="102.94">
            <text:p>102.94</text:p>
          </table:table-cell>
          <table:table-cell table:style-name="ce9"/>
          <table:table-cell table:style-name="ce11" table:formula="oooc:=[.E11]/[.D11]" office:value-type="float" office:value="0">
            <text:p>0</text:p>
          </table:table-cell>
          <table:table-cell table:style-name="ce9"/>
          <table:table-cell table:style-name="ce13" table:formula="oooc:=[.G11]/[.$D11]*1000" office:value-type="float" office:value="0">
            <text:p>0</text:p>
          </table:table-cell>
          <table:table-cell table:style-name="ce15" table:formula="oooc:=[.G11]/[.E11]" office:value-type="float" office:value="0">
            <text:p>#DIV/0!</text:p>
          </table:table-cell>
          <table:table-cell table:style-name="ce9"/>
          <table:table-cell table:style-name="ce13" table:formula="oooc:=[.J11]/[.$D11]*1000" office:value-type="float" office:value="0">
            <text:p>0</text:p>
          </table:table-cell>
          <table:table-cell table:style-name="ce16" table:formula="oooc:=[.J11]/[.G11]" office:value-type="float" office:value="0">
            <text:p>#DIV/0!</text:p>
          </table:table-cell>
          <table:table-cell table:style-name="ce9"/>
          <table:table-cell table:style-name="ce7" table:formula="oooc:=[.M11]/[.$D11]*1000" office:value-type="float" office:value="0">
            <text:p>0.00</text:p>
          </table:table-cell>
          <table:table-cell table:style-name="ce16" table:formula="oooc:=[.M11]/[.J11]" office:value-type="float" office:value="0">
            <text:p>#DIV/0!</text:p>
          </table:table-cell>
          <table:table-cell table:style-name="ce9"/>
          <table:table-cell table:style-name="ce7" table:formula="oooc:=[.P11]/[.$D11]*1000" office:value-type="float" office:value="0">
            <text:p>0.00</text:p>
          </table:table-cell>
          <table:table-cell table:style-name="ce16" table:formula="oooc:=[.P11]/[.M11]" office:value-type="float" office:value="0">
            <text:p>#DIV/0!</text:p>
          </table:table-cell>
          <table:table-cell table:style-name="ce9"/>
          <table:table-cell table:style-name="ce7" table:formula="oooc:=[.S11]/[.$D11]*1000" office:value-type="float" office:value="0">
            <text:p>0.00</text:p>
          </table:table-cell>
          <table:table-cell table:style-name="ce16" table:formula="oooc:=[.S11]/[.P11]" office:value-type="float" office:value="0">
            <text:p>#DIV/0!</text:p>
          </table:table-cell>
          <table:table-cell table:style-name="ce9"/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#DIV/0!</text:p>
          </table:table-cell>
          <table:table-cell table:style-name="ce9"/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/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5">
            <text:p>135535</text:p>
          </table:table-cell>
          <table:table-cell table:style-name="ce5" office:value-type="float" office:value="288.28">
            <text:p>288.28</text:p>
          </table:table-cell>
          <table:table-cell table:style-name="ce5" office:value-type="float" office:value="297.23">
            <text:p>297.23</text:p>
          </table:table-cell>
          <table:table-cell table:style-name="ce7" table:formula="oooc:=([.B12]+[.C12])/2" office:value-type="float" office:value="292.755">
            <text:p>292.76</text:p>
          </table:table-cell>
          <table:table-cell table:style-name="ce9"/>
          <table:table-cell table:style-name="ce11" table:formula="oooc:=[.E12]/[.D12]" office:value-type="float" office:value="0">
            <text:p>0</text:p>
          </table:table-cell>
          <table:table-cell table:style-name="ce9"/>
          <table:table-cell table:style-name="ce13" table:formula="oooc:=[.G12]/[.$D12]*1000" office:value-type="float" office:value="0">
            <text:p>0</text:p>
          </table:table-cell>
          <table:table-cell table:style-name="ce15" table:formula="oooc:=[.G12]/[.E12]" office:value-type="float" office:value="0">
            <text:p>#DIV/0!</text:p>
          </table:table-cell>
          <table:table-cell table:style-name="ce9"/>
          <table:table-cell table:style-name="ce13" table:formula="oooc:=[.J12]/[.$D12]*1000" office:value-type="float" office:value="0">
            <text:p>0</text:p>
          </table:table-cell>
          <table:table-cell table:style-name="ce16" table:formula="oooc:=[.J12]/[.G12]" office:value-type="float" office:value="0">
            <text:p>#DIV/0!</text:p>
          </table:table-cell>
          <table:table-cell table:style-name="ce9"/>
          <table:table-cell table:style-name="ce7" table:formula="oooc:=[.M12]/[.$D12]*1000" office:value-type="float" office:value="0">
            <text:p>0.00</text:p>
          </table:table-cell>
          <table:table-cell table:style-name="ce16" table:formula="oooc:=[.M12]/[.J12]" office:value-type="float" office:value="0">
            <text:p>#DIV/0!</text:p>
          </table:table-cell>
          <table:table-cell table:style-name="ce9"/>
          <table:table-cell table:style-name="ce7" table:formula="oooc:=[.P12]/[.$D12]*1000" office:value-type="float" office:value="0">
            <text:p>0.00</text:p>
          </table:table-cell>
          <table:table-cell table:style-name="ce16" table:formula="oooc:=[.P12]/[.M12]" office:value-type="float" office:value="0">
            <text:p>#DIV/0!</text:p>
          </table:table-cell>
          <table:table-cell table:style-name="ce9"/>
          <table:table-cell table:style-name="ce7" table:formula="oooc:=[.S12]/[.$D12]*1000" office:value-type="float" office:value="0">
            <text:p>0.00</text:p>
          </table:table-cell>
          <table:table-cell table:style-name="ce16" table:formula="oooc:=[.S12]/[.P12]" office:value-type="float" office:value="0">
            <text:p>#DIV/0!</text:p>
          </table:table-cell>
          <table:table-cell table:style-name="ce9"/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#DIV/0!</text:p>
          </table:table-cell>
          <table:table-cell table:style-name="ce9"/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/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75">
            <text:p>135575</text:p>
          </table:table-cell>
          <table:table-cell table:style-name="ce5" office:value-type="float" office:value="1403.11">
            <text:p>1403.11</text:p>
          </table:table-cell>
          <table:table-cell table:style-name="ce5" office:value-type="float" office:value="1421.35">
            <text:p>1421.35</text:p>
          </table:table-cell>
          <table:table-cell table:style-name="ce7" table:formula="oooc:=([.B13]+[.C13])/2" office:value-type="float" office:value="1412.23">
            <text:p>1412.23</text:p>
          </table:table-cell>
          <table:table-cell table:style-name="ce9"/>
          <table:table-cell table:style-name="ce11" table:formula="oooc:=[.E13]/[.D13]" office:value-type="float" office:value="0">
            <text:p>0</text:p>
          </table:table-cell>
          <table:table-cell table:style-name="ce9"/>
          <table:table-cell table:style-name="ce13" table:formula="oooc:=[.G13]/[.$D13]*1000" office:value-type="float" office:value="0">
            <text:p>0</text:p>
          </table:table-cell>
          <table:table-cell table:style-name="ce15" table:formula="oooc:=[.G13]/[.E13]" office:value-type="float" office:value="0">
            <text:p>#DIV/0!</text:p>
          </table:table-cell>
          <table:table-cell table:style-name="ce9"/>
          <table:table-cell table:style-name="ce13" table:formula="oooc:=[.J13]/[.$D13]*1000" office:value-type="float" office:value="0">
            <text:p>0</text:p>
          </table:table-cell>
          <table:table-cell table:style-name="ce16" table:formula="oooc:=[.J13]/[.G13]" office:value-type="float" office:value="0">
            <text:p>#DIV/0!</text:p>
          </table:table-cell>
          <table:table-cell table:style-name="ce9"/>
          <table:table-cell table:style-name="ce7" table:formula="oooc:=[.M13]/[.$D13]*1000" office:value-type="float" office:value="0">
            <text:p>0.00</text:p>
          </table:table-cell>
          <table:table-cell table:style-name="ce16" table:formula="oooc:=[.M13]/[.J13]" office:value-type="float" office:value="0">
            <text:p>#DIV/0!</text:p>
          </table:table-cell>
          <table:table-cell table:style-name="ce9"/>
          <table:table-cell table:style-name="ce7" table:formula="oooc:=[.P13]/[.$D13]*1000" office:value-type="float" office:value="0">
            <text:p>0.00</text:p>
          </table:table-cell>
          <table:table-cell table:style-name="ce16" table:formula="oooc:=[.P13]/[.M13]" office:value-type="float" office:value="0">
            <text:p>#DIV/0!</text:p>
          </table:table-cell>
          <table:table-cell table:style-name="ce9"/>
          <table:table-cell table:style-name="ce7" table:formula="oooc:=[.S13]/[.$D13]*1000" office:value-type="float" office:value="0">
            <text:p>0.00</text:p>
          </table:table-cell>
          <table:table-cell table:style-name="ce16" table:formula="oooc:=[.S13]/[.P13]" office:value-type="float" office:value="0">
            <text:p>#DIV/0!</text:p>
          </table:table-cell>
          <table:table-cell table:style-name="ce9"/>
          <table:table-cell table:style-name="ce7" table:formula="oooc:=[.V13]/[.$D13]*1000" office:value-type="float" office:value="0">
            <text:p>0.00</text:p>
          </table:table-cell>
          <table:table-cell table:style-name="ce16" table:formula="oooc:=[.V13]/[.S13]" office:value-type="float" office:value="0">
            <text:p>#DIV/0!</text:p>
          </table:table-cell>
          <table:table-cell table:style-name="ce9"/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#DIV/0!</text:p>
          </table:table-cell>
          <table:table-cell table:style-name="ce9"/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735">
            <text:p>135735</text:p>
          </table:table-cell>
          <table:table-cell table:style-name="ce5" office:value-type="float" office:value="271.75">
            <text:p>271.75</text:p>
          </table:table-cell>
          <table:table-cell table:style-name="ce5" office:value-type="float" office:value="274.63">
            <text:p>274.63</text:p>
          </table:table-cell>
          <table:table-cell table:style-name="ce7" table:formula="oooc:=([.B14]+[.C14])/2" office:value-type="float" office:value="273.19">
            <text:p>273.19</text:p>
          </table:table-cell>
          <table:table-cell table:style-name="ce9"/>
          <table:table-cell table:style-name="ce11" table:formula="oooc:=[.E14]/[.D14]" office:value-type="float" office:value="0">
            <text:p>0</text:p>
          </table:table-cell>
          <table:table-cell table:style-name="ce9"/>
          <table:table-cell table:style-name="ce13" table:formula="oooc:=[.G14]/[.$D14]*1000" office:value-type="float" office:value="0">
            <text:p>0</text:p>
          </table:table-cell>
          <table:table-cell table:style-name="ce15" table:formula="oooc:=[.G14]/[.E14]" office:value-type="float" office:value="0">
            <text:p>#DIV/0!</text:p>
          </table:table-cell>
          <table:table-cell table:style-name="ce9"/>
          <table:table-cell table:style-name="ce13" table:formula="oooc:=[.J14]/[.$D14]*1000" office:value-type="float" office:value="0">
            <text:p>0</text:p>
          </table:table-cell>
          <table:table-cell table:style-name="ce16" table:formula="oooc:=[.J14]/[.G14]" office:value-type="float" office:value="0">
            <text:p>#DIV/0!</text:p>
          </table:table-cell>
          <table:table-cell table:style-name="ce9"/>
          <table:table-cell table:style-name="ce7" table:formula="oooc:=[.M14]/[.$D14]*1000" office:value-type="float" office:value="0">
            <text:p>0.00</text:p>
          </table:table-cell>
          <table:table-cell table:style-name="ce16" table:formula="oooc:=[.M14]/[.J14]" office:value-type="float" office:value="0">
            <text:p>#DIV/0!</text:p>
          </table:table-cell>
          <table:table-cell table:style-name="ce9"/>
          <table:table-cell table:style-name="ce7" table:formula="oooc:=[.P14]/[.$D14]*1000" office:value-type="float" office:value="0">
            <text:p>0.00</text:p>
          </table:table-cell>
          <table:table-cell table:style-name="ce16" table:formula="oooc:=[.P14]/[.M14]" office:value-type="float" office:value="0">
            <text:p>#DIV/0!</text:p>
          </table:table-cell>
          <table:table-cell table:style-name="ce9"/>
          <table:table-cell table:style-name="ce7" table:formula="oooc:=[.S14]/[.$D14]*1000" office:value-type="float" office:value="0">
            <text:p>0.00</text:p>
          </table:table-cell>
          <table:table-cell table:style-name="ce16" table:formula="oooc:=[.S14]/[.P14]" office:value-type="float" office:value="0">
            <text:p>#DIV/0!</text:p>
          </table:table-cell>
          <table:table-cell table:style-name="ce9"/>
          <table:table-cell table:style-name="ce7" table:formula="oooc:=[.V14]/[.$D14]*1000" office:value-type="float" office:value="0">
            <text:p>0.00</text:p>
          </table:table-cell>
          <table:table-cell table:style-name="ce16" table:formula="oooc:=[.V14]/[.S14]" office:value-type="float" office:value="0">
            <text:p>#DIV/0!</text:p>
          </table:table-cell>
          <table:table-cell table:style-name="ce9"/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#DIV/0!</text:p>
          </table:table-cell>
          <table:table-cell table:style-name="ce9"/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3">
            <text:p>136033</text:p>
          </table:table-cell>
          <table:table-cell table:style-name="ce5" office:value-type="float" office:value="836.95">
            <text:p>836.95</text:p>
          </table:table-cell>
          <table:table-cell table:style-name="ce5" office:value-type="float" office:value="850.22">
            <text:p>850.22</text:p>
          </table:table-cell>
          <table:table-cell table:style-name="ce7" table:formula="oooc:=([.B15]+[.C15])/2" office:value-type="float" office:value="843.585">
            <text:p>843.59</text:p>
          </table:table-cell>
          <table:table-cell table:style-name="ce9"/>
          <table:table-cell table:style-name="ce11" table:formula="oooc:=[.E15]/[.D15]" office:value-type="float" office:value="0">
            <text:p>0</text:p>
          </table:table-cell>
          <table:table-cell table:style-name="ce9"/>
          <table:table-cell table:style-name="ce13" table:formula="oooc:=[.G15]/[.$D15]*1000" office:value-type="float" office:value="0">
            <text:p>0</text:p>
          </table:table-cell>
          <table:table-cell table:style-name="ce15" table:formula="oooc:=[.G15]/[.E15]" office:value-type="float" office:value="0">
            <text:p>#DIV/0!</text:p>
          </table:table-cell>
          <table:table-cell table:style-name="ce9"/>
          <table:table-cell table:style-name="ce13" table:formula="oooc:=[.J15]/[.$D15]*1000" office:value-type="float" office:value="0">
            <text:p>0</text:p>
          </table:table-cell>
          <table:table-cell table:style-name="ce16" table:formula="oooc:=[.J15]/[.G15]" office:value-type="float" office:value="0">
            <text:p>#DIV/0!</text:p>
          </table:table-cell>
          <table:table-cell table:style-name="ce9"/>
          <table:table-cell table:style-name="ce7" table:formula="oooc:=[.M15]/[.$D15]*1000" office:value-type="float" office:value="0">
            <text:p>0.00</text:p>
          </table:table-cell>
          <table:table-cell table:style-name="ce16" table:formula="oooc:=[.M15]/[.J15]" office:value-type="float" office:value="0">
            <text:p>#DIV/0!</text:p>
          </table:table-cell>
          <table:table-cell table:style-name="ce9"/>
          <table:table-cell table:style-name="ce7" table:formula="oooc:=[.P15]/[.$D15]*1000" office:value-type="float" office:value="0">
            <text:p>0.00</text:p>
          </table:table-cell>
          <table:table-cell table:style-name="ce16" table:formula="oooc:=[.P15]/[.M15]" office:value-type="float" office:value="0">
            <text:p>#DIV/0!</text:p>
          </table:table-cell>
          <table:table-cell table:style-name="ce9"/>
          <table:table-cell table:style-name="ce7" table:formula="oooc:=[.S15]/[.$D15]*1000" office:value-type="float" office:value="0">
            <text:p>0.00</text:p>
          </table:table-cell>
          <table:table-cell table:style-name="ce16" table:formula="oooc:=[.S15]/[.P15]" office:value-type="float" office:value="0">
            <text:p>#DIV/0!</text:p>
          </table:table-cell>
          <table:table-cell table:style-name="ce9"/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#DIV/0!</text:p>
          </table:table-cell>
          <table:table-cell table:style-name="ce9"/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/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5">
            <text:p>136035</text:p>
          </table:table-cell>
          <table:table-cell table:style-name="ce5" office:value-type="float" office:value="171.12">
            <text:p>171.12</text:p>
          </table:table-cell>
          <table:table-cell table:style-name="ce5" office:value-type="float" office:value="175.85">
            <text:p>175.85</text:p>
          </table:table-cell>
          <table:table-cell table:style-name="ce7" table:formula="oooc:=([.B16]+[.C16])/2" office:value-type="float" office:value="173.485">
            <text:p>173.49</text:p>
          </table:table-cell>
          <table:table-cell table:style-name="ce9"/>
          <table:table-cell table:style-name="ce11" table:formula="oooc:=[.E16]/[.D16]" office:value-type="float" office:value="0">
            <text:p>0</text:p>
          </table:table-cell>
          <table:table-cell table:style-name="ce9"/>
          <table:table-cell table:style-name="ce13" table:formula="oooc:=[.G16]/[.$D16]*1000" office:value-type="float" office:value="0">
            <text:p>0</text:p>
          </table:table-cell>
          <table:table-cell table:style-name="ce15" table:formula="oooc:=[.G16]/[.E16]" office:value-type="float" office:value="0">
            <text:p>#DIV/0!</text:p>
          </table:table-cell>
          <table:table-cell table:style-name="ce9"/>
          <table:table-cell table:style-name="ce13" table:formula="oooc:=[.J16]/[.$D16]*1000" office:value-type="float" office:value="0">
            <text:p>0</text:p>
          </table:table-cell>
          <table:table-cell table:style-name="ce16" table:formula="oooc:=[.J16]/[.G16]" office:value-type="float" office:value="0">
            <text:p>#DIV/0!</text:p>
          </table:table-cell>
          <table:table-cell table:style-name="ce9"/>
          <table:table-cell table:style-name="ce7" table:formula="oooc:=[.M16]/[.$D16]*1000" office:value-type="float" office:value="0">
            <text:p>0.00</text:p>
          </table:table-cell>
          <table:table-cell table:style-name="ce16" table:formula="oooc:=[.M16]/[.J16]" office:value-type="float" office:value="0">
            <text:p>#DIV/0!</text:p>
          </table:table-cell>
          <table:table-cell table:style-name="ce9"/>
          <table:table-cell table:style-name="ce7" table:formula="oooc:=[.P16]/[.$D16]*1000" office:value-type="float" office:value="0">
            <text:p>0.00</text:p>
          </table:table-cell>
          <table:table-cell table:style-name="ce16" table:formula="oooc:=[.P16]/[.M16]" office:value-type="float" office:value="0">
            <text:p>#DIV/0!</text:p>
          </table:table-cell>
          <table:table-cell table:style-name="ce9"/>
          <table:table-cell table:style-name="ce7" table:formula="oooc:=[.S16]/[.$D16]*1000" office:value-type="float" office:value="0">
            <text:p>0.00</text:p>
          </table:table-cell>
          <table:table-cell table:style-name="ce16" table:formula="oooc:=[.S16]/[.P16]" office:value-type="float" office:value="0">
            <text:p>#DIV/0!</text:p>
          </table:table-cell>
          <table:table-cell table:style-name="ce9"/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#DIV/0!</text:p>
          </table:table-cell>
          <table:table-cell table:style-name="ce9"/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/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66">
            <text:p>136066</text:p>
          </table:table-cell>
          <table:table-cell table:style-name="ce5" office:value-type="float" office:value="1052.71">
            <text:p>1052.71</text:p>
          </table:table-cell>
          <table:table-cell table:style-name="ce5" office:value-type="float" office:value="1062.21">
            <text:p>1062.21</text:p>
          </table:table-cell>
          <table:table-cell table:style-name="ce7" table:formula="oooc:=([.B17]+[.C17])/2" office:value-type="float" office:value="1057.46">
            <text:p>1057.46</text:p>
          </table:table-cell>
          <table:table-cell table:style-name="ce9"/>
          <table:table-cell table:style-name="ce11" table:formula="oooc:=[.E17]/[.D17]" office:value-type="float" office:value="0">
            <text:p>0</text:p>
          </table:table-cell>
          <table:table-cell table:style-name="ce9"/>
          <table:table-cell table:style-name="ce13" table:formula="oooc:=[.G17]/[.$D17]*1000" office:value-type="float" office:value="0">
            <text:p>0</text:p>
          </table:table-cell>
          <table:table-cell table:style-name="ce15" table:formula="oooc:=[.G17]/[.E17]" office:value-type="float" office:value="0">
            <text:p>#DIV/0!</text:p>
          </table:table-cell>
          <table:table-cell table:style-name="ce9"/>
          <table:table-cell table:style-name="ce13" table:formula="oooc:=[.J17]/[.$D17]*1000" office:value-type="float" office:value="0">
            <text:p>0</text:p>
          </table:table-cell>
          <table:table-cell table:style-name="ce16" table:formula="oooc:=[.J17]/[.G17]" office:value-type="float" office:value="0">
            <text:p>#DIV/0!</text:p>
          </table:table-cell>
          <table:table-cell table:style-name="ce9"/>
          <table:table-cell table:style-name="ce7" table:formula="oooc:=[.M17]/[.$D17]*1000" office:value-type="float" office:value="0">
            <text:p>0.00</text:p>
          </table:table-cell>
          <table:table-cell table:style-name="ce16" table:formula="oooc:=[.M17]/[.J17]" office:value-type="float" office:value="0">
            <text:p>#DIV/0!</text:p>
          </table:table-cell>
          <table:table-cell table:style-name="ce9"/>
          <table:table-cell table:style-name="ce7" table:formula="oooc:=[.P17]/[.$D17]*1000" office:value-type="float" office:value="0">
            <text:p>0.00</text:p>
          </table:table-cell>
          <table:table-cell table:style-name="ce16" table:formula="oooc:=[.P17]/[.M17]" office:value-type="float" office:value="0">
            <text:p>#DIV/0!</text:p>
          </table:table-cell>
          <table:table-cell table:style-name="ce9"/>
          <table:table-cell table:style-name="ce7" table:formula="oooc:=[.S17]/[.$D17]*1000" office:value-type="float" office:value="0">
            <text:p>0.00</text:p>
          </table:table-cell>
          <table:table-cell table:style-name="ce16" table:formula="oooc:=[.S17]/[.P17]" office:value-type="float" office:value="0">
            <text:p>#DIV/0!</text:p>
          </table:table-cell>
          <table:table-cell table:style-name="ce9"/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#DIV/0!</text:p>
          </table:table-cell>
          <table:table-cell table:style-name="ce9"/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/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0">
            <text:p>136080</text:p>
          </table:table-cell>
          <table:table-cell table:style-name="ce5" office:value-type="float" office:value="96.14">
            <text:p>96.14</text:p>
          </table:table-cell>
          <table:table-cell table:style-name="ce5" office:value-type="float" office:value="14.67">
            <text:p>14.67</text:p>
          </table:table-cell>
          <table:table-cell table:style-name="ce7" table:formula="oooc:=([.B18]+[.C18])/2" office:value-type="float" office:value="55.405">
            <text:p>55.41</text:p>
          </table:table-cell>
          <table:table-cell table:style-name="ce9"/>
          <table:table-cell table:style-name="ce11" table:formula="oooc:=[.E18]/[.D18]" office:value-type="float" office:value="0">
            <text:p>0</text:p>
          </table:table-cell>
          <table:table-cell table:style-name="ce9"/>
          <table:table-cell table:style-name="ce13" table:formula="oooc:=[.G18]/[.$D18]*1000" office:value-type="float" office:value="0">
            <text:p>0</text:p>
          </table:table-cell>
          <table:table-cell table:style-name="ce15" table:formula="oooc:=[.G18]/[.E18]" office:value-type="float" office:value="0">
            <text:p>#DIV/0!</text:p>
          </table:table-cell>
          <table:table-cell table:style-name="ce9"/>
          <table:table-cell table:style-name="ce13" table:formula="oooc:=[.J18]/[.$D18]*1000" office:value-type="float" office:value="0">
            <text:p>0</text:p>
          </table:table-cell>
          <table:table-cell table:style-name="ce16" table:formula="oooc:=[.J18]/[.G18]" office:value-type="float" office:value="0">
            <text:p>#DIV/0!</text:p>
          </table:table-cell>
          <table:table-cell table:style-name="ce9"/>
          <table:table-cell table:style-name="ce7" table:formula="oooc:=[.M18]/[.$D18]*1000" office:value-type="float" office:value="0">
            <text:p>0.00</text:p>
          </table:table-cell>
          <table:table-cell table:style-name="ce16" table:formula="oooc:=[.M18]/[.J18]" office:value-type="float" office:value="0">
            <text:p>#DIV/0!</text:p>
          </table:table-cell>
          <table:table-cell table:style-name="ce9"/>
          <table:table-cell table:style-name="ce7" table:formula="oooc:=[.P18]/[.$D18]*1000" office:value-type="float" office:value="0">
            <text:p>0.00</text:p>
          </table:table-cell>
          <table:table-cell table:style-name="ce16" table:formula="oooc:=[.P18]/[.M18]" office:value-type="float" office:value="0">
            <text:p>#DIV/0!</text:p>
          </table:table-cell>
          <table:table-cell table:style-name="ce9"/>
          <table:table-cell table:style-name="ce7" table:formula="oooc:=[.S18]/[.$D18]*1000" office:value-type="float" office:value="0">
            <text:p>0.00</text:p>
          </table:table-cell>
          <table:table-cell table:style-name="ce16" table:formula="oooc:=[.S18]/[.P18]" office:value-type="float" office:value="0">
            <text:p>#DIV/0!</text:p>
          </table:table-cell>
          <table:table-cell table:style-name="ce9"/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#DIV/0!</text:p>
          </table:table-cell>
          <table:table-cell table:style-name="ce9"/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/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2">
            <text:p>136082</text:p>
          </table:table-cell>
          <table:table-cell table:style-name="ce5" office:value-type="float" office:value="716.5">
            <text:p>716.50</text:p>
          </table:table-cell>
          <table:table-cell table:style-name="ce5" office:value-type="float" office:value="736.95">
            <text:p>736.95</text:p>
          </table:table-cell>
          <table:table-cell table:style-name="ce7" table:formula="oooc:=([.B19]+[.C19])/2" office:value-type="float" office:value="726.725">
            <text:p>726.73</text:p>
          </table:table-cell>
          <table:table-cell table:style-name="ce9"/>
          <table:table-cell table:style-name="ce11" table:formula="oooc:=[.E19]/[.D19]" office:value-type="float" office:value="0">
            <text:p>0</text:p>
          </table:table-cell>
          <table:table-cell table:style-name="ce9"/>
          <table:table-cell table:style-name="ce13" table:formula="oooc:=[.G19]/[.$D19]*1000" office:value-type="float" office:value="0">
            <text:p>0</text:p>
          </table:table-cell>
          <table:table-cell table:style-name="ce15" table:formula="oooc:=[.G19]/[.E19]" office:value-type="float" office:value="0">
            <text:p>#DIV/0!</text:p>
          </table:table-cell>
          <table:table-cell table:style-name="ce9"/>
          <table:table-cell table:style-name="ce13" table:formula="oooc:=[.J19]/[.$D19]*1000" office:value-type="float" office:value="0">
            <text:p>0</text:p>
          </table:table-cell>
          <table:table-cell table:style-name="ce16" table:formula="oooc:=[.J19]/[.G19]" office:value-type="float" office:value="0">
            <text:p>#DIV/0!</text:p>
          </table:table-cell>
          <table:table-cell table:style-name="ce9"/>
          <table:table-cell table:style-name="ce7" table:formula="oooc:=[.M19]/[.$D19]*1000" office:value-type="float" office:value="0">
            <text:p>0.00</text:p>
          </table:table-cell>
          <table:table-cell table:style-name="ce16" table:formula="oooc:=[.M19]/[.J19]" office:value-type="float" office:value="0">
            <text:p>#DIV/0!</text:p>
          </table:table-cell>
          <table:table-cell table:style-name="ce9"/>
          <table:table-cell table:style-name="ce7" table:formula="oooc:=[.P19]/[.$D19]*1000" office:value-type="float" office:value="0">
            <text:p>0.00</text:p>
          </table:table-cell>
          <table:table-cell table:style-name="ce16" table:formula="oooc:=[.P19]/[.M19]" office:value-type="float" office:value="0">
            <text:p>#DIV/0!</text:p>
          </table:table-cell>
          <table:table-cell table:style-name="ce9"/>
          <table:table-cell table:style-name="ce7" table:formula="oooc:=[.S19]/[.$D19]*1000" office:value-type="float" office:value="0">
            <text:p>0.00</text:p>
          </table:table-cell>
          <table:table-cell table:style-name="ce16" table:formula="oooc:=[.S19]/[.P19]" office:value-type="float" office:value="0">
            <text:p>#DIV/0!</text:p>
          </table:table-cell>
          <table:table-cell table:style-name="ce9"/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#DIV/0!</text:p>
          </table:table-cell>
          <table:table-cell table:style-name="ce9"/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/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7">
            <text:p>136087</text:p>
          </table:table-cell>
          <table:table-cell table:style-name="ce5" office:value-type="float" office:value="312.82">
            <text:p>312.82</text:p>
          </table:table-cell>
          <table:table-cell table:style-name="ce5" office:value-type="float" office:value="176.25">
            <text:p>176.25</text:p>
          </table:table-cell>
          <table:table-cell table:style-name="ce7" table:formula="oooc:=([.B20]+[.C20])/2" office:value-type="float" office:value="244.535">
            <text:p>244.54</text:p>
          </table:table-cell>
          <table:table-cell table:style-name="ce9"/>
          <table:table-cell table:style-name="ce11" table:formula="oooc:=[.E20]/[.D20]" office:value-type="float" office:value="0">
            <text:p>0</text:p>
          </table:table-cell>
          <table:table-cell table:style-name="ce9"/>
          <table:table-cell table:style-name="ce13" table:formula="oooc:=[.G20]/[.$D20]*1000" office:value-type="float" office:value="0">
            <text:p>0</text:p>
          </table:table-cell>
          <table:table-cell table:style-name="ce15" table:formula="oooc:=[.G20]/[.E20]" office:value-type="float" office:value="0">
            <text:p>#DIV/0!</text:p>
          </table:table-cell>
          <table:table-cell table:style-name="ce9"/>
          <table:table-cell table:style-name="ce13" table:formula="oooc:=[.J20]/[.$D20]*1000" office:value-type="float" office:value="0">
            <text:p>0</text:p>
          </table:table-cell>
          <table:table-cell table:style-name="ce16" table:formula="oooc:=[.J20]/[.G20]" office:value-type="float" office:value="0">
            <text:p>#DIV/0!</text:p>
          </table:table-cell>
          <table:table-cell table:style-name="ce9"/>
          <table:table-cell table:style-name="ce7" table:formula="oooc:=[.M20]/[.$D20]*1000" office:value-type="float" office:value="0">
            <text:p>0.00</text:p>
          </table:table-cell>
          <table:table-cell table:style-name="ce16" table:formula="oooc:=[.M20]/[.J20]" office:value-type="float" office:value="0">
            <text:p>#DIV/0!</text:p>
          </table:table-cell>
          <table:table-cell table:style-name="ce9"/>
          <table:table-cell table:style-name="ce7" table:formula="oooc:=[.P20]/[.$D20]*1000" office:value-type="float" office:value="0">
            <text:p>0.00</text:p>
          </table:table-cell>
          <table:table-cell table:style-name="ce16" table:formula="oooc:=[.P20]/[.M20]" office:value-type="float" office:value="0">
            <text:p>#DIV/0!</text:p>
          </table:table-cell>
          <table:table-cell table:style-name="ce9"/>
          <table:table-cell table:style-name="ce7" table:formula="oooc:=[.S20]/[.$D20]*1000" office:value-type="float" office:value="0">
            <text:p>0.00</text:p>
          </table:table-cell>
          <table:table-cell table:style-name="ce16" table:formula="oooc:=[.S20]/[.P20]" office:value-type="float" office:value="0">
            <text:p>#DIV/0!</text:p>
          </table:table-cell>
          <table:table-cell table:style-name="ce9"/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#DIV/0!</text:p>
          </table:table-cell>
          <table:table-cell table:style-name="ce9"/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/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8">
            <text:p>136088</text:p>
          </table:table-cell>
          <table:table-cell table:style-name="ce5" office:value-type="float" office:value="939.36">
            <text:p>939.36</text:p>
          </table:table-cell>
          <table:table-cell table:style-name="ce5" office:value-type="float" office:value="956.19">
            <text:p>956.19</text:p>
          </table:table-cell>
          <table:table-cell table:style-name="ce7" table:formula="oooc:=([.B21]+[.C21])/2" office:value-type="float" office:value="947.775">
            <text:p>947.78</text:p>
          </table:table-cell>
          <table:table-cell table:style-name="ce9"/>
          <table:table-cell table:style-name="ce11" table:formula="oooc:=[.E21]/[.D21]" office:value-type="float" office:value="0">
            <text:p>0</text:p>
          </table:table-cell>
          <table:table-cell table:style-name="ce9"/>
          <table:table-cell table:style-name="ce13" table:formula="oooc:=[.G21]/[.$D21]*1000" office:value-type="float" office:value="0">
            <text:p>0</text:p>
          </table:table-cell>
          <table:table-cell table:style-name="ce15" table:formula="oooc:=[.G21]/[.E21]" office:value-type="float" office:value="0">
            <text:p>#DIV/0!</text:p>
          </table:table-cell>
          <table:table-cell table:style-name="ce9"/>
          <table:table-cell table:style-name="ce13" table:formula="oooc:=[.J21]/[.$D21]*1000" office:value-type="float" office:value="0">
            <text:p>0</text:p>
          </table:table-cell>
          <table:table-cell table:style-name="ce16" table:formula="oooc:=[.J21]/[.G21]" office:value-type="float" office:value="0">
            <text:p>#DIV/0!</text:p>
          </table:table-cell>
          <table:table-cell table:style-name="ce9"/>
          <table:table-cell table:style-name="ce7" table:formula="oooc:=[.M21]/[.$D21]*1000" office:value-type="float" office:value="0">
            <text:p>0.00</text:p>
          </table:table-cell>
          <table:table-cell table:style-name="ce16" table:formula="oooc:=[.M21]/[.J21]" office:value-type="float" office:value="0">
            <text:p>#DIV/0!</text:p>
          </table:table-cell>
          <table:table-cell table:style-name="ce9"/>
          <table:table-cell table:style-name="ce7" table:formula="oooc:=[.P21]/[.$D21]*1000" office:value-type="float" office:value="0">
            <text:p>0.00</text:p>
          </table:table-cell>
          <table:table-cell table:style-name="ce16" table:formula="oooc:=[.P21]/[.M21]" office:value-type="float" office:value="0">
            <text:p>#DIV/0!</text:p>
          </table:table-cell>
          <table:table-cell table:style-name="ce9"/>
          <table:table-cell table:style-name="ce7" table:formula="oooc:=[.S21]/[.$D21]*1000" office:value-type="float" office:value="0">
            <text:p>0.00</text:p>
          </table:table-cell>
          <table:table-cell table:style-name="ce16" table:formula="oooc:=[.S21]/[.P21]" office:value-type="float" office:value="0">
            <text:p>#DIV/0!</text:p>
          </table:table-cell>
          <table:table-cell table:style-name="ce9"/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#DIV/0!</text:p>
          </table:table-cell>
          <table:table-cell table:style-name="ce9"/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/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7">
            <text:p>136097</text:p>
          </table:table-cell>
          <table:table-cell table:style-name="ce5" office:value-type="float" office:value="368.63">
            <text:p>368.63</text:p>
          </table:table-cell>
          <table:table-cell table:style-name="ce5" office:value-type="float" office:value="376.26">
            <text:p>376.26</text:p>
          </table:table-cell>
          <table:table-cell table:style-name="ce7" table:formula="oooc:=([.B22]+[.C22])/2" office:value-type="float" office:value="372.445">
            <text:p>372.45</text:p>
          </table:table-cell>
          <table:table-cell table:style-name="ce9"/>
          <table:table-cell table:style-name="ce11" table:formula="oooc:=[.E22]/[.D22]" office:value-type="float" office:value="0">
            <text:p>0</text:p>
          </table:table-cell>
          <table:table-cell table:style-name="ce9"/>
          <table:table-cell table:style-name="ce13" table:formula="oooc:=[.G22]/[.$D22]*1000" office:value-type="float" office:value="0">
            <text:p>0</text:p>
          </table:table-cell>
          <table:table-cell table:style-name="ce15" table:formula="oooc:=[.G22]/[.E22]" office:value-type="float" office:value="0">
            <text:p>#DIV/0!</text:p>
          </table:table-cell>
          <table:table-cell table:style-name="ce9"/>
          <table:table-cell table:style-name="ce13" table:formula="oooc:=[.J22]/[.$D22]*1000" office:value-type="float" office:value="0">
            <text:p>0</text:p>
          </table:table-cell>
          <table:table-cell table:style-name="ce16" table:formula="oooc:=[.J22]/[.G22]" office:value-type="float" office:value="0">
            <text:p>#DIV/0!</text:p>
          </table:table-cell>
          <table:table-cell table:style-name="ce9"/>
          <table:table-cell table:style-name="ce7" table:formula="oooc:=[.M22]/[.$D22]*1000" office:value-type="float" office:value="0">
            <text:p>0.00</text:p>
          </table:table-cell>
          <table:table-cell table:style-name="ce16" table:formula="oooc:=[.M22]/[.J22]" office:value-type="float" office:value="0">
            <text:p>#DIV/0!</text:p>
          </table:table-cell>
          <table:table-cell table:style-name="ce9"/>
          <table:table-cell table:style-name="ce7" table:formula="oooc:=[.P22]/[.$D22]*1000" office:value-type="float" office:value="0">
            <text:p>0.00</text:p>
          </table:table-cell>
          <table:table-cell table:style-name="ce16" table:formula="oooc:=[.P22]/[.M22]" office:value-type="float" office:value="0">
            <text:p>#DIV/0!</text:p>
          </table:table-cell>
          <table:table-cell table:style-name="ce9"/>
          <table:table-cell table:style-name="ce7" table:formula="oooc:=[.S22]/[.$D22]*1000" office:value-type="float" office:value="0">
            <text:p>0.00</text:p>
          </table:table-cell>
          <table:table-cell table:style-name="ce16" table:formula="oooc:=[.S22]/[.P22]" office:value-type="float" office:value="0">
            <text:p>#DIV/0!</text:p>
          </table:table-cell>
          <table:table-cell table:style-name="ce9"/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#DIV/0!</text:p>
          </table:table-cell>
          <table:table-cell table:style-name="ce9"/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/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8">
            <text:p>136098</text:p>
          </table:table-cell>
          <table:table-cell table:style-name="ce5" office:value-type="float" office:value="55.92">
            <text:p>55.92</text:p>
          </table:table-cell>
          <table:table-cell table:style-name="ce5" office:value-type="float" office:value="54.21">
            <text:p>54.21</text:p>
          </table:table-cell>
          <table:table-cell table:style-name="ce7" table:formula="oooc:=([.B23]+[.C23])/2" office:value-type="float" office:value="55.065">
            <text:p>55.07</text:p>
          </table:table-cell>
          <table:table-cell table:style-name="ce9"/>
          <table:table-cell table:style-name="ce11" table:formula="oooc:=[.E23]/[.D23]" office:value-type="float" office:value="0">
            <text:p>0</text:p>
          </table:table-cell>
          <table:table-cell table:style-name="ce9"/>
          <table:table-cell table:style-name="ce13" table:formula="oooc:=[.G23]/[.$D23]*1000" office:value-type="float" office:value="0">
            <text:p>0</text:p>
          </table:table-cell>
          <table:table-cell table:style-name="ce15" table:formula="oooc:=[.G23]/[.E23]" office:value-type="float" office:value="0">
            <text:p>#DIV/0!</text:p>
          </table:table-cell>
          <table:table-cell table:style-name="ce9"/>
          <table:table-cell table:style-name="ce13" table:formula="oooc:=[.J23]/[.$D23]*1000" office:value-type="float" office:value="0">
            <text:p>0</text:p>
          </table:table-cell>
          <table:table-cell table:style-name="ce16" table:formula="oooc:=[.J23]/[.G23]" office:value-type="float" office:value="0">
            <text:p>#DIV/0!</text:p>
          </table:table-cell>
          <table:table-cell table:style-name="ce9"/>
          <table:table-cell table:style-name="ce7" table:formula="oooc:=[.M23]/[.$D23]*1000" office:value-type="float" office:value="0">
            <text:p>0.00</text:p>
          </table:table-cell>
          <table:table-cell table:style-name="ce16" table:formula="oooc:=[.M23]/[.J23]" office:value-type="float" office:value="0">
            <text:p>#DIV/0!</text:p>
          </table:table-cell>
          <table:table-cell table:style-name="ce9"/>
          <table:table-cell table:style-name="ce7" table:formula="oooc:=[.P23]/[.$D23]*1000" office:value-type="float" office:value="0">
            <text:p>0.00</text:p>
          </table:table-cell>
          <table:table-cell table:style-name="ce16" table:formula="oooc:=[.P23]/[.M23]" office:value-type="float" office:value="0">
            <text:p>#DIV/0!</text:p>
          </table:table-cell>
          <table:table-cell table:style-name="ce9"/>
          <table:table-cell table:style-name="ce7" table:formula="oooc:=[.S23]/[.$D23]*1000" office:value-type="float" office:value="0">
            <text:p>0.00</text:p>
          </table:table-cell>
          <table:table-cell table:style-name="ce16" table:formula="oooc:=[.S23]/[.P23]" office:value-type="float" office:value="0">
            <text:p>#DIV/0!</text:p>
          </table:table-cell>
          <table:table-cell table:style-name="ce9"/>
          <table:table-cell table:style-name="ce7" table:formula="oooc:=[.V23]/[.$D23]*1000" office:value-type="float" office:value="0">
            <text:p>0.00</text:p>
          </table:table-cell>
          <table:table-cell table:style-name="ce16" table:formula="oooc:=[.V23]/[.S23]" office:value-type="float" office:value="0">
            <text:p>#DIV/0!</text:p>
          </table:table-cell>
          <table:table-cell table:style-name="ce9"/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#DIV/0!</text:p>
          </table:table-cell>
          <table:table-cell table:style-name="ce9"/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00">
            <text:p>136100</text:p>
          </table:table-cell>
          <table:table-cell table:style-name="ce5" office:value-type="float" office:value="3437.34">
            <text:p>3437.34</text:p>
          </table:table-cell>
          <table:table-cell table:style-name="ce5" office:value-type="float" office:value="3517.91">
            <text:p>3517.91</text:p>
          </table:table-cell>
          <table:table-cell table:style-name="ce7" table:formula="oooc:=([.B24]+[.C24])/2" office:value-type="float" office:value="3477.625">
            <text:p>3477.63</text:p>
          </table:table-cell>
          <table:table-cell table:style-name="ce9"/>
          <table:table-cell table:style-name="ce11" table:formula="oooc:=[.E24]/[.D24]" office:value-type="float" office:value="0">
            <text:p>0</text:p>
          </table:table-cell>
          <table:table-cell table:style-name="ce9"/>
          <table:table-cell table:style-name="ce13" table:formula="oooc:=[.G24]/[.$D24]*1000" office:value-type="float" office:value="0">
            <text:p>0</text:p>
          </table:table-cell>
          <table:table-cell table:style-name="ce15" table:formula="oooc:=[.G24]/[.E24]" office:value-type="float" office:value="0">
            <text:p>#DIV/0!</text:p>
          </table:table-cell>
          <table:table-cell table:style-name="ce9"/>
          <table:table-cell table:style-name="ce13" table:formula="oooc:=[.J24]/[.$D24]*1000" office:value-type="float" office:value="0">
            <text:p>0</text:p>
          </table:table-cell>
          <table:table-cell table:style-name="ce16" table:formula="oooc:=[.J24]/[.G24]" office:value-type="float" office:value="0">
            <text:p>#DIV/0!</text:p>
          </table:table-cell>
          <table:table-cell table:style-name="ce9"/>
          <table:table-cell table:style-name="ce7" table:formula="oooc:=[.M24]/[.$D24]*1000" office:value-type="float" office:value="0">
            <text:p>0.00</text:p>
          </table:table-cell>
          <table:table-cell table:style-name="ce16" table:formula="oooc:=[.M24]/[.J24]" office:value-type="float" office:value="0">
            <text:p>#DIV/0!</text:p>
          </table:table-cell>
          <table:table-cell table:style-name="ce9"/>
          <table:table-cell table:style-name="ce7" table:formula="oooc:=[.P24]/[.$D24]*1000" office:value-type="float" office:value="0">
            <text:p>0.00</text:p>
          </table:table-cell>
          <table:table-cell table:style-name="ce16" table:formula="oooc:=[.P24]/[.M24]" office:value-type="float" office:value="0">
            <text:p>#DIV/0!</text:p>
          </table:table-cell>
          <table:table-cell table:style-name="ce9"/>
          <table:table-cell table:style-name="ce7" table:formula="oooc:=[.S24]/[.$D24]*1000" office:value-type="float" office:value="0">
            <text:p>0.00</text:p>
          </table:table-cell>
          <table:table-cell table:style-name="ce16" table:formula="oooc:=[.S24]/[.P24]" office:value-type="float" office:value="0">
            <text:p>#DIV/0!</text:p>
          </table:table-cell>
          <table:table-cell table:style-name="ce9"/>
          <table:table-cell table:style-name="ce7" table:formula="oooc:=[.V24]/[.$D24]*1000" office:value-type="float" office:value="0">
            <text:p>0.00</text:p>
          </table:table-cell>
          <table:table-cell table:style-name="ce16" table:formula="oooc:=[.V24]/[.S24]" office:value-type="float" office:value="0">
            <text:p>#DIV/0!</text:p>
          </table:table-cell>
          <table:table-cell table:style-name="ce9"/>
          <table:table-cell table:style-name="ce7" table:formula="oooc:=[.Y24]/[.$D24]*1000" office:value-type="float" office:value="0">
            <text:p>0.00</text:p>
          </table:table-cell>
          <table:table-cell table:style-name="ce16" table:formula="oooc:=[.Y24]/[.V24]" office:value-type="float" office:value="0">
            <text:p>#DIV/0!</text:p>
          </table:table-cell>
          <table:table-cell table:style-name="ce9"/>
          <table:table-cell table:style-name="ce7" table:formula="oooc:=[.AB24]/[.$D24]*1000" office:value-type="float" office:value="0">
            <text:p>0.00</text:p>
          </table:table-cell>
          <table:table-cell table:style-name="ce16" table:formula="oooc:=[.AB24]/[.Y2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19">
            <text:p>136119</text:p>
          </table:table-cell>
          <table:table-cell table:number-columns-repeated="2" table:style-name="ce5"/>
          <table:table-cell table:style-name="ce7" table:formula="oooc:=([.B25]+[.C25])/2" office:value-type="float" office:value="0">
            <text:p>0.00</text:p>
          </table:table-cell>
          <table:table-cell table:style-name="ce9"/>
          <table:table-cell table:style-name="ce11" table:formula="oooc:=[.E25]/[.D25]" office:value-type="float" office:value="0">
            <text:p>#DIV/0!</text:p>
          </table:table-cell>
          <table:table-cell table:style-name="ce9"/>
          <table:table-cell table:style-name="ce13" table:formula="oooc:=[.G25]/[.$D25]*1000" office:value-type="float" office:value="0">
            <text:p>#DIV/0!</text:p>
          </table:table-cell>
          <table:table-cell table:style-name="ce15" table:formula="oooc:=[.G25]/[.E25]" office:value-type="float" office:value="0">
            <text:p>#DIV/0!</text:p>
          </table:table-cell>
          <table:table-cell table:style-name="ce9"/>
          <table:table-cell table:style-name="ce13" table:formula="oooc:=[.J25]/[.$D25]*1000" office:value-type="float" office:value="0">
            <text:p>#DIV/0!</text:p>
          </table:table-cell>
          <table:table-cell table:style-name="ce16" table:formula="oooc:=[.J25]/[.G25]" office:value-type="float" office:value="0">
            <text:p>#DIV/0!</text:p>
          </table:table-cell>
          <table:table-cell table:style-name="ce9"/>
          <table:table-cell table:style-name="ce7" table:formula="oooc:=[.M25]/[.$D25]*1000" office:value-type="float" office:value="0">
            <text:p>#DIV/0!</text:p>
          </table:table-cell>
          <table:table-cell table:style-name="ce16" table:formula="oooc:=[.M25]/[.J25]" office:value-type="float" office:value="0">
            <text:p>#DIV/0!</text:p>
          </table:table-cell>
          <table:table-cell table:style-name="ce9"/>
          <table:table-cell table:style-name="ce7" table:formula="oooc:=[.P25]/[.$D25]*1000" office:value-type="float" office:value="0">
            <text:p>#DIV/0!</text:p>
          </table:table-cell>
          <table:table-cell table:style-name="ce16" table:formula="oooc:=[.P25]/[.M25]" office:value-type="float" office:value="0">
            <text:p>#DIV/0!</text:p>
          </table:table-cell>
          <table:table-cell table:style-name="ce9"/>
          <table:table-cell table:style-name="ce7" table:formula="oooc:=[.S25]/[.$D25]*1000" office:value-type="float" office:value="0">
            <text:p>#DIV/0!</text:p>
          </table:table-cell>
          <table:table-cell table:style-name="ce16" table:formula="oooc:=[.S25]/[.P25]" office:value-type="float" office:value="0">
            <text:p>#DIV/0!</text:p>
          </table:table-cell>
          <table:table-cell table:style-name="ce9"/>
          <table:table-cell table:style-name="ce7" table:formula="oooc:=[.V25]/[.$D25]*1000" office:value-type="float" office:value="0">
            <text:p>#DIV/0!</text:p>
          </table:table-cell>
          <table:table-cell table:style-name="ce16" table:formula="oooc:=[.V25]/[.S25]" office:value-type="float" office:value="0">
            <text:p>#DIV/0!</text:p>
          </table:table-cell>
          <table:table-cell table:style-name="ce9"/>
          <table:table-cell table:style-name="ce7" table:formula="oooc:=[.Y25]/[.$D25]*1000" office:value-type="float" office:value="0">
            <text:p>#DIV/0!</text:p>
          </table:table-cell>
          <table:table-cell table:style-name="ce16" table:formula="oooc:=[.Y25]/[.V25]" office:value-type="float" office:value="0">
            <text:p>#DIV/0!</text:p>
          </table:table-cell>
          <table:table-cell table:style-name="ce9"/>
          <table:table-cell table:style-name="ce7" table:formula="oooc:=[.AB25]/[.$D25]*1000" office:value-type="float" office:value="0">
            <text:p>#DIV/0!</text:p>
          </table:table-cell>
          <table:table-cell table:style-name="ce16" table:formula="oooc:=[.AB25]/[.Y2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5])" office:value-type="float" office:value="16657.28">
            <text:p>16657.28</text:p>
          </table:table-cell>
          <table:table-cell table:style-name="ce6" table:formula="oooc:=SUM([.C4:.C25])" office:value-type="float" office:value="16709.62">
            <text:p>16709.62</text:p>
          </table:table-cell>
          <table:table-cell table:style-name="ce6" table:formula="oooc:=([.B26]+[.C26])/2" office:value-type="float" office:value="16683.45">
            <text:p>16683.45</text:p>
          </table:table-cell>
          <table:table-cell table:style-name="ce10" table:formula="oooc:=SUM([.E4:.E25])" office:value-type="float" office:value="0">
            <text:p>0</text:p>
          </table:table-cell>
          <table:table-cell table:style-name="ce12" table:formula="oooc:=[.E26]/[.D26]" office:value-type="float" office:value="0">
            <text:p>0</text:p>
          </table:table-cell>
          <table:table-cell table:style-name="ce10" table:formula="oooc:=SUM([.G4:.G25])" office:value-type="float" office:value="0">
            <text:p>0</text:p>
          </table:table-cell>
          <table:table-cell table:style-name="ce14" table:formula="oooc:=[.G26]/[.$D26]*1000" office:value-type="float" office:value="0">
            <text:p>0</text:p>
          </table:table-cell>
          <table:table-cell table:style-name="ce12" table:formula="oooc:=[.G26]/[.E26]" office:value-type="float" office:value="0">
            <text:p>#DIV/0!</text:p>
          </table:table-cell>
          <table:table-cell table:style-name="ce10" table:formula="oooc:=SUM([.J4:.J25])" office:value-type="float" office:value="0">
            <text:p>0</text:p>
          </table:table-cell>
          <table:table-cell table:style-name="ce14" table:formula="oooc:=[.J26]/[.$D26]*1000" office:value-type="float" office:value="0">
            <text:p>0</text:p>
          </table:table-cell>
          <table:table-cell table:style-name="ce17" table:formula="oooc:=[.J26]/[.G26]" office:value-type="float" office:value="0">
            <text:p>#DIV/0!</text:p>
          </table:table-cell>
          <table:table-cell table:style-name="ce10" table:formula="oooc:=SUM([.M4:.M25])" office:value-type="float" office:value="0">
            <text:p>0</text:p>
          </table:table-cell>
          <table:table-cell table:style-name="ce6" table:formula="oooc:=[.M26]/[.$D26]*1000" office:value-type="float" office:value="0">
            <text:p>0.00</text:p>
          </table:table-cell>
          <table:table-cell table:style-name="ce20" table:formula="oooc:=[.M26]/[.J26]" office:value-type="float" office:value="0">
            <text:p>#DIV/0!</text:p>
          </table:table-cell>
          <table:table-cell table:style-name="ce10" table:formula="oooc:=SUM([.P4:.P25])" office:value-type="float" office:value="0">
            <text:p>0</text:p>
          </table:table-cell>
          <table:table-cell table:style-name="ce6" table:formula="oooc:=[.P26]/[.$D26]*1000" office:value-type="float" office:value="0">
            <text:p>0.00</text:p>
          </table:table-cell>
          <table:table-cell table:style-name="ce20" table:formula="oooc:=[.P26]/[.M26]" office:value-type="float" office:value="0">
            <text:p>#DIV/0!</text:p>
          </table:table-cell>
          <table:table-cell table:style-name="ce10" table:formula="oooc:=SUM([.S4:.S25])" office:value-type="float" office:value="0">
            <text:p>0</text:p>
          </table:table-cell>
          <table:table-cell table:style-name="ce6" table:formula="oooc:=[.S26]/[.$D26]*1000" office:value-type="float" office:value="0">
            <text:p>0.00</text:p>
          </table:table-cell>
          <table:table-cell table:style-name="ce20" table:formula="oooc:=[.S26]/[.P26]" office:value-type="float" office:value="0">
            <text:p>#DIV/0!</text:p>
          </table:table-cell>
          <table:table-cell table:style-name="ce10" table:formula="oooc:=SUM([.V4:.V25])" office:value-type="float" office:value="0">
            <text:p>0</text:p>
          </table:table-cell>
          <table:table-cell table:style-name="ce6" table:formula="oooc:=[.V26]/[.$D26]*1000" office:value-type="float" office:value="0">
            <text:p>0.00</text:p>
          </table:table-cell>
          <table:table-cell table:style-name="ce20" table:formula="oooc:=[.V26]/[.S26]" office:value-type="float" office:value="0">
            <text:p>#DIV/0!</text:p>
          </table:table-cell>
          <table:table-cell table:style-name="ce10" table:formula="oooc:=SUM([.Y4:.Y25])" office:value-type="float" office:value="0">
            <text:p>0</text:p>
          </table:table-cell>
          <table:table-cell table:style-name="ce6" table:formula="oooc:=[.Y26]/[.$D26]*1000" office:value-type="float" office:value="0">
            <text:p>0.00</text:p>
          </table:table-cell>
          <table:table-cell table:style-name="ce20" table:formula="oooc:=[.Y26]/[.V26]" office:value-type="float" office:value="0">
            <text:p>#DIV/0!</text:p>
          </table:table-cell>
          <table:table-cell table:style-name="ce10" table:formula="oooc:=SUM([.AB4:.AB25])" office:value-type="float" office:value="0">
            <text:p>0</text:p>
          </table:table-cell>
          <table:table-cell table:style-name="ce6" table:formula="oooc:=[.AB26]/[.$D26]*1000" office:value-type="float" office:value="0">
            <text:p>0.00</text:p>
          </table:table-cell>
          <table:table-cell table:style-name="ce20" table:formula="oooc:=[.AB26]/[.Y26]" office:value-type="float" office:value="0">
            <text:p>#DIV/0!</text:p>
          </table:table-cell>
          <table:table-cell table:style-name="ce21" table:number-columns-repeated="226"/>
        </table:table-row>
        <table:table-row table:style-name="ro1">
          <table:table-cell table:number-columns-repeated="11"/>
          <table:table-cell table:style-name="ce18" table:formula="oooc:=SQRT([.L26]*(1-[.L26])/[.G26])" office:value-type="float" office:value="0">
            <text:p>#DIV/0!</text:p>
          </table:table-cell>
          <table:table-cell table:number-columns-repeated="2"/>
          <table:table-cell table:style-name="ce18" table:formula="oooc:=SQRT([.O26]*(1-[.O26])/[.J26])" office:value-type="float" office:value="0">
            <text:p>#DIV/0!</text:p>
          </table:table-cell>
          <table:table-cell table:number-columns-repeated="2"/>
          <table:table-cell table:style-name="ce18" table:formula="oooc:=SQRT([.R26]*(1-[.R26])/[.M26])" office:value-type="float" office:value="0">
            <text:p>#DIV/0!</text:p>
          </table:table-cell>
          <table:table-cell table:number-columns-repeated="2"/>
          <table:table-cell table:style-name="ce18" table:formula="oooc:=SQRT([.U26]*(1-[.U26])/[.P26])" office:value-type="float" office:value="0">
            <text:p>#DIV/0!</text:p>
          </table:table-cell>
          <table:table-cell table:number-columns-repeated="2"/>
          <table:table-cell table:style-name="ce18" table:formula="oooc:=SQRT([.X26]*(1-[.X26])/[.S26])" office:value-type="float" office:value="0">
            <text:p>#DIV/0!</text:p>
          </table:table-cell>
          <table:table-cell table:number-columns-repeated="2"/>
          <table:table-cell table:style-name="ce18" table:formula="oooc:=SQRT([.AA26]*(1-[.AA26])/[.V26])" office:value-type="float" office:value="0">
            <text:p>#DIV/0!</text:p>
          </table:table-cell>
          <table:table-cell table:number-columns-repeated="2"/>
          <table:table-cell table:style-name="ce18" table:formula="oooc:=SQRT([.AD26]*(1-[.AD26])/[.Y26])" office:value-type="float" office:value="0">
            <text:p>#DIV/0!</text:p>
          </table:table-cell>
          <table:table-cell table:number-columns-repeated="22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11"/>
          <table:table-cell table:style-name="ce19"/>
          <table:table-cell table:number-columns-repeated="244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ght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2" table:formula="oooc:=[Loose.A4]" office:value-type="float" office:value="135149">
            <text:p>135149</text:p>
          </table:table-cell>
          <table:table-cell table:style-name="ce23" table:formula="oooc:=[Loose.B4]" office:value-type="float" office:value="1277.99">
            <text:p>1277.99</text:p>
          </table:table-cell>
          <table:table-cell table:style-name="ce23" table:formula="oooc:=[Loose.C4]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24" table:formula="oooc:=[Loose.E4]" office:value-type="float" office:value="0">
            <text:p>0</text:p>
          </table:table-cell>
          <table:table-cell table:style-name="ce11" table:formula="oooc:=[.E4]/[.D4]" office:value-type="float" office:value="0">
            <text:p>0</text:p>
          </table:table-cell>
          <table:table-cell table:style-name="ce24" table:formula="oooc:=[Loose.G4]" office:value-type="float" office:value="0">
            <text:p>0</text:p>
          </table:table-cell>
          <table:table-cell table:style-name="ce13" table:formula="oooc:=[.G4]/[.$D4]*1000" office:value-type="float" office:value="0">
            <text:p>0</text:p>
          </table:table-cell>
          <table:table-cell table:style-name="ce15" table:formula="oooc:=[.G4]/[.E4]" office:value-type="float" office:value="0">
            <text:p>#DIV/0!</text:p>
          </table:table-cell>
          <table:table-cell table:style-name="ce24" table:formula="oooc:=[Loose.J4]" office:value-type="float" office:value="0">
            <text:p>0</text:p>
          </table:table-cell>
          <table:table-cell table:style-name="ce13" table:formula="oooc:=[.J4]/[.$D4]*1000" office:value-type="float" office:value="0">
            <text:p>0</text:p>
          </table:table-cell>
          <table:table-cell table:style-name="ce16" table:formula="oooc:=[.J4]/[.G4]" office:value-type="float" office:value="0">
            <text:p>#DIV/0!</text:p>
          </table:table-cell>
          <table:table-cell table:style-name="ce9"/>
          <table:table-cell table:style-name="ce7" table:formula="oooc:=[.M4]/[.$D4]*1000" office:value-type="float" office:value="0">
            <text:p>0.00</text:p>
          </table:table-cell>
          <table:table-cell table:style-name="ce16" table:formula="oooc:=[.M4]/[.J4]" office:value-type="float" office:value="0">
            <text:p>#DIV/0!</text:p>
          </table:table-cell>
          <table:table-cell table:style-name="ce9"/>
          <table:table-cell table:style-name="ce7" table:formula="oooc:=[.P4]/[.$D4]*1000" office:value-type="float" office:value="0">
            <text:p>0.00</text:p>
          </table:table-cell>
          <table:table-cell table:style-name="ce16" table:formula="oooc:=[.P4]/[.M4]" office:value-type="float" office:value="0">
            <text:p>#DIV/0!</text:p>
          </table:table-cell>
          <table:table-cell table:style-name="ce9"/>
          <table:table-cell table:style-name="ce7" table:formula="oooc:=[.S4]/[.$D4]*1000" office:value-type="float" office:value="0">
            <text:p>0.00</text:p>
          </table:table-cell>
          <table:table-cell table:style-name="ce16" table:formula="oooc:=[.S4]/[.P4]" office:value-type="float" office:value="0">
            <text:p>#DIV/0!</text:p>
          </table:table-cell>
          <table:table-cell table:style-name="ce9"/>
          <table:table-cell table:style-name="ce7" table:formula="oooc:=[.V4]/[.$D4]*1000" office:value-type="float" office:value="0">
            <text:p>0.00</text:p>
          </table:table-cell>
          <table:table-cell table:style-name="ce16" table:formula="oooc:=[.V4]/[.S4]" office:value-type="float" office:value="0">
            <text:p>#DIV/0!</text:p>
          </table:table-cell>
          <table:table-cell table:style-name="ce9"/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#DIV/0!</text:p>
          </table:table-cell>
          <table:table-cell table:style-name="ce9"/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style-name="ce9"/>
          <table:table-cell table:style-name="ce7" table:formula="oooc:=[.AE4]/[.$D4]*1000" office:value-type="float" office:value="0">
            <text:p>0.00</text:p>
          </table:table-cell>
          <table:table-cell table:style-name="ce16" table:formula="oooc:=[.AE4]/[.AB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5]" office:value-type="float" office:value="135175">
            <text:p>135175</text:p>
          </table:table-cell>
          <table:table-cell table:style-name="ce23" table:formula="oooc:=[Loose.B5]" office:value-type="float" office:value="443.89">
            <text:p>443.89</text:p>
          </table:table-cell>
          <table:table-cell table:style-name="ce23" table:formula="oooc:=[Loose.C5]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24" table:formula="oooc:=[Loose.E5]" office:value-type="float" office:value="0">
            <text:p>0</text:p>
          </table:table-cell>
          <table:table-cell table:style-name="ce11" table:formula="oooc:=[.E5]/[.D5]" office:value-type="float" office:value="0">
            <text:p>0</text:p>
          </table:table-cell>
          <table:table-cell table:style-name="ce24" table:formula="oooc:=[Loose.G5]" office:value-type="float" office:value="0">
            <text:p>0</text:p>
          </table:table-cell>
          <table:table-cell table:style-name="ce13" table:formula="oooc:=[.G5]/[.$D5]*1000" office:value-type="float" office:value="0">
            <text:p>0</text:p>
          </table:table-cell>
          <table:table-cell table:style-name="ce15" table:formula="oooc:=[.G5]/[.E5]" office:value-type="float" office:value="0">
            <text:p>#DIV/0!</text:p>
          </table:table-cell>
          <table:table-cell table:style-name="ce24" table:formula="oooc:=[Loose.J5]" office:value-type="float" office:value="0">
            <text:p>0</text:p>
          </table:table-cell>
          <table:table-cell table:style-name="ce13" table:formula="oooc:=[.J5]/[.$D5]*1000" office:value-type="float" office:value="0">
            <text:p>0</text:p>
          </table:table-cell>
          <table:table-cell table:style-name="ce16" table:formula="oooc:=[.J5]/[.G5]" office:value-type="float" office:value="0">
            <text:p>#DIV/0!</text:p>
          </table:table-cell>
          <table:table-cell table:style-name="ce9"/>
          <table:table-cell table:style-name="ce7" table:formula="oooc:=[.M5]/[.$D5]*1000" office:value-type="float" office:value="0">
            <text:p>0.00</text:p>
          </table:table-cell>
          <table:table-cell table:style-name="ce16" table:formula="oooc:=[.M5]/[.J5]" office:value-type="float" office:value="0">
            <text:p>#DIV/0!</text:p>
          </table:table-cell>
          <table:table-cell table:style-name="ce9"/>
          <table:table-cell table:style-name="ce7" table:formula="oooc:=[.P5]/[.$D5]*1000" office:value-type="float" office:value="0">
            <text:p>0.00</text:p>
          </table:table-cell>
          <table:table-cell table:style-name="ce16" table:formula="oooc:=[.P5]/[.M5]" office:value-type="float" office:value="0">
            <text:p>#DIV/0!</text:p>
          </table:table-cell>
          <table:table-cell table:style-name="ce9"/>
          <table:table-cell table:style-name="ce7" table:formula="oooc:=[.S5]/[.$D5]*1000" office:value-type="float" office:value="0">
            <text:p>0.00</text:p>
          </table:table-cell>
          <table:table-cell table:style-name="ce16" table:formula="oooc:=[.S5]/[.P5]" office:value-type="float" office:value="0">
            <text:p>#DIV/0!</text:p>
          </table:table-cell>
          <table:table-cell table:style-name="ce9"/>
          <table:table-cell table:style-name="ce7" table:formula="oooc:=[.V5]/[.$D5]*1000" office:value-type="float" office:value="0">
            <text:p>0.00</text:p>
          </table:table-cell>
          <table:table-cell table:style-name="ce16" table:formula="oooc:=[.V5]/[.S5]" office:value-type="float" office:value="0">
            <text:p>#DIV/0!</text:p>
          </table:table-cell>
          <table:table-cell table:style-name="ce9"/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#DIV/0!</text:p>
          </table:table-cell>
          <table:table-cell table:style-name="ce9"/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style-name="ce9"/>
          <table:table-cell table:style-name="ce7" table:formula="oooc:=[.AE5]/[.$D5]*1000" office:value-type="float" office:value="0">
            <text:p>0.00</text:p>
          </table:table-cell>
          <table:table-cell table:style-name="ce16" table:formula="oooc:=[.AE5]/[.AB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6]" office:value-type="float" office:value="135445">
            <text:p>135445</text:p>
          </table:table-cell>
          <table:table-cell table:style-name="ce23" table:formula="oooc:=[Loose.B6]" office:value-type="float" office:value="1239.31">
            <text:p>1239.31</text:p>
          </table:table-cell>
          <table:table-cell table:style-name="ce23" table:formula="oooc:=[Loose.C6]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24" table:formula="oooc:=[Loose.E6]" office:value-type="float" office:value="0">
            <text:p>0</text:p>
          </table:table-cell>
          <table:table-cell table:style-name="ce11" table:formula="oooc:=[.E6]/[.D6]" office:value-type="float" office:value="0">
            <text:p>0</text:p>
          </table:table-cell>
          <table:table-cell table:style-name="ce24" table:formula="oooc:=[Loose.G6]" office:value-type="float" office:value="0">
            <text:p>0</text:p>
          </table:table-cell>
          <table:table-cell table:style-name="ce13" table:formula="oooc:=[.G6]/[.$D6]*1000" office:value-type="float" office:value="0">
            <text:p>0</text:p>
          </table:table-cell>
          <table:table-cell table:style-name="ce15" table:formula="oooc:=[.G6]/[.E6]" office:value-type="float" office:value="0">
            <text:p>#DIV/0!</text:p>
          </table:table-cell>
          <table:table-cell table:style-name="ce24" table:formula="oooc:=[Loose.J6]" office:value-type="float" office:value="0">
            <text:p>0</text:p>
          </table:table-cell>
          <table:table-cell table:style-name="ce13" table:formula="oooc:=[.J6]/[.$D6]*1000" office:value-type="float" office:value="0">
            <text:p>0</text:p>
          </table:table-cell>
          <table:table-cell table:style-name="ce16" table:formula="oooc:=[.J6]/[.G6]" office:value-type="float" office:value="0">
            <text:p>#DIV/0!</text:p>
          </table:table-cell>
          <table:table-cell table:style-name="ce9"/>
          <table:table-cell table:style-name="ce7" table:formula="oooc:=[.M6]/[.$D6]*1000" office:value-type="float" office:value="0">
            <text:p>0.00</text:p>
          </table:table-cell>
          <table:table-cell table:style-name="ce16" table:formula="oooc:=[.M6]/[.J6]" office:value-type="float" office:value="0">
            <text:p>#DIV/0!</text:p>
          </table:table-cell>
          <table:table-cell table:style-name="ce9"/>
          <table:table-cell table:style-name="ce7" table:formula="oooc:=[.P6]/[.$D6]*1000" office:value-type="float" office:value="0">
            <text:p>0.00</text:p>
          </table:table-cell>
          <table:table-cell table:style-name="ce16" table:formula="oooc:=[.P6]/[.M6]" office:value-type="float" office:value="0">
            <text:p>#DIV/0!</text:p>
          </table:table-cell>
          <table:table-cell table:style-name="ce9"/>
          <table:table-cell table:style-name="ce7" table:formula="oooc:=[.S6]/[.$D6]*1000" office:value-type="float" office:value="0">
            <text:p>0.00</text:p>
          </table:table-cell>
          <table:table-cell table:style-name="ce16" table:formula="oooc:=[.S6]/[.P6]" office:value-type="float" office:value="0">
            <text:p>#DIV/0!</text:p>
          </table:table-cell>
          <table:table-cell table:style-name="ce9"/>
          <table:table-cell table:style-name="ce7" table:formula="oooc:=[.V6]/[.$D6]*1000" office:value-type="float" office:value="0">
            <text:p>0.00</text:p>
          </table:table-cell>
          <table:table-cell table:style-name="ce16" table:formula="oooc:=[.V6]/[.S6]" office:value-type="float" office:value="0">
            <text:p>#DIV/0!</text:p>
          </table:table-cell>
          <table:table-cell table:style-name="ce9"/>
          <table:table-cell table:style-name="ce7" table:formula="oooc:=[.Y6]/[.$D6]*1000" office:value-type="float" office:value="0">
            <text:p>0.00</text:p>
          </table:table-cell>
          <table:table-cell table:style-name="ce16" table:formula="oooc:=[.Y6]/[.V6]" office:value-type="float" office:value="0">
            <text:p>#DIV/0!</text:p>
          </table:table-cell>
          <table:table-cell table:style-name="ce9"/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#DIV/0!</text:p>
          </table:table-cell>
          <table:table-cell table:style-name="ce9"/>
          <table:table-cell table:style-name="ce7" table:formula="oooc:=[.AE6]/[.$D6]*1000" office:value-type="float" office:value="0">
            <text:p>0.00</text:p>
          </table:table-cell>
          <table:table-cell table:style-name="ce16" table:formula="oooc:=[.AE6]/[.AB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7]" office:value-type="float" office:value="135521">
            <text:p>135521</text:p>
          </table:table-cell>
          <table:table-cell table:style-name="ce23" table:formula="oooc:=[Loose.B7]" office:value-type="float" office:value="580.95">
            <text:p>580.95</text:p>
          </table:table-cell>
          <table:table-cell table:style-name="ce23" table:formula="oooc:=[Loose.C7]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24" table:formula="oooc:=[Loose.E7]" office:value-type="float" office:value="0">
            <text:p>0</text:p>
          </table:table-cell>
          <table:table-cell table:style-name="ce11" table:formula="oooc:=[.E7]/[.D7]" office:value-type="float" office:value="0">
            <text:p>0</text:p>
          </table:table-cell>
          <table:table-cell table:style-name="ce24" table:formula="oooc:=[Loose.G7]" office:value-type="float" office:value="0">
            <text:p>0</text:p>
          </table:table-cell>
          <table:table-cell table:style-name="ce13" table:formula="oooc:=[.G7]/[.$D7]*1000" office:value-type="float" office:value="0">
            <text:p>0</text:p>
          </table:table-cell>
          <table:table-cell table:style-name="ce15" table:formula="oooc:=[.G7]/[.E7]" office:value-type="float" office:value="0">
            <text:p>#DIV/0!</text:p>
          </table:table-cell>
          <table:table-cell table:style-name="ce24" table:formula="oooc:=[Loose.J7]" office:value-type="float" office:value="0">
            <text:p>0</text:p>
          </table:table-cell>
          <table:table-cell table:style-name="ce13" table:formula="oooc:=[.J7]/[.$D7]*1000" office:value-type="float" office:value="0">
            <text:p>0</text:p>
          </table:table-cell>
          <table:table-cell table:style-name="ce16" table:formula="oooc:=[.J7]/[.G7]" office:value-type="float" office:value="0">
            <text:p>#DIV/0!</text:p>
          </table:table-cell>
          <table:table-cell table:style-name="ce9"/>
          <table:table-cell table:style-name="ce7" table:formula="oooc:=[.M7]/[.$D7]*1000" office:value-type="float" office:value="0">
            <text:p>0.00</text:p>
          </table:table-cell>
          <table:table-cell table:style-name="ce16" table:formula="oooc:=[.M7]/[.J7]" office:value-type="float" office:value="0">
            <text:p>#DIV/0!</text:p>
          </table:table-cell>
          <table:table-cell table:style-name="ce9"/>
          <table:table-cell table:style-name="ce7" table:formula="oooc:=[.P7]/[.$D7]*1000" office:value-type="float" office:value="0">
            <text:p>0.00</text:p>
          </table:table-cell>
          <table:table-cell table:style-name="ce16" table:formula="oooc:=[.P7]/[.M7]" office:value-type="float" office:value="0">
            <text:p>#DIV/0!</text:p>
          </table:table-cell>
          <table:table-cell table:style-name="ce9"/>
          <table:table-cell table:style-name="ce7" table:formula="oooc:=[.S7]/[.$D7]*1000" office:value-type="float" office:value="0">
            <text:p>0.00</text:p>
          </table:table-cell>
          <table:table-cell table:style-name="ce16" table:formula="oooc:=[.S7]/[.P7]" office:value-type="float" office:value="0">
            <text:p>#DIV/0!</text:p>
          </table:table-cell>
          <table:table-cell table:style-name="ce9"/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#DIV/0!</text:p>
          </table:table-cell>
          <table:table-cell table:style-name="ce9"/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/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style-name="ce9"/>
          <table:table-cell table:style-name="ce7" table:formula="oooc:=[.AE7]/[.$D7]*1000" office:value-type="float" office:value="0">
            <text:p>0.00</text:p>
          </table:table-cell>
          <table:table-cell table:style-name="ce16" table:formula="oooc:=[.AE7]/[.AB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8]" office:value-type="float" office:value="135523">
            <text:p>135523</text:p>
          </table:table-cell>
          <table:table-cell table:style-name="ce23" table:formula="oooc:=[Loose.B8]" office:value-type="float" office:value="339.33">
            <text:p>339.33</text:p>
          </table:table-cell>
          <table:table-cell table:style-name="ce23" table:formula="oooc:=[Loose.C8]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24" table:formula="oooc:=[Loose.E8]" office:value-type="float" office:value="0">
            <text:p>0</text:p>
          </table:table-cell>
          <table:table-cell table:style-name="ce11" table:formula="oooc:=[.E8]/[.D8]" office:value-type="float" office:value="0">
            <text:p>0</text:p>
          </table:table-cell>
          <table:table-cell table:style-name="ce24" table:formula="oooc:=[Loose.G8]" office:value-type="float" office:value="0">
            <text:p>0</text:p>
          </table:table-cell>
          <table:table-cell table:style-name="ce13" table:formula="oooc:=[.G8]/[.$D8]*1000" office:value-type="float" office:value="0">
            <text:p>0</text:p>
          </table:table-cell>
          <table:table-cell table:style-name="ce15" table:formula="oooc:=[.G8]/[.E8]" office:value-type="float" office:value="0">
            <text:p>#DIV/0!</text:p>
          </table:table-cell>
          <table:table-cell table:style-name="ce24" table:formula="oooc:=[Loose.J8]" office:value-type="float" office:value="0">
            <text:p>0</text:p>
          </table:table-cell>
          <table:table-cell table:style-name="ce13" table:formula="oooc:=[.J8]/[.$D8]*1000" office:value-type="float" office:value="0">
            <text:p>0</text:p>
          </table:table-cell>
          <table:table-cell table:style-name="ce16" table:formula="oooc:=[.J8]/[.G8]" office:value-type="float" office:value="0">
            <text:p>#DIV/0!</text:p>
          </table:table-cell>
          <table:table-cell table:style-name="ce9"/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#DIV/0!</text:p>
          </table:table-cell>
          <table:table-cell table:style-name="ce9"/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/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/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/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/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style-name="ce9"/>
          <table:table-cell table:style-name="ce7" table:formula="oooc:=[.AE8]/[.$D8]*1000" office:value-type="float" office:value="0">
            <text:p>0.00</text:p>
          </table:table-cell>
          <table:table-cell table:style-name="ce16" table:formula="oooc:=[.AE8]/[.AB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9]" office:value-type="float" office:value="135525">
            <text:p>135525</text:p>
          </table:table-cell>
          <table:table-cell table:style-name="ce23" table:formula="oooc:=[Loose.B9]" office:value-type="float" office:value="698.76">
            <text:p>698.76</text:p>
          </table:table-cell>
          <table:table-cell table:style-name="ce23" table:formula="oooc:=[Loose.C9]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24" table:formula="oooc:=[Loose.E9]" office:value-type="float" office:value="0">
            <text:p>0</text:p>
          </table:table-cell>
          <table:table-cell table:style-name="ce11" table:formula="oooc:=[.E9]/[.D9]" office:value-type="float" office:value="0">
            <text:p>0</text:p>
          </table:table-cell>
          <table:table-cell table:style-name="ce24" table:formula="oooc:=[Loose.G9]" office:value-type="float" office:value="0">
            <text:p>0</text:p>
          </table:table-cell>
          <table:table-cell table:style-name="ce13" table:formula="oooc:=[.G9]/[.$D9]*1000" office:value-type="float" office:value="0">
            <text:p>0</text:p>
          </table:table-cell>
          <table:table-cell table:style-name="ce15" table:formula="oooc:=[.G9]/[.E9]" office:value-type="float" office:value="0">
            <text:p>#DIV/0!</text:p>
          </table:table-cell>
          <table:table-cell table:style-name="ce24" table:formula="oooc:=[Loose.J9]" office:value-type="float" office:value="0">
            <text:p>0</text:p>
          </table:table-cell>
          <table:table-cell table:style-name="ce13" table:formula="oooc:=[.J9]/[.$D9]*1000" office:value-type="float" office:value="0">
            <text:p>0</text:p>
          </table:table-cell>
          <table:table-cell table:style-name="ce16" table:formula="oooc:=[.J9]/[.G9]" office:value-type="float" office:value="0">
            <text:p>#DIV/0!</text:p>
          </table:table-cell>
          <table:table-cell table:style-name="ce9"/>
          <table:table-cell table:style-name="ce7" table:formula="oooc:=[.M9]/[.$D9]*1000" office:value-type="float" office:value="0">
            <text:p>0.00</text:p>
          </table:table-cell>
          <table:table-cell table:style-name="ce16" table:formula="oooc:=[.M9]/[.J9]" office:value-type="float" office:value="0">
            <text:p>#DIV/0!</text:p>
          </table:table-cell>
          <table:table-cell table:style-name="ce9"/>
          <table:table-cell table:style-name="ce7" table:formula="oooc:=[.P9]/[.$D9]*1000" office:value-type="float" office:value="0">
            <text:p>0.00</text:p>
          </table:table-cell>
          <table:table-cell table:style-name="ce16" table:formula="oooc:=[.P9]/[.M9]" office:value-type="float" office:value="0">
            <text:p>#DIV/0!</text:p>
          </table:table-cell>
          <table:table-cell table:style-name="ce9"/>
          <table:table-cell table:style-name="ce7" table:formula="oooc:=[.S9]/[.$D9]*1000" office:value-type="float" office:value="0">
            <text:p>0.00</text:p>
          </table:table-cell>
          <table:table-cell table:style-name="ce16" table:formula="oooc:=[.S9]/[.P9]" office:value-type="float" office:value="0">
            <text:p>#DIV/0!</text:p>
          </table:table-cell>
          <table:table-cell table:style-name="ce9"/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#DIV/0!</text:p>
          </table:table-cell>
          <table:table-cell table:style-name="ce9"/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/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style-name="ce9"/>
          <table:table-cell table:style-name="ce7" table:formula="oooc:=[.AE9]/[.$D9]*1000" office:value-type="float" office:value="0">
            <text:p>0.00</text:p>
          </table:table-cell>
          <table:table-cell table:style-name="ce16" table:formula="oooc:=[.AE9]/[.AB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0]" office:value-type="float" office:value="135528">
            <text:p>135528</text:p>
          </table:table-cell>
          <table:table-cell table:style-name="ce23" table:formula="oooc:=[Loose.B10]" office:value-type="float" office:value="2024.23">
            <text:p>2024.23</text:p>
          </table:table-cell>
          <table:table-cell table:style-name="ce23" table:formula="oooc:=[Loose.C10]" office:value-type="float" office:value="2076.89">
            <text:p>2076.89</text:p>
          </table:table-cell>
          <table:table-cell table:style-name="ce7" table:formula="oooc:=([.B10]+[.C10])/2" office:value-type="float" office:value="2050.56">
            <text:p>2050.56</text:p>
          </table:table-cell>
          <table:table-cell table:style-name="ce24" table:formula="oooc:=[Loose.E10]" office:value-type="float" office:value="0">
            <text:p>0</text:p>
          </table:table-cell>
          <table:table-cell table:style-name="ce11" table:formula="oooc:=[.E10]/[.D10]" office:value-type="float" office:value="0">
            <text:p>0</text:p>
          </table:table-cell>
          <table:table-cell table:style-name="ce24" table:formula="oooc:=[Loose.G10]" office:value-type="float" office:value="0">
            <text:p>0</text:p>
          </table:table-cell>
          <table:table-cell table:style-name="ce13" table:formula="oooc:=[.G10]/[.$D10]*1000" office:value-type="float" office:value="0">
            <text:p>0</text:p>
          </table:table-cell>
          <table:table-cell table:style-name="ce15" table:formula="oooc:=[.G10]/[.E10]" office:value-type="float" office:value="0">
            <text:p>#DIV/0!</text:p>
          </table:table-cell>
          <table:table-cell table:style-name="ce24" table:formula="oooc:=[Loose.J10]" office:value-type="float" office:value="0">
            <text:p>0</text:p>
          </table:table-cell>
          <table:table-cell table:style-name="ce13" table:formula="oooc:=[.J10]/[.$D10]*1000" office:value-type="float" office:value="0">
            <text:p>0</text:p>
          </table:table-cell>
          <table:table-cell table:style-name="ce16" table:formula="oooc:=[.J10]/[.G10]" office:value-type="float" office:value="0">
            <text:p>#DIV/0!</text:p>
          </table:table-cell>
          <table:table-cell table:style-name="ce9"/>
          <table:table-cell table:style-name="ce7" table:formula="oooc:=[.M10]/[.$D10]*1000" office:value-type="float" office:value="0">
            <text:p>0.00</text:p>
          </table:table-cell>
          <table:table-cell table:style-name="ce16" table:formula="oooc:=[.M10]/[.J10]" office:value-type="float" office:value="0">
            <text:p>#DIV/0!</text:p>
          </table:table-cell>
          <table:table-cell table:style-name="ce9"/>
          <table:table-cell table:style-name="ce7" table:formula="oooc:=[.P10]/[.$D10]*1000" office:value-type="float" office:value="0">
            <text:p>0.00</text:p>
          </table:table-cell>
          <table:table-cell table:style-name="ce16" table:formula="oooc:=[.P10]/[.M10]" office:value-type="float" office:value="0">
            <text:p>#DIV/0!</text:p>
          </table:table-cell>
          <table:table-cell table:style-name="ce9"/>
          <table:table-cell table:style-name="ce7" table:formula="oooc:=[.S10]/[.$D10]*1000" office:value-type="float" office:value="0">
            <text:p>0.00</text:p>
          </table:table-cell>
          <table:table-cell table:style-name="ce16" table:formula="oooc:=[.S10]/[.P10]" office:value-type="float" office:value="0">
            <text:p>#DIV/0!</text:p>
          </table:table-cell>
          <table:table-cell table:style-name="ce9"/>
          <table:table-cell table:style-name="ce7" table:formula="oooc:=[.V10]/[.$D10]*1000" office:value-type="float" office:value="0">
            <text:p>0.00</text:p>
          </table:table-cell>
          <table:table-cell table:style-name="ce16" table:formula="oooc:=[.V10]/[.S10]" office:value-type="float" office:value="0">
            <text:p>#DIV/0!</text:p>
          </table:table-cell>
          <table:table-cell table:style-name="ce9"/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#DIV/0!</text:p>
          </table:table-cell>
          <table:table-cell table:style-name="ce9"/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style-name="ce9"/>
          <table:table-cell table:style-name="ce7" table:formula="oooc:=[.AE10]/[.$D10]*1000" office:value-type="float" office:value="0">
            <text:p>0.00</text:p>
          </table:table-cell>
          <table:table-cell table:style-name="ce16" table:formula="oooc:=[.AE10]/[.AB1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1]" office:value-type="float" office:value="135534">
            <text:p>135534</text:p>
          </table:table-cell>
          <table:table-cell table:style-name="ce23" table:formula="oooc:=[Loose.B11]" office:value-type="float" office:value="102.19">
            <text:p>102.19</text:p>
          </table:table-cell>
          <table:table-cell table:style-name="ce23" table:formula="oooc:=[Loose.C11]" office:value-type="float" office:value="103.69">
            <text:p>103.69</text:p>
          </table:table-cell>
          <table:table-cell table:style-name="ce7" table:formula="oooc:=([.B11]+[.C11])/2" office:value-type="float" office:value="102.94">
            <text:p>102.94</text:p>
          </table:table-cell>
          <table:table-cell table:style-name="ce24" table:formula="oooc:=[Loose.E11]" office:value-type="float" office:value="0">
            <text:p>0</text:p>
          </table:table-cell>
          <table:table-cell table:style-name="ce11" table:formula="oooc:=[.E11]/[.D11]" office:value-type="float" office:value="0">
            <text:p>0</text:p>
          </table:table-cell>
          <table:table-cell table:style-name="ce24" table:formula="oooc:=[Loose.G11]" office:value-type="float" office:value="0">
            <text:p>0</text:p>
          </table:table-cell>
          <table:table-cell table:style-name="ce13" table:formula="oooc:=[.G11]/[.$D11]*1000" office:value-type="float" office:value="0">
            <text:p>0</text:p>
          </table:table-cell>
          <table:table-cell table:style-name="ce15" table:formula="oooc:=[.G11]/[.E11]" office:value-type="float" office:value="0">
            <text:p>#DIV/0!</text:p>
          </table:table-cell>
          <table:table-cell table:style-name="ce24" table:formula="oooc:=[Loose.J11]" office:value-type="float" office:value="0">
            <text:p>0</text:p>
          </table:table-cell>
          <table:table-cell table:style-name="ce13" table:formula="oooc:=[.J11]/[.$D11]*1000" office:value-type="float" office:value="0">
            <text:p>0</text:p>
          </table:table-cell>
          <table:table-cell table:style-name="ce16" table:formula="oooc:=[.J11]/[.G11]" office:value-type="float" office:value="0">
            <text:p>#DIV/0!</text:p>
          </table:table-cell>
          <table:table-cell table:style-name="ce9"/>
          <table:table-cell table:style-name="ce7" table:formula="oooc:=[.M11]/[.$D11]*1000" office:value-type="float" office:value="0">
            <text:p>0.00</text:p>
          </table:table-cell>
          <table:table-cell table:style-name="ce16" table:formula="oooc:=[.M11]/[.J11]" office:value-type="float" office:value="0">
            <text:p>#DIV/0!</text:p>
          </table:table-cell>
          <table:table-cell table:style-name="ce9"/>
          <table:table-cell table:style-name="ce7" table:formula="oooc:=[.P11]/[.$D11]*1000" office:value-type="float" office:value="0">
            <text:p>0.00</text:p>
          </table:table-cell>
          <table:table-cell table:style-name="ce16" table:formula="oooc:=[.P11]/[.M11]" office:value-type="float" office:value="0">
            <text:p>#DIV/0!</text:p>
          </table:table-cell>
          <table:table-cell table:style-name="ce9"/>
          <table:table-cell table:style-name="ce7" table:formula="oooc:=[.S11]/[.$D11]*1000" office:value-type="float" office:value="0">
            <text:p>0.00</text:p>
          </table:table-cell>
          <table:table-cell table:style-name="ce16" table:formula="oooc:=[.S11]/[.P11]" office:value-type="float" office:value="0">
            <text:p>#DIV/0!</text:p>
          </table:table-cell>
          <table:table-cell table:style-name="ce9"/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#DIV/0!</text:p>
          </table:table-cell>
          <table:table-cell table:style-name="ce9"/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/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style-name="ce9"/>
          <table:table-cell table:style-name="ce7" table:formula="oooc:=[.AE11]/[.$D11]*1000" office:value-type="float" office:value="0">
            <text:p>0.00</text:p>
          </table:table-cell>
          <table:table-cell table:style-name="ce16" table:formula="oooc:=[.AE11]/[.AB1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2]" office:value-type="float" office:value="135535">
            <text:p>135535</text:p>
          </table:table-cell>
          <table:table-cell table:style-name="ce23" table:formula="oooc:=[Loose.B12]" office:value-type="float" office:value="288.28">
            <text:p>288.28</text:p>
          </table:table-cell>
          <table:table-cell table:style-name="ce23" table:formula="oooc:=[Loose.C12]" office:value-type="float" office:value="297.23">
            <text:p>297.23</text:p>
          </table:table-cell>
          <table:table-cell table:style-name="ce7" table:formula="oooc:=([.B12]+[.C12])/2" office:value-type="float" office:value="292.755">
            <text:p>292.76</text:p>
          </table:table-cell>
          <table:table-cell table:style-name="ce24" table:formula="oooc:=[Loose.E12]" office:value-type="float" office:value="0">
            <text:p>0</text:p>
          </table:table-cell>
          <table:table-cell table:style-name="ce11" table:formula="oooc:=[.E12]/[.D12]" office:value-type="float" office:value="0">
            <text:p>0</text:p>
          </table:table-cell>
          <table:table-cell table:style-name="ce24" table:formula="oooc:=[Loose.G12]" office:value-type="float" office:value="0">
            <text:p>0</text:p>
          </table:table-cell>
          <table:table-cell table:style-name="ce13" table:formula="oooc:=[.G12]/[.$D12]*1000" office:value-type="float" office:value="0">
            <text:p>0</text:p>
          </table:table-cell>
          <table:table-cell table:style-name="ce15" table:formula="oooc:=[.G12]/[.E12]" office:value-type="float" office:value="0">
            <text:p>#DIV/0!</text:p>
          </table:table-cell>
          <table:table-cell table:style-name="ce24" table:formula="oooc:=[Loose.J12]" office:value-type="float" office:value="0">
            <text:p>0</text:p>
          </table:table-cell>
          <table:table-cell table:style-name="ce13" table:formula="oooc:=[.J12]/[.$D12]*1000" office:value-type="float" office:value="0">
            <text:p>0</text:p>
          </table:table-cell>
          <table:table-cell table:style-name="ce16" table:formula="oooc:=[.J12]/[.G12]" office:value-type="float" office:value="0">
            <text:p>#DIV/0!</text:p>
          </table:table-cell>
          <table:table-cell table:style-name="ce9"/>
          <table:table-cell table:style-name="ce7" table:formula="oooc:=[.M12]/[.$D12]*1000" office:value-type="float" office:value="0">
            <text:p>0.00</text:p>
          </table:table-cell>
          <table:table-cell table:style-name="ce16" table:formula="oooc:=[.M12]/[.J12]" office:value-type="float" office:value="0">
            <text:p>#DIV/0!</text:p>
          </table:table-cell>
          <table:table-cell table:style-name="ce9"/>
          <table:table-cell table:style-name="ce7" table:formula="oooc:=[.P12]/[.$D12]*1000" office:value-type="float" office:value="0">
            <text:p>0.00</text:p>
          </table:table-cell>
          <table:table-cell table:style-name="ce16" table:formula="oooc:=[.P12]/[.M12]" office:value-type="float" office:value="0">
            <text:p>#DIV/0!</text:p>
          </table:table-cell>
          <table:table-cell table:style-name="ce9"/>
          <table:table-cell table:style-name="ce7" table:formula="oooc:=[.S12]/[.$D12]*1000" office:value-type="float" office:value="0">
            <text:p>0.00</text:p>
          </table:table-cell>
          <table:table-cell table:style-name="ce16" table:formula="oooc:=[.S12]/[.P12]" office:value-type="float" office:value="0">
            <text:p>#DIV/0!</text:p>
          </table:table-cell>
          <table:table-cell table:style-name="ce9"/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#DIV/0!</text:p>
          </table:table-cell>
          <table:table-cell table:style-name="ce9"/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/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style-name="ce9"/>
          <table:table-cell table:style-name="ce7" table:formula="oooc:=[.AE12]/[.$D12]*1000" office:value-type="float" office:value="0">
            <text:p>0.00</text:p>
          </table:table-cell>
          <table:table-cell table:style-name="ce16" table:formula="oooc:=[.AE12]/[.AB1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3]" office:value-type="float" office:value="135575">
            <text:p>135575</text:p>
          </table:table-cell>
          <table:table-cell table:style-name="ce23" table:formula="oooc:=[Loose.B13]" office:value-type="float" office:value="1403.11">
            <text:p>1403.11</text:p>
          </table:table-cell>
          <table:table-cell table:style-name="ce23" table:formula="oooc:=[Loose.C13]" office:value-type="float" office:value="1421.35">
            <text:p>1421.35</text:p>
          </table:table-cell>
          <table:table-cell table:style-name="ce7" table:formula="oooc:=([.B13]+[.C13])/2" office:value-type="float" office:value="1412.23">
            <text:p>1412.23</text:p>
          </table:table-cell>
          <table:table-cell table:style-name="ce24" table:formula="oooc:=[Loose.E13]" office:value-type="float" office:value="0">
            <text:p>0</text:p>
          </table:table-cell>
          <table:table-cell table:style-name="ce11" table:formula="oooc:=[.E13]/[.D13]" office:value-type="float" office:value="0">
            <text:p>0</text:p>
          </table:table-cell>
          <table:table-cell table:style-name="ce24" table:formula="oooc:=[Loose.G13]" office:value-type="float" office:value="0">
            <text:p>0</text:p>
          </table:table-cell>
          <table:table-cell table:style-name="ce13" table:formula="oooc:=[.G13]/[.$D13]*1000" office:value-type="float" office:value="0">
            <text:p>0</text:p>
          </table:table-cell>
          <table:table-cell table:style-name="ce15" table:formula="oooc:=[.G13]/[.E13]" office:value-type="float" office:value="0">
            <text:p>#DIV/0!</text:p>
          </table:table-cell>
          <table:table-cell table:style-name="ce24" table:formula="oooc:=[Loose.J13]" office:value-type="float" office:value="0">
            <text:p>0</text:p>
          </table:table-cell>
          <table:table-cell table:style-name="ce13" table:formula="oooc:=[.J13]/[.$D13]*1000" office:value-type="float" office:value="0">
            <text:p>0</text:p>
          </table:table-cell>
          <table:table-cell table:style-name="ce16" table:formula="oooc:=[.J13]/[.G13]" office:value-type="float" office:value="0">
            <text:p>#DIV/0!</text:p>
          </table:table-cell>
          <table:table-cell table:style-name="ce9"/>
          <table:table-cell table:style-name="ce7" table:formula="oooc:=[.M13]/[.$D13]*1000" office:value-type="float" office:value="0">
            <text:p>0.00</text:p>
          </table:table-cell>
          <table:table-cell table:style-name="ce16" table:formula="oooc:=[.M13]/[.J13]" office:value-type="float" office:value="0">
            <text:p>#DIV/0!</text:p>
          </table:table-cell>
          <table:table-cell table:style-name="ce9"/>
          <table:table-cell table:style-name="ce7" table:formula="oooc:=[.P13]/[.$D13]*1000" office:value-type="float" office:value="0">
            <text:p>0.00</text:p>
          </table:table-cell>
          <table:table-cell table:style-name="ce16" table:formula="oooc:=[.P13]/[.M13]" office:value-type="float" office:value="0">
            <text:p>#DIV/0!</text:p>
          </table:table-cell>
          <table:table-cell table:style-name="ce9"/>
          <table:table-cell table:style-name="ce7" table:formula="oooc:=[.S13]/[.$D13]*1000" office:value-type="float" office:value="0">
            <text:p>0.00</text:p>
          </table:table-cell>
          <table:table-cell table:style-name="ce16" table:formula="oooc:=[.S13]/[.P13]" office:value-type="float" office:value="0">
            <text:p>#DIV/0!</text:p>
          </table:table-cell>
          <table:table-cell table:style-name="ce9"/>
          <table:table-cell table:style-name="ce7" table:formula="oooc:=[.V13]/[.$D13]*1000" office:value-type="float" office:value="0">
            <text:p>0.00</text:p>
          </table:table-cell>
          <table:table-cell table:style-name="ce16" table:formula="oooc:=[.V13]/[.S13]" office:value-type="float" office:value="0">
            <text:p>#DIV/0!</text:p>
          </table:table-cell>
          <table:table-cell table:style-name="ce9"/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#DIV/0!</text:p>
          </table:table-cell>
          <table:table-cell table:style-name="ce9"/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style-name="ce9"/>
          <table:table-cell table:style-name="ce7" table:formula="oooc:=[.AE13]/[.$D13]*1000" office:value-type="float" office:value="0">
            <text:p>0.00</text:p>
          </table:table-cell>
          <table:table-cell table:style-name="ce16" table:formula="oooc:=[.AE13]/[.AB1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4]" office:value-type="float" office:value="135735">
            <text:p>135735</text:p>
          </table:table-cell>
          <table:table-cell table:style-name="ce23" table:formula="oooc:=[Loose.B14]" office:value-type="float" office:value="271.75">
            <text:p>271.75</text:p>
          </table:table-cell>
          <table:table-cell table:style-name="ce23" table:formula="oooc:=[Loose.C14]" office:value-type="float" office:value="274.63">
            <text:p>274.63</text:p>
          </table:table-cell>
          <table:table-cell table:style-name="ce7" table:formula="oooc:=([.B14]+[.C14])/2" office:value-type="float" office:value="273.19">
            <text:p>273.19</text:p>
          </table:table-cell>
          <table:table-cell table:style-name="ce24" table:formula="oooc:=[Loose.E14]" office:value-type="float" office:value="0">
            <text:p>0</text:p>
          </table:table-cell>
          <table:table-cell table:style-name="ce11" table:formula="oooc:=[.E14]/[.D14]" office:value-type="float" office:value="0">
            <text:p>0</text:p>
          </table:table-cell>
          <table:table-cell table:style-name="ce24" table:formula="oooc:=[Loose.G14]" office:value-type="float" office:value="0">
            <text:p>0</text:p>
          </table:table-cell>
          <table:table-cell table:style-name="ce13" table:formula="oooc:=[.G14]/[.$D14]*1000" office:value-type="float" office:value="0">
            <text:p>0</text:p>
          </table:table-cell>
          <table:table-cell table:style-name="ce15" table:formula="oooc:=[.G14]/[.E14]" office:value-type="float" office:value="0">
            <text:p>#DIV/0!</text:p>
          </table:table-cell>
          <table:table-cell table:style-name="ce24" table:formula="oooc:=[Loose.J14]" office:value-type="float" office:value="0">
            <text:p>0</text:p>
          </table:table-cell>
          <table:table-cell table:style-name="ce13" table:formula="oooc:=[.J14]/[.$D14]*1000" office:value-type="float" office:value="0">
            <text:p>0</text:p>
          </table:table-cell>
          <table:table-cell table:style-name="ce16" table:formula="oooc:=[.J14]/[.G14]" office:value-type="float" office:value="0">
            <text:p>#DIV/0!</text:p>
          </table:table-cell>
          <table:table-cell table:style-name="ce9"/>
          <table:table-cell table:style-name="ce7" table:formula="oooc:=[.M14]/[.$D14]*1000" office:value-type="float" office:value="0">
            <text:p>0.00</text:p>
          </table:table-cell>
          <table:table-cell table:style-name="ce16" table:formula="oooc:=[.M14]/[.J14]" office:value-type="float" office:value="0">
            <text:p>#DIV/0!</text:p>
          </table:table-cell>
          <table:table-cell table:style-name="ce9"/>
          <table:table-cell table:style-name="ce7" table:formula="oooc:=[.P14]/[.$D14]*1000" office:value-type="float" office:value="0">
            <text:p>0.00</text:p>
          </table:table-cell>
          <table:table-cell table:style-name="ce16" table:formula="oooc:=[.P14]/[.M14]" office:value-type="float" office:value="0">
            <text:p>#DIV/0!</text:p>
          </table:table-cell>
          <table:table-cell table:style-name="ce9"/>
          <table:table-cell table:style-name="ce7" table:formula="oooc:=[.S14]/[.$D14]*1000" office:value-type="float" office:value="0">
            <text:p>0.00</text:p>
          </table:table-cell>
          <table:table-cell table:style-name="ce16" table:formula="oooc:=[.S14]/[.P14]" office:value-type="float" office:value="0">
            <text:p>#DIV/0!</text:p>
          </table:table-cell>
          <table:table-cell table:style-name="ce9"/>
          <table:table-cell table:style-name="ce7" table:formula="oooc:=[.V14]/[.$D14]*1000" office:value-type="float" office:value="0">
            <text:p>0.00</text:p>
          </table:table-cell>
          <table:table-cell table:style-name="ce16" table:formula="oooc:=[.V14]/[.S14]" office:value-type="float" office:value="0">
            <text:p>#DIV/0!</text:p>
          </table:table-cell>
          <table:table-cell table:style-name="ce9"/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#DIV/0!</text:p>
          </table:table-cell>
          <table:table-cell table:style-name="ce9"/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style-name="ce9"/>
          <table:table-cell table:style-name="ce7" table:formula="oooc:=[.AE14]/[.$D14]*1000" office:value-type="float" office:value="0">
            <text:p>0.00</text:p>
          </table:table-cell>
          <table:table-cell table:style-name="ce16" table:formula="oooc:=[.AE14]/[.AB1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5]" office:value-type="float" office:value="136033">
            <text:p>136033</text:p>
          </table:table-cell>
          <table:table-cell table:style-name="ce23" table:formula="oooc:=[Loose.B15]" office:value-type="float" office:value="836.95">
            <text:p>836.95</text:p>
          </table:table-cell>
          <table:table-cell table:style-name="ce23" table:formula="oooc:=[Loose.C15]" office:value-type="float" office:value="850.22">
            <text:p>850.22</text:p>
          </table:table-cell>
          <table:table-cell table:style-name="ce7" table:formula="oooc:=([.B15]+[.C15])/2" office:value-type="float" office:value="843.585">
            <text:p>843.59</text:p>
          </table:table-cell>
          <table:table-cell table:style-name="ce24" table:formula="oooc:=[Loose.E15]" office:value-type="float" office:value="0">
            <text:p>0</text:p>
          </table:table-cell>
          <table:table-cell table:style-name="ce11" table:formula="oooc:=[.E15]/[.D15]" office:value-type="float" office:value="0">
            <text:p>0</text:p>
          </table:table-cell>
          <table:table-cell table:style-name="ce24" table:formula="oooc:=[Loose.G15]" office:value-type="float" office:value="0">
            <text:p>0</text:p>
          </table:table-cell>
          <table:table-cell table:style-name="ce13" table:formula="oooc:=[.G15]/[.$D15]*1000" office:value-type="float" office:value="0">
            <text:p>0</text:p>
          </table:table-cell>
          <table:table-cell table:style-name="ce15" table:formula="oooc:=[.G15]/[.E15]" office:value-type="float" office:value="0">
            <text:p>#DIV/0!</text:p>
          </table:table-cell>
          <table:table-cell table:style-name="ce24" table:formula="oooc:=[Loose.J15]" office:value-type="float" office:value="0">
            <text:p>0</text:p>
          </table:table-cell>
          <table:table-cell table:style-name="ce13" table:formula="oooc:=[.J15]/[.$D15]*1000" office:value-type="float" office:value="0">
            <text:p>0</text:p>
          </table:table-cell>
          <table:table-cell table:style-name="ce16" table:formula="oooc:=[.J15]/[.G15]" office:value-type="float" office:value="0">
            <text:p>#DIV/0!</text:p>
          </table:table-cell>
          <table:table-cell table:style-name="ce9"/>
          <table:table-cell table:style-name="ce7" table:formula="oooc:=[.M15]/[.$D15]*1000" office:value-type="float" office:value="0">
            <text:p>0.00</text:p>
          </table:table-cell>
          <table:table-cell table:style-name="ce16" table:formula="oooc:=[.M15]/[.J15]" office:value-type="float" office:value="0">
            <text:p>#DIV/0!</text:p>
          </table:table-cell>
          <table:table-cell table:style-name="ce9"/>
          <table:table-cell table:style-name="ce7" table:formula="oooc:=[.P15]/[.$D15]*1000" office:value-type="float" office:value="0">
            <text:p>0.00</text:p>
          </table:table-cell>
          <table:table-cell table:style-name="ce16" table:formula="oooc:=[.P15]/[.M15]" office:value-type="float" office:value="0">
            <text:p>#DIV/0!</text:p>
          </table:table-cell>
          <table:table-cell table:style-name="ce9"/>
          <table:table-cell table:style-name="ce7" table:formula="oooc:=[.S15]/[.$D15]*1000" office:value-type="float" office:value="0">
            <text:p>0.00</text:p>
          </table:table-cell>
          <table:table-cell table:style-name="ce16" table:formula="oooc:=[.S15]/[.P15]" office:value-type="float" office:value="0">
            <text:p>#DIV/0!</text:p>
          </table:table-cell>
          <table:table-cell table:style-name="ce9"/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#DIV/0!</text:p>
          </table:table-cell>
          <table:table-cell table:style-name="ce9"/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/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style-name="ce9"/>
          <table:table-cell table:style-name="ce7" table:formula="oooc:=[.AE15]/[.$D15]*1000" office:value-type="float" office:value="0">
            <text:p>0.00</text:p>
          </table:table-cell>
          <table:table-cell table:style-name="ce16" table:formula="oooc:=[.AE15]/[.AB1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6]" office:value-type="float" office:value="136035">
            <text:p>136035</text:p>
          </table:table-cell>
          <table:table-cell table:style-name="ce23" table:formula="oooc:=[Loose.B16]" office:value-type="float" office:value="171.12">
            <text:p>171.12</text:p>
          </table:table-cell>
          <table:table-cell table:style-name="ce23" table:formula="oooc:=[Loose.C16]" office:value-type="float" office:value="175.85">
            <text:p>175.85</text:p>
          </table:table-cell>
          <table:table-cell table:style-name="ce7" table:formula="oooc:=([.B16]+[.C16])/2" office:value-type="float" office:value="173.485">
            <text:p>173.49</text:p>
          </table:table-cell>
          <table:table-cell table:style-name="ce24" table:formula="oooc:=[Loose.E16]" office:value-type="float" office:value="0">
            <text:p>0</text:p>
          </table:table-cell>
          <table:table-cell table:style-name="ce11" table:formula="oooc:=[.E16]/[.D16]" office:value-type="float" office:value="0">
            <text:p>0</text:p>
          </table:table-cell>
          <table:table-cell table:style-name="ce24" table:formula="oooc:=[Loose.G16]" office:value-type="float" office:value="0">
            <text:p>0</text:p>
          </table:table-cell>
          <table:table-cell table:style-name="ce13" table:formula="oooc:=[.G16]/[.$D16]*1000" office:value-type="float" office:value="0">
            <text:p>0</text:p>
          </table:table-cell>
          <table:table-cell table:style-name="ce15" table:formula="oooc:=[.G16]/[.E16]" office:value-type="float" office:value="0">
            <text:p>#DIV/0!</text:p>
          </table:table-cell>
          <table:table-cell table:style-name="ce24" table:formula="oooc:=[Loose.J16]" office:value-type="float" office:value="0">
            <text:p>0</text:p>
          </table:table-cell>
          <table:table-cell table:style-name="ce13" table:formula="oooc:=[.J16]/[.$D16]*1000" office:value-type="float" office:value="0">
            <text:p>0</text:p>
          </table:table-cell>
          <table:table-cell table:style-name="ce16" table:formula="oooc:=[.J16]/[.G16]" office:value-type="float" office:value="0">
            <text:p>#DIV/0!</text:p>
          </table:table-cell>
          <table:table-cell table:style-name="ce9"/>
          <table:table-cell table:style-name="ce7" table:formula="oooc:=[.M16]/[.$D16]*1000" office:value-type="float" office:value="0">
            <text:p>0.00</text:p>
          </table:table-cell>
          <table:table-cell table:style-name="ce16" table:formula="oooc:=[.M16]/[.J16]" office:value-type="float" office:value="0">
            <text:p>#DIV/0!</text:p>
          </table:table-cell>
          <table:table-cell table:style-name="ce9"/>
          <table:table-cell table:style-name="ce7" table:formula="oooc:=[.P16]/[.$D16]*1000" office:value-type="float" office:value="0">
            <text:p>0.00</text:p>
          </table:table-cell>
          <table:table-cell table:style-name="ce16" table:formula="oooc:=[.P16]/[.M16]" office:value-type="float" office:value="0">
            <text:p>#DIV/0!</text:p>
          </table:table-cell>
          <table:table-cell table:style-name="ce9"/>
          <table:table-cell table:style-name="ce7" table:formula="oooc:=[.S16]/[.$D16]*1000" office:value-type="float" office:value="0">
            <text:p>0.00</text:p>
          </table:table-cell>
          <table:table-cell table:style-name="ce16" table:formula="oooc:=[.S16]/[.P16]" office:value-type="float" office:value="0">
            <text:p>#DIV/0!</text:p>
          </table:table-cell>
          <table:table-cell table:style-name="ce9"/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#DIV/0!</text:p>
          </table:table-cell>
          <table:table-cell table:style-name="ce9"/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/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style-name="ce9"/>
          <table:table-cell table:style-name="ce7" table:formula="oooc:=[.AE16]/[.$D16]*1000" office:value-type="float" office:value="0">
            <text:p>0.00</text:p>
          </table:table-cell>
          <table:table-cell table:style-name="ce16" table:formula="oooc:=[.AE16]/[.AB1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7]" office:value-type="float" office:value="136066">
            <text:p>136066</text:p>
          </table:table-cell>
          <table:table-cell table:style-name="ce23" table:formula="oooc:=[Loose.B17]" office:value-type="float" office:value="1052.71">
            <text:p>1052.71</text:p>
          </table:table-cell>
          <table:table-cell table:style-name="ce23" table:formula="oooc:=[Loose.C17]" office:value-type="float" office:value="1062.21">
            <text:p>1062.21</text:p>
          </table:table-cell>
          <table:table-cell table:style-name="ce7" table:formula="oooc:=([.B17]+[.C17])/2" office:value-type="float" office:value="1057.46">
            <text:p>1057.46</text:p>
          </table:table-cell>
          <table:table-cell table:style-name="ce24" table:formula="oooc:=[Loose.E17]" office:value-type="float" office:value="0">
            <text:p>0</text:p>
          </table:table-cell>
          <table:table-cell table:style-name="ce11" table:formula="oooc:=[.E17]/[.D17]" office:value-type="float" office:value="0">
            <text:p>0</text:p>
          </table:table-cell>
          <table:table-cell table:style-name="ce24" table:formula="oooc:=[Loose.G17]" office:value-type="float" office:value="0">
            <text:p>0</text:p>
          </table:table-cell>
          <table:table-cell table:style-name="ce13" table:formula="oooc:=[.G17]/[.$D17]*1000" office:value-type="float" office:value="0">
            <text:p>0</text:p>
          </table:table-cell>
          <table:table-cell table:style-name="ce15" table:formula="oooc:=[.G17]/[.E17]" office:value-type="float" office:value="0">
            <text:p>#DIV/0!</text:p>
          </table:table-cell>
          <table:table-cell table:style-name="ce24" table:formula="oooc:=[Loose.J17]" office:value-type="float" office:value="0">
            <text:p>0</text:p>
          </table:table-cell>
          <table:table-cell table:style-name="ce13" table:formula="oooc:=[.J17]/[.$D17]*1000" office:value-type="float" office:value="0">
            <text:p>0</text:p>
          </table:table-cell>
          <table:table-cell table:style-name="ce16" table:formula="oooc:=[.J17]/[.G17]" office:value-type="float" office:value="0">
            <text:p>#DIV/0!</text:p>
          </table:table-cell>
          <table:table-cell table:style-name="ce9"/>
          <table:table-cell table:style-name="ce7" table:formula="oooc:=[.M17]/[.$D17]*1000" office:value-type="float" office:value="0">
            <text:p>0.00</text:p>
          </table:table-cell>
          <table:table-cell table:style-name="ce16" table:formula="oooc:=[.M17]/[.J17]" office:value-type="float" office:value="0">
            <text:p>#DIV/0!</text:p>
          </table:table-cell>
          <table:table-cell table:style-name="ce9"/>
          <table:table-cell table:style-name="ce7" table:formula="oooc:=[.P17]/[.$D17]*1000" office:value-type="float" office:value="0">
            <text:p>0.00</text:p>
          </table:table-cell>
          <table:table-cell table:style-name="ce16" table:formula="oooc:=[.P17]/[.M17]" office:value-type="float" office:value="0">
            <text:p>#DIV/0!</text:p>
          </table:table-cell>
          <table:table-cell table:style-name="ce9"/>
          <table:table-cell table:style-name="ce7" table:formula="oooc:=[.S17]/[.$D17]*1000" office:value-type="float" office:value="0">
            <text:p>0.00</text:p>
          </table:table-cell>
          <table:table-cell table:style-name="ce16" table:formula="oooc:=[.S17]/[.P17]" office:value-type="float" office:value="0">
            <text:p>#DIV/0!</text:p>
          </table:table-cell>
          <table:table-cell table:style-name="ce9"/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#DIV/0!</text:p>
          </table:table-cell>
          <table:table-cell table:style-name="ce9"/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/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style-name="ce9"/>
          <table:table-cell table:style-name="ce7" table:formula="oooc:=[.AE17]/[.$D17]*1000" office:value-type="float" office:value="0">
            <text:p>0.00</text:p>
          </table:table-cell>
          <table:table-cell table:style-name="ce16" table:formula="oooc:=[.AE17]/[.AB1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8]" office:value-type="float" office:value="136080">
            <text:p>136080</text:p>
          </table:table-cell>
          <table:table-cell table:style-name="ce23" table:formula="oooc:=[Loose.B18]" office:value-type="float" office:value="96.14">
            <text:p>96.14</text:p>
          </table:table-cell>
          <table:table-cell table:style-name="ce23" table:formula="oooc:=[Loose.C18]" office:value-type="float" office:value="14.67">
            <text:p>14.67</text:p>
          </table:table-cell>
          <table:table-cell table:style-name="ce7" table:formula="oooc:=([.B18]+[.C18])/2" office:value-type="float" office:value="55.405">
            <text:p>55.41</text:p>
          </table:table-cell>
          <table:table-cell table:style-name="ce24" table:formula="oooc:=[Loose.E18]" office:value-type="float" office:value="0">
            <text:p>0</text:p>
          </table:table-cell>
          <table:table-cell table:style-name="ce11" table:formula="oooc:=[.E18]/[.D18]" office:value-type="float" office:value="0">
            <text:p>0</text:p>
          </table:table-cell>
          <table:table-cell table:style-name="ce24" table:formula="oooc:=[Loose.G18]" office:value-type="float" office:value="0">
            <text:p>0</text:p>
          </table:table-cell>
          <table:table-cell table:style-name="ce13" table:formula="oooc:=[.G18]/[.$D18]*1000" office:value-type="float" office:value="0">
            <text:p>0</text:p>
          </table:table-cell>
          <table:table-cell table:style-name="ce15" table:formula="oooc:=[.G18]/[.E18]" office:value-type="float" office:value="0">
            <text:p>#DIV/0!</text:p>
          </table:table-cell>
          <table:table-cell table:style-name="ce24" table:formula="oooc:=[Loose.J18]" office:value-type="float" office:value="0">
            <text:p>0</text:p>
          </table:table-cell>
          <table:table-cell table:style-name="ce13" table:formula="oooc:=[.J18]/[.$D18]*1000" office:value-type="float" office:value="0">
            <text:p>0</text:p>
          </table:table-cell>
          <table:table-cell table:style-name="ce16" table:formula="oooc:=[.J18]/[.G18]" office:value-type="float" office:value="0">
            <text:p>#DIV/0!</text:p>
          </table:table-cell>
          <table:table-cell table:style-name="ce9"/>
          <table:table-cell table:style-name="ce7" table:formula="oooc:=[.M18]/[.$D18]*1000" office:value-type="float" office:value="0">
            <text:p>0.00</text:p>
          </table:table-cell>
          <table:table-cell table:style-name="ce16" table:formula="oooc:=[.M18]/[.J18]" office:value-type="float" office:value="0">
            <text:p>#DIV/0!</text:p>
          </table:table-cell>
          <table:table-cell table:style-name="ce9"/>
          <table:table-cell table:style-name="ce7" table:formula="oooc:=[.P18]/[.$D18]*1000" office:value-type="float" office:value="0">
            <text:p>0.00</text:p>
          </table:table-cell>
          <table:table-cell table:style-name="ce16" table:formula="oooc:=[.P18]/[.M18]" office:value-type="float" office:value="0">
            <text:p>#DIV/0!</text:p>
          </table:table-cell>
          <table:table-cell table:style-name="ce9"/>
          <table:table-cell table:style-name="ce7" table:formula="oooc:=[.S18]/[.$D18]*1000" office:value-type="float" office:value="0">
            <text:p>0.00</text:p>
          </table:table-cell>
          <table:table-cell table:style-name="ce16" table:formula="oooc:=[.S18]/[.P18]" office:value-type="float" office:value="0">
            <text:p>#DIV/0!</text:p>
          </table:table-cell>
          <table:table-cell table:style-name="ce9"/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#DIV/0!</text:p>
          </table:table-cell>
          <table:table-cell table:style-name="ce9"/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/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style-name="ce9"/>
          <table:table-cell table:style-name="ce7" table:formula="oooc:=[.AE18]/[.$D18]*1000" office:value-type="float" office:value="0">
            <text:p>0.00</text:p>
          </table:table-cell>
          <table:table-cell table:style-name="ce16" table:formula="oooc:=[.AE18]/[.AB1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9]" office:value-type="float" office:value="136082">
            <text:p>136082</text:p>
          </table:table-cell>
          <table:table-cell table:style-name="ce23" table:formula="oooc:=[Loose.B19]" office:value-type="float" office:value="716.5">
            <text:p>716.50</text:p>
          </table:table-cell>
          <table:table-cell table:style-name="ce23" table:formula="oooc:=[Loose.C19]" office:value-type="float" office:value="736.95">
            <text:p>736.95</text:p>
          </table:table-cell>
          <table:table-cell table:style-name="ce7" table:formula="oooc:=([.B19]+[.C19])/2" office:value-type="float" office:value="726.725">
            <text:p>726.73</text:p>
          </table:table-cell>
          <table:table-cell table:style-name="ce24" table:formula="oooc:=[Loose.E19]" office:value-type="float" office:value="0">
            <text:p>0</text:p>
          </table:table-cell>
          <table:table-cell table:style-name="ce11" table:formula="oooc:=[.E19]/[.D19]" office:value-type="float" office:value="0">
            <text:p>0</text:p>
          </table:table-cell>
          <table:table-cell table:style-name="ce24" table:formula="oooc:=[Loose.G19]" office:value-type="float" office:value="0">
            <text:p>0</text:p>
          </table:table-cell>
          <table:table-cell table:style-name="ce13" table:formula="oooc:=[.G19]/[.$D19]*1000" office:value-type="float" office:value="0">
            <text:p>0</text:p>
          </table:table-cell>
          <table:table-cell table:style-name="ce15" table:formula="oooc:=[.G19]/[.E19]" office:value-type="float" office:value="0">
            <text:p>#DIV/0!</text:p>
          </table:table-cell>
          <table:table-cell table:style-name="ce24" table:formula="oooc:=[Loose.J19]" office:value-type="float" office:value="0">
            <text:p>0</text:p>
          </table:table-cell>
          <table:table-cell table:style-name="ce13" table:formula="oooc:=[.J19]/[.$D19]*1000" office:value-type="float" office:value="0">
            <text:p>0</text:p>
          </table:table-cell>
          <table:table-cell table:style-name="ce16" table:formula="oooc:=[.J19]/[.G19]" office:value-type="float" office:value="0">
            <text:p>#DIV/0!</text:p>
          </table:table-cell>
          <table:table-cell table:style-name="ce9"/>
          <table:table-cell table:style-name="ce7" table:formula="oooc:=[.M19]/[.$D19]*1000" office:value-type="float" office:value="0">
            <text:p>0.00</text:p>
          </table:table-cell>
          <table:table-cell table:style-name="ce16" table:formula="oooc:=[.M19]/[.J19]" office:value-type="float" office:value="0">
            <text:p>#DIV/0!</text:p>
          </table:table-cell>
          <table:table-cell table:style-name="ce9"/>
          <table:table-cell table:style-name="ce7" table:formula="oooc:=[.P19]/[.$D19]*1000" office:value-type="float" office:value="0">
            <text:p>0.00</text:p>
          </table:table-cell>
          <table:table-cell table:style-name="ce16" table:formula="oooc:=[.P19]/[.M19]" office:value-type="float" office:value="0">
            <text:p>#DIV/0!</text:p>
          </table:table-cell>
          <table:table-cell table:style-name="ce9"/>
          <table:table-cell table:style-name="ce7" table:formula="oooc:=[.S19]/[.$D19]*1000" office:value-type="float" office:value="0">
            <text:p>0.00</text:p>
          </table:table-cell>
          <table:table-cell table:style-name="ce16" table:formula="oooc:=[.S19]/[.P19]" office:value-type="float" office:value="0">
            <text:p>#DIV/0!</text:p>
          </table:table-cell>
          <table:table-cell table:style-name="ce9"/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#DIV/0!</text:p>
          </table:table-cell>
          <table:table-cell table:style-name="ce9"/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/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style-name="ce9"/>
          <table:table-cell table:style-name="ce7" table:formula="oooc:=[.AE19]/[.$D19]*1000" office:value-type="float" office:value="0">
            <text:p>0.00</text:p>
          </table:table-cell>
          <table:table-cell table:style-name="ce16" table:formula="oooc:=[.AE19]/[.AB1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0]" office:value-type="float" office:value="136087">
            <text:p>136087</text:p>
          </table:table-cell>
          <table:table-cell table:style-name="ce23" table:formula="oooc:=[Loose.B20]" office:value-type="float" office:value="312.82">
            <text:p>312.82</text:p>
          </table:table-cell>
          <table:table-cell table:style-name="ce23" table:formula="oooc:=[Loose.C20]" office:value-type="float" office:value="176.25">
            <text:p>176.25</text:p>
          </table:table-cell>
          <table:table-cell table:style-name="ce7" table:formula="oooc:=([.B20]+[.C20])/2" office:value-type="float" office:value="244.535">
            <text:p>244.54</text:p>
          </table:table-cell>
          <table:table-cell table:style-name="ce24" table:formula="oooc:=[Loose.E20]" office:value-type="float" office:value="0">
            <text:p>0</text:p>
          </table:table-cell>
          <table:table-cell table:style-name="ce11" table:formula="oooc:=[.E20]/[.D20]" office:value-type="float" office:value="0">
            <text:p>0</text:p>
          </table:table-cell>
          <table:table-cell table:style-name="ce24" table:formula="oooc:=[Loose.G20]" office:value-type="float" office:value="0">
            <text:p>0</text:p>
          </table:table-cell>
          <table:table-cell table:style-name="ce13" table:formula="oooc:=[.G20]/[.$D20]*1000" office:value-type="float" office:value="0">
            <text:p>0</text:p>
          </table:table-cell>
          <table:table-cell table:style-name="ce15" table:formula="oooc:=[.G20]/[.E20]" office:value-type="float" office:value="0">
            <text:p>#DIV/0!</text:p>
          </table:table-cell>
          <table:table-cell table:style-name="ce24" table:formula="oooc:=[Loose.J20]" office:value-type="float" office:value="0">
            <text:p>0</text:p>
          </table:table-cell>
          <table:table-cell table:style-name="ce13" table:formula="oooc:=[.J20]/[.$D20]*1000" office:value-type="float" office:value="0">
            <text:p>0</text:p>
          </table:table-cell>
          <table:table-cell table:style-name="ce16" table:formula="oooc:=[.J20]/[.G20]" office:value-type="float" office:value="0">
            <text:p>#DIV/0!</text:p>
          </table:table-cell>
          <table:table-cell table:style-name="ce9"/>
          <table:table-cell table:style-name="ce7" table:formula="oooc:=[.M20]/[.$D20]*1000" office:value-type="float" office:value="0">
            <text:p>0.00</text:p>
          </table:table-cell>
          <table:table-cell table:style-name="ce16" table:formula="oooc:=[.M20]/[.J20]" office:value-type="float" office:value="0">
            <text:p>#DIV/0!</text:p>
          </table:table-cell>
          <table:table-cell table:style-name="ce9"/>
          <table:table-cell table:style-name="ce7" table:formula="oooc:=[.P20]/[.$D20]*1000" office:value-type="float" office:value="0">
            <text:p>0.00</text:p>
          </table:table-cell>
          <table:table-cell table:style-name="ce16" table:formula="oooc:=[.P20]/[.M20]" office:value-type="float" office:value="0">
            <text:p>#DIV/0!</text:p>
          </table:table-cell>
          <table:table-cell table:style-name="ce9"/>
          <table:table-cell table:style-name="ce7" table:formula="oooc:=[.S20]/[.$D20]*1000" office:value-type="float" office:value="0">
            <text:p>0.00</text:p>
          </table:table-cell>
          <table:table-cell table:style-name="ce16" table:formula="oooc:=[.S20]/[.P20]" office:value-type="float" office:value="0">
            <text:p>#DIV/0!</text:p>
          </table:table-cell>
          <table:table-cell table:style-name="ce9"/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#DIV/0!</text:p>
          </table:table-cell>
          <table:table-cell table:style-name="ce9"/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/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style-name="ce9"/>
          <table:table-cell table:style-name="ce7" table:formula="oooc:=[.AE20]/[.$D20]*1000" office:value-type="float" office:value="0">
            <text:p>0.00</text:p>
          </table:table-cell>
          <table:table-cell table:style-name="ce16" table:formula="oooc:=[.AE20]/[.AB2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1]" office:value-type="float" office:value="136088">
            <text:p>136088</text:p>
          </table:table-cell>
          <table:table-cell table:style-name="ce23" table:formula="oooc:=[Loose.B21]" office:value-type="float" office:value="939.36">
            <text:p>939.36</text:p>
          </table:table-cell>
          <table:table-cell table:style-name="ce23" table:formula="oooc:=[Loose.C21]" office:value-type="float" office:value="956.19">
            <text:p>956.19</text:p>
          </table:table-cell>
          <table:table-cell table:style-name="ce7" table:formula="oooc:=([.B21]+[.C21])/2" office:value-type="float" office:value="947.775">
            <text:p>947.78</text:p>
          </table:table-cell>
          <table:table-cell table:style-name="ce24" table:formula="oooc:=[Loose.E21]" office:value-type="float" office:value="0">
            <text:p>0</text:p>
          </table:table-cell>
          <table:table-cell table:style-name="ce11" table:formula="oooc:=[.E21]/[.D21]" office:value-type="float" office:value="0">
            <text:p>0</text:p>
          </table:table-cell>
          <table:table-cell table:style-name="ce24" table:formula="oooc:=[Loose.G21]" office:value-type="float" office:value="0">
            <text:p>0</text:p>
          </table:table-cell>
          <table:table-cell table:style-name="ce13" table:formula="oooc:=[.G21]/[.$D21]*1000" office:value-type="float" office:value="0">
            <text:p>0</text:p>
          </table:table-cell>
          <table:table-cell table:style-name="ce15" table:formula="oooc:=[.G21]/[.E21]" office:value-type="float" office:value="0">
            <text:p>#DIV/0!</text:p>
          </table:table-cell>
          <table:table-cell table:style-name="ce24" table:formula="oooc:=[Loose.J21]" office:value-type="float" office:value="0">
            <text:p>0</text:p>
          </table:table-cell>
          <table:table-cell table:style-name="ce13" table:formula="oooc:=[.J21]/[.$D21]*1000" office:value-type="float" office:value="0">
            <text:p>0</text:p>
          </table:table-cell>
          <table:table-cell table:style-name="ce16" table:formula="oooc:=[.J21]/[.G21]" office:value-type="float" office:value="0">
            <text:p>#DIV/0!</text:p>
          </table:table-cell>
          <table:table-cell table:style-name="ce9"/>
          <table:table-cell table:style-name="ce7" table:formula="oooc:=[.M21]/[.$D21]*1000" office:value-type="float" office:value="0">
            <text:p>0.00</text:p>
          </table:table-cell>
          <table:table-cell table:style-name="ce16" table:formula="oooc:=[.M21]/[.J21]" office:value-type="float" office:value="0">
            <text:p>#DIV/0!</text:p>
          </table:table-cell>
          <table:table-cell table:style-name="ce9"/>
          <table:table-cell table:style-name="ce7" table:formula="oooc:=[.P21]/[.$D21]*1000" office:value-type="float" office:value="0">
            <text:p>0.00</text:p>
          </table:table-cell>
          <table:table-cell table:style-name="ce16" table:formula="oooc:=[.P21]/[.M21]" office:value-type="float" office:value="0">
            <text:p>#DIV/0!</text:p>
          </table:table-cell>
          <table:table-cell table:style-name="ce9"/>
          <table:table-cell table:style-name="ce7" table:formula="oooc:=[.S21]/[.$D21]*1000" office:value-type="float" office:value="0">
            <text:p>0.00</text:p>
          </table:table-cell>
          <table:table-cell table:style-name="ce16" table:formula="oooc:=[.S21]/[.P21]" office:value-type="float" office:value="0">
            <text:p>#DIV/0!</text:p>
          </table:table-cell>
          <table:table-cell table:style-name="ce9"/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#DIV/0!</text:p>
          </table:table-cell>
          <table:table-cell table:style-name="ce9"/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/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style-name="ce9"/>
          <table:table-cell table:style-name="ce7" table:formula="oooc:=[.AE21]/[.$D21]*1000" office:value-type="float" office:value="0">
            <text:p>0.00</text:p>
          </table:table-cell>
          <table:table-cell table:style-name="ce16" table:formula="oooc:=[.AE21]/[.AB2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2]" office:value-type="float" office:value="136097">
            <text:p>136097</text:p>
          </table:table-cell>
          <table:table-cell table:style-name="ce23" table:formula="oooc:=[Loose.B22]" office:value-type="float" office:value="368.63">
            <text:p>368.63</text:p>
          </table:table-cell>
          <table:table-cell table:style-name="ce23" table:formula="oooc:=[Loose.C22]" office:value-type="float" office:value="376.26">
            <text:p>376.26</text:p>
          </table:table-cell>
          <table:table-cell table:style-name="ce7" table:formula="oooc:=([.B22]+[.C22])/2" office:value-type="float" office:value="372.445">
            <text:p>372.45</text:p>
          </table:table-cell>
          <table:table-cell table:style-name="ce24" table:formula="oooc:=[Loose.E22]" office:value-type="float" office:value="0">
            <text:p>0</text:p>
          </table:table-cell>
          <table:table-cell table:style-name="ce11" table:formula="oooc:=[.E22]/[.D22]" office:value-type="float" office:value="0">
            <text:p>0</text:p>
          </table:table-cell>
          <table:table-cell table:style-name="ce24" table:formula="oooc:=[Loose.G22]" office:value-type="float" office:value="0">
            <text:p>0</text:p>
          </table:table-cell>
          <table:table-cell table:style-name="ce13" table:formula="oooc:=[.G22]/[.$D22]*1000" office:value-type="float" office:value="0">
            <text:p>0</text:p>
          </table:table-cell>
          <table:table-cell table:style-name="ce15" table:formula="oooc:=[.G22]/[.E22]" office:value-type="float" office:value="0">
            <text:p>#DIV/0!</text:p>
          </table:table-cell>
          <table:table-cell table:style-name="ce24" table:formula="oooc:=[Loose.J22]" office:value-type="float" office:value="0">
            <text:p>0</text:p>
          </table:table-cell>
          <table:table-cell table:style-name="ce13" table:formula="oooc:=[.J22]/[.$D22]*1000" office:value-type="float" office:value="0">
            <text:p>0</text:p>
          </table:table-cell>
          <table:table-cell table:style-name="ce16" table:formula="oooc:=[.J22]/[.G22]" office:value-type="float" office:value="0">
            <text:p>#DIV/0!</text:p>
          </table:table-cell>
          <table:table-cell table:style-name="ce9"/>
          <table:table-cell table:style-name="ce7" table:formula="oooc:=[.M22]/[.$D22]*1000" office:value-type="float" office:value="0">
            <text:p>0.00</text:p>
          </table:table-cell>
          <table:table-cell table:style-name="ce16" table:formula="oooc:=[.M22]/[.J22]" office:value-type="float" office:value="0">
            <text:p>#DIV/0!</text:p>
          </table:table-cell>
          <table:table-cell table:style-name="ce9"/>
          <table:table-cell table:style-name="ce7" table:formula="oooc:=[.P22]/[.$D22]*1000" office:value-type="float" office:value="0">
            <text:p>0.00</text:p>
          </table:table-cell>
          <table:table-cell table:style-name="ce16" table:formula="oooc:=[.P22]/[.M22]" office:value-type="float" office:value="0">
            <text:p>#DIV/0!</text:p>
          </table:table-cell>
          <table:table-cell table:style-name="ce9"/>
          <table:table-cell table:style-name="ce7" table:formula="oooc:=[.S22]/[.$D22]*1000" office:value-type="float" office:value="0">
            <text:p>0.00</text:p>
          </table:table-cell>
          <table:table-cell table:style-name="ce16" table:formula="oooc:=[.S22]/[.P22]" office:value-type="float" office:value="0">
            <text:p>#DIV/0!</text:p>
          </table:table-cell>
          <table:table-cell table:style-name="ce9"/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#DIV/0!</text:p>
          </table:table-cell>
          <table:table-cell table:style-name="ce9"/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/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style-name="ce9"/>
          <table:table-cell table:style-name="ce7" table:formula="oooc:=[.AE22]/[.$D22]*1000" office:value-type="float" office:value="0">
            <text:p>0.00</text:p>
          </table:table-cell>
          <table:table-cell table:style-name="ce16" table:formula="oooc:=[.AE22]/[.AB2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3]" office:value-type="float" office:value="136098">
            <text:p>136098</text:p>
          </table:table-cell>
          <table:table-cell table:style-name="ce23" table:formula="oooc:=[Loose.B23]" office:value-type="float" office:value="55.92">
            <text:p>55.92</text:p>
          </table:table-cell>
          <table:table-cell table:style-name="ce23" table:formula="oooc:=[Loose.C23]" office:value-type="float" office:value="54.21">
            <text:p>54.21</text:p>
          </table:table-cell>
          <table:table-cell table:style-name="ce7" table:formula="oooc:=([.B23]+[.C23])/2" office:value-type="float" office:value="55.065">
            <text:p>55.07</text:p>
          </table:table-cell>
          <table:table-cell table:style-name="ce24" table:formula="oooc:=[Loose.E23]" office:value-type="float" office:value="0">
            <text:p>0</text:p>
          </table:table-cell>
          <table:table-cell table:style-name="ce11" table:formula="oooc:=[.E23]/[.D23]" office:value-type="float" office:value="0">
            <text:p>0</text:p>
          </table:table-cell>
          <table:table-cell table:style-name="ce24" table:formula="oooc:=[Loose.G23]" office:value-type="float" office:value="0">
            <text:p>0</text:p>
          </table:table-cell>
          <table:table-cell table:style-name="ce13" table:formula="oooc:=[.G23]/[.$D23]*1000" office:value-type="float" office:value="0">
            <text:p>0</text:p>
          </table:table-cell>
          <table:table-cell table:style-name="ce15" table:formula="oooc:=[.G23]/[.E23]" office:value-type="float" office:value="0">
            <text:p>#DIV/0!</text:p>
          </table:table-cell>
          <table:table-cell table:style-name="ce24" table:formula="oooc:=[Loose.J23]" office:value-type="float" office:value="0">
            <text:p>0</text:p>
          </table:table-cell>
          <table:table-cell table:style-name="ce13" table:formula="oooc:=[.J23]/[.$D23]*1000" office:value-type="float" office:value="0">
            <text:p>0</text:p>
          </table:table-cell>
          <table:table-cell table:style-name="ce16" table:formula="oooc:=[.J23]/[.G23]" office:value-type="float" office:value="0">
            <text:p>#DIV/0!</text:p>
          </table:table-cell>
          <table:table-cell table:style-name="ce9"/>
          <table:table-cell table:style-name="ce7" table:formula="oooc:=[.M23]/[.$D23]*1000" office:value-type="float" office:value="0">
            <text:p>0.00</text:p>
          </table:table-cell>
          <table:table-cell table:style-name="ce16" table:formula="oooc:=[.M23]/[.J23]" office:value-type="float" office:value="0">
            <text:p>#DIV/0!</text:p>
          </table:table-cell>
          <table:table-cell table:style-name="ce9"/>
          <table:table-cell table:style-name="ce7" table:formula="oooc:=[.P23]/[.$D23]*1000" office:value-type="float" office:value="0">
            <text:p>0.00</text:p>
          </table:table-cell>
          <table:table-cell table:style-name="ce16" table:formula="oooc:=[.P23]/[.M23]" office:value-type="float" office:value="0">
            <text:p>#DIV/0!</text:p>
          </table:table-cell>
          <table:table-cell table:style-name="ce9"/>
          <table:table-cell table:style-name="ce7" table:formula="oooc:=[.S23]/[.$D23]*1000" office:value-type="float" office:value="0">
            <text:p>0.00</text:p>
          </table:table-cell>
          <table:table-cell table:style-name="ce16" table:formula="oooc:=[.S23]/[.P23]" office:value-type="float" office:value="0">
            <text:p>#DIV/0!</text:p>
          </table:table-cell>
          <table:table-cell table:style-name="ce9"/>
          <table:table-cell table:style-name="ce7" table:formula="oooc:=[.V23]/[.$D23]*1000" office:value-type="float" office:value="0">
            <text:p>0.00</text:p>
          </table:table-cell>
          <table:table-cell table:style-name="ce16" table:formula="oooc:=[.V23]/[.S23]" office:value-type="float" office:value="0">
            <text:p>#DIV/0!</text:p>
          </table:table-cell>
          <table:table-cell table:style-name="ce9"/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#DIV/0!</text:p>
          </table:table-cell>
          <table:table-cell table:style-name="ce9"/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style-name="ce9"/>
          <table:table-cell table:style-name="ce7" table:formula="oooc:=[.AE23]/[.$D23]*1000" office:value-type="float" office:value="0">
            <text:p>0.00</text:p>
          </table:table-cell>
          <table:table-cell table:style-name="ce16" table:formula="oooc:=[.AE23]/[.AB2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4]" office:value-type="float" office:value="136100">
            <text:p>136100</text:p>
          </table:table-cell>
          <table:table-cell table:style-name="ce23" table:formula="oooc:=[Loose.B24]" office:value-type="float" office:value="3437.34">
            <text:p>3437.34</text:p>
          </table:table-cell>
          <table:table-cell table:style-name="ce23" table:formula="oooc:=[Loose.C24]" office:value-type="float" office:value="3517.91">
            <text:p>3517.91</text:p>
          </table:table-cell>
          <table:table-cell table:style-name="ce7" table:formula="oooc:=([.B24]+[.C24])/2" office:value-type="float" office:value="3477.625">
            <text:p>3477.63</text:p>
          </table:table-cell>
          <table:table-cell table:style-name="ce24" table:formula="oooc:=[Loose.E24]" office:value-type="float" office:value="0">
            <text:p>0</text:p>
          </table:table-cell>
          <table:table-cell table:style-name="ce11" table:formula="oooc:=[.E24]/[.D24]" office:value-type="float" office:value="0">
            <text:p>0</text:p>
          </table:table-cell>
          <table:table-cell table:style-name="ce24" table:formula="oooc:=[Loose.G24]" office:value-type="float" office:value="0">
            <text:p>0</text:p>
          </table:table-cell>
          <table:table-cell table:style-name="ce13" table:formula="oooc:=[.G24]/[.$D24]*1000" office:value-type="float" office:value="0">
            <text:p>0</text:p>
          </table:table-cell>
          <table:table-cell table:style-name="ce15" table:formula="oooc:=[.G24]/[.E24]" office:value-type="float" office:value="0">
            <text:p>#DIV/0!</text:p>
          </table:table-cell>
          <table:table-cell table:style-name="ce24" table:formula="oooc:=[Loose.J24]" office:value-type="float" office:value="0">
            <text:p>0</text:p>
          </table:table-cell>
          <table:table-cell table:style-name="ce13" table:formula="oooc:=[.J24]/[.$D24]*1000" office:value-type="float" office:value="0">
            <text:p>0</text:p>
          </table:table-cell>
          <table:table-cell table:style-name="ce16" table:formula="oooc:=[.J24]/[.G24]" office:value-type="float" office:value="0">
            <text:p>#DIV/0!</text:p>
          </table:table-cell>
          <table:table-cell table:style-name="ce9"/>
          <table:table-cell table:style-name="ce7" table:formula="oooc:=[.M24]/[.$D24]*1000" office:value-type="float" office:value="0">
            <text:p>0.00</text:p>
          </table:table-cell>
          <table:table-cell table:style-name="ce16" table:formula="oooc:=[.M24]/[.J24]" office:value-type="float" office:value="0">
            <text:p>#DIV/0!</text:p>
          </table:table-cell>
          <table:table-cell table:style-name="ce9"/>
          <table:table-cell table:style-name="ce7" table:formula="oooc:=[.P24]/[.$D24]*1000" office:value-type="float" office:value="0">
            <text:p>0.00</text:p>
          </table:table-cell>
          <table:table-cell table:style-name="ce16" table:formula="oooc:=[.P24]/[.M24]" office:value-type="float" office:value="0">
            <text:p>#DIV/0!</text:p>
          </table:table-cell>
          <table:table-cell table:style-name="ce9"/>
          <table:table-cell table:style-name="ce7" table:formula="oooc:=[.S24]/[.$D24]*1000" office:value-type="float" office:value="0">
            <text:p>0.00</text:p>
          </table:table-cell>
          <table:table-cell table:style-name="ce16" table:formula="oooc:=[.S24]/[.P24]" office:value-type="float" office:value="0">
            <text:p>#DIV/0!</text:p>
          </table:table-cell>
          <table:table-cell table:style-name="ce9"/>
          <table:table-cell table:style-name="ce7" table:formula="oooc:=[.V24]/[.$D24]*1000" office:value-type="float" office:value="0">
            <text:p>0.00</text:p>
          </table:table-cell>
          <table:table-cell table:style-name="ce16" table:formula="oooc:=[.V24]/[.S24]" office:value-type="float" office:value="0">
            <text:p>#DIV/0!</text:p>
          </table:table-cell>
          <table:table-cell table:style-name="ce9"/>
          <table:table-cell table:style-name="ce7" table:formula="oooc:=[.Y24]/[.$D24]*1000" office:value-type="float" office:value="0">
            <text:p>0.00</text:p>
          </table:table-cell>
          <table:table-cell table:style-name="ce16" table:formula="oooc:=[.Y24]/[.V24]" office:value-type="float" office:value="0">
            <text:p>#DIV/0!</text:p>
          </table:table-cell>
          <table:table-cell table:style-name="ce9"/>
          <table:table-cell table:style-name="ce7" table:formula="oooc:=[.AB24]/[.$D24]*1000" office:value-type="float" office:value="0">
            <text:p>0.00</text:p>
          </table:table-cell>
          <table:table-cell table:style-name="ce16" table:formula="oooc:=[.AB24]/[.Y24]" office:value-type="float" office:value="0">
            <text:p>#DIV/0!</text:p>
          </table:table-cell>
          <table:table-cell table:style-name="ce9"/>
          <table:table-cell table:style-name="ce7" table:formula="oooc:=[.AE24]/[.$D24]*1000" office:value-type="float" office:value="0">
            <text:p>0.00</text:p>
          </table:table-cell>
          <table:table-cell table:style-name="ce16" table:formula="oooc:=[.AE24]/[.AB2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5]" office:value-type="float" office:value="136119">
            <text:p>136119</text:p>
          </table:table-cell>
          <table:table-cell table:style-name="ce23" table:formula="oooc:=[Loose.B25]" office:value-type="float" office:value="0">
            <text:p>0.00</text:p>
          </table:table-cell>
          <table:table-cell table:style-name="ce23" table:formula="oooc:=[Loose.C25]" office:value-type="float" office:value="0">
            <text:p>0.00</text:p>
          </table:table-cell>
          <table:table-cell table:style-name="ce7" table:formula="oooc:=([.B25]+[.C25])/2" office:value-type="float" office:value="0">
            <text:p>0.00</text:p>
          </table:table-cell>
          <table:table-cell table:style-name="ce24" table:formula="oooc:=[Loose.E25]" office:value-type="float" office:value="0">
            <text:p>0</text:p>
          </table:table-cell>
          <table:table-cell table:style-name="ce11" table:formula="oooc:=[.E25]/[.D25]" office:value-type="float" office:value="0">
            <text:p>#DIV/0!</text:p>
          </table:table-cell>
          <table:table-cell table:style-name="ce24" table:formula="oooc:=[Loose.G25]" office:value-type="float" office:value="0">
            <text:p>0</text:p>
          </table:table-cell>
          <table:table-cell table:style-name="ce13" table:formula="oooc:=[.G25]/[.$D25]*1000" office:value-type="float" office:value="0">
            <text:p>#DIV/0!</text:p>
          </table:table-cell>
          <table:table-cell table:style-name="ce15" table:formula="oooc:=[.G25]/[.E25]" office:value-type="float" office:value="0">
            <text:p>#DIV/0!</text:p>
          </table:table-cell>
          <table:table-cell table:style-name="ce24" table:formula="oooc:=[Loose.J25]" office:value-type="float" office:value="0">
            <text:p>0</text:p>
          </table:table-cell>
          <table:table-cell table:style-name="ce13" table:formula="oooc:=[.J25]/[.$D25]*1000" office:value-type="float" office:value="0">
            <text:p>#DIV/0!</text:p>
          </table:table-cell>
          <table:table-cell table:style-name="ce16" table:formula="oooc:=[.J25]/[.G25]" office:value-type="float" office:value="0">
            <text:p>#DIV/0!</text:p>
          </table:table-cell>
          <table:table-cell table:style-name="ce9"/>
          <table:table-cell table:style-name="ce7" table:formula="oooc:=[.M25]/[.$D25]*1000" office:value-type="float" office:value="0">
            <text:p>#DIV/0!</text:p>
          </table:table-cell>
          <table:table-cell table:style-name="ce16" table:formula="oooc:=[.M25]/[.J25]" office:value-type="float" office:value="0">
            <text:p>#DIV/0!</text:p>
          </table:table-cell>
          <table:table-cell table:style-name="ce9"/>
          <table:table-cell table:style-name="ce7" table:formula="oooc:=[.P25]/[.$D25]*1000" office:value-type="float" office:value="0">
            <text:p>#DIV/0!</text:p>
          </table:table-cell>
          <table:table-cell table:style-name="ce16" table:formula="oooc:=[.P25]/[.M25]" office:value-type="float" office:value="0">
            <text:p>#DIV/0!</text:p>
          </table:table-cell>
          <table:table-cell table:style-name="ce9"/>
          <table:table-cell table:style-name="ce7" table:formula="oooc:=[.S25]/[.$D25]*1000" office:value-type="float" office:value="0">
            <text:p>#DIV/0!</text:p>
          </table:table-cell>
          <table:table-cell table:style-name="ce16" table:formula="oooc:=[.S25]/[.P25]" office:value-type="float" office:value="0">
            <text:p>#DIV/0!</text:p>
          </table:table-cell>
          <table:table-cell table:style-name="ce9"/>
          <table:table-cell table:style-name="ce7" table:formula="oooc:=[.V25]/[.$D25]*1000" office:value-type="float" office:value="0">
            <text:p>#DIV/0!</text:p>
          </table:table-cell>
          <table:table-cell table:style-name="ce16" table:formula="oooc:=[.V25]/[.S25]" office:value-type="float" office:value="0">
            <text:p>#DIV/0!</text:p>
          </table:table-cell>
          <table:table-cell table:style-name="ce9"/>
          <table:table-cell table:style-name="ce7" table:formula="oooc:=[.Y25]/[.$D25]*1000" office:value-type="float" office:value="0">
            <text:p>#DIV/0!</text:p>
          </table:table-cell>
          <table:table-cell table:style-name="ce16" table:formula="oooc:=[.Y25]/[.V25]" office:value-type="float" office:value="0">
            <text:p>#DIV/0!</text:p>
          </table:table-cell>
          <table:table-cell table:style-name="ce9"/>
          <table:table-cell table:style-name="ce7" table:formula="oooc:=[.AB25]/[.$D25]*1000" office:value-type="float" office:value="0">
            <text:p>#DIV/0!</text:p>
          </table:table-cell>
          <table:table-cell table:style-name="ce16" table:formula="oooc:=[.AB25]/[.Y25]" office:value-type="float" office:value="0">
            <text:p>#DIV/0!</text:p>
          </table:table-cell>
          <table:table-cell table:style-name="ce9"/>
          <table:table-cell table:style-name="ce7" table:formula="oooc:=[.AE25]/[.$D25]*1000" office:value-type="float" office:value="0">
            <text:p>#DIV/0!</text:p>
          </table:table-cell>
          <table:table-cell table:style-name="ce16" table:formula="oooc:=[.AE25]/[.AB2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5])" office:value-type="float" office:value="16657.28">
            <text:p>16657.28</text:p>
          </table:table-cell>
          <table:table-cell table:style-name="ce6" table:formula="oooc:=SUM([.C4:.C25])" office:value-type="float" office:value="16709.62">
            <text:p>16709.62</text:p>
          </table:table-cell>
          <table:table-cell table:style-name="ce6" table:formula="oooc:=([.B26]+[.C26])/2" office:value-type="float" office:value="16683.45">
            <text:p>16683.45</text:p>
          </table:table-cell>
          <table:table-cell table:style-name="ce10" table:formula="oooc:=SUM([.E4:.E25])" office:value-type="float" office:value="0">
            <text:p>0</text:p>
          </table:table-cell>
          <table:table-cell table:style-name="ce12" table:formula="oooc:=[.E26]/[.D26]" office:value-type="float" office:value="0">
            <text:p>0</text:p>
          </table:table-cell>
          <table:table-cell table:style-name="ce10" table:formula="oooc:=SUM([.G4:.G25])" office:value-type="float" office:value="0">
            <text:p>0</text:p>
          </table:table-cell>
          <table:table-cell table:style-name="ce14" table:formula="oooc:=[.G26]/[.$D26]*1000" office:value-type="float" office:value="0">
            <text:p>0</text:p>
          </table:table-cell>
          <table:table-cell table:style-name="ce12" table:formula="oooc:=[.G26]/[.E26]" office:value-type="float" office:value="0">
            <text:p>#DIV/0!</text:p>
          </table:table-cell>
          <table:table-cell table:style-name="ce10" table:formula="oooc:=SUM([.J4:.J25])" office:value-type="float" office:value="0">
            <text:p>0</text:p>
          </table:table-cell>
          <table:table-cell table:style-name="ce14" table:formula="oooc:=[.J26]/[.$D26]*1000" office:value-type="float" office:value="0">
            <text:p>0</text:p>
          </table:table-cell>
          <table:table-cell table:style-name="ce17" table:formula="oooc:=[.J26]/[.G26]" office:value-type="float" office:value="0">
            <text:p>#DIV/0!</text:p>
          </table:table-cell>
          <table:table-cell table:style-name="ce10" table:formula="oooc:=SUM([.M4:.M25])" office:value-type="float" office:value="0">
            <text:p>0</text:p>
          </table:table-cell>
          <table:table-cell table:style-name="ce6" table:formula="oooc:=[.M26]/[.$D26]*1000" office:value-type="float" office:value="0">
            <text:p>0.00</text:p>
          </table:table-cell>
          <table:table-cell table:style-name="ce20" table:formula="oooc:=[.M26]/[.J26]" office:value-type="float" office:value="0">
            <text:p>#DIV/0!</text:p>
          </table:table-cell>
          <table:table-cell table:style-name="ce10" table:formula="oooc:=SUM([.P4:.P25])" office:value-type="float" office:value="0">
            <text:p>0</text:p>
          </table:table-cell>
          <table:table-cell table:style-name="ce6" table:formula="oooc:=[.P26]/[.$D26]*1000" office:value-type="float" office:value="0">
            <text:p>0.00</text:p>
          </table:table-cell>
          <table:table-cell table:style-name="ce20" table:formula="oooc:=[.P26]/[.M26]" office:value-type="float" office:value="0">
            <text:p>#DIV/0!</text:p>
          </table:table-cell>
          <table:table-cell table:style-name="ce10" table:formula="oooc:=SUM([.S4:.S25])" office:value-type="float" office:value="0">
            <text:p>0</text:p>
          </table:table-cell>
          <table:table-cell table:style-name="ce6" table:formula="oooc:=[.S26]/[.$D26]*1000" office:value-type="float" office:value="0">
            <text:p>0.00</text:p>
          </table:table-cell>
          <table:table-cell table:style-name="ce20" table:formula="oooc:=[.S26]/[.P26]" office:value-type="float" office:value="0">
            <text:p>#DIV/0!</text:p>
          </table:table-cell>
          <table:table-cell table:style-name="ce10" table:formula="oooc:=SUM([.V4:.V25])" office:value-type="float" office:value="0">
            <text:p>0</text:p>
          </table:table-cell>
          <table:table-cell table:style-name="ce6" table:formula="oooc:=[.V26]/[.$D26]*1000" office:value-type="float" office:value="0">
            <text:p>0.00</text:p>
          </table:table-cell>
          <table:table-cell table:style-name="ce20" table:formula="oooc:=[.V26]/[.S26]" office:value-type="float" office:value="0">
            <text:p>#DIV/0!</text:p>
          </table:table-cell>
          <table:table-cell table:style-name="ce10" table:formula="oooc:=SUM([.Y4:.Y25])" office:value-type="float" office:value="0">
            <text:p>0</text:p>
          </table:table-cell>
          <table:table-cell table:style-name="ce6" table:formula="oooc:=[.Y26]/[.$D26]*1000" office:value-type="float" office:value="0">
            <text:p>0.00</text:p>
          </table:table-cell>
          <table:table-cell table:style-name="ce20" table:formula="oooc:=[.Y26]/[.V26]" office:value-type="float" office:value="0">
            <text:p>#DIV/0!</text:p>
          </table:table-cell>
          <table:table-cell table:style-name="ce10" table:formula="oooc:=SUM([.AB4:.AB25])" office:value-type="float" office:value="0">
            <text:p>0</text:p>
          </table:table-cell>
          <table:table-cell table:style-name="ce6" table:formula="oooc:=[.AB26]/[.$D26]*1000" office:value-type="float" office:value="0">
            <text:p>0.00</text:p>
          </table:table-cell>
          <table:table-cell table:style-name="ce20" table:formula="oooc:=[.AB26]/[.Y26]" office:value-type="float" office:value="0">
            <text:p>#DIV/0!</text:p>
          </table:table-cell>
          <table:table-cell table:style-name="ce10" table:formula="oooc:=SUM([.AE4:.AE25])" office:value-type="float" office:value="0">
            <text:p>0</text:p>
          </table:table-cell>
          <table:table-cell table:style-name="ce6" table:formula="oooc:=[.AE26]/[.$D26]*1000" office:value-type="float" office:value="0">
            <text:p>0.00</text:p>
          </table:table-cell>
          <table:table-cell table:style-name="ce20" table:formula="oooc:=[.AE26]/[.AB26]" office:value-type="float" office:value="0">
            <text:p>#DIV/0!</text:p>
          </table:table-cell>
          <table:table-cell table:style-name="ce21" table:number-columns-repeated="223"/>
        </table:table-row>
        <table:table-row table:style-name="ro1">
          <table:table-cell table:number-columns-repeated="11"/>
          <table:table-cell table:style-name="ce18" table:formula="oooc:=SQRT([.L26]*(1-[.L26])/[.G26])" office:value-type="float" office:value="0">
            <text:p>#DIV/0!</text:p>
          </table:table-cell>
          <table:table-cell table:number-columns-repeated="2"/>
          <table:table-cell table:style-name="ce18" table:formula="oooc:=SQRT([.O26]*(1-[.O26])/[.J26])" office:value-type="float" office:value="0">
            <text:p>#DIV/0!</text:p>
          </table:table-cell>
          <table:table-cell table:number-columns-repeated="2"/>
          <table:table-cell table:style-name="ce18" table:formula="oooc:=SQRT([.R26]*(1-[.R26])/[.M26])" office:value-type="float" office:value="0">
            <text:p>#DIV/0!</text:p>
          </table:table-cell>
          <table:table-cell table:number-columns-repeated="2"/>
          <table:table-cell table:style-name="ce18" table:formula="oooc:=SQRT([.U26]*(1-[.U26])/[.P26])" office:value-type="float" office:value="0">
            <text:p>#DIV/0!</text:p>
          </table:table-cell>
          <table:table-cell table:number-columns-repeated="2"/>
          <table:table-cell table:style-name="ce18" table:formula="oooc:=SQRT([.X26]*(1-[.X26])/[.S26])" office:value-type="float" office:value="0">
            <text:p>#DIV/0!</text:p>
          </table:table-cell>
          <table:table-cell table:number-columns-repeated="2"/>
          <table:table-cell table:style-name="ce18" table:formula="oooc:=SQRT([.AA26]*(1-[.AA26])/[.V26])" office:value-type="float" office:value="0">
            <text:p>#DIV/0!</text:p>
          </table:table-cell>
          <table:table-cell table:number-columns-repeated="2"/>
          <table:table-cell table:style-name="ce18" table:formula="oooc:=SQRT([.AD26]*(1-[.AD26])/[.Y26])" office:value-type="float" office:value="0">
            <text:p>#DIV/0!</text:p>
          </table:table-cell>
          <table:table-cell table:number-columns-repeated="2"/>
          <table:table-cell table:style-name="ce18" table:formula="oooc:=SQRT([.AG26]*(1-[.AG26])/[.AB26])" office:value-type="float" office:value="0">
            <text:p>#DIV/0!</text:p>
          </table:table-cell>
          <table:table-cell table:number-columns-repeated="223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C" table:style-name="ta1" table:print="false">
        <office:forms form:automatic-focus="false" form:apply-design-mode="false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0" office:value-type="float" office:value="1000" table:number-columns-spanned="2" table:number-rows-spanned="1">
            <text:p>1000.0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Jets-madgraph</text:p>
          </table:table-cell>
          <table:table-cell table:style-name="ce30" table:formula="oooc:=[.B7]+[.B10]" office:value-type="float" office:value="1483404">
            <text:p>1483404</text:p>
          </table:table-cell>
          <table:table-cell table:style-name="ce32" office:value-type="float" office:value="165">
            <text:p>165</text:p>
          </table:table-cell>
          <table:table-cell table:style-name="ce7" table:formula="oooc:=[.B4]/[.C4]" office:value-type="float" office:value="8990.32727272727">
            <text:p>8990.33</text:p>
          </table:table-cell>
          <table:table-cell table:style-name="ce15" table:formula="oooc:=[.$E$2]/(1000*[.D4])" office:value-type="float" office:value="0.000111230655977738">
            <text:p>1.11E-004</text:p>
          </table:table-cell>
          <table:table-cell table:style-name="ce7" table:formula="oooc:=[.C4]*[.$E$2]/1000" office:value-type="float" office:value="165">
            <text:p>165.00</text:p>
          </table:table-cell>
          <table:table-cell table:style-name="ce30" table:formula="oooc:=[.G7]+[.G10]" office:value-type="float" office:value="443764">
            <text:p>443764</text:p>
          </table:table-cell>
          <table:table-cell table:style-name="ce11" table:formula="oooc:=[.G4]*[.$E4]" office:value-type="float" office:value="49.3601608193048">
            <text:p>49.36</text:p>
          </table:table-cell>
          <table:table-cell table:style-name="ce16" table:formula="oooc:=[.G4]/[.B4]" office:value-type="float" office:value="0.299152489813968">
            <text:p>0.2992</text:p>
          </table:table-cell>
          <table:table-cell table:style-name="ce30" table:formula="oooc:=[.J7]+[.J10]" office:value-type="float" office:value="443543">
            <text:p>443543</text:p>
          </table:table-cell>
          <table:table-cell table:style-name="ce11" table:formula="oooc:=[.J4]*[.$E4]" office:value-type="float" office:value="49.3355788443337">
            <text:p>49.34</text:p>
          </table:table-cell>
          <table:table-cell table:style-name="ce16" table:formula="oooc:=[.J4]/[.G4]" office:value-type="float" office:value="0.999501987542928">
            <text:p>0.9995</text:p>
          </table:table-cell>
          <table:table-cell table:style-name="ce30" table:formula="oooc:=[.M7]+[.M10]" office:value-type="float" office:value="195927">
            <text:p>195927</text:p>
          </table:table-cell>
          <table:table-cell table:style-name="ce11" table:formula="oooc:=[.M4]*[.$E4]" office:value-type="float" office:value="21.7930887337502">
            <text:p>21.79</text:p>
          </table:table-cell>
          <table:table-cell table:style-name="ce16" table:formula="oooc:=[.M4]/[.J4]" office:value-type="float" office:value="0.441731692304917">
            <text:p>0.4417</text:p>
          </table:table-cell>
          <table:table-cell table:style-name="ce30" table:formula="oooc:=[.P7]+[.P10]" office:value-type="float" office:value="189816">
            <text:p>189816</text:p>
          </table:table-cell>
          <table:table-cell table:style-name="ce11" table:formula="oooc:=[.P4]*[.$E4]" office:value-type="float" office:value="21.1133581950703">
            <text:p>21.11</text:p>
          </table:table-cell>
          <table:table-cell table:style-name="ce16" table:formula="oooc:=[.P4]/[.M4]" office:value-type="float" office:value="0.968809811817667">
            <text:p>0.9688</text:p>
          </table:table-cell>
          <table:table-cell table:style-name="ce30" table:formula="oooc:=[.S7]+[.S10]" office:value-type="float" office:value="165550">
            <text:p>165550</text:p>
          </table:table-cell>
          <table:table-cell table:style-name="ce11" table:formula="oooc:=[.S4]*[.$E4]" office:value-type="float" office:value="18.4142350971145">
            <text:p>18.41</text:p>
          </table:table-cell>
          <table:table-cell table:style-name="ce16" table:formula="oooc:=[.S4]/[.P4]" office:value-type="float" office:value="0.872160407974038">
            <text:p>0.8722</text:p>
          </table:table-cell>
          <table:table-cell table:style-name="ce30" table:formula="oooc:=[.V7]+[.V10]" office:value-type="float" office:value="164860">
            <text:p>164860</text:p>
          </table:table-cell>
          <table:table-cell table:style-name="ce11" table:formula="oooc:=[.V4]*[.$E4]" office:value-type="float" office:value="18.3374859444898">
            <text:p>18.34</text:p>
          </table:table-cell>
          <table:table-cell table:style-name="ce16" table:formula="oooc:=[.V4]/[.S4]" office:value-type="float" office:value="0.995832074901842">
            <text:p>0.9958</text:p>
          </table:table-cell>
          <table:table-cell table:style-name="ce30" table:formula="oooc:=[.Y7]+[.Y10]" office:value-type="float" office:value="157103">
            <text:p>157103</text:p>
          </table:table-cell>
          <table:table-cell table:style-name="ce7" table:formula="oooc:=[.Y4]*[.$E4]" office:value-type="float" office:value="17.4746697460705">
            <text:p>17.47</text:p>
          </table:table-cell>
          <table:table-cell table:style-name="ce16" table:formula="oooc:=[.Y4]/[.V4]" office:value-type="float" office:value="0.95294795584132">
            <text:p>0.9529</text:p>
          </table:table-cell>
          <table:table-cell table:style-name="ce30" table:formula="oooc:=[.AB7]+[.AB10]" office:value-type="float" office:value="125658">
            <text:p>125658</text:p>
          </table:table-cell>
          <table:table-cell table:style-name="ce11" table:formula="oooc:=[.AB4]*[.$E4]" office:value-type="float" office:value="13.9770217688506">
            <text:p>13.98</text:p>
          </table:table-cell>
          <table:table-cell table:style-name="ce16" table:formula="oooc:=[.AB4]/[.Y4]" office:value-type="float" office:value="0.799844687879926">
            <text:p>0.7998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-mcatnlo</text:p>
          </table:table-cell>
          <table:table-cell table:style-name="ce30" table:formula="oooc:=[.B8]+[.B11]" office:value-type="float" office:value="991694">
            <text:p>991694</text:p>
          </table:table-cell>
          <table:table-cell table:style-name="ce30" table:formula="oooc:=[.C4]" office:value-type="float" office:value="165">
            <text:p>165</text:p>
          </table:table-cell>
          <table:table-cell table:style-name="ce7" table:formula="oooc:=[.B5]/[.C5]" office:value-type="float" office:value="6010.26666666667">
            <text:p>6010.27</text:p>
          </table:table-cell>
          <table:table-cell table:style-name="ce15" table:formula="oooc:=[.$E$2]/(1000*[.D5])" office:value-type="float" office:value="0.000166381968631453">
            <text:p>1.66E-004</text:p>
          </table:table-cell>
          <table:table-cell table:style-name="ce7" table:formula="oooc:=[.C5]*[.$E$2]/1000" office:value-type="float" office:value="165">
            <text:p>165.00</text:p>
          </table:table-cell>
          <table:table-cell table:style-name="ce30" table:formula="oooc:=[.G8]+[.G11]" office:value-type="float" office:value="291844">
            <text:p>291844</text:p>
          </table:table-cell>
          <table:table-cell table:style-name="ce11" table:formula="oooc:=[.G5]*[.$E5]" office:value-type="float" office:value="48.5575792532777">
            <text:p>48.56</text:p>
          </table:table-cell>
          <table:table-cell table:style-name="ce16" table:formula="oooc:=[.G5]/[.B5]" office:value-type="float" office:value="0.294288359110774">
            <text:p>0.2943</text:p>
          </table:table-cell>
          <table:table-cell table:style-name="ce30" table:formula="oooc:=[.J8]+[.J11]" office:value-type="float" office:value="291699">
            <text:p>291699</text:p>
          </table:table-cell>
          <table:table-cell table:style-name="ce11" table:formula="oooc:=[.J5]*[.$E5]" office:value-type="float" office:value="48.5334538678262">
            <text:p>48.53</text:p>
          </table:table-cell>
          <table:table-cell table:style-name="ce16" table:formula="oooc:=[.J5]/[.G5]" office:value-type="float" office:value="0.99950315922205">
            <text:p>0.9995</text:p>
          </table:table-cell>
          <table:table-cell table:style-name="ce30" table:formula="oooc:=[.M8]+[.M11]" office:value-type="float" office:value="134989">
            <text:p>134989</text:p>
          </table:table-cell>
          <table:table-cell table:style-name="ce11" table:formula="oooc:=[.M5]*[.$E5]" office:value-type="float" office:value="22.4597355635912">
            <text:p>22.46</text:p>
          </table:table-cell>
          <table:table-cell table:style-name="ce16" table:formula="oooc:=[.M5]/[.J5]" office:value-type="float" office:value="0.462768127419018">
            <text:p>0.4628</text:p>
          </table:table-cell>
          <table:table-cell table:style-name="ce30" table:formula="oooc:=[.P8]+[.P11]" office:value-type="float" office:value="131075">
            <text:p>131075</text:p>
          </table:table-cell>
          <table:table-cell table:style-name="ce11" table:formula="oooc:=[.P5]*[.$E5]" office:value-type="float" office:value="21.8085165383677">
            <text:p>21.81</text:p>
          </table:table-cell>
          <table:table-cell table:style-name="ce16" table:formula="oooc:=[.P5]/[.M5]" office:value-type="float" office:value="0.971005044855507">
            <text:p>0.9710</text:p>
          </table:table-cell>
          <table:table-cell table:style-name="ce30" table:formula="oooc:=[.S8]+[.S11]" office:value-type="float" office:value="113471">
            <text:p>113471</text:p>
          </table:table-cell>
          <table:table-cell table:style-name="ce7" table:formula="oooc:=[.S5]*[.$E5]" office:value-type="float" office:value="18.8795283625796">
            <text:p>18.88</text:p>
          </table:table-cell>
          <table:table-cell table:style-name="ce16" table:formula="oooc:=[.S5]/[.P5]" office:value-type="float" office:value="0.865695212664505">
            <text:p>0.8657</text:p>
          </table:table-cell>
          <table:table-cell table:style-name="ce30" table:formula="oooc:=[.V8]+[.V11]" office:value-type="float" office:value="112954">
            <text:p>112954</text:p>
          </table:table-cell>
          <table:table-cell table:style-name="ce11" table:formula="oooc:=[.V5]*[.$E5]" office:value-type="float" office:value="18.7935088847971">
            <text:p>18.79</text:p>
          </table:table-cell>
          <table:table-cell table:style-name="ce16" table:formula="oooc:=[.V5]/[.S5]" office:value-type="float" office:value="0.995443769773775">
            <text:p>0.9954</text:p>
          </table:table-cell>
          <table:table-cell table:style-name="ce30" table:formula="oooc:=[.Y8]+[.Y11]" office:value-type="float" office:value="107518">
            <text:p>107518</text:p>
          </table:table-cell>
          <table:table-cell table:style-name="ce11" table:formula="oooc:=[.Y5]*[.$E5]" office:value-type="float" office:value="17.8890565033166">
            <text:p>17.89</text:p>
          </table:table-cell>
          <table:table-cell table:style-name="ce16" table:formula="oooc:=[.Y5]/[.V5]" office:value-type="float" office:value="0.95187421428192">
            <text:p>0.9519</text:p>
          </table:table-cell>
          <table:table-cell table:style-name="ce30" table:formula="oooc:=[.AB8]+[.AB11]" office:value-type="float" office:value="85617">
            <text:p>85617</text:p>
          </table:table-cell>
          <table:table-cell table:style-name="ce7" table:formula="oooc:=[.AB5]*[.$E5]" office:value-type="float" office:value="14.2451250083191">
            <text:p>14.25</text:p>
          </table:table-cell>
          <table:table-cell table:style-name="ce16" table:formula="oooc:=[.AB5]/[.Y5]" office:value-type="float" office:value="0.79630387470005">
            <text:p>0.7963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4:.F5])/2" office:value-type="float" office:value="165">
            <text:p>165.00</text:p>
          </table:table-cell>
          <table:table-cell table:style-name="ce47"/>
          <table:table-cell table:style-name="ce39" table:formula="oooc:=SUM([.H4:.H5])/2" office:value-type="float" office:value="48.9588700362913">
            <text:p>48.96</text:p>
          </table:table-cell>
          <table:table-cell table:style-name="ce49" table:formula="oooc:=[.H6]/[.F6]" office:value-type="float" office:value="0.296720424462371">
            <text:p>0.2967</text:p>
          </table:table-cell>
          <table:table-cell table:style-name="ce47"/>
          <table:table-cell table:style-name="ce39" table:formula="oooc:=SUM([.K4:.K5])/2" office:value-type="float" office:value="48.9345163560799">
            <text:p>48.93</text:p>
          </table:table-cell>
          <table:table-cell table:style-name="ce49" table:formula="oooc:=[.K6]/[.H6]" office:value-type="float" office:value="0.999502568580662">
            <text:p>0.9995</text:p>
          </table:table-cell>
          <table:table-cell table:style-name="ce47"/>
          <table:table-cell table:style-name="ce39" table:formula="oooc:=SUM([.N4:.N5])/2" office:value-type="float" office:value="22.1264121486707">
            <text:p>22.13</text:p>
          </table:table-cell>
          <table:table-cell table:style-name="ce49" table:formula="oooc:=[.N6]/[.K6]" office:value-type="float" office:value="0.452163703584281">
            <text:p>0.4522</text:p>
          </table:table-cell>
          <table:table-cell table:style-name="ce47"/>
          <table:table-cell table:style-name="ce39" table:formula="oooc:=SUM([.Q4:.Q5])/2" office:value-type="float" office:value="21.460937366719">
            <text:p>21.46</text:p>
          </table:table-cell>
          <table:table-cell table:style-name="ce49" table:formula="oooc:=[.Q6]/[.N6]" office:value-type="float" office:value="0.96992396338456">
            <text:p>0.9699</text:p>
          </table:table-cell>
          <table:table-cell table:style-name="ce47"/>
          <table:table-cell table:style-name="ce39" table:formula="oooc:=SUM([.T4:.T5])/2" office:value-type="float" office:value="18.646881729847">
            <text:p>18.65</text:p>
          </table:table-cell>
          <table:table-cell table:style-name="ce49" table:formula="oooc:=[.T6]/[.Q6]" office:value-type="float" office:value="0.868875455494507">
            <text:p>0.8689</text:p>
          </table:table-cell>
          <table:table-cell table:style-name="ce47"/>
          <table:table-cell table:style-name="ce39" table:formula="oooc:=SUM([.W4:.W5])/2" office:value-type="float" office:value="18.5654974146435">
            <text:p>18.57</text:p>
          </table:table-cell>
          <table:table-cell table:style-name="ce49" table:formula="oooc:=[.W6]/[.T6]" office:value-type="float" office:value="0.995635500005704">
            <text:p>0.9956</text:p>
          </table:table-cell>
          <table:table-cell table:style-name="ce47"/>
          <table:table-cell table:style-name="ce39" table:formula="oooc:=SUM([.Z4:.Z5])/2" office:value-type="float" office:value="17.6818631246935">
            <text:p>17.68</text:p>
          </table:table-cell>
          <table:table-cell table:style-name="ce49" table:formula="oooc:=[.Z6]/[.W6]" office:value-type="float" office:value="0.952404491502987">
            <text:p>0.9524</text:p>
          </table:table-cell>
          <table:table-cell table:style-name="ce47"/>
          <table:table-cell table:style-name="ce39" table:formula="oooc:=SUM([.AC4:.AC5])/2" office:value-type="float" office:value="14.1110733885848">
            <text:p>14.11</text:p>
          </table:table-cell>
          <table:table-cell table:style-name="ce49" table:formula="oooc:=[.AC6]/[.Z6]" office:value-type="float" office:value="0.798053535935253">
            <text:p>0.7981</text:p>
          </table:table-cell>
          <table:table-cell table:style-name="ce51" table:number-columns-repeated="226"/>
        </table:table-row>
        <table:table-row table:style-name="ro2">
          <table:table-cell table:style-name="ce25" office:value-type="string">
            <text:p>TtbarJets-madgraph Sig.</text:p>
          </table:table-cell>
          <table:table-cell table:style-name="ce32" office:value-type="float" office:value="219134">
            <text:p>219134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7]/[.C7]" office:value-type="float" office:value="8964.57272727273">
            <text:p>8964.57</text:p>
          </table:table-cell>
          <table:table-cell table:style-name="ce15" table:formula="oooc:=[.$E$2]/(1000*[.D7])" office:value-type="float" office:value="0.000111550213314431">
            <text:p>1.12E-004</text:p>
          </table:table-cell>
          <table:table-cell table:style-name="ce7" table:formula="oooc:=[.C7]*[.$E$2]/1000" office:value-type="float" office:value="24.4444444444444">
            <text:p>24.44</text:p>
          </table:table-cell>
          <table:table-cell table:style-name="ce9" office:value-type="float" office:value="181667">
            <text:p>181667</text:p>
          </table:table-cell>
          <table:table-cell table:style-name="ce11" table:formula="oooc:=[.G7]*[.$E7]" office:value-type="float" office:value="20.2649926021927">
            <text:p>20.26</text:p>
          </table:table-cell>
          <table:table-cell table:style-name="ce16" table:formula="oooc:=[.G7]/[.B7]" office:value-type="float" office:value="0.829022424635155">
            <text:p>0.8290</text:p>
          </table:table-cell>
          <table:table-cell table:style-name="ce9" office:value-type="float" office:value="181580">
            <text:p>181580</text:p>
          </table:table-cell>
          <table:table-cell table:style-name="ce11" table:formula="oooc:=[.J7]*[.$E7]" office:value-type="float" office:value="20.2552877336343">
            <text:p>20.26</text:p>
          </table:table-cell>
          <table:table-cell table:style-name="ce16" table:formula="oooc:=[.J7]/[.G7]" office:value-type="float" office:value="0.999521101796143">
            <text:p>0.9995</text:p>
          </table:table-cell>
          <table:table-cell table:style-name="ce9" office:value-type="float" office:value="132102">
            <text:p>132102</text:p>
          </table:table-cell>
          <table:table-cell table:style-name="ce11" table:formula="oooc:=[.M7]*[.$E7]" office:value-type="float" office:value="14.7360062792629">
            <text:p>14.74</text:p>
          </table:table-cell>
          <table:table-cell table:style-name="ce16" table:formula="oooc:=[.M7]/[.J7]" office:value-type="float" office:value="0.72751404339685">
            <text:p>0.7275</text:p>
          </table:table-cell>
          <table:table-cell table:style-name="ce9" office:value-type="float" office:value="131677">
            <text:p>131677</text:p>
          </table:table-cell>
          <table:table-cell table:style-name="ce11" table:formula="oooc:=[.P7]*[.$E7]" office:value-type="float" office:value="14.6885974386043">
            <text:p>14.69</text:p>
          </table:table-cell>
          <table:table-cell table:style-name="ce16" table:formula="oooc:=[.P7]/[.M7]" office:value-type="float" office:value="0.996782789056941">
            <text:p>0.9968</text:p>
          </table:table-cell>
          <table:table-cell table:style-name="ce9" office:value-type="float" office:value="129068">
            <text:p>129068</text:p>
          </table:table-cell>
          <table:table-cell table:style-name="ce11" table:formula="oooc:=[.S7]*[.$E7]" office:value-type="float" office:value="14.3975629320669">
            <text:p>14.4</text:p>
          </table:table-cell>
          <table:table-cell table:style-name="ce16" table:formula="oooc:=[.S7]/[.P7]" office:value-type="float" office:value="0.980186365120712">
            <text:p>0.9802</text:p>
          </table:table-cell>
          <table:table-cell table:style-name="ce9" office:value-type="float" office:value="128856">
            <text:p>128856</text:p>
          </table:table-cell>
          <table:table-cell table:style-name="ce11" table:formula="oooc:=[.V7]*[.$E7]" office:value-type="float" office:value="14.3739142868443">
            <text:p>14.37</text:p>
          </table:table-cell>
          <table:table-cell table:style-name="ce16" table:formula="oooc:=[.V7]/[.S7]" office:value-type="float" office:value="0.998357454984969">
            <text:p>0.9984</text:p>
          </table:table-cell>
          <table:table-cell table:style-name="ce9" office:value-type="float" office:value="125437">
            <text:p>125437</text:p>
          </table:table-cell>
          <table:table-cell table:style-name="ce11" table:formula="oooc:=[.Y7]*[.$E7]" office:value-type="float" office:value="13.9925241075222">
            <text:p>13.99</text:p>
          </table:table-cell>
          <table:table-cell table:style-name="ce16" table:formula="oooc:=[.Y7]/[.V7]" office:value-type="float" office:value="0.973466505246166">
            <text:p>0.9735</text:p>
          </table:table-cell>
          <table:table-cell table:style-name="ce9" office:value-type="float" office:value="105667">
            <text:p>105667</text:p>
          </table:table-cell>
          <table:table-cell table:style-name="ce11" table:formula="oooc:=[.AB7]*[.$E7]" office:value-type="float" office:value="11.7871763902959">
            <text:p>11.79</text:p>
          </table:table-cell>
          <table:table-cell table:style-name="ce16" table:formula="oooc:=[.AB7]/[.Y7]" office:value-type="float" office:value="0.842391001060293">
            <text:p>0.8424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-mcatnlo Sig.</text:p>
          </table:table-cell>
          <table:table-cell table:style-name="ce32" office:value-type="float" office:value="146351">
            <text:p>146351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8]/[.C8]" office:value-type="float" office:value="5987.08636363636">
            <text:p>5987.09</text:p>
          </table:table-cell>
          <table:table-cell table:style-name="ce15" table:formula="oooc:=[.$E$2]/(1000*[.D8])" office:value-type="float" office:value="0.000167026152499432">
            <text:p>1.67E-004</text:p>
          </table:table-cell>
          <table:table-cell table:style-name="ce7" table:formula="oooc:=[.C8]*[.$E$2]/1000" office:value-type="float" office:value="24.4444444444444">
            <text:p>24.44</text:p>
          </table:table-cell>
          <table:table-cell table:style-name="ce9" office:value-type="float" office:value="120872">
            <text:p>120872</text:p>
          </table:table-cell>
          <table:table-cell table:style-name="ce11" table:formula="oooc:=[.G8]*[.$E8]" office:value-type="float" office:value="20.1887851049114">
            <text:p>20.19</text:p>
          </table:table-cell>
          <table:table-cell table:style-name="ce16" table:formula="oooc:=[.G8]/[.B8]" office:value-type="float" office:value="0.825904845200921">
            <text:p>0.8259</text:p>
          </table:table-cell>
          <table:table-cell table:style-name="ce9" office:value-type="float" office:value="120827">
            <text:p>120827</text:p>
          </table:table-cell>
          <table:table-cell table:style-name="ce11" table:formula="oooc:=[.J8]*[.$E8]" office:value-type="float" office:value="20.1812689280489">
            <text:p>20.18</text:p>
          </table:table-cell>
          <table:table-cell table:style-name="ce16" table:formula="oooc:=[.J8]/[.G8]" office:value-type="float" office:value="0.999627705341187">
            <text:p>0.9996</text:p>
          </table:table-cell>
          <table:table-cell table:style-name="ce9" office:value-type="float" office:value="91444">
            <text:p>91444</text:p>
          </table:table-cell>
          <table:table-cell table:style-name="ce11" table:formula="oooc:=[.M8]*[.$E8]" office:value-type="float" office:value="15.2735394891581">
            <text:p>15.27</text:p>
          </table:table-cell>
          <table:table-cell table:style-name="ce16" table:formula="oooc:=[.M8]/[.J8]" office:value-type="float" office:value="0.756817598715519">
            <text:p>0.7568</text:p>
          </table:table-cell>
          <table:table-cell table:style-name="ce9" office:value-type="float" office:value="91139">
            <text:p>91139</text:p>
          </table:table-cell>
          <table:table-cell table:style-name="ce11" table:formula="oooc:=[.P8]*[.$E8]" office:value-type="float" office:value="15.2225965126458">
            <text:p>15.22</text:p>
          </table:table-cell>
          <table:table-cell table:style-name="ce16" table:formula="oooc:=[.P8]/[.M8]" office:value-type="float" office:value="0.996664625344473">
            <text:p>0.9967</text:p>
          </table:table-cell>
          <table:table-cell table:style-name="ce9" office:value-type="float" office:value="88975">
            <text:p>88975</text:p>
          </table:table-cell>
          <table:table-cell table:style-name="ce11" table:formula="oooc:=[.S8]*[.$E8]" office:value-type="float" office:value="14.861151918637">
            <text:p>14.86</text:p>
          </table:table-cell>
          <table:table-cell table:style-name="ce16" table:formula="oooc:=[.S8]/[.P8]" office:value-type="float" office:value="0.976256048453461">
            <text:p>0.9763</text:p>
          </table:table-cell>
          <table:table-cell table:style-name="ce9" office:value-type="float" office:value="88809">
            <text:p>88809</text:p>
          </table:table-cell>
          <table:table-cell table:style-name="ce11" table:formula="oooc:=[.V8]*[.$E8]" office:value-type="float" office:value="14.8334255773221">
            <text:p>14.83</text:p>
          </table:table-cell>
          <table:table-cell table:style-name="ce16" table:formula="oooc:=[.V8]/[.S8]" office:value-type="float" office:value="0.998134307389716">
            <text:p>0.9981</text:p>
          </table:table-cell>
          <table:table-cell table:style-name="ce9" office:value-type="float" office:value="86387">
            <text:p>86387</text:p>
          </table:table-cell>
          <table:table-cell table:style-name="ce11" table:formula="oooc:=[.Y8]*[.$E8]" office:value-type="float" office:value="14.4288882359685">
            <text:p>14.43</text:p>
          </table:table-cell>
          <table:table-cell table:style-name="ce16" table:formula="oooc:=[.Y8]/[.V8]" office:value-type="float" office:value="0.972727989280366">
            <text:p>0.9727</text:p>
          </table:table-cell>
          <table:table-cell table:style-name="ce9" office:value-type="float" office:value="72395">
            <text:p>72395</text:p>
          </table:table-cell>
          <table:table-cell table:style-name="ce11" table:formula="oooc:=[.AB8]*[.$E8]" office:value-type="float" office:value="12.0918583101964">
            <text:p>12.09</text:p>
          </table:table-cell>
          <table:table-cell table:style-name="ce16" table:formula="oooc:=[.AB8]/[.Y8]" office:value-type="float" office:value="0.83803118524778">
            <text:p>0.8380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7:.F8])/2" office:value-type="float" office:value="24.4444444444444">
            <text:p>24.44</text:p>
          </table:table-cell>
          <table:table-cell table:style-name="ce47"/>
          <table:table-cell table:style-name="ce39" table:formula="oooc:=SUM([.H7:.H8])/2" office:value-type="float" office:value="20.226888853552">
            <text:p>20.23</text:p>
          </table:table-cell>
          <table:table-cell table:style-name="ce49" table:formula="oooc:=[.H9]/[.F9]" office:value-type="float" office:value="0.827463634918038">
            <text:p>0.8275</text:p>
          </table:table-cell>
          <table:table-cell table:style-name="ce47"/>
          <table:table-cell table:style-name="ce39" table:formula="oooc:=SUM([.K7:.K8])/2" office:value-type="float" office:value="20.2182783308416">
            <text:p>20.22</text:p>
          </table:table-cell>
          <table:table-cell table:style-name="ce49" table:formula="oooc:=[.K9]/[.H9]" office:value-type="float" office:value="0.999574303157902">
            <text:p>0.9996</text:p>
          </table:table-cell>
          <table:table-cell table:style-name="ce47"/>
          <table:table-cell table:style-name="ce39" table:formula="oooc:=SUM([.N7:.N8])/2" office:value-type="float" office:value="15.0047728842105">
            <text:p>15.00</text:p>
          </table:table-cell>
          <table:table-cell table:style-name="ce49" table:formula="oooc:=[.N9]/[.K9]" office:value-type="float" office:value="0.742139001090006">
            <text:p>0.7421</text:p>
          </table:table-cell>
          <table:table-cell table:style-name="ce47"/>
          <table:table-cell table:style-name="ce39" table:formula="oooc:=SUM([.Q7:.Q8])/2" office:value-type="float" office:value="14.955596975625">
            <text:p>14.96</text:p>
          </table:table-cell>
          <table:table-cell table:style-name="ce49" table:formula="oooc:=[.Q9]/[.N9]" office:value-type="float" office:value="0.996722648922116">
            <text:p>0.9967</text:p>
          </table:table-cell>
          <table:table-cell table:style-name="ce47"/>
          <table:table-cell table:style-name="ce39" table:formula="oooc:=SUM([.T7:.T8])/2" office:value-type="float" office:value="14.629357425352">
            <text:p>14.63</text:p>
          </table:table-cell>
          <table:table-cell table:style-name="ce49" table:formula="oooc:=[.T9]/[.Q9]" office:value-type="float" office:value="0.978186123174837">
            <text:p>0.9782</text:p>
          </table:table-cell>
          <table:table-cell table:style-name="ce47"/>
          <table:table-cell table:style-name="ce39" table:formula="oooc:=SUM([.W7:.W8])/2" office:value-type="float" office:value="14.6036699320832">
            <text:p>14.60</text:p>
          </table:table-cell>
          <table:table-cell table:style-name="ce49" table:formula="oooc:=[.W9]/[.T9]" office:value-type="float" office:value="0.998244113359055">
            <text:p>0.9982</text:p>
          </table:table-cell>
          <table:table-cell table:style-name="ce47"/>
          <table:table-cell table:style-name="ce39" table:formula="oooc:=SUM([.Z7:.Z8])/2" office:value-type="float" office:value="14.2107061717454">
            <text:p>14.21</text:p>
          </table:table-cell>
          <table:table-cell table:style-name="ce49" table:formula="oooc:=[.Z9]/[.W9]" office:value-type="float" office:value="0.973091437825877">
            <text:p>0.9731</text:p>
          </table:table-cell>
          <table:table-cell table:style-name="ce47"/>
          <table:table-cell table:style-name="ce39" table:formula="oooc:=SUM([.AC7:.AC8])/2" office:value-type="float" office:value="11.9395173502462">
            <text:p>11.94</text:p>
          </table:table-cell>
          <table:table-cell table:style-name="ce49" table:formula="oooc:=[.AC9]/[.Z9]" office:value-type="float" office:value="0.840177624246788">
            <text:p>0.8402</text:p>
          </table:table-cell>
          <table:table-cell table:style-name="ce51" table:number-columns-repeated="226"/>
        </table:table-row>
        <table:table-row table:style-name="ro2">
          <table:table-cell table:style-name="ce25" office:value-type="string">
            <text:p>TtbarJets-madgraph Bkg.</text:p>
          </table:table-cell>
          <table:table-cell table:style-name="ce32" office:value-type="float" office:value="1264270">
            <text:p>12642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0]/[.C10]" office:value-type="float" office:value="8994.80632411067">
            <text:p>8994.81</text:p>
          </table:table-cell>
          <table:table-cell table:style-name="ce15" table:formula="oooc:=[.$E$2]/(1000*[.D10])" office:value-type="float" office:value="0.000111175267589641">
            <text:p>1.11E-004</text:p>
          </table:table-cell>
          <table:table-cell table:style-name="ce7" table:formula="oooc:=[.C10]*[.$E$2]/1000" office:value-type="float" office:value="140.555555555556">
            <text:p>140.56</text:p>
          </table:table-cell>
          <table:table-cell table:style-name="ce9" office:value-type="float" office:value="262097">
            <text:p>262097</text:p>
          </table:table-cell>
          <table:table-cell table:style-name="ce11" table:formula="oooc:=[.G10]*[.$E10]" office:value-type="float" office:value="29.1387041094422">
            <text:p>29.14</text:p>
          </table:table-cell>
          <table:table-cell table:style-name="ce16" table:formula="oooc:=[.G10]/[.B10]" office:value-type="float" office:value="0.207310938328047">
            <text:p>0.2073</text:p>
          </table:table-cell>
          <table:table-cell table:style-name="ce9" office:value-type="float" office:value="261963">
            <text:p>261963</text:p>
          </table:table-cell>
          <table:table-cell table:style-name="ce11" table:formula="oooc:=[.J10]*[.$E10]" office:value-type="float" office:value="29.1238066235851">
            <text:p>29.12</text:p>
          </table:table-cell>
          <table:table-cell table:style-name="ce16" table:formula="oooc:=[.J10]/[.G10]" office:value-type="float" office:value="0.999488738902009">
            <text:p>0.9995</text:p>
          </table:table-cell>
          <table:table-cell table:style-name="ce9" office:value-type="float" office:value="63825">
            <text:p>63825</text:p>
          </table:table-cell>
          <table:table-cell table:style-name="ce11" table:formula="oooc:=[.M10]*[.$E10]" office:value-type="float" office:value="7.09576145390884">
            <text:p>7.1</text:p>
          </table:table-cell>
          <table:table-cell table:style-name="ce16" table:formula="oooc:=[.M10]/[.J10]" office:value-type="float" office:value="0.243641277585002">
            <text:p>0.2436</text:p>
          </table:table-cell>
          <table:table-cell table:style-name="ce9" office:value-type="float" office:value="58139">
            <text:p>58139</text:p>
          </table:table-cell>
          <table:table-cell table:style-name="ce11" table:formula="oooc:=[.P10]*[.$E10]" office:value-type="float" office:value="6.46361888239414">
            <text:p>6.46</text:p>
          </table:table-cell>
          <table:table-cell table:style-name="ce16" table:formula="oooc:=[.P10]/[.M10]" office:value-type="float" office:value="0.910912651782217">
            <text:p>0.9109</text:p>
          </table:table-cell>
          <table:table-cell table:style-name="ce9" office:value-type="float" office:value="36482">
            <text:p>36482</text:p>
          </table:table-cell>
          <table:table-cell table:style-name="ce11" table:formula="oooc:=[.S10]*[.$E10]" office:value-type="float" office:value="4.05589611220529">
            <text:p>4.06</text:p>
          </table:table-cell>
          <table:table-cell table:style-name="ce16" table:formula="oooc:=[.S10]/[.P10]" office:value-type="float" office:value="0.627496172964791">
            <text:p>0.6275</text:p>
          </table:table-cell>
          <table:table-cell table:style-name="ce9" office:value-type="float" office:value="36004">
            <text:p>36004</text:p>
          </table:table-cell>
          <table:table-cell table:style-name="ce11" table:formula="oooc:=[.V10]*[.$E10]" office:value-type="float" office:value="4.00275433429744">
            <text:p>4</text:p>
          </table:table-cell>
          <table:table-cell table:style-name="ce16" table:formula="oooc:=[.V10]/[.S10]" office:value-type="float" office:value="0.986897648155255">
            <text:p>0.9869</text:p>
          </table:table-cell>
          <table:table-cell table:style-name="ce9" office:value-type="float" office:value="31666">
            <text:p>31666</text:p>
          </table:table-cell>
          <table:table-cell table:style-name="ce11" table:formula="oooc:=[.Y10]*[.$E10]" office:value-type="float" office:value="3.52047602349357">
            <text:p>3.52</text:p>
          </table:table-cell>
          <table:table-cell table:style-name="ce16" table:formula="oooc:=[.Y10]/[.V10]" office:value-type="float" office:value="0.8795133874014">
            <text:p>0.8795</text:p>
          </table:table-cell>
          <table:table-cell table:style-name="ce9" office:value-type="float" office:value="19991">
            <text:p>19991</text:p>
          </table:table-cell>
          <table:table-cell table:style-name="ce11" table:formula="oooc:=[.AB10]*[.$E10]" office:value-type="float" office:value="2.22250477438451">
            <text:p>2.22</text:p>
          </table:table-cell>
          <table:table-cell table:style-name="ce16" table:formula="oooc:=[.AB10]/[.Y10]" office:value-type="float" office:value="0.631308027537422">
            <text:p>0.6313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-mcatnlo Bkg.</text:p>
          </table:table-cell>
          <table:table-cell table:style-name="ce32" office:value-type="float" office:value="845343">
            <text:p>845343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1]/[.C11]" office:value-type="float" office:value="6014.29802371542">
            <text:p>6014.30</text:p>
          </table:table-cell>
          <table:table-cell table:style-name="ce15" table:formula="oooc:=[.$E$2]/(1000*[.D11])" office:value-type="float" office:value="0.000166270443542509">
            <text:p>1.66E-004</text:p>
          </table:table-cell>
          <table:table-cell table:style-name="ce7" table:formula="oooc:=[.C11]*[.$E$2]/1000" office:value-type="float" office:value="140.555555555556">
            <text:p>140.56</text:p>
          </table:table-cell>
          <table:table-cell table:style-name="ce9" office:value-type="float" office:value="170972">
            <text:p>170972</text:p>
          </table:table-cell>
          <table:table-cell table:style-name="ce11" table:formula="oooc:=[.G11]*[.$E11]" office:value-type="float" office:value="28.4275902733499">
            <text:p>28.43</text:p>
          </table:table-cell>
          <table:table-cell table:style-name="ce16" table:formula="oooc:=[.G11]/[.B11]" office:value-type="float" office:value="0.20225163040328">
            <text:p>0.2023</text:p>
          </table:table-cell>
          <table:table-cell table:style-name="ce9" office:value-type="float" office:value="170872">
            <text:p>170872</text:p>
          </table:table-cell>
          <table:table-cell table:style-name="ce11" table:formula="oooc:=[.J11]*[.$E11]" office:value-type="float" office:value="28.4109632289957">
            <text:p>28.41</text:p>
          </table:table-cell>
          <table:table-cell table:style-name="ce16" table:formula="oooc:=[.J11]/[.G11]" office:value-type="float" office:value="0.999415108906721">
            <text:p>0.9994</text:p>
          </table:table-cell>
          <table:table-cell table:style-name="ce9" office:value-type="float" office:value="43545">
            <text:p>43545</text:p>
          </table:table-cell>
          <table:table-cell table:style-name="ce11" table:formula="oooc:=[.M11]*[.$E11]" office:value-type="float" office:value="7.24024646405857">
            <text:p>7.24</text:p>
          </table:table-cell>
          <table:table-cell table:style-name="ce16" table:formula="oooc:=[.M11]/[.J11]" office:value-type="float" office:value="0.254839880144201">
            <text:p>0.2548</text:p>
          </table:table-cell>
          <table:table-cell table:style-name="ce9" office:value-type="float" office:value="39936">
            <text:p>39936</text:p>
          </table:table-cell>
          <table:table-cell table:style-name="ce11" table:formula="oooc:=[.P11]*[.$E11]" office:value-type="float" office:value="6.64017643331366">
            <text:p>6.64</text:p>
          </table:table-cell>
          <table:table-cell table:style-name="ce16" table:formula="oooc:=[.P11]/[.M11]" office:value-type="float" office:value="0.917120220461591">
            <text:p>0.9171</text:p>
          </table:table-cell>
          <table:table-cell table:style-name="ce9" office:value-type="float" office:value="24496">
            <text:p>24496</text:p>
          </table:table-cell>
          <table:table-cell table:style-name="ce11" table:formula="oooc:=[.S11]*[.$E11]" office:value-type="float" office:value="4.07296078501731">
            <text:p>4.07</text:p>
          </table:table-cell>
          <table:table-cell table:style-name="ce16" table:formula="oooc:=[.S11]/[.P11]" office:value-type="float" office:value="0.61338141025641">
            <text:p>0.6134</text:p>
          </table:table-cell>
          <table:table-cell table:style-name="ce9" office:value-type="float" office:value="24145">
            <text:p>24145</text:p>
          </table:table-cell>
          <table:table-cell table:style-name="ce11" table:formula="oooc:=[.V11]*[.$E11]" office:value-type="float" office:value="4.01459985933389">
            <text:p>4.01</text:p>
          </table:table-cell>
          <table:table-cell table:style-name="ce16" table:formula="oooc:=[.V11]/[.S11]" office:value-type="float" office:value="0.985671129980405">
            <text:p>0.9857</text:p>
          </table:table-cell>
          <table:table-cell table:style-name="ce9" office:value-type="float" office:value="21131">
            <text:p>21131</text:p>
          </table:table-cell>
          <table:table-cell table:style-name="ce11" table:formula="oooc:=[.Y11]*[.$E11]" office:value-type="float" office:value="3.51346074249677">
            <text:p>3.51</text:p>
          </table:table-cell>
          <table:table-cell table:style-name="ce16" table:formula="oooc:=[.Y11]/[.V11]" office:value-type="float" office:value="0.875170842824601">
            <text:p>0.8752</text:p>
          </table:table-cell>
          <table:table-cell table:style-name="ce9" office:value-type="float" office:value="13222">
            <text:p>13222</text:p>
          </table:table-cell>
          <table:table-cell table:style-name="ce11" table:formula="oooc:=[.AB11]*[.$E11]" office:value-type="float" office:value="2.19842780451906">
            <text:p>2.2</text:p>
          </table:table-cell>
          <table:table-cell table:style-name="ce16" table:formula="oooc:=[.AB11]/[.Y11]" office:value-type="float" office:value="0.625715773034878">
            <text:p>0.6257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10:.F11])/2" office:value-type="float" office:value="140.555555555556">
            <text:p>140.56</text:p>
          </table:table-cell>
          <table:table-cell table:style-name="ce47"/>
          <table:table-cell table:style-name="ce39" table:formula="oooc:=SUM([.H10:.H11])/2" office:value-type="float" office:value="28.783147191396">
            <text:p>28.78</text:p>
          </table:table-cell>
          <table:table-cell table:style-name="ce49" table:formula="oooc:=[.H12]/[.F12]" office:value-type="float" office:value="0.204781284365664">
            <text:p>0.2048</text:p>
          </table:table-cell>
          <table:table-cell table:style-name="ce47"/>
          <table:table-cell table:style-name="ce39" table:formula="oooc:=SUM([.K10:.K11])/2" office:value-type="float" office:value="28.7673849262904">
            <text:p>28.77</text:p>
          </table:table-cell>
          <table:table-cell table:style-name="ce49" table:formula="oooc:=[.K12]/[.H12]" office:value-type="float" office:value="0.99945237867837">
            <text:p>0.9995</text:p>
          </table:table-cell>
          <table:table-cell table:style-name="ce47"/>
          <table:table-cell table:style-name="ce39" table:formula="oooc:=SUM([.N10:.N11])/2" office:value-type="float" office:value="7.16800395898371">
            <text:p>7.17</text:p>
          </table:table-cell>
          <table:table-cell table:style-name="ce49" table:formula="oooc:=[.N12]/[.K12]" office:value-type="float" office:value="0.249171204728897">
            <text:p>0.2492</text:p>
          </table:table-cell>
          <table:table-cell table:style-name="ce47"/>
          <table:table-cell table:style-name="ce39" table:formula="oooc:=SUM([.Q10:.Q11])/2" office:value-type="float" office:value="6.5518976578539">
            <text:p>6.55</text:p>
          </table:table-cell>
          <table:table-cell table:style-name="ce49" table:formula="oooc:=[.Q12]/[.N12]" office:value-type="float" office:value="0.914047717515887">
            <text:p>0.9140</text:p>
          </table:table-cell>
          <table:table-cell table:style-name="ce47"/>
          <table:table-cell table:style-name="ce39" table:formula="oooc:=SUM([.T10:.T11])/2" office:value-type="float" office:value="4.0644284486113">
            <text:p>4.06</text:p>
          </table:table-cell>
          <table:table-cell table:style-name="ce49" table:formula="oooc:=[.T12]/[.Q12]" office:value-type="float" office:value="0.620343702063048">
            <text:p>0.6203</text:p>
          </table:table-cell>
          <table:table-cell table:style-name="ce47"/>
          <table:table-cell table:style-name="ce39" table:formula="oooc:=SUM([.W10:.W11])/2" office:value-type="float" office:value="4.00867709681566">
            <text:p>4.01</text:p>
          </table:table-cell>
          <table:table-cell table:style-name="ce49" table:formula="oooc:=[.W12]/[.T12]" office:value-type="float" office:value="0.986283101670868">
            <text:p>0.9863</text:p>
          </table:table-cell>
          <table:table-cell table:style-name="ce47"/>
          <table:table-cell table:style-name="ce39" table:formula="oooc:=SUM([.Z10:.Z11])/2" office:value-type="float" office:value="3.51696838299517">
            <text:p>3.52</text:p>
          </table:table-cell>
          <table:table-cell table:style-name="ce49" table:formula="oooc:=[.Z12]/[.W12]" office:value-type="float" office:value="0.877338907089551">
            <text:p>0.8773</text:p>
          </table:table-cell>
          <table:table-cell table:style-name="ce47"/>
          <table:table-cell table:style-name="ce39" table:formula="oooc:=SUM([.AC10:.AC11])/2" office:value-type="float" office:value="2.21046628945179">
            <text:p>2.21</text:p>
          </table:table-cell>
          <table:table-cell table:style-name="ce49" table:formula="oooc:=[.AC12]/[.Z12]" office:value-type="float" office:value="0.628514688997368">
            <text:p>0.6285</text:p>
          </table:table-cell>
          <table:table-cell table:style-name="ce51" table:number-columns-repeated="226"/>
        </table:table-row>
        <table:table-row table:style-name="ro2">
          <table:table-cell table:style-name="ce25" office:value-type="string">
            <text:p>SingleTop_sChannel</text:p>
          </table:table-cell>
          <table:table-cell table:style-name="ce32" office:value-type="float" office:value="412055">
            <text:p>412055</text:p>
          </table:table-cell>
          <table:table-cell table:style-name="ce36" office:value-type="float" office:value="1.5">
            <text:p>1.5</text:p>
          </table:table-cell>
          <table:table-cell table:style-name="ce7" table:formula="oooc:=[.B13]/[.C13]" office:value-type="float" office:value="274703.333333333">
            <text:p>274703.33</text:p>
          </table:table-cell>
          <table:table-cell table:style-name="ce15" table:formula="oooc:=[.$E$2]/(1000*[.D13])" office:value-type="float" office:value="0.00000364029073788693">
            <text:p>3.64E-006</text:p>
          </table:table-cell>
          <table:table-cell table:style-name="ce7" table:formula="oooc:=[.C13]*[.$E$2]/1000" office:value-type="float" office:value="1.5">
            <text:p>1.50</text:p>
          </table:table-cell>
          <table:table-cell table:style-name="ce9" office:value-type="float" office:value="142001">
            <text:p>142001</text:p>
          </table:table-cell>
          <table:table-cell table:style-name="ce11" table:formula="oooc:=[.G13]*[.$E13]" office:value-type="float" office:value="0.516924925070682">
            <text:p>0.52</text:p>
          </table:table-cell>
          <table:table-cell table:style-name="ce16" table:formula="oooc:=[.G13]/[.B13]" office:value-type="float" office:value="0.344616616713788">
            <text:p>0.3446</text:p>
          </table:table-cell>
          <table:table-cell table:style-name="ce9" office:value-type="float" office:value="141947">
            <text:p>141947</text:p>
          </table:table-cell>
          <table:table-cell table:style-name="ce11" table:formula="oooc:=[.J13]*[.$E13]" office:value-type="float" office:value="0.516728349370836">
            <text:p>0.52</text:p>
          </table:table-cell>
          <table:table-cell table:style-name="ce16" table:formula="oooc:=[.J13]/[.G13]" office:value-type="float" office:value="0.99961972098788">
            <text:p>0.9996</text:p>
          </table:table-cell>
          <table:table-cell table:style-name="ce9" office:value-type="float" office:value="78500">
            <text:p>78500</text:p>
          </table:table-cell>
          <table:table-cell table:style-name="ce11" table:formula="oooc:=[.M13]*[.$E13]" office:value-type="float" office:value="0.285762822924124">
            <text:p>0.29</text:p>
          </table:table-cell>
          <table:table-cell table:style-name="ce16" table:formula="oooc:=[.M13]/[.J13]" office:value-type="float" office:value="0.553023311517679">
            <text:p>0.5530</text:p>
          </table:table-cell>
          <table:table-cell table:style-name="ce9" office:value-type="float" office:value="78270">
            <text:p>78270</text:p>
          </table:table-cell>
          <table:table-cell table:style-name="ce11" table:formula="oooc:=[.P13]*[.$E13]" office:value-type="float" office:value="0.28492555605441">
            <text:p>0.28</text:p>
          </table:table-cell>
          <table:table-cell table:style-name="ce16" table:formula="oooc:=[.P13]/[.M13]" office:value-type="float" office:value="0.997070063694268">
            <text:p>0.9971</text:p>
          </table:table-cell>
          <table:table-cell table:style-name="ce9" office:value-type="float" office:value="77424">
            <text:p>77424</text:p>
          </table:table-cell>
          <table:table-cell table:style-name="ce11" table:formula="oooc:=[.S13]*[.$E13]" office:value-type="float" office:value="0.281845870090158">
            <text:p>0.28</text:p>
          </table:table-cell>
          <table:table-cell table:style-name="ce16" table:formula="oooc:=[.S13]/[.P13]" office:value-type="float" office:value="0.989191261019548">
            <text:p>0.9892</text:p>
          </table:table-cell>
          <table:table-cell table:style-name="ce9" office:value-type="float" office:value="72050">
            <text:p>72050</text:p>
          </table:table-cell>
          <table:table-cell table:style-name="ce11" table:formula="oooc:=[.V13]*[.$E13]" office:value-type="float" office:value="0.262282947664753">
            <text:p>0.26</text:p>
          </table:table-cell>
          <table:table-cell table:style-name="ce16" table:formula="oooc:=[.V13]/[.S13]" office:value-type="float" office:value="0.930589997933457">
            <text:p>0.9306</text:p>
          </table:table-cell>
          <table:table-cell table:style-name="ce9" office:value-type="float" office:value="47889">
            <text:p>47889</text:p>
          </table:table-cell>
          <table:table-cell table:style-name="ce11" table:formula="oooc:=[.Y13]*[.$E13]" office:value-type="float" office:value="0.174329883146667">
            <text:p>0.17</text:p>
          </table:table-cell>
          <table:table-cell table:style-name="ce16" table:formula="oooc:=[.Y13]/[.V13]" office:value-type="float" office:value="0.664663428174879">
            <text:p>0.6647</text:p>
          </table:table-cell>
          <table:table-cell table:style-name="ce9" office:value-type="float" office:value="13086">
            <text:p>13086</text:p>
          </table:table-cell>
          <table:table-cell table:style-name="ce11" table:formula="oooc:=[.AB13]*[.$E13]" office:value-type="float" office:value="0.0476368445959884">
            <text:p>0.05</text:p>
          </table:table-cell>
          <table:table-cell table:style-name="ce16" table:formula="oooc:=[.AB13]/[.Y13]" office:value-type="float" office:value="0.273256906596504">
            <text:p>0.2733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Channel</text:p>
          </table:table-cell>
          <table:table-cell table:style-name="ce32" office:value-type="float" office:value="528593">
            <text:p>528593</text:p>
          </table:table-cell>
          <table:table-cell table:style-name="ce32" office:value-type="float" office:value="20">
            <text:p>20</text:p>
          </table:table-cell>
          <table:table-cell table:style-name="ce7" table:formula="oooc:=[.B14]/[.C14]" office:value-type="float" office:value="26429.65">
            <text:p>26429.65</text:p>
          </table:table-cell>
          <table:table-cell table:style-name="ce15" table:formula="oooc:=[.$E$2]/(1000*[.D14])" office:value-type="float" office:value="0.0000378362937080135">
            <text:p>3.78E-005</text:p>
          </table:table-cell>
          <table:table-cell table:style-name="ce7" table:formula="oooc:=[.C14]*[.$E$2]/1000" office:value-type="float" office:value="20">
            <text:p>20.00</text:p>
          </table:table-cell>
          <table:table-cell table:style-name="ce9" office:value-type="float" office:value="172830">
            <text:p>172830</text:p>
          </table:table-cell>
          <table:table-cell table:style-name="ce11" table:formula="oooc:=[.G14]*[.$E14]" office:value-type="float" office:value="6.53924664155598">
            <text:p>6.54</text:p>
          </table:table-cell>
          <table:table-cell table:style-name="ce16" table:formula="oooc:=[.G14]/[.B14]" office:value-type="float" office:value="0.326962332077799">
            <text:p>0.3270</text:p>
          </table:table-cell>
          <table:table-cell table:style-name="ce9" office:value-type="float" office:value="172646">
            <text:p>172646</text:p>
          </table:table-cell>
          <table:table-cell table:style-name="ce11" table:formula="oooc:=[.J14]*[.$E14]" office:value-type="float" office:value="6.53228476351371">
            <text:p>6.53</text:p>
          </table:table-cell>
          <table:table-cell table:style-name="ce16" table:formula="oooc:=[.J14]/[.G14]" office:value-type="float" office:value="0.998935370016779">
            <text:p>0.9989</text:p>
          </table:table-cell>
          <table:table-cell table:style-name="ce9" office:value-type="float" office:value="107303">
            <text:p>107303</text:p>
          </table:table-cell>
          <table:table-cell table:style-name="ce11" table:formula="oooc:=[.M14]*[.$E14]" office:value-type="float" office:value="4.05994782375098">
            <text:p>4.06</text:p>
          </table:table-cell>
          <table:table-cell table:style-name="ce16" table:formula="oooc:=[.M14]/[.J14]" office:value-type="float" office:value="0.621520336410922">
            <text:p>0.6215</text:p>
          </table:table-cell>
          <table:table-cell table:style-name="ce9" office:value-type="float" office:value="107034">
            <text:p>107034</text:p>
          </table:table-cell>
          <table:table-cell table:style-name="ce7" table:formula="oooc:=[.P14]*[.$E14]" office:value-type="float" office:value="4.04976986074352">
            <text:p>4.05</text:p>
          </table:table-cell>
          <table:table-cell table:style-name="ce16" table:formula="oooc:=[.P14]/[.M14]" office:value-type="float" office:value="0.997493080342581">
            <text:p>0.9975</text:p>
          </table:table-cell>
          <table:table-cell table:style-name="ce9" office:value-type="float" office:value="105561">
            <text:p>105561</text:p>
          </table:table-cell>
          <table:table-cell table:style-name="ce11" table:formula="oooc:=[.S14]*[.$E14]" office:value-type="float" office:value="3.99403700011162">
            <text:p>3.99</text:p>
          </table:table-cell>
          <table:table-cell table:style-name="ce16" table:formula="oooc:=[.S14]/[.P14]" office:value-type="float" office:value="0.986238017826111">
            <text:p>0.9862</text:p>
          </table:table-cell>
          <table:table-cell table:style-name="ce9" office:value-type="float" office:value="94969">
            <text:p>94969</text:p>
          </table:table-cell>
          <table:table-cell table:style-name="ce11" table:formula="oooc:=[.V14]*[.$E14]" office:value-type="float" office:value="3.59327497715634">
            <text:p>3.59</text:p>
          </table:table-cell>
          <table:table-cell table:style-name="ce16" table:formula="oooc:=[.V14]/[.S14]" office:value-type="float" office:value="0.899659912278209">
            <text:p>0.8997</text:p>
          </table:table-cell>
          <table:table-cell table:style-name="ce9" office:value-type="float" office:value="48656">
            <text:p>48656</text:p>
          </table:table-cell>
          <table:table-cell table:style-name="ce11" table:formula="oooc:=[.Y14]*[.$E14]" office:value-type="float" office:value="1.84096270665711">
            <text:p>1.84</text:p>
          </table:table-cell>
          <table:table-cell table:style-name="ce16" table:formula="oooc:=[.Y14]/[.V14]" office:value-type="float" office:value="0.512335604249808">
            <text:p>0.5123</text:p>
          </table:table-cell>
          <table:table-cell table:style-name="ce9" office:value-type="float" office:value="12464">
            <text:p>12464</text:p>
          </table:table-cell>
          <table:table-cell table:style-name="ce11" table:formula="oooc:=[.AB14]*[.$E14]" office:value-type="float" office:value="0.471591564776681">
            <text:p>0.47</text:p>
          </table:table-cell>
          <table:table-cell table:style-name="ce16" table:formula="oooc:=[.AB14]/[.Y14]" office:value-type="float" office:value="0.256165734955607">
            <text:p>0.2562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SingleTop_tWChannel</text:p>
          </table:table-cell>
          <table:table-cell table:style-name="ce32" office:value-type="float" office:value="466437">
            <text:p>466437</text:p>
          </table:table-cell>
          <table:table-cell table:style-name="ce36" office:value-type="float" office:value="10.6">
            <text:p>10.6</text:p>
          </table:table-cell>
          <table:table-cell table:style-name="ce7" table:formula="oooc:=[.B15]/[.C15]" office:value-type="float" office:value="44003.4905660377">
            <text:p>44003.49</text:p>
          </table:table-cell>
          <table:table-cell table:style-name="ce15" table:formula="oooc:=[.$E$2]/(1000*[.D15])" office:value-type="float" office:value="0.0000227254698919683">
            <text:p>2.27E-005</text:p>
          </table:table-cell>
          <table:table-cell table:style-name="ce7" table:formula="oooc:=[.C15]*[.$E$2]/1000" office:value-type="float" office:value="10.6">
            <text:p>10.60</text:p>
          </table:table-cell>
          <table:table-cell table:style-name="ce9" office:value-type="float" office:value="122617">
            <text:p>122617</text:p>
          </table:table-cell>
          <table:table-cell table:style-name="ce11" table:formula="oooc:=[.G15]*[.$E15]" office:value-type="float" office:value="2.78652894174347">
            <text:p>2.79</text:p>
          </table:table-cell>
          <table:table-cell table:style-name="ce16" table:formula="oooc:=[.G15]/[.B15]" office:value-type="float" office:value="0.262880088843724">
            <text:p>0.2629</text:p>
          </table:table-cell>
          <table:table-cell table:style-name="ce9" office:value-type="float" office:value="122566">
            <text:p>122566</text:p>
          </table:table-cell>
          <table:table-cell table:style-name="ce11" table:formula="oooc:=[.J15]*[.$E15]" office:value-type="float" office:value="2.78536994277898">
            <text:p>2.79</text:p>
          </table:table-cell>
          <table:table-cell table:style-name="ce16" table:formula="oooc:=[.J15]/[.G15]" office:value-type="float" office:value="0.999584070724288">
            <text:p>0.9996</text:p>
          </table:table-cell>
          <table:table-cell table:style-name="ce9" office:value-type="float" office:value="63136">
            <text:p>63136</text:p>
          </table:table-cell>
          <table:table-cell table:style-name="ce11" table:formula="oooc:=[.M15]*[.$E15]" office:value-type="float" office:value="1.43479526709931">
            <text:p>1.43</text:p>
          </table:table-cell>
          <table:table-cell table:style-name="ce16" table:formula="oooc:=[.M15]/[.J15]" office:value-type="float" office:value="0.515118385196547">
            <text:p>0.5151</text:p>
          </table:table-cell>
          <table:table-cell table:style-name="ce9" office:value-type="float" office:value="61049">
            <text:p>61049</text:p>
          </table:table-cell>
          <table:table-cell table:style-name="ce11" table:formula="oooc:=[.P15]*[.$E15]" office:value-type="float" office:value="1.38736721143477">
            <text:p>1.39</text:p>
          </table:table-cell>
          <table:table-cell table:style-name="ce16" table:formula="oooc:=[.P15]/[.M15]" office:value-type="float" office:value="0.966944374049671">
            <text:p>0.9669</text:p>
          </table:table-cell>
          <table:table-cell table:style-name="ce9" office:value-type="float" office:value="52942">
            <text:p>52942</text:p>
          </table:table-cell>
          <table:table-cell table:style-name="ce11" table:formula="oooc:=[.S15]*[.$E15]" office:value-type="float" office:value="1.20313182702058">
            <text:p>1.2</text:p>
          </table:table-cell>
          <table:table-cell table:style-name="ce16" table:formula="oooc:=[.S15]/[.P15]" office:value-type="float" office:value="0.867205032023457">
            <text:p>0.8672</text:p>
          </table:table-cell>
          <table:table-cell table:style-name="ce9" office:value-type="float" office:value="52013">
            <text:p>52013</text:p>
          </table:table-cell>
          <table:table-cell table:style-name="ce11" table:formula="oooc:=[.V15]*[.$E15]" office:value-type="float" office:value="1.18201986549095">
            <text:p>1.18</text:p>
          </table:table-cell>
          <table:table-cell table:style-name="ce16" table:formula="oooc:=[.V15]/[.S15]" office:value-type="float" office:value="0.982452495183408">
            <text:p>0.9825</text:p>
          </table:table-cell>
          <table:table-cell table:style-name="ce9" office:value-type="float" office:value="44418">
            <text:p>44418</text:p>
          </table:table-cell>
          <table:table-cell table:style-name="ce11" table:formula="oooc:=[.Y15]*[.$E15]" office:value-type="float" office:value="1.00941992166145">
            <text:p>1.01</text:p>
          </table:table-cell>
          <table:table-cell table:style-name="ce16" table:formula="oooc:=[.Y15]/[.V15]" office:value-type="float" office:value="0.85397881298906">
            <text:p>0.8540</text:p>
          </table:table-cell>
          <table:table-cell table:style-name="ce9" office:value-type="float" office:value="25466">
            <text:p>25466</text:p>
          </table:table-cell>
          <table:table-cell table:style-name="ce11" table:formula="oooc:=[.AB15]*[.$E15]" office:value-type="float" office:value="0.578726816268864">
            <text:p>0.58</text:p>
          </table:table-cell>
          <table:table-cell table:style-name="ce16" table:formula="oooc:=[.AB15]/[.Y15]" office:value-type="float" office:value="0.573326129046783">
            <text:p>0.5733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Wjets-madgraph</text:p>
          </table:table-cell>
          <table:table-cell table:style-name="ce32" office:value-type="float" office:value="10068895">
            <text:p>10068895</text:p>
          </table:table-cell>
          <table:table-cell table:style-name="ce32" office:value-type="float" office:value="28000">
            <text:p>28000</text:p>
          </table:table-cell>
          <table:table-cell table:style-name="ce7" table:formula="oooc:=[.B16]/[.C16]" office:value-type="float" office:value="359.603392857143">
            <text:p>359.60</text:p>
          </table:table-cell>
          <table:table-cell table:style-name="ce15" table:formula="oooc:=[.$E$2]/(1000*[.D16])" office:value-type="float" office:value="0.0027808413932214">
            <text:p>2.78E-003</text:p>
          </table:table-cell>
          <table:table-cell table:style-name="ce7" table:formula="oooc:=[.C16]*[.$E$2]/1000" office:value-type="float" office:value="28000">
            <text:p>28000.00</text:p>
          </table:table-cell>
          <table:table-cell table:style-name="ce9" office:value-type="float" office:value="2078152">
            <text:p>2078152</text:p>
          </table:table-cell>
          <table:table-cell table:style-name="ce11" table:formula="oooc:=[.G16]*[.$E16]" office:value-type="float" office:value="5779.01110300584">
            <text:p>5779.01</text:p>
          </table:table-cell>
          <table:table-cell table:style-name="ce16" table:formula="oooc:=[.G16]/[.B16]" office:value-type="float" office:value="0.20639325367878">
            <text:p>0.2064</text:p>
          </table:table-cell>
          <table:table-cell table:style-name="ce9" office:value-type="float" office:value="2071788">
            <text:p>2071788</text:p>
          </table:table-cell>
          <table:table-cell table:style-name="ce11" table:formula="oooc:=[.J16]*[.$E16]" office:value-type="float" office:value="5761.31382837938">
            <text:p>5761.31</text:p>
          </table:table-cell>
          <table:table-cell table:style-name="ce16" table:formula="oooc:=[.J16]/[.G16]" office:value-type="float" office:value="0.996937663847495">
            <text:p>0.9969</text:p>
          </table:table-cell>
          <table:table-cell table:style-name="ce9" office:value-type="float" office:value="1530580">
            <text:p>1530580</text:p>
          </table:table-cell>
          <table:table-cell table:style-name="ce11" table:formula="oooc:=[.M16]*[.$E16]" office:value-type="float" office:value="4256.30021963681">
            <text:p>4256.3</text:p>
          </table:table-cell>
          <table:table-cell table:style-name="ce16" table:formula="oooc:=[.M16]/[.J16]" office:value-type="float" office:value="0.738772499888985">
            <text:p>0.7388</text:p>
          </table:table-cell>
          <table:table-cell table:style-name="ce9" office:value-type="float" office:value="1529960">
            <text:p>1529960</text:p>
          </table:table-cell>
          <table:table-cell table:style-name="ce11" table:formula="oooc:=[.P16]*[.$E16]" office:value-type="float" office:value="4254.57609797302">
            <text:p>4254.58</text:p>
          </table:table-cell>
          <table:table-cell table:style-name="ce16" table:formula="oooc:=[.P16]/[.M16]" office:value-type="float" office:value="0.999594924799749">
            <text:p>0.9996</text:p>
          </table:table-cell>
          <table:table-cell table:style-name="ce9" office:value-type="float" office:value="1526479">
            <text:p>1526479</text:p>
          </table:table-cell>
          <table:table-cell table:style-name="ce11" table:formula="oooc:=[.S16]*[.$E16]" office:value-type="float" office:value="4244.89598908321">
            <text:p>4244.9</text:p>
          </table:table-cell>
          <table:table-cell table:style-name="ce16" table:formula="oooc:=[.S16]/[.P16]" office:value-type="float" office:value="0.997724777118356">
            <text:p>0.9977</text:p>
          </table:table-cell>
          <table:table-cell table:style-name="ce9" office:value-type="float" office:value="227343">
            <text:p>227343</text:p>
          </table:table-cell>
          <table:table-cell table:style-name="ce11" table:formula="oooc:=[.V16]*[.$E16]" office:value-type="float" office:value="632.204824859133">
            <text:p>632.2</text:p>
          </table:table-cell>
          <table:table-cell table:style-name="ce16" table:formula="oooc:=[.V16]/[.S16]" office:value-type="float" office:value="0.148932936515995">
            <text:p>0.1489</text:p>
          </table:table-cell>
          <table:table-cell table:style-name="ce9" office:value-type="float" office:value="38232">
            <text:p>38232</text:p>
          </table:table-cell>
          <table:table-cell table:style-name="ce11" table:formula="oooc:=[.Y16]*[.$E16]" office:value-type="float" office:value="106.317128145641">
            <text:p>106.32</text:p>
          </table:table-cell>
          <table:table-cell table:style-name="ce16" table:formula="oooc:=[.Y16]/[.V16]" office:value-type="float" office:value="0.168168802206358">
            <text:p>0.1682</text:p>
          </table:table-cell>
          <table:table-cell table:style-name="ce9" office:value-type="float" office:value="6598">
            <text:p>6598</text:p>
          </table:table-cell>
          <table:table-cell table:style-name="ce11" table:formula="oooc:=[.AB16]*[.$E16]" office:value-type="float" office:value="18.3479915124748">
            <text:p>18.35</text:p>
          </table:table-cell>
          <table:table-cell table:style-name="ce16" table:formula="oooc:=[.AB16]/[.Y16]" office:value-type="float" office:value="0.172577945176815">
            <text:p>0.1726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Zjets-madgraph</text:p>
          </table:table-cell>
          <table:table-cell table:style-name="ce32" office:value-type="float" office:value="1084921">
            <text:p>1084921</text:p>
          </table:table-cell>
          <table:table-cell table:style-name="ce32" office:value-type="float" office:value="2800">
            <text:p>2800</text:p>
          </table:table-cell>
          <table:table-cell table:style-name="ce7" table:formula="oooc:=[.B17]/[.C17]" office:value-type="float" office:value="387.471785714286">
            <text:p>387.47</text:p>
          </table:table-cell>
          <table:table-cell table:style-name="ce15" table:formula="oooc:=[.$E$2]/(1000*[.D17])" office:value-type="float" office:value="0.00258083307448192">
            <text:p>2.58E-003</text:p>
          </table:table-cell>
          <table:table-cell table:style-name="ce7" table:formula="oooc:=[.C17]*[.$E$2]/1000" office:value-type="float" office:value="2800">
            <text:p>2800.00</text:p>
          </table:table-cell>
          <table:table-cell table:style-name="ce9" office:value-type="float" office:value="321975">
            <text:p>321975</text:p>
          </table:table-cell>
          <table:table-cell table:style-name="ce11" table:formula="oooc:=[.G17]*[.$E17]" office:value-type="float" office:value="830.963729156316">
            <text:p>830.96</text:p>
          </table:table-cell>
          <table:table-cell table:style-name="ce16" table:formula="oooc:=[.G17]/[.B17]" office:value-type="float" office:value="0.29677276041297">
            <text:p>0.2968</text:p>
          </table:table-cell>
          <table:table-cell table:style-name="ce9" office:value-type="float" office:value="321356">
            <text:p>321356</text:p>
          </table:table-cell>
          <table:table-cell table:style-name="ce11" table:formula="oooc:=[.J17]*[.$E17]" office:value-type="float" office:value="829.366193483212">
            <text:p>829.37</text:p>
          </table:table-cell>
          <table:table-cell table:style-name="ce16" table:formula="oooc:=[.J17]/[.G17]" office:value-type="float" office:value="0.998077490488392">
            <text:p>0.9981</text:p>
          </table:table-cell>
          <table:table-cell table:style-name="ce9" office:value-type="float" office:value="135968">
            <text:p>135968</text:p>
          </table:table-cell>
          <table:table-cell table:style-name="ce11" table:formula="oooc:=[.M17]*[.$E17]" office:value-type="float" office:value="350.910711471158">
            <text:p>350.91</text:p>
          </table:table-cell>
          <table:table-cell table:style-name="ce16" table:formula="oooc:=[.M17]/[.J17]" office:value-type="float" office:value="0.423107083732683">
            <text:p>0.4231</text:p>
          </table:table-cell>
          <table:table-cell table:style-name="ce9" office:value-type="float" office:value="89530">
            <text:p>89530</text:p>
          </table:table-cell>
          <table:table-cell table:style-name="ce11" table:formula="oooc:=[.P17]*[.$E17]" office:value-type="float" office:value="231.061985158366">
            <text:p>231.06</text:p>
          </table:table-cell>
          <table:table-cell table:style-name="ce16" table:formula="oooc:=[.P17]/[.M17]" office:value-type="float" office:value="0.658463756177924">
            <text:p>0.6585</text:p>
          </table:table-cell>
          <table:table-cell table:style-name="ce9" office:value-type="float" office:value="87491">
            <text:p>87491</text:p>
          </table:table-cell>
          <table:table-cell table:style-name="ce11" table:formula="oooc:=[.S17]*[.$E17]" office:value-type="float" office:value="225.799666519498">
            <text:p>225.8</text:p>
          </table:table-cell>
          <table:table-cell table:style-name="ce16" table:formula="oooc:=[.S17]/[.P17]" office:value-type="float" office:value="0.977225511001899">
            <text:p>0.9772</text:p>
          </table:table-cell>
          <table:table-cell table:style-name="ce9" office:value-type="float" office:value="19231">
            <text:p>19231</text:p>
          </table:table-cell>
          <table:table-cell table:style-name="ce11" table:formula="oooc:=[.V17]*[.$E17]" office:value-type="float" office:value="49.6320008553618">
            <text:p>49.63</text:p>
          </table:table-cell>
          <table:table-cell table:style-name="ce16" table:formula="oooc:=[.V17]/[.S17]" office:value-type="float" office:value="0.219805465705044">
            <text:p>0.2198</text:p>
          </table:table-cell>
          <table:table-cell table:style-name="ce9" office:value-type="float" office:value="3239">
            <text:p>3239</text:p>
          </table:table-cell>
          <table:table-cell table:style-name="ce11" table:formula="oooc:=[.Y17]*[.$E17]" office:value-type="float" office:value="8.35931832824694">
            <text:p>8.36</text:p>
          </table:table-cell>
          <table:table-cell table:style-name="ce16" table:formula="oooc:=[.Y17]/[.V17]" office:value-type="float" office:value="0.168425978888253">
            <text:p>0.1684</text:p>
          </table:table-cell>
          <table:table-cell table:style-name="ce9" office:value-type="float" office:value="604">
            <text:p>604</text:p>
          </table:table-cell>
          <table:table-cell table:style-name="ce11" table:formula="oooc:=[.AB17]*[.$E17]" office:value-type="float" office:value="1.55882317698708">
            <text:p>1.56</text:p>
          </table:table-cell>
          <table:table-cell table:style-name="ce16" table:formula="oooc:=[.AB17]/[.Y17]" office:value-type="float" office:value="0.186477307811053">
            <text:p>0.1865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InclusiveMu15</text:p>
          </table:table-cell>
          <table:table-cell table:style-name="ce32" office:value-type="float" office:value="4377187">
            <text:p>4377187</text:p>
          </table:table-cell>
          <table:table-cell table:style-name="ce37" office:value-type="float" office:value="110000">
            <text:p>1.10E+005</text:p>
          </table:table-cell>
          <table:table-cell table:style-name="ce7" table:formula="oooc:=[.B18]/[.C18]" office:value-type="float" office:value="39.7926090909091">
            <text:p>39.79</text:p>
          </table:table-cell>
          <table:table-cell table:style-name="ce15" table:formula="oooc:=[.$E$2]/(1000*[.D18])" office:value-type="float" office:value="0.0251302948674571">
            <text:p>2.51E-002</text:p>
          </table:table-cell>
          <table:table-cell table:style-name="ce7" table:formula="oooc:=[.C18]*[.$E$2]/1000" office:value-type="float" office:value="110000">
            <text:p>110000.00</text:p>
          </table:table-cell>
          <table:table-cell table:style-name="ce9" office:value-type="float" office:value="3488649">
            <text:p>3488649</text:p>
          </table:table-cell>
          <table:table-cell table:style-name="ce11" table:formula="oooc:=[.G18]*[.$E18]" office:value-type="float" office:value="87670.7780590594">
            <text:p>87670.78</text:p>
          </table:table-cell>
          <table:table-cell table:style-name="ce16" table:formula="oooc:=[.G18]/[.B18]" office:value-type="float" office:value="0.797007073264176">
            <text:p>0.7970</text:p>
          </table:table-cell>
          <table:table-cell table:style-name="ce9" office:value-type="float" office:value="3487545">
            <text:p>3487545</text:p>
          </table:table-cell>
          <table:table-cell table:style-name="ce11" table:formula="oooc:=[.J18]*[.$E18]" office:value-type="float" office:value="87643.0342135257">
            <text:p>87643.03</text:p>
          </table:table-cell>
          <table:table-cell table:style-name="ce16" table:formula="oooc:=[.J18]/[.G18]" office:value-type="float" office:value="0.999683545120188">
            <text:p>0.9997</text:p>
          </table:table-cell>
          <table:table-cell table:style-name="ce9" office:value-type="float" office:value="32850">
            <text:p>32850</text:p>
          </table:table-cell>
          <table:table-cell table:style-name="ce11" table:formula="oooc:=[.M18]*[.$E18]" office:value-type="float" office:value="825.530186395966">
            <text:p>825.53</text:p>
          </table:table-cell>
          <table:table-cell table:style-name="ce16" table:formula="oooc:=[.M18]/[.J18]" office:value-type="float" office:value="0.00941923330021548">
            <text:p>0.0094</text:p>
          </table:table-cell>
          <table:table-cell table:style-name="ce9" office:value-type="float" office:value="32806">
            <text:p>32806</text:p>
          </table:table-cell>
          <table:table-cell table:style-name="ce11" table:formula="oooc:=[.P18]*[.$E18]" office:value-type="float" office:value="824.424453421798">
            <text:p>824.42</text:p>
          </table:table-cell>
          <table:table-cell table:style-name="ce16" table:formula="oooc:=[.P18]/[.M18]" office:value-type="float" office:value="0.998660578386606">
            <text:p>0.9987</text:p>
          </table:table-cell>
          <table:table-cell table:style-name="ce9" office:value-type="float" office:value="32680">
            <text:p>32680</text:p>
          </table:table-cell>
          <table:table-cell table:style-name="ce11" table:formula="oooc:=[.S18]*[.$E18]" office:value-type="float" office:value="821.258036268499">
            <text:p>821.26</text:p>
          </table:table-cell>
          <table:table-cell table:style-name="ce16" table:formula="oooc:=[.S18]/[.P18]" office:value-type="float" office:value="0.996159239163568">
            <text:p>0.9962</text:p>
          </table:table-cell>
          <table:table-cell table:style-name="ce9" office:value-type="float" office:value="12516">
            <text:p>12516</text:p>
          </table:table-cell>
          <table:table-cell table:style-name="ce11" table:formula="oooc:=[.V18]*[.$E18]" office:value-type="float" office:value="314.530770561093">
            <text:p>314.53</text:p>
          </table:table-cell>
          <table:table-cell table:style-name="ce16" table:formula="oooc:=[.V18]/[.S18]" office:value-type="float" office:value="0.382986536107711">
            <text:p>0.3830</text:p>
          </table:table-cell>
          <table:table-cell table:style-name="ce9" office:value-type="float" office:value="1676">
            <text:p>1676</text:p>
          </table:table-cell>
          <table:table-cell table:style-name="ce11" table:formula="oooc:=[.Y18]*[.$E18]" office:value-type="float" office:value="42.1183741978581">
            <text:p>42.12</text:p>
          </table:table-cell>
          <table:table-cell table:style-name="ce16" table:formula="oooc:=[.Y18]/[.V18]" office:value-type="float" office:value="0.133908596995845">
            <text:p>0.1339</text:p>
          </table:table-cell>
          <table:table-cell table:style-name="ce9" office:value-type="float" office:value="229">
            <text:p>229</text:p>
          </table:table-cell>
          <table:table-cell table:style-name="ce11" table:formula="oooc:=[.AB18]*[.$E18]" office:value-type="float" office:value="5.75483752464768">
            <text:p>5.75</text:p>
          </table:table-cell>
          <table:table-cell table:style-name="ce16" table:formula="oooc:=[.AB18]/[.Y18]" office:value-type="float" office:value="0.136634844868735">
            <text:p>0.1366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3" table:number-columns-repeated="3"/>
          <table:table-cell table:style-name="ce42"/>
          <table:table-cell table:style-name="ce45" table:formula="oooc:=SUM([.F12:.F18])" office:value-type="float" office:value="140972.655555556">
            <text:p>140972.66</text:p>
          </table:table-cell>
          <table:table-cell table:style-name="ce42"/>
          <table:table-cell table:style-name="ce45" table:formula="oooc:=SUM([.H12:.H18])" office:value-type="float" office:value="94319.3787389213">
            <text:p>94319.38</text:p>
          </table:table-cell>
          <table:table-cell table:style-name="ce50" table:formula="oooc:=[.H19]/[.F19]" office:value-type="float" office:value="0.669061516697834">
            <text:p>0.67</text:p>
          </table:table-cell>
          <table:table-cell table:style-name="ce42"/>
          <table:table-cell table:style-name="ce45" table:formula="oooc:=SUM([.K12:.K18])" office:value-type="float" office:value="94272.3160033703">
            <text:p>94272.32</text:p>
          </table:table-cell>
          <table:table-cell table:style-name="ce49" table:formula="oooc:=[.K19]/[.H19]" office:value-type="float" office:value="0.999501027931054">
            <text:p>0.9995</text:p>
          </table:table-cell>
          <table:table-cell table:style-name="ce42"/>
          <table:table-cell table:style-name="ce45" table:formula="oooc:=SUM([.N12:.N18])" office:value-type="float" office:value="5445.6896273767">
            <text:p>5445.69</text:p>
          </table:table-cell>
          <table:table-cell table:style-name="ce49" table:formula="oooc:=[.N19]/[.K19]" office:value-type="float" office:value="0.0577655228835368">
            <text:p>0.0578</text:p>
          </table:table-cell>
          <table:table-cell table:style-name="ce42"/>
          <table:table-cell table:style-name="ce45" table:formula="oooc:=SUM([.Q12:.Q18])" office:value-type="float" office:value="5322.33649683927">
            <text:p>5322.34</text:p>
          </table:table-cell>
          <table:table-cell table:style-name="ce49" table:formula="oooc:=[.Q19]/[.N19]" office:value-type="float" office:value="0.977348483116389">
            <text:p>0.9773</text:p>
          </table:table-cell>
          <table:table-cell table:style-name="ce42"/>
          <table:table-cell table:style-name="ce45" table:formula="oooc:=SUM([.T12:.T18])" office:value-type="float" office:value="5301.49713501704">
            <text:p>5301.50</text:p>
          </table:table-cell>
          <table:table-cell table:style-name="ce49" table:formula="oooc:=[.T19]/[.Q19]" office:value-type="float" office:value="0.996084546357676">
            <text:p>0.9961</text:p>
          </table:table-cell>
          <table:table-cell table:style-name="ce42"/>
          <table:table-cell table:style-name="ce45" table:formula="oooc:=SUM([.W12:.W18])" office:value-type="float" office:value="1005.41385116272">
            <text:p>1005.41</text:p>
          </table:table-cell>
          <table:table-cell table:style-name="ce49" table:formula="oooc:=[.W19]/[.T19]" office:value-type="float" office:value="0.189647155427442">
            <text:p>0.1896</text:p>
          </table:table-cell>
          <table:table-cell table:style-name="ce42"/>
          <table:table-cell table:style-name="ce45" table:formula="oooc:=SUM([.Z12:.Z18])" office:value-type="float" office:value="163.336501566206">
            <text:p>163.34</text:p>
          </table:table-cell>
          <table:table-cell table:style-name="ce49" table:formula="oooc:=[.Z19]/[.W19]" office:value-type="float" office:value="0.162456983636455">
            <text:p>0.1625</text:p>
          </table:table-cell>
          <table:table-cell table:style-name="ce42"/>
          <table:table-cell table:style-name="ce45" table:formula="oooc:=SUM([.AC12:.AC18])" office:value-type="float" office:value="28.9700737292029">
            <text:p>28.97</text:p>
          </table:table-cell>
          <table:table-cell table:style-name="ce49" table:formula="oooc:=[.AC19]/[.Z19]" office:value-type="float" office:value="0.177364357944573">
            <text:p>0.1774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Total Sum</text:p>
          </table:table-cell>
          <table:table-cell table:style-name="ce33" table:number-columns-repeated="3"/>
          <table:table-cell table:style-name="ce42"/>
          <table:table-cell table:style-name="ce45" table:formula="oooc:=[.F9]+[.F19]" office:value-type="float" office:value="140997.1">
            <text:p>140997.10</text:p>
          </table:table-cell>
          <table:table-cell table:style-name="ce42"/>
          <table:table-cell table:style-name="ce45" table:formula="oooc:=[.H9]+[.H19]" office:value-type="float" office:value="94339.6056277749">
            <text:p>94339.61</text:p>
          </table:table-cell>
          <table:table-cell table:style-name="ce50" table:formula="oooc:=[.H20]/[.F20]" office:value-type="float" office:value="0.669088978622786">
            <text:p>0.67</text:p>
          </table:table-cell>
          <table:table-cell table:style-name="ce42"/>
          <table:table-cell table:style-name="ce45" table:formula="oooc:=[.K9]+[.K19]" office:value-type="float" office:value="94292.5342817011">
            <text:p>94292.53</text:p>
          </table:table-cell>
          <table:table-cell table:style-name="ce49" table:formula="oooc:=[.K20]/[.H20]" office:value-type="float" office:value="0.999501043641634">
            <text:p>0.9995</text:p>
          </table:table-cell>
          <table:table-cell table:style-name="ce42"/>
          <table:table-cell table:style-name="ce45" table:formula="oooc:=[.N9]+[.N19]" office:value-type="float" office:value="5460.69440026091">
            <text:p>5460.69</text:p>
          </table:table-cell>
          <table:table-cell table:style-name="ce49" table:formula="oooc:=[.N20]/[.K20]" office:value-type="float" office:value="0.0579122667755111">
            <text:p>0.0579</text:p>
          </table:table-cell>
          <table:table-cell table:style-name="ce42"/>
          <table:table-cell table:style-name="ce45" table:formula="oooc:=[.Q9]+[.Q19]" office:value-type="float" office:value="5337.29209381489">
            <text:p>5337.29</text:p>
          </table:table-cell>
          <table:table-cell table:style-name="ce49" table:formula="oooc:=[.Q20]/[.N20]" office:value-type="float" office:value="0.977401719012124">
            <text:p>0.9774</text:p>
          </table:table-cell>
          <table:table-cell table:style-name="ce42"/>
          <table:table-cell table:style-name="ce45" table:formula="oooc:=[.T9]+[.T19]" office:value-type="float" office:value="5316.12649244239">
            <text:p>5316.13</text:p>
          </table:table-cell>
          <table:table-cell table:style-name="ce49" table:formula="oooc:=[.T20]/[.Q20]" office:value-type="float" office:value="0.996034393283998">
            <text:p>0.9960</text:p>
          </table:table-cell>
          <table:table-cell table:style-name="ce42"/>
          <table:table-cell table:style-name="ce45" table:formula="oooc:=[.W9]+[.W19]" office:value-type="float" office:value="1020.0175210948">
            <text:p>1020.02</text:p>
          </table:table-cell>
          <table:table-cell table:style-name="ce49" table:formula="oooc:=[.W20]/[.T20]" office:value-type="float" office:value="0.191872319544107">
            <text:p>0.1919</text:p>
          </table:table-cell>
          <table:table-cell table:style-name="ce42"/>
          <table:table-cell table:style-name="ce45" table:formula="oooc:=[.Z9]+[.Z19]" office:value-type="float" office:value="177.547207737951">
            <text:p>177.55</text:p>
          </table:table-cell>
          <table:table-cell table:style-name="ce49" table:formula="oooc:=[.Z20]/[.W20]" office:value-type="float" office:value="0.174062899966059">
            <text:p>0.1741</text:p>
          </table:table-cell>
          <table:table-cell table:style-name="ce42"/>
          <table:table-cell table:style-name="ce45" table:formula="oooc:=[.AC9]+[.AC19]" office:value-type="float" office:value="40.9095910794491">
            <text:p>40.91</text:p>
          </table:table-cell>
          <table:table-cell table:style-name="ce49" table:formula="oooc:=[.AC20]/[.Z20]" office:value-type="float" office:value="0.230415288421934">
            <text:p>0.2304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S/B</text:p>
          </table:table-cell>
          <table:table-cell table:style-name="ce33" table:number-columns-repeated="3"/>
          <table:table-cell table:style-name="ce42"/>
          <table:table-cell table:style-name="ce46" table:formula="oooc:=[.F9]/[.F19]" office:value-type="float" office:value="0.000173398481770184">
            <text:p>1.73E-004</text:p>
          </table:table-cell>
          <table:table-cell table:style-name="ce42"/>
          <table:table-cell table:style-name="ce46" table:formula="oooc:=[.H9]/[.H19]" office:value-type="float" office:value="0.000214451039902846">
            <text:p>2.14E-004</text:p>
          </table:table-cell>
          <table:table-cell table:style-name="ce50"/>
          <table:table-cell table:style-name="ce42"/>
          <table:table-cell table:style-name="ce46" table:formula="oooc:=[.K9]/[.K19]" office:value-type="float" office:value="0.000214466761696178">
            <text:p>2.14E-004</text:p>
          </table:table-cell>
          <table:table-cell table:style-name="ce49"/>
          <table:table-cell table:style-name="ce42"/>
          <table:table-cell table:style-name="ce46" table:formula="oooc:=[.N9]/[.N19]" office:value-type="float" office:value="0.00275534852533243">
            <text:p>2.76E-003</text:p>
          </table:table-cell>
          <table:table-cell table:style-name="ce49"/>
          <table:table-cell table:style-name="ce42"/>
          <table:table-cell table:style-name="ce46" table:formula="oooc:=[.Q9]/[.Q19]" office:value-type="float" office:value="0.00280996832584836">
            <text:p>2.81E-003</text:p>
          </table:table-cell>
          <table:table-cell table:style-name="ce49"/>
          <table:table-cell table:style-name="ce42"/>
          <table:table-cell table:style-name="ce46" table:formula="oooc:=[.T9]/[.T19]" office:value-type="float" office:value="0.00275947662571074">
            <text:p>2.76E-003</text:p>
          </table:table-cell>
          <table:table-cell table:style-name="ce49"/>
          <table:table-cell table:style-name="ce42"/>
          <table:table-cell table:style-name="ce45" table:formula="oooc:=[.W9]/[.W19]" office:value-type="float" office:value="0.0145250335622438">
            <text:p>0.01</text:p>
          </table:table-cell>
          <table:table-cell table:style-name="ce49"/>
          <table:table-cell table:style-name="ce42"/>
          <table:table-cell table:style-name="ce45" table:formula="oooc:=[.Z9]/[.Z19]" office:value-type="float" office:value="0.0870026358804143">
            <text:p>0.09</text:p>
          </table:table-cell>
          <table:table-cell table:style-name="ce49"/>
          <table:table-cell table:style-name="ce42"/>
          <table:table-cell table:style-name="ce45" table:formula="oooc:=[.AC9]/[.AC19]" office:value-type="float" office:value="0.412132791302174">
            <text:p>0.41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style-name="ce27" office:value-type="string">
            <text:p>S/sqrt(B)</text:p>
          </table:table-cell>
          <table:table-cell table:style-name="ce33" table:number-columns-repeated="3"/>
          <table:table-cell table:style-name="ce42"/>
          <table:table-cell table:style-name="ce45" table:formula="oooc:=[.F9]/SQRT([.F19])" office:value-type="float" office:value="0.0651047583083009">
            <text:p>0.07</text:p>
          </table:table-cell>
          <table:table-cell table:style-name="ce42"/>
          <table:table-cell table:style-name="ce45" table:formula="oooc:=[.H9]/SQRT([.H19])" office:value-type="float" office:value="0.0658610457603242">
            <text:p>0.07</text:p>
          </table:table-cell>
          <table:table-cell table:style-name="ce50"/>
          <table:table-cell table:style-name="ce42"/>
          <table:table-cell table:style-name="ce45" table:formula="oooc:=[.K9]/SQRT([.K19])" office:value-type="float" office:value="0.0658494394865105">
            <text:p>0.07</text:p>
          </table:table-cell>
          <table:table-cell table:style-name="ce49"/>
          <table:table-cell table:style-name="ce42"/>
          <table:table-cell table:style-name="ce45" table:formula="oooc:=[.N9]/SQRT([.N19])" office:value-type="float" office:value="0.203330712976317">
            <text:p>0.20</text:p>
          </table:table-cell>
          <table:table-cell table:style-name="ce49"/>
          <table:table-cell table:style-name="ce42"/>
          <table:table-cell table:style-name="ce45" table:formula="oooc:=[.Q9]/SQRT([.Q19])" office:value-type="float" office:value="0.20499939950073">
            <text:p>0.20</text:p>
          </table:table-cell>
          <table:table-cell table:style-name="ce49"/>
          <table:table-cell table:style-name="ce42"/>
          <table:table-cell table:style-name="ce45" table:formula="oooc:=[.T9]/SQRT([.T19])" office:value-type="float" office:value="0.200921302664567">
            <text:p>0.20</text:p>
          </table:table-cell>
          <table:table-cell table:style-name="ce49"/>
          <table:table-cell table:style-name="ce42"/>
          <table:table-cell table:style-name="ce45" table:formula="oooc:=[.W9]/SQRT([.W19])" office:value-type="float" office:value="0.460563563360627">
            <text:p>0.46</text:p>
          </table:table-cell>
          <table:table-cell table:style-name="ce49"/>
          <table:table-cell table:style-name="ce42"/>
          <table:table-cell table:style-name="ce45" table:formula="oooc:=[.Z9]/SQRT([.Z19])" office:value-type="float" office:value="1.11192126279873">
            <text:p>1.11</text:p>
          </table:table-cell>
          <table:table-cell table:style-name="ce49"/>
          <table:table-cell table:style-name="ce42"/>
          <table:table-cell table:style-name="ce45" table:formula="oooc:=[.AC9]/SQRT([.AC19])" office:value-type="float" office:value="2.21825756222259">
            <text:p>2.22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.E2]" office:value-type="float" office:value="1000" table:number-columns-spanned="2" table:number-rows-spanned="1">
            <text:p>1000.0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8" table:formula="oooc:=[.A4]" office:value-type="string" office:string-value="TtbarJets-madgraph">
            <text:p>TtbarJets-madgraph</text:p>
          </table:table-cell>
          <table:table-cell table:style-name="ce30" table:formula="oooc:=[.B4]" office:value-type="float" office:value="1483404">
            <text:p>1483404</text:p>
          </table:table-cell>
          <table:table-cell table:style-name="ce30" table:formula="oooc:=[.C4]" office:value-type="float" office:value="165">
            <text:p>165</text:p>
          </table:table-cell>
          <table:table-cell table:style-name="ce7" table:formula="oooc:=[.B27]/[.C27]" office:value-type="float" office:value="8990.32727272727">
            <text:p>8990.33</text:p>
          </table:table-cell>
          <table:table-cell table:style-name="ce15" table:formula="oooc:=[.$E$2]/(1000*[.D27])" office:value-type="float" office:value="0.000111230655977738">
            <text:p>1.11E-004</text:p>
          </table:table-cell>
          <table:table-cell table:style-name="ce7" table:formula="oooc:=[.C27]*[.$E$2]/1000" office:value-type="float" office:value="165">
            <text:p>165.00</text:p>
          </table:table-cell>
          <table:table-cell table:style-name="ce48" table:formula="oooc:=[.G4]" office:value-type="float" office:value="443764">
            <text:p>443764</text:p>
          </table:table-cell>
          <table:table-cell table:style-name="ce11" table:formula="oooc:=[.G27]*[.$E27]" office:value-type="float" office:value="49.3601608193048">
            <text:p>49.36</text:p>
          </table:table-cell>
          <table:table-cell table:style-name="ce16" table:formula="oooc:=[.G27]/[.B27]" office:value-type="float" office:value="0.299152489813968">
            <text:p>0.2992</text:p>
          </table:table-cell>
          <table:table-cell table:style-name="ce48" table:formula="oooc:=[.J4]" office:value-type="float" office:value="443543">
            <text:p>443543</text:p>
          </table:table-cell>
          <table:table-cell table:style-name="ce11" table:formula="oooc:=[.J27]*[.$E27]" office:value-type="float" office:value="49.3355788443337">
            <text:p>49.34</text:p>
          </table:table-cell>
          <table:table-cell table:style-name="ce16" table:formula="oooc:=[.J27]/[.G27]" office:value-type="float" office:value="0.999501987542928">
            <text:p>0.9995</text:p>
          </table:table-cell>
          <table:table-cell table:style-name="ce30" table:formula="oooc:=[.M30]+[.M33]" office:value-type="float" office:value="180333">
            <text:p>180333</text:p>
          </table:table-cell>
          <table:table-cell table:style-name="ce11" table:formula="oooc:=[.M27]*[.$E27]" office:value-type="float" office:value="20.0585578844334">
            <text:p>20.06</text:p>
          </table:table-cell>
          <table:table-cell table:style-name="ce16" table:formula="oooc:=[.M27]/[.J27]" office:value-type="float" office:value="0.406573883479167">
            <text:p>0.4066</text:p>
          </table:table-cell>
          <table:table-cell table:style-name="ce30" table:formula="oooc:=[.P30]+[.P33]" office:value-type="float" office:value="173471">
            <text:p>173471</text:p>
          </table:table-cell>
          <table:table-cell table:style-name="ce11" table:formula="oooc:=[.P27]*[.$E27]" office:value-type="float" office:value="19.2952931231141">
            <text:p>19.3</text:p>
          </table:table-cell>
          <table:table-cell table:style-name="ce16" table:formula="oooc:=[.P27]/[.M27]" office:value-type="float" office:value="0.961948173656513">
            <text:p>0.9619</text:p>
          </table:table-cell>
          <table:table-cell table:style-name="ce30" table:formula="oooc:=[.S30]+[.S33]" office:value-type="float" office:value="151107">
            <text:p>151107</text:p>
          </table:table-cell>
          <table:table-cell table:style-name="ce7" table:formula="oooc:=[.S27]*[.$E27]" office:value-type="float" office:value="16.807730732828">
            <text:p>16.81</text:p>
          </table:table-cell>
          <table:table-cell table:style-name="ce16" table:formula="oooc:=[.S27]/[.P27]" office:value-type="float" office:value="0.871079315851064">
            <text:p>0.8711</text:p>
          </table:table-cell>
          <table:table-cell table:style-name="ce30" table:formula="oooc:=[.V30]+[.V33]" office:value-type="float" office:value="150474">
            <text:p>150474</text:p>
          </table:table-cell>
          <table:table-cell table:style-name="ce7" table:formula="oooc:=[.V27]*[.$E27]" office:value-type="float" office:value="16.7373217275941">
            <text:p>16.74</text:p>
          </table:table-cell>
          <table:table-cell table:style-name="ce16" table:formula="oooc:=[.V27]/[.S27]" office:value-type="float" office:value="0.995810915444023">
            <text:p>0.9958</text:p>
          </table:table-cell>
          <table:table-cell table:style-name="ce30" table:formula="oooc:=[.Y30]+[.Y33]" office:value-type="float" office:value="143248">
            <text:p>143248</text:p>
          </table:table-cell>
          <table:table-cell table:style-name="ce11" table:formula="oooc:=[.Y27]*[.$E27]" office:value-type="float" office:value="15.933569007499">
            <text:p>15.93</text:p>
          </table:table-cell>
          <table:table-cell table:style-name="ce16" table:formula="oooc:=[.Y27]/[.V27]" office:value-type="float" office:value="0.95197841487566">
            <text:p>0.9520</text:p>
          </table:table-cell>
          <table:table-cell table:style-name="ce30" table:formula="oooc:=[.AB30]+[.AB33]" office:value-type="float" office:value="114206">
            <text:p>114206</text:p>
          </table:table-cell>
          <table:table-cell table:style-name="ce11" table:formula="oooc:=[.AB27]*[.$E27]" office:value-type="float" office:value="12.7032082965935">
            <text:p>12.7</text:p>
          </table:table-cell>
          <table:table-cell table:style-name="ce16" table:formula="oooc:=[.AB27]/[.Y27]" office:value-type="float" office:value="0.797260694739194">
            <text:p>0.7973</text:p>
          </table:table-cell>
          <table:table-cell table:style-name="ce30" table:formula="oooc:=[.AE30]+[.AE33]" office:value-type="float" office:value="62989">
            <text:p>62989</text:p>
          </table:table-cell>
          <table:table-cell table:style-name="ce11" table:formula="oooc:=[.AE27]*[.$E27]" office:value-type="float" office:value="7.00630778938172">
            <text:p>7.01</text:p>
          </table:table-cell>
          <table:table-cell table:style-name="ce16" table:formula="oooc:=[.AE27]/[.AB27]" office:value-type="float" office:value="0.551538448067527">
            <text:p>0.5515</text:p>
          </table:table-cell>
          <table:table-cell table:number-columns-repeated="223"/>
        </table:table-row>
        <table:table-row table:style-name="ro1">
          <table:table-cell table:style-name="ce28" table:formula="oooc:=[.A5]" office:value-type="string" office:string-value="Ttbar-mcatnlo">
            <text:p>Ttbar-mcatnlo</text:p>
          </table:table-cell>
          <table:table-cell table:style-name="ce30" table:formula="oooc:=[.B5]" office:value-type="float" office:value="991694">
            <text:p>991694</text:p>
          </table:table-cell>
          <table:table-cell table:style-name="ce30" table:formula="oooc:=[.C27]" office:value-type="float" office:value="165">
            <text:p>165</text:p>
          </table:table-cell>
          <table:table-cell table:style-name="ce7" table:formula="oooc:=[.B28]/[.C28]" office:value-type="float" office:value="6010.26666666667">
            <text:p>6010.27</text:p>
          </table:table-cell>
          <table:table-cell table:style-name="ce15" table:formula="oooc:=[.$E$2]/(1000*[.D28])" office:value-type="float" office:value="0.000166381968631453">
            <text:p>1.66E-004</text:p>
          </table:table-cell>
          <table:table-cell table:style-name="ce7" table:formula="oooc:=[.C28]*[.$E$2]/1000" office:value-type="float" office:value="165">
            <text:p>165.00</text:p>
          </table:table-cell>
          <table:table-cell table:style-name="ce48" table:formula="oooc:=[.G5]" office:value-type="float" office:value="291844">
            <text:p>291844</text:p>
          </table:table-cell>
          <table:table-cell table:style-name="ce11" table:formula="oooc:=[.G28]*[.$E28]" office:value-type="float" office:value="48.5575792532777">
            <text:p>48.56</text:p>
          </table:table-cell>
          <table:table-cell table:style-name="ce16" table:formula="oooc:=[.G28]/[.B28]" office:value-type="float" office:value="0.294288359110774">
            <text:p>0.2943</text:p>
          </table:table-cell>
          <table:table-cell table:style-name="ce48" table:formula="oooc:=[.J5]" office:value-type="float" office:value="291699">
            <text:p>291699</text:p>
          </table:table-cell>
          <table:table-cell table:style-name="ce11" table:formula="oooc:=[.J28]*[.$E28]" office:value-type="float" office:value="48.5334538678262">
            <text:p>48.53</text:p>
          </table:table-cell>
          <table:table-cell table:style-name="ce16" table:formula="oooc:=[.J28]/[.G28]" office:value-type="float" office:value="0.99950315922205">
            <text:p>0.9995</text:p>
          </table:table-cell>
          <table:table-cell table:style-name="ce30" table:formula="oooc:=[.M31]+[.M34]" office:value-type="float" office:value="126816">
            <text:p>126816</text:p>
          </table:table-cell>
          <table:table-cell table:style-name="ce11" table:formula="oooc:=[.M28]*[.$E28]" office:value-type="float" office:value="21.0998957339663">
            <text:p>21.1</text:p>
          </table:table-cell>
          <table:table-cell table:style-name="ce16" table:formula="oooc:=[.M28]/[.J28]" office:value-type="float" office:value="0.434749519196158">
            <text:p>0.4347</text:p>
          </table:table-cell>
          <table:table-cell table:style-name="ce30" table:formula="oooc:=[.P31]+[.P34]" office:value-type="float" office:value="122409">
            <text:p>122409</text:p>
          </table:table-cell>
          <table:table-cell table:style-name="ce11" table:formula="oooc:=[.P28]*[.$E28]" office:value-type="float" office:value="20.3666503982075">
            <text:p>20.37</text:p>
          </table:table-cell>
          <table:table-cell table:style-name="ce16" table:formula="oooc:=[.P28]/[.M28]" office:value-type="float" office:value="0.965248864496594">
            <text:p>0.9652</text:p>
          </table:table-cell>
          <table:table-cell table:style-name="ce30" table:formula="oooc:=[.S31]+[.S34]" office:value-type="float" office:value="105759">
            <text:p>105759</text:p>
          </table:table-cell>
          <table:table-cell table:style-name="ce7" table:formula="oooc:=[.S28]*[.$E28]" office:value-type="float" office:value="17.5963906204938">
            <text:p>17.60</text:p>
          </table:table-cell>
          <table:table-cell table:style-name="ce16" table:formula="oooc:=[.S28]/[.P28]" office:value-type="float" office:value="0.863980589662525">
            <text:p>0.8640</text:p>
          </table:table-cell>
          <table:table-cell table:style-name="ce30" table:formula="oooc:=[.V31]+[.V34]" office:value-type="float" office:value="105268">
            <text:p>105268</text:p>
          </table:table-cell>
          <table:table-cell table:style-name="ce7" table:formula="oooc:=[.V28]*[.$E28]" office:value-type="float" office:value="17.5146970738958">
            <text:p>17.51</text:p>
          </table:table-cell>
          <table:table-cell table:style-name="ce16" table:formula="oooc:=[.V28]/[.S28]" office:value-type="float" office:value="0.995357369112794">
            <text:p>0.9954</text:p>
          </table:table-cell>
          <table:table-cell table:style-name="ce30" table:formula="oooc:=[.Y31]+[.Y34]" office:value-type="float" office:value="100122">
            <text:p>100122</text:p>
          </table:table-cell>
          <table:table-cell table:style-name="ce7" table:formula="oooc:=[.Y28]*[.$E28]" office:value-type="float" office:value="16.6584954633183">
            <text:p>16.66</text:p>
          </table:table-cell>
          <table:table-cell table:style-name="ce16" table:formula="oooc:=[.Y28]/[.V28]" office:value-type="float" office:value="0.95111524869856">
            <text:p>0.9511</text:p>
          </table:table-cell>
          <table:table-cell table:style-name="ce30" table:formula="oooc:=[.AB31]+[.AB34]" office:value-type="float" office:value="79475">
            <text:p>79475</text:p>
          </table:table-cell>
          <table:table-cell table:style-name="ce11" table:formula="oooc:=[.AB28]*[.$E28]" office:value-type="float" office:value="13.2232069569847">
            <text:p>13.22</text:p>
          </table:table-cell>
          <table:table-cell table:style-name="ce16" table:formula="oooc:=[.AB28]/[.Y28]" office:value-type="float" office:value="0.793781586464513">
            <text:p>0.7938</text:p>
          </table:table-cell>
          <table:table-cell table:style-name="ce30" table:formula="oooc:=[.AE31]+[.AE34]" office:value-type="float" office:value="43968">
            <text:p>43968</text:p>
          </table:table-cell>
          <table:table-cell table:style-name="ce11" table:formula="oooc:=[.AE28]*[.$E28]" office:value-type="float" office:value="7.31548239678772">
            <text:p>7.32</text:p>
          </table:table-cell>
          <table:table-cell table:style-name="ce16" table:formula="oooc:=[.AE28]/[.AB28]" office:value-type="float" office:value="0.553230575652721">
            <text:p>0.5532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27:.F28])/2" office:value-type="float" office:value="165">
            <text:p>165.00</text:p>
          </table:table-cell>
          <table:table-cell table:style-name="ce47"/>
          <table:table-cell table:style-name="ce39" table:formula="oooc:=SUM([.H27:.H28])/2" office:value-type="float" office:value="48.9588700362913">
            <text:p>48.96</text:p>
          </table:table-cell>
          <table:table-cell table:style-name="ce49" table:formula="oooc:=[.H29]/[.F29]" office:value-type="float" office:value="0.296720424462371">
            <text:p>0.2967</text:p>
          </table:table-cell>
          <table:table-cell table:style-name="ce47"/>
          <table:table-cell table:style-name="ce39" table:formula="oooc:=SUM([.K27:.K28])/2" office:value-type="float" office:value="48.9345163560799">
            <text:p>48.93</text:p>
          </table:table-cell>
          <table:table-cell table:style-name="ce49" table:formula="oooc:=[.K29]/[.H29]" office:value-type="float" office:value="0.999502568580662">
            <text:p>0.9995</text:p>
          </table:table-cell>
          <table:table-cell table:style-name="ce47"/>
          <table:table-cell table:style-name="ce39" table:formula="oooc:=SUM([.N27:.N28])/2" office:value-type="float" office:value="20.5792268091998">
            <text:p>20.58</text:p>
          </table:table-cell>
          <table:table-cell table:style-name="ce49" table:formula="oooc:=[.N29]/[.K29]" office:value-type="float" office:value="0.420546238966618">
            <text:p>0.4205</text:p>
          </table:table-cell>
          <table:table-cell table:style-name="ce47"/>
          <table:table-cell table:style-name="ce39" table:formula="oooc:=SUM([.Q27:.Q28])/2" office:value-type="float" office:value="19.8309717606608">
            <text:p>19.83</text:p>
          </table:table-cell>
          <table:table-cell table:style-name="ce49" table:formula="oooc:=[.Q29]/[.N29]" office:value-type="float" office:value="0.963640273977421">
            <text:p>0.9636</text:p>
          </table:table-cell>
          <table:table-cell table:style-name="ce47"/>
          <table:table-cell table:style-name="ce39" table:formula="oooc:=SUM([.T27:.T28])/2" office:value-type="float" office:value="17.2020606766609">
            <text:p>17.20</text:p>
          </table:table-cell>
          <table:table-cell table:style-name="ce49" table:formula="oooc:=[.T29]/[.Q29]" office:value-type="float" office:value="0.867434076568303">
            <text:p>0.8674</text:p>
          </table:table-cell>
          <table:table-cell table:style-name="ce47"/>
          <table:table-cell table:style-name="ce39" table:formula="oooc:=SUM([.W27:.W28])/2" office:value-type="float" office:value="17.1260094007449">
            <text:p>17.13</text:p>
          </table:table-cell>
          <table:table-cell table:style-name="ce49" table:formula="oooc:=[.W29]/[.T29]" office:value-type="float" office:value="0.995578943863443">
            <text:p>0.9956</text:p>
          </table:table-cell>
          <table:table-cell table:style-name="ce47"/>
          <table:table-cell table:style-name="ce39" table:formula="oooc:=SUM([.Z27:.Z28])/2" office:value-type="float" office:value="16.2960322354086">
            <text:p>16.30</text:p>
          </table:table-cell>
          <table:table-cell table:style-name="ce49" table:formula="oooc:=[.Z29]/[.W29]" office:value-type="float" office:value="0.951537036684086">
            <text:p>0.9515</text:p>
          </table:table-cell>
          <table:table-cell table:style-name="ce47"/>
          <table:table-cell table:style-name="ce39" table:formula="oooc:=SUM([.AC27:.AC28])/2" office:value-type="float" office:value="12.9632076267891">
            <text:p>12.96</text:p>
          </table:table-cell>
          <table:table-cell table:style-name="ce49" table:formula="oooc:=[.AC29]/[.Z29]" office:value-type="float" office:value="0.795482448704425">
            <text:p>0.7955</text:p>
          </table:table-cell>
          <table:table-cell table:style-name="ce47"/>
          <table:table-cell table:style-name="ce39" table:formula="oooc:=SUM([.AF27:.AF28])/2" office:value-type="float" office:value="7.16089509308472">
            <text:p>7.16</text:p>
          </table:table-cell>
          <table:table-cell table:style-name="ce49" table:formula="oooc:=[.AF29]/[.AC29]" office:value-type="float" office:value="0.552401481118483">
            <text:p>0.5524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7]" office:value-type="string" office:string-value="TtbarJets-madgraph Sig.">
            <text:p>TtbarJets-madgraph Sig.</text:p>
          </table:table-cell>
          <table:table-cell table:style-name="ce34" table:formula="oooc:=[.B7]" office:value-type="float" office:value="219134">
            <text:p>219134</text:p>
          </table:table-cell>
          <table:table-cell table:style-name="ce38" table:formula="oooc:=[.C7]" office:value-type="float" office:value="24.4444444444444">
            <text:p>24</text:p>
          </table:table-cell>
          <table:table-cell table:style-name="ce7" table:formula="oooc:=[.B30]/[.C30]" office:value-type="float" office:value="8964.57272727273">
            <text:p>8964.57</text:p>
          </table:table-cell>
          <table:table-cell table:style-name="ce15" table:formula="oooc:=[.$E$2]/(1000*[.D30])" office:value-type="float" office:value="0.000111550213314431">
            <text:p>1.12E-004</text:p>
          </table:table-cell>
          <table:table-cell table:style-name="ce7" table:formula="oooc:=[.C30]*[.$E$2]/1000" office:value-type="float" office:value="24.4444444444444">
            <text:p>24.44</text:p>
          </table:table-cell>
          <table:table-cell table:style-name="ce48" table:formula="oooc:=[.G7]" office:value-type="float" office:value="181667">
            <text:p>181667</text:p>
          </table:table-cell>
          <table:table-cell table:style-name="ce11" table:formula="oooc:=[.G30]*[.$E30]" office:value-type="float" office:value="20.2649926021927">
            <text:p>20.26</text:p>
          </table:table-cell>
          <table:table-cell table:style-name="ce16" table:formula="oooc:=[.G30]/[.B30]" office:value-type="float" office:value="0.829022424635155">
            <text:p>0.8290</text:p>
          </table:table-cell>
          <table:table-cell table:style-name="ce48" table:formula="oooc:=[.J7]" office:value-type="float" office:value="181580">
            <text:p>181580</text:p>
          </table:table-cell>
          <table:table-cell table:style-name="ce11" table:formula="oooc:=[.J30]*[.$E30]" office:value-type="float" office:value="20.2552877336343">
            <text:p>20.26</text:p>
          </table:table-cell>
          <table:table-cell table:style-name="ce16" table:formula="oooc:=[.J30]/[.G30]" office:value-type="float" office:value="0.999521101796143">
            <text:p>0.9995</text:p>
          </table:table-cell>
          <table:table-cell table:style-name="ce9" office:value-type="float" office:value="120487">
            <text:p>120487</text:p>
          </table:table-cell>
          <table:table-cell table:style-name="ce11" table:formula="oooc:=[.M30]*[.$E30]" office:value-type="float" office:value="13.4403505516158">
            <text:p>13.44</text:p>
          </table:table-cell>
          <table:table-cell table:style-name="ce16" table:formula="oooc:=[.M30]/[.J30]" office:value-type="float" office:value="0.66354774754929">
            <text:p>0.6635</text:p>
          </table:table-cell>
          <table:table-cell table:style-name="ce9" office:value-type="float" office:value="120091">
            <text:p>120091</text:p>
          </table:table-cell>
          <table:table-cell table:style-name="ce11" table:formula="oooc:=[.P30]*[.$E30]" office:value-type="float" office:value="13.3961766671433">
            <text:p>13.4</text:p>
          </table:table-cell>
          <table:table-cell table:style-name="ce16" table:formula="oooc:=[.P30]/[.M30]" office:value-type="float" office:value="0.996713338368455">
            <text:p>0.9967</text:p>
          </table:table-cell>
          <table:table-cell table:style-name="ce9" office:value-type="float" office:value="117728">
            <text:p>117728</text:p>
          </table:table-cell>
          <table:table-cell table:style-name="ce11" table:formula="oooc:=[.S30]*[.$E30]" office:value-type="float" office:value="13.1325835130813">
            <text:p>13.13</text:p>
          </table:table-cell>
          <table:table-cell table:style-name="ce16" table:formula="oooc:=[.S30]/[.P30]" office:value-type="float" office:value="0.980323254865061">
            <text:p>0.9803</text:p>
          </table:table-cell>
          <table:table-cell table:style-name="ce9" office:value-type="float" office:value="117537">
            <text:p>117537</text:p>
          </table:table-cell>
          <table:table-cell table:style-name="ce11" table:formula="oooc:=[.V30]*[.$E30]" office:value-type="float" office:value="13.1112774223382">
            <text:p>13.11</text:p>
          </table:table-cell>
          <table:table-cell table:style-name="ce16" table:formula="oooc:=[.V30]/[.S30]" office:value-type="float" office:value="0.998377616200054">
            <text:p>0.9984</text:p>
          </table:table-cell>
          <table:table-cell table:style-name="ce9" office:value-type="float" office:value="114365">
            <text:p>114365</text:p>
          </table:table-cell>
          <table:table-cell table:style-name="ce11" table:formula="oooc:=[.Y30]*[.$E30]" office:value-type="float" office:value="12.7574401457049">
            <text:p>12.76</text:p>
          </table:table-cell>
          <table:table-cell table:style-name="ce16" table:formula="oooc:=[.Y30]/[.V30]" office:value-type="float" office:value="0.973012753430834">
            <text:p>0.9730</text:p>
          </table:table-cell>
          <table:table-cell table:style-name="ce9" office:value-type="float" office:value="96131">
            <text:p>96131</text:p>
          </table:table-cell>
          <table:table-cell table:style-name="ce7" table:formula="oooc:=[.AB30]*[.$E30]" office:value-type="float" office:value="10.7234335561295">
            <text:p>10.72</text:p>
          </table:table-cell>
          <table:table-cell table:style-name="ce16" table:formula="oooc:=[.AB30]/[.Y30]" office:value-type="float" office:value="0.840563109342893">
            <text:p>0.8406</text:p>
          </table:table-cell>
          <table:table-cell table:style-name="ce9" office:value-type="float" office:value="55203">
            <text:p>55203</text:p>
          </table:table-cell>
          <table:table-cell table:style-name="ce7" table:formula="oooc:=[.AE30]*[.$E30]" office:value-type="float" office:value="6.15790642559652">
            <text:p>6.16</text:p>
          </table:table-cell>
          <table:table-cell table:style-name="ce16" table:formula="oooc:=[.AE30]/[.AB30]" office:value-type="float" office:value="0.574247641239559">
            <text:p>0.5742</text:p>
          </table:table-cell>
          <table:table-cell table:number-columns-repeated="223"/>
        </table:table-row>
        <table:table-row table:style-name="ro1">
          <table:table-cell table:style-name="ce28" table:formula="oooc:=[.A8]" office:value-type="string" office:string-value="Ttbar-mcatnlo Sig.">
            <text:p>Ttbar-mcatnlo Sig.</text:p>
          </table:table-cell>
          <table:table-cell table:style-name="ce34" table:formula="oooc:=[.B8]" office:value-type="float" office:value="146351">
            <text:p>146351</text:p>
          </table:table-cell>
          <table:table-cell table:style-name="ce38" table:formula="oooc:=[.C8]" office:value-type="float" office:value="24.4444444444444">
            <text:p>24</text:p>
          </table:table-cell>
          <table:table-cell table:style-name="ce7" table:formula="oooc:=[.B31]/[.C31]" office:value-type="float" office:value="5987.08636363636">
            <text:p>5987.09</text:p>
          </table:table-cell>
          <table:table-cell table:style-name="ce15" table:formula="oooc:=[.$E$2]/(1000*[.D31])" office:value-type="float" office:value="0.000167026152499432">
            <text:p>1.67E-004</text:p>
          </table:table-cell>
          <table:table-cell table:style-name="ce7" table:formula="oooc:=[.C31]*[.$E$2]/1000" office:value-type="float" office:value="24.4444444444444">
            <text:p>24.44</text:p>
          </table:table-cell>
          <table:table-cell table:style-name="ce48" table:formula="oooc:=[.G8]" office:value-type="float" office:value="120872">
            <text:p>120872</text:p>
          </table:table-cell>
          <table:table-cell table:style-name="ce11" table:formula="oooc:=[.G31]*[.$E31]" office:value-type="float" office:value="20.1887851049114">
            <text:p>20.19</text:p>
          </table:table-cell>
          <table:table-cell table:style-name="ce16" table:formula="oooc:=[.G31]/[.B31]" office:value-type="float" office:value="0.825904845200921">
            <text:p>0.8259</text:p>
          </table:table-cell>
          <table:table-cell table:style-name="ce48" table:formula="oooc:=[.J8]" office:value-type="float" office:value="120827">
            <text:p>120827</text:p>
          </table:table-cell>
          <table:table-cell table:style-name="ce11" table:formula="oooc:=[.J31]*[.$E31]" office:value-type="float" office:value="20.1812689280489">
            <text:p>20.18</text:p>
          </table:table-cell>
          <table:table-cell table:style-name="ce16" table:formula="oooc:=[.J31]/[.G31]" office:value-type="float" office:value="0.999627705341187">
            <text:p>0.9996</text:p>
          </table:table-cell>
          <table:table-cell table:style-name="ce9" office:value-type="float" office:value="85166">
            <text:p>85166</text:p>
          </table:table-cell>
          <table:table-cell table:style-name="ce11" table:formula="oooc:=[.M31]*[.$E31]" office:value-type="float" office:value="14.2249493037667">
            <text:p>14.22</text:p>
          </table:table-cell>
          <table:table-cell table:style-name="ce16" table:formula="oooc:=[.M31]/[.J31]" office:value-type="float" office:value="0.704859013300007">
            <text:p>0.7049</text:p>
          </table:table-cell>
          <table:table-cell table:style-name="ce9" office:value-type="float" office:value="84872">
            <text:p>84872</text:p>
          </table:table-cell>
          <table:table-cell table:style-name="ce11" table:formula="oooc:=[.P31]*[.$E31]" office:value-type="float" office:value="14.1758436149318">
            <text:p>14.18</text:p>
          </table:table-cell>
          <table:table-cell table:style-name="ce16" table:formula="oooc:=[.P31]/[.M31]" office:value-type="float" office:value="0.996547918183313">
            <text:p>0.9965</text:p>
          </table:table-cell>
          <table:table-cell table:style-name="ce9" office:value-type="float" office:value="82838">
            <text:p>82838</text:p>
          </table:table-cell>
          <table:table-cell table:style-name="ce11" table:formula="oooc:=[.S31]*[.$E31]" office:value-type="float" office:value="13.836112420748">
            <text:p>13.84</text:p>
          </table:table-cell>
          <table:table-cell table:style-name="ce16" table:formula="oooc:=[.S31]/[.P31]" office:value-type="float" office:value="0.976034499010274">
            <text:p>0.9760</text:p>
          </table:table-cell>
          <table:table-cell table:style-name="ce9" office:value-type="float" office:value="82678">
            <text:p>82678</text:p>
          </table:table-cell>
          <table:table-cell table:style-name="ce11" table:formula="oooc:=[.V31]*[.$E31]" office:value-type="float" office:value="13.8093882363481">
            <text:p>13.81</text:p>
          </table:table-cell>
          <table:table-cell table:style-name="ce16" table:formula="oooc:=[.V31]/[.S31]" office:value-type="float" office:value="0.998068519278592">
            <text:p>0.9981</text:p>
          </table:table-cell>
          <table:table-cell table:style-name="ce9" office:value-type="float" office:value="80403">
            <text:p>80403</text:p>
          </table:table-cell>
          <table:table-cell table:style-name="ce11" table:formula="oooc:=[.Y31]*[.$E31]" office:value-type="float" office:value="13.4294037394119">
            <text:p>13.43</text:p>
          </table:table-cell>
          <table:table-cell table:style-name="ce16" table:formula="oooc:=[.Y31]/[.V31]" office:value-type="float" office:value="0.972483611117831">
            <text:p>0.9725</text:p>
          </table:table-cell>
          <table:table-cell table:style-name="ce9" office:value-type="float" office:value="67246">
            <text:p>67246</text:p>
          </table:table-cell>
          <table:table-cell table:style-name="ce11" table:formula="oooc:=[.AB31]*[.$E31]" office:value-type="float" office:value="11.2318406509768">
            <text:p>11.23</text:p>
          </table:table-cell>
          <table:table-cell table:style-name="ce16" table:formula="oooc:=[.AB31]/[.Y31]" office:value-type="float" office:value="0.836361827295001">
            <text:p>0.8364</text:p>
          </table:table-cell>
          <table:table-cell table:style-name="ce9" office:value-type="float" office:value="38762">
            <text:p>38762</text:p>
          </table:table-cell>
          <table:table-cell table:style-name="ce11" table:formula="oooc:=[.AE31]*[.$E31]" office:value-type="float" office:value="6.474267723183">
            <text:p>6.47</text:p>
          </table:table-cell>
          <table:table-cell table:style-name="ce16" table:formula="oooc:=[.AE31]/[.AB31]" office:value-type="float" office:value="0.576420902358505">
            <text:p>0.5764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0:.F31])/2" office:value-type="float" office:value="24.4444444444444">
            <text:p>24.44</text:p>
          </table:table-cell>
          <table:table-cell table:style-name="ce47"/>
          <table:table-cell table:style-name="ce39" table:formula="oooc:=SUM([.H30:.H31])/2" office:value-type="float" office:value="20.226888853552">
            <text:p>20.23</text:p>
          </table:table-cell>
          <table:table-cell table:style-name="ce39" table:formula="oooc:=SUM([.I30:.I31])/2" office:value-type="float" office:value="0.827463634918038">
            <text:p>0.83</text:p>
          </table:table-cell>
          <table:table-cell table:style-name="ce47"/>
          <table:table-cell table:style-name="ce39" table:formula="oooc:=SUM([.K30:.K31])/2" office:value-type="float" office:value="20.2182783308416">
            <text:p>20.22</text:p>
          </table:table-cell>
          <table:table-cell table:style-name="ce39" table:formula="oooc:=SUM([.L30:.L31])/2" office:value-type="float" office:value="0.999574403568665">
            <text:p>1.00</text:p>
          </table:table-cell>
          <table:table-cell table:style-name="ce47"/>
          <table:table-cell table:style-name="ce39" table:formula="oooc:=SUM([.N30:.N31])/2" office:value-type="float" office:value="13.8326499276912">
            <text:p>13.83</text:p>
          </table:table-cell>
          <table:table-cell table:style-name="ce39" table:formula="oooc:=SUM([.O30:.O31])/2" office:value-type="float" office:value="0.684203380424649">
            <text:p>0.68</text:p>
          </table:table-cell>
          <table:table-cell table:style-name="ce47"/>
          <table:table-cell table:style-name="ce39" table:formula="oooc:=SUM([.Q30:.Q31])/2" office:value-type="float" office:value="13.7860101410376">
            <text:p>13.79</text:p>
          </table:table-cell>
          <table:table-cell table:style-name="ce39" table:formula="oooc:=SUM([.R30:.R31])/2" office:value-type="float" office:value="0.996630628275884">
            <text:p>1.00</text:p>
          </table:table-cell>
          <table:table-cell table:style-name="ce47"/>
          <table:table-cell table:style-name="ce39" table:formula="oooc:=SUM([.T30:.T31])/2" office:value-type="float" office:value="13.4843479669146">
            <text:p>13.48</text:p>
          </table:table-cell>
          <table:table-cell table:style-name="ce39" table:formula="oooc:=SUM([.U30:.U31])/2" office:value-type="float" office:value="0.978178876937668">
            <text:p>0.98</text:p>
          </table:table-cell>
          <table:table-cell table:style-name="ce47"/>
          <table:table-cell table:style-name="ce39" table:formula="oooc:=SUM([.W30:.W31])/2" office:value-type="float" office:value="13.4603328293432">
            <text:p>13.46</text:p>
          </table:table-cell>
          <table:table-cell table:style-name="ce39" table:formula="oooc:=SUM([.X30:.X31])/2" office:value-type="float" office:value="0.998223067739323">
            <text:p>1.00</text:p>
          </table:table-cell>
          <table:table-cell table:style-name="ce47"/>
          <table:table-cell table:style-name="ce39" table:formula="oooc:=SUM([.Z30:.Z31])/2" office:value-type="float" office:value="13.0934219425584">
            <text:p>13.09</text:p>
          </table:table-cell>
          <table:table-cell table:style-name="ce39" table:formula="oooc:=SUM([.AA30:.AA31])/2" office:value-type="float" office:value="0.972748182274333">
            <text:p>0.97</text:p>
          </table:table-cell>
          <table:table-cell table:style-name="ce47"/>
          <table:table-cell table:style-name="ce39" table:formula="oooc:=SUM([.AC30:.AC31])/2" office:value-type="float" office:value="10.9776371035532">
            <text:p>10.98</text:p>
          </table:table-cell>
          <table:table-cell table:style-name="ce39" table:formula="oooc:=SUM([.AD30:.AD31])/2" office:value-type="float" office:value="0.838462468318947">
            <text:p>0.84</text:p>
          </table:table-cell>
          <table:table-cell table:style-name="ce47"/>
          <table:table-cell table:style-name="ce39" table:formula="oooc:=SUM([.AF30:.AF31])/2" office:value-type="float" office:value="6.31608707438976">
            <text:p>6.32</text:p>
          </table:table-cell>
          <table:table-cell table:style-name="ce39" table:formula="oooc:=SUM([.AG30:.AG31])/2" office:value-type="float" office:value="0.575334271799032">
            <text:p>0.58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0]" office:value-type="string" office:string-value="TtbarJets-madgraph Bkg.">
            <text:p>TtbarJets-madgraph Bkg.</text:p>
          </table:table-cell>
          <table:table-cell table:style-name="ce35" table:formula="oooc:=[.B10]" office:value-type="float" office:value="1264270">
            <text:p>1264270</text:p>
          </table:table-cell>
          <table:table-cell table:style-name="ce38" table:formula="oooc:=[.C10]" office:value-type="float" office:value="140.555555555556">
            <text:p>141</text:p>
          </table:table-cell>
          <table:table-cell table:style-name="ce7" table:formula="oooc:=[.B33]/[.C33]" office:value-type="float" office:value="8994.80632411067">
            <text:p>8994.81</text:p>
          </table:table-cell>
          <table:table-cell table:style-name="ce15" table:formula="oooc:=[.$E$2]/(1000*[.D33])" office:value-type="float" office:value="0.000111175267589641">
            <text:p>1.11E-004</text:p>
          </table:table-cell>
          <table:table-cell table:style-name="ce7" table:formula="oooc:=[.C33]*[.$E$2]/1000" office:value-type="float" office:value="140.555555555556">
            <text:p>140.56</text:p>
          </table:table-cell>
          <table:table-cell table:style-name="ce48" table:formula="oooc:=[.G10]" office:value-type="float" office:value="262097">
            <text:p>262097</text:p>
          </table:table-cell>
          <table:table-cell table:style-name="ce11" table:formula="oooc:=[.G33]*[.$E33]" office:value-type="float" office:value="29.1387041094422">
            <text:p>29.14</text:p>
          </table:table-cell>
          <table:table-cell table:style-name="ce16" table:formula="oooc:=[.G33]/[.B33]" office:value-type="float" office:value="0.207310938328047">
            <text:p>0.2073</text:p>
          </table:table-cell>
          <table:table-cell table:style-name="ce48" table:formula="oooc:=[.J10]" office:value-type="float" office:value="261963">
            <text:p>261963</text:p>
          </table:table-cell>
          <table:table-cell table:style-name="ce11" table:formula="oooc:=[.J33]*[.$E33]" office:value-type="float" office:value="29.1238066235851">
            <text:p>29.12</text:p>
          </table:table-cell>
          <table:table-cell table:style-name="ce16" table:formula="oooc:=[.J33]/[.G33]" office:value-type="float" office:value="0.999488738902009">
            <text:p>0.9995</text:p>
          </table:table-cell>
          <table:table-cell table:style-name="ce9" office:value-type="float" office:value="59846">
            <text:p>59846</text:p>
          </table:table-cell>
          <table:table-cell table:style-name="ce11" table:formula="oooc:=[.M33]*[.$E33]" office:value-type="float" office:value="6.65339506416966">
            <text:p>6.65</text:p>
          </table:table-cell>
          <table:table-cell table:style-name="ce16" table:formula="oooc:=[.M33]/[.J33]" office:value-type="float" office:value="0.228452109649073">
            <text:p>0.2285</text:p>
          </table:table-cell>
          <table:table-cell table:style-name="ce9" office:value-type="float" office:value="53380">
            <text:p>53380</text:p>
          </table:table-cell>
          <table:table-cell table:style-name="ce11" table:formula="oooc:=[.P33]*[.$E33]" office:value-type="float" office:value="5.93453578393504">
            <text:p>5.93</text:p>
          </table:table-cell>
          <table:table-cell table:style-name="ce16" table:formula="oooc:=[.P33]/[.M33]" office:value-type="float" office:value="0.891956020452495">
            <text:p>0.8920</text:p>
          </table:table-cell>
          <table:table-cell table:style-name="ce9" office:value-type="float" office:value="33379">
            <text:p>33379</text:p>
          </table:table-cell>
          <table:table-cell table:style-name="ce11" table:formula="oooc:=[.S33]*[.$E33]" office:value-type="float" office:value="3.71091925687463">
            <text:p>3.71</text:p>
          </table:table-cell>
          <table:table-cell table:style-name="ce16" table:formula="oooc:=[.S33]/[.P33]" office:value-type="float" office:value="0.625309104533533">
            <text:p>0.6253</text:p>
          </table:table-cell>
          <table:table-cell table:style-name="ce9" office:value-type="float" office:value="32937">
            <text:p>32937</text:p>
          </table:table-cell>
          <table:table-cell table:style-name="ce7" table:formula="oooc:=[.V33]*[.$E33]" office:value-type="float" office:value="3.66177978860001">
            <text:p>3.66</text:p>
          </table:table-cell>
          <table:table-cell table:style-name="ce16" table:formula="oooc:=[.V33]/[.S33]" office:value-type="float" office:value="0.986758141346355">
            <text:p>0.9868</text:p>
          </table:table-cell>
          <table:table-cell table:style-name="ce9" office:value-type="float" office:value="28883">
            <text:p>28883</text:p>
          </table:table-cell>
          <table:table-cell table:style-name="ce11" table:formula="oooc:=[.Y33]*[.$E33]" office:value-type="float" office:value="3.2110752537916">
            <text:p>3.21</text:p>
          </table:table-cell>
          <table:table-cell table:style-name="ce16" table:formula="oooc:=[.Y33]/[.V33]" office:value-type="float" office:value="0.87691653763245">
            <text:p>0.8769</text:p>
          </table:table-cell>
          <table:table-cell table:style-name="ce9" office:value-type="float" office:value="18075">
            <text:p>18075</text:p>
          </table:table-cell>
          <table:table-cell table:style-name="ce11" table:formula="oooc:=[.AB33]*[.$E33]" office:value-type="float" office:value="2.00949296168276">
            <text:p>2.01</text:p>
          </table:table-cell>
          <table:table-cell table:style-name="ce16" table:formula="oooc:=[.AB33]/[.Y33]" office:value-type="float" office:value="0.625800643977426">
            <text:p>0.6258</text:p>
          </table:table-cell>
          <table:table-cell table:style-name="ce9" office:value-type="float" office:value="7786">
            <text:p>7786</text:p>
          </table:table-cell>
          <table:table-cell table:style-name="ce11" table:formula="oooc:=[.AE33]*[.$E33]" office:value-type="float" office:value="0.865610633452945">
            <text:p>0.87</text:p>
          </table:table-cell>
          <table:table-cell table:style-name="ce16" table:formula="oooc:=[.AE33]/[.AB33]" office:value-type="float" office:value="0.43076071922545">
            <text:p>0.4308</text:p>
          </table:table-cell>
          <table:table-cell table:number-columns-repeated="223"/>
        </table:table-row>
        <table:table-row table:style-name="ro1">
          <table:table-cell table:style-name="ce28" table:formula="oooc:=[.A11]" office:value-type="string" office:string-value="Ttbar-mcatnlo Bkg.">
            <text:p>Ttbar-mcatnlo Bkg.</text:p>
          </table:table-cell>
          <table:table-cell table:style-name="ce35" table:formula="oooc:=[.B11]" office:value-type="float" office:value="845343">
            <text:p>845343</text:p>
          </table:table-cell>
          <table:table-cell table:style-name="ce38" table:formula="oooc:=[.C11]" office:value-type="float" office:value="140.555555555556">
            <text:p>141</text:p>
          </table:table-cell>
          <table:table-cell table:style-name="ce7" table:formula="oooc:=[.B34]/[.C34]" office:value-type="float" office:value="6014.29802371542">
            <text:p>6014.30</text:p>
          </table:table-cell>
          <table:table-cell table:style-name="ce15" table:formula="oooc:=[.$E$2]/(1000*[.D34])" office:value-type="float" office:value="0.000166270443542509">
            <text:p>1.66E-004</text:p>
          </table:table-cell>
          <table:table-cell table:style-name="ce7" table:formula="oooc:=[.C34]*[.$E$2]/1000" office:value-type="float" office:value="140.555555555556">
            <text:p>140.56</text:p>
          </table:table-cell>
          <table:table-cell table:style-name="ce48" table:formula="oooc:=[.G11]" office:value-type="float" office:value="170972">
            <text:p>170972</text:p>
          </table:table-cell>
          <table:table-cell table:style-name="ce11" table:formula="oooc:=[.G34]*[.$E34]" office:value-type="float" office:value="28.4275902733499">
            <text:p>28.43</text:p>
          </table:table-cell>
          <table:table-cell table:style-name="ce16" table:formula="oooc:=[.G34]/[.B34]" office:value-type="float" office:value="0.20225163040328">
            <text:p>0.2023</text:p>
          </table:table-cell>
          <table:table-cell table:style-name="ce48" table:formula="oooc:=[.J11]" office:value-type="float" office:value="170872">
            <text:p>170872</text:p>
          </table:table-cell>
          <table:table-cell table:style-name="ce11" table:formula="oooc:=[.J34]*[.$E34]" office:value-type="float" office:value="28.4109632289957">
            <text:p>28.41</text:p>
          </table:table-cell>
          <table:table-cell table:style-name="ce16" table:formula="oooc:=[.J34]/[.G34]" office:value-type="float" office:value="0.999415108906721">
            <text:p>0.9994</text:p>
          </table:table-cell>
          <table:table-cell table:style-name="ce9" office:value-type="float" office:value="41650">
            <text:p>41650</text:p>
          </table:table-cell>
          <table:table-cell table:style-name="ce11" table:formula="oooc:=[.M34]*[.$E34]" office:value-type="float" office:value="6.92516397354552">
            <text:p>6.93</text:p>
          </table:table-cell>
          <table:table-cell table:style-name="ce16" table:formula="oooc:=[.M34]/[.J34]" office:value-type="float" office:value="0.243749707383304">
            <text:p>0.2437</text:p>
          </table:table-cell>
          <table:table-cell table:style-name="ce9" office:value-type="float" office:value="37537">
            <text:p>37537</text:p>
          </table:table-cell>
          <table:table-cell table:style-name="ce11" table:formula="oooc:=[.P34]*[.$E34]" office:value-type="float" office:value="6.24129363925518">
            <text:p>6.24</text:p>
          </table:table-cell>
          <table:table-cell table:style-name="ce16" table:formula="oooc:=[.P34]/[.M34]" office:value-type="float" office:value="0.90124849939976">
            <text:p>0.9012</text:p>
          </table:table-cell>
          <table:table-cell table:style-name="ce9" office:value-type="float" office:value="22921">
            <text:p>22921</text:p>
          </table:table-cell>
          <table:table-cell table:style-name="ce11" table:formula="oooc:=[.S34]*[.$E34]" office:value-type="float" office:value="3.81108483643786">
            <text:p>3.81</text:p>
          </table:table-cell>
          <table:table-cell table:style-name="ce16" table:formula="oooc:=[.S34]/[.P34]" office:value-type="float" office:value="0.610624184138317">
            <text:p>0.6106</text:p>
          </table:table-cell>
          <table:table-cell table:style-name="ce9" office:value-type="float" office:value="22590">
            <text:p>22590</text:p>
          </table:table-cell>
          <table:table-cell table:style-name="ce11" table:formula="oooc:=[.V34]*[.$E34]" office:value-type="float" office:value="3.75604931962529">
            <text:p>3.76</text:p>
          </table:table-cell>
          <table:table-cell table:style-name="ce16" table:formula="oooc:=[.V34]/[.S34]" office:value-type="float" office:value="0.985559094280354">
            <text:p>0.9856</text:p>
          </table:table-cell>
          <table:table-cell table:style-name="ce9" office:value-type="float" office:value="19719">
            <text:p>19719</text:p>
          </table:table-cell>
          <table:table-cell table:style-name="ce11" table:formula="oooc:=[.Y34]*[.$E34]" office:value-type="float" office:value="3.27868687621474">
            <text:p>3.28</text:p>
          </table:table-cell>
          <table:table-cell table:style-name="ce16" table:formula="oooc:=[.Y34]/[.V34]" office:value-type="float" office:value="0.872908366533864">
            <text:p>0.8729</text:p>
          </table:table-cell>
          <table:table-cell table:style-name="ce9" office:value-type="float" office:value="12229">
            <text:p>12229</text:p>
          </table:table-cell>
          <table:table-cell table:style-name="ce11" table:formula="oooc:=[.AB34]*[.$E34]" office:value-type="float" office:value="2.03332125408135">
            <text:p>2.03</text:p>
          </table:table-cell>
          <table:table-cell table:style-name="ce16" table:formula="oooc:=[.AB34]/[.Y34]" office:value-type="float" office:value="0.6201632942847">
            <text:p>0.6202</text:p>
          </table:table-cell>
          <table:table-cell table:style-name="ce9" office:value-type="float" office:value="5206">
            <text:p>5206</text:p>
          </table:table-cell>
          <table:table-cell table:style-name="ce11" table:formula="oooc:=[.AE34]*[.$E34]" office:value-type="float" office:value="0.865603929082304">
            <text:p>0.87</text:p>
          </table:table-cell>
          <table:table-cell table:style-name="ce16" table:formula="oooc:=[.AE34]/[.AB34]" office:value-type="float" office:value="0.425709379344182">
            <text:p>0.4257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3:.F34])/2" office:value-type="float" office:value="140.555555555556">
            <text:p>140.56</text:p>
          </table:table-cell>
          <table:table-cell table:style-name="ce47"/>
          <table:table-cell table:style-name="ce39" table:formula="oooc:=SUM([.H33:.H34])/2" office:value-type="float" office:value="28.783147191396">
            <text:p>28.78</text:p>
          </table:table-cell>
          <table:table-cell table:style-name="ce49" table:formula="oooc:=[.H35]/[.F35]" office:value-type="float" office:value="0.204781284365664">
            <text:p>0.2048</text:p>
          </table:table-cell>
          <table:table-cell table:style-name="ce47"/>
          <table:table-cell table:style-name="ce39" table:formula="oooc:=SUM([.K33:.K34])/2" office:value-type="float" office:value="28.7673849262904">
            <text:p>28.77</text:p>
          </table:table-cell>
          <table:table-cell table:style-name="ce49" table:formula="oooc:=[.K35]/[.H35]" office:value-type="float" office:value="0.99945237867837">
            <text:p>0.9995</text:p>
          </table:table-cell>
          <table:table-cell table:style-name="ce47"/>
          <table:table-cell table:style-name="ce39" table:formula="oooc:=SUM([.N33:.N34])/2" office:value-type="float" office:value="6.78927951885759">
            <text:p>6.79</text:p>
          </table:table-cell>
          <table:table-cell table:style-name="ce49" table:formula="oooc:=[.N35]/[.K35]" office:value-type="float" office:value="0.236006141547225">
            <text:p>0.2360</text:p>
          </table:table-cell>
          <table:table-cell table:style-name="ce47"/>
          <table:table-cell table:style-name="ce39" table:formula="oooc:=SUM([.Q33:.Q34])/2" office:value-type="float" office:value="6.08791471159511">
            <text:p>6.09</text:p>
          </table:table-cell>
          <table:table-cell table:style-name="ce49" table:formula="oooc:=[.Q35]/[.N35]" office:value-type="float" office:value="0.896695252373333">
            <text:p>0.8967</text:p>
          </table:table-cell>
          <table:table-cell table:style-name="ce47"/>
          <table:table-cell table:style-name="ce39" table:formula="oooc:=SUM([.T33:.T34])/2" office:value-type="float" office:value="3.76100204665624">
            <text:p>3.76</text:p>
          </table:table-cell>
          <table:table-cell table:style-name="ce49" table:formula="oooc:=[.T35]/[.Q35]" office:value-type="float" office:value="0.61778165838838">
            <text:p>0.6178</text:p>
          </table:table-cell>
          <table:table-cell table:style-name="ce47"/>
          <table:table-cell table:style-name="ce39" table:formula="oooc:=SUM([.W33:.W34])/2" office:value-type="float" office:value="3.70891455411265">
            <text:p>3.71</text:p>
          </table:table-cell>
          <table:table-cell table:style-name="ce49" table:formula="oooc:=[.W35]/[.T35]" office:value-type="float" office:value="0.98615063435291">
            <text:p>0.9862</text:p>
          </table:table-cell>
          <table:table-cell table:style-name="ce47"/>
          <table:table-cell table:style-name="ce39" table:formula="oooc:=SUM([.Z33:.Z34])/2" office:value-type="float" office:value="3.24488106500317">
            <text:p>3.24</text:p>
          </table:table-cell>
          <table:table-cell table:style-name="ce49" table:formula="oooc:=[.Z35]/[.W35]" office:value-type="float" office:value="0.874886983148499">
            <text:p>0.8749</text:p>
          </table:table-cell>
          <table:table-cell table:style-name="ce47"/>
          <table:table-cell table:style-name="ce39" table:formula="oooc:=SUM([.AC33:.AC34])/2" office:value-type="float" office:value="2.02140710788206">
            <text:p>2.02</text:p>
          </table:table-cell>
          <table:table-cell table:style-name="ce49" table:formula="oooc:=[.AC35]/[.Z35]" office:value-type="float" office:value="0.622952603620336">
            <text:p>0.6230</text:p>
          </table:table-cell>
          <table:table-cell table:style-name="ce47"/>
          <table:table-cell table:style-name="ce39" table:formula="oooc:=SUM([.AF33:.AF34])/2" office:value-type="float" office:value="0.865607281267625">
            <text:p>0.87</text:p>
          </table:table-cell>
          <table:table-cell table:style-name="ce49" table:formula="oooc:=[.AF35]/[.AC35]" office:value-type="float" office:value="0.428220163020289">
            <text:p>0.4282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3]" office:value-type="string" office:string-value="SingleTop_sChannel">
            <text:p>SingleTop_sChannel</text:p>
          </table:table-cell>
          <table:table-cell table:style-name="ce34" table:formula="oooc:=[.B13]" office:value-type="float" office:value="412055">
            <text:p>412055</text:p>
          </table:table-cell>
          <table:table-cell table:style-name="ce34" table:formula="oooc:=[.C13]" office:value-type="float" office:value="1.5">
            <text:p>1.5</text:p>
          </table:table-cell>
          <table:table-cell table:style-name="ce7" table:formula="oooc:=[.B36]/[.C36]" office:value-type="float" office:value="274703.333333333">
            <text:p>274703.33</text:p>
          </table:table-cell>
          <table:table-cell table:style-name="ce15" table:formula="oooc:=[.$E$2]/(1000*[.D36])" office:value-type="float" office:value="0.00000364029073788693">
            <text:p>3.64E-006</text:p>
          </table:table-cell>
          <table:table-cell table:style-name="ce7" table:formula="oooc:=[.C36]*[.$E$2]/1000" office:value-type="float" office:value="1.5">
            <text:p>1.50</text:p>
          </table:table-cell>
          <table:table-cell table:style-name="ce48" table:formula="oooc:=[.G13]" office:value-type="float" office:value="142001">
            <text:p>142001</text:p>
          </table:table-cell>
          <table:table-cell table:style-name="ce11" table:formula="oooc:=[.G36]*[.$E36]" office:value-type="float" office:value="0.516924925070682">
            <text:p>0.52</text:p>
          </table:table-cell>
          <table:table-cell table:style-name="ce16" table:formula="oooc:=[.G36]/[.B36]" office:value-type="float" office:value="0.344616616713788">
            <text:p>0.3446</text:p>
          </table:table-cell>
          <table:table-cell table:style-name="ce48" table:formula="oooc:=[.J13]" office:value-type="float" office:value="141947">
            <text:p>141947</text:p>
          </table:table-cell>
          <table:table-cell table:style-name="ce11" table:formula="oooc:=[.J36]*[.$E36]" office:value-type="float" office:value="0.516728349370836">
            <text:p>0.52</text:p>
          </table:table-cell>
          <table:table-cell table:style-name="ce16" table:formula="oooc:=[.J36]/[.G36]" office:value-type="float" office:value="0.99961972098788">
            <text:p>0.9996</text:p>
          </table:table-cell>
          <table:table-cell table:style-name="ce9" office:value-type="float" office:value="71967">
            <text:p>71967</text:p>
          </table:table-cell>
          <table:table-cell table:style-name="ce11" table:formula="oooc:=[.M36]*[.$E36]" office:value-type="float" office:value="0.261980803533509">
            <text:p>0.26</text:p>
          </table:table-cell>
          <table:table-cell table:style-name="ce16" table:formula="oooc:=[.M36]/[.J36]" office:value-type="float" office:value="0.5069990912101">
            <text:p>0.5070</text:p>
          </table:table-cell>
          <table:table-cell table:style-name="ce9" office:value-type="float" office:value="71754">
            <text:p>71754</text:p>
          </table:table-cell>
          <table:table-cell table:style-name="ce11" table:formula="oooc:=[.P36]*[.$E36]" office:value-type="float" office:value="0.261205421606339">
            <text:p>0.26</text:p>
          </table:table-cell>
          <table:table-cell table:style-name="ce16" table:formula="oooc:=[.P36]/[.M36]" office:value-type="float" office:value="0.997040310142148">
            <text:p>0.9970</text:p>
          </table:table-cell>
          <table:table-cell table:style-name="ce9" office:value-type="float" office:value="71022">
            <text:p>71022</text:p>
          </table:table-cell>
          <table:table-cell table:style-name="ce11" table:formula="oooc:=[.S36]*[.$E36]" office:value-type="float" office:value="0.258540728786206">
            <text:p>0.26</text:p>
          </table:table-cell>
          <table:table-cell table:style-name="ce16" table:formula="oooc:=[.S36]/[.P36]" office:value-type="float" office:value="0.989798478133623">
            <text:p>0.9898</text:p>
          </table:table-cell>
          <table:table-cell table:style-name="ce9" office:value-type="float" office:value="66049">
            <text:p>66049</text:p>
          </table:table-cell>
          <table:table-cell table:style-name="ce11" table:formula="oooc:=[.V36]*[.$E36]" office:value-type="float" office:value="0.240437562946694">
            <text:p>0.24</text:p>
          </table:table-cell>
          <table:table-cell table:style-name="ce16" table:formula="oooc:=[.V36]/[.S36]" office:value-type="float" office:value="0.929979442989496">
            <text:p>0.9300</text:p>
          </table:table-cell>
          <table:table-cell table:style-name="ce9" office:value-type="float" office:value="43684">
            <text:p>43684</text:p>
          </table:table-cell>
          <table:table-cell table:style-name="ce11" table:formula="oooc:=[.Y36]*[.$E36]" office:value-type="float" office:value="0.159022460593853">
            <text:p>0.16</text:p>
          </table:table-cell>
          <table:table-cell table:style-name="ce16" table:formula="oooc:=[.Y36]/[.V36]" office:value-type="float" office:value="0.661387757573922">
            <text:p>0.6614</text:p>
          </table:table-cell>
          <table:table-cell table:style-name="ce9" office:value-type="float" office:value="11793">
            <text:p>11793</text:p>
          </table:table-cell>
          <table:table-cell table:style-name="ce11" table:formula="oooc:=[.AB36]*[.$E36]" office:value-type="float" office:value="0.0429299486719006">
            <text:p>0.04</text:p>
          </table:table-cell>
          <table:table-cell table:style-name="ce16" table:formula="oooc:=[.AB36]/[.Y36]" office:value-type="float" office:value="0.269961541983335">
            <text:p>0.2700</text:p>
          </table:table-cell>
          <table:table-cell table:style-name="ce9" office:value-type="float" office:value="2314">
            <text:p>2314</text:p>
          </table:table-cell>
          <table:table-cell table:style-name="ce11" table:formula="oooc:=[.AE36]*[.$E36]" office:value-type="float" office:value="0.00842363276747036">
            <text:p>0.01</text:p>
          </table:table-cell>
          <table:table-cell table:style-name="ce16" table:formula="oooc:=[.AE36]/[.AB36]" office:value-type="float" office:value="0.19621809548037">
            <text:p>0.1962</text:p>
          </table:table-cell>
          <table:table-cell table:number-columns-repeated="223"/>
        </table:table-row>
        <table:table-row table:style-name="ro1">
          <table:table-cell table:style-name="ce28" table:formula="oooc:=[.A14]" office:value-type="string" office:string-value="SingleTop_tChannel">
            <text:p>SingleTop_tChannel</text:p>
          </table:table-cell>
          <table:table-cell table:style-name="ce34" table:formula="oooc:=[.B14]" office:value-type="float" office:value="528593">
            <text:p>528593</text:p>
          </table:table-cell>
          <table:table-cell table:style-name="ce34" table:formula="oooc:=[.C14]" office:value-type="float" office:value="20">
            <text:p>20</text:p>
          </table:table-cell>
          <table:table-cell table:style-name="ce7" table:formula="oooc:=[.B37]/[.C37]" office:value-type="float" office:value="26429.65">
            <text:p>26429.65</text:p>
          </table:table-cell>
          <table:table-cell table:style-name="ce15" table:formula="oooc:=[.$E$2]/(1000*[.D37])" office:value-type="float" office:value="0.0000378362937080135">
            <text:p>3.78E-005</text:p>
          </table:table-cell>
          <table:table-cell table:style-name="ce7" table:formula="oooc:=[.C37]*[.$E$2]/1000" office:value-type="float" office:value="20">
            <text:p>20.00</text:p>
          </table:table-cell>
          <table:table-cell table:style-name="ce48" table:formula="oooc:=[.G14]" office:value-type="float" office:value="172830">
            <text:p>172830</text:p>
          </table:table-cell>
          <table:table-cell table:style-name="ce11" table:formula="oooc:=[.G37]*[.$E37]" office:value-type="float" office:value="6.53924664155598">
            <text:p>6.54</text:p>
          </table:table-cell>
          <table:table-cell table:style-name="ce16" table:formula="oooc:=[.G37]/[.B37]" office:value-type="float" office:value="0.326962332077799">
            <text:p>0.3270</text:p>
          </table:table-cell>
          <table:table-cell table:style-name="ce48" table:formula="oooc:=[.J14]" office:value-type="float" office:value="172646">
            <text:p>172646</text:p>
          </table:table-cell>
          <table:table-cell table:style-name="ce11" table:formula="oooc:=[.J37]*[.$E37]" office:value-type="float" office:value="6.53228476351371">
            <text:p>6.53</text:p>
          </table:table-cell>
          <table:table-cell table:style-name="ce16" table:formula="oooc:=[.J37]/[.G37]" office:value-type="float" office:value="0.998935370016779">
            <text:p>0.9989</text:p>
          </table:table-cell>
          <table:table-cell table:style-name="ce9" office:value-type="float" office:value="100015">
            <text:p>100015</text:p>
          </table:table-cell>
          <table:table-cell table:style-name="ce11" table:formula="oooc:=[.M37]*[.$E37]" office:value-type="float" office:value="3.78419691520697">
            <text:p>3.78</text:p>
          </table:table-cell>
          <table:table-cell table:style-name="ce16" table:formula="oooc:=[.M37]/[.J37]" office:value-type="float" office:value="0.579306789615746">
            <text:p>0.5793</text:p>
          </table:table-cell>
          <table:table-cell table:style-name="ce9" office:value-type="float" office:value="99761">
            <text:p>99761</text:p>
          </table:table-cell>
          <table:table-cell table:style-name="ce11" table:formula="oooc:=[.P37]*[.$E37]" office:value-type="float" office:value="3.77458649660514">
            <text:p>3.77</text:p>
          </table:table-cell>
          <table:table-cell table:style-name="ce16" table:formula="oooc:=[.P37]/[.M37]" office:value-type="float" office:value="0.997460380942859">
            <text:p>0.9975</text:p>
          </table:table-cell>
          <table:table-cell table:style-name="ce9" office:value-type="float" office:value="98404">
            <text:p>98404</text:p>
          </table:table-cell>
          <table:table-cell table:style-name="ce11" table:formula="oooc:=[.S37]*[.$E37]" office:value-type="float" office:value="3.72324264604336">
            <text:p>3.72</text:p>
          </table:table-cell>
          <table:table-cell table:style-name="ce16" table:formula="oooc:=[.S37]/[.P37]" office:value-type="float" office:value="0.986397490001103">
            <text:p>0.9864</text:p>
          </table:table-cell>
          <table:table-cell table:style-name="ce9" office:value-type="float" office:value="88441">
            <text:p>88441</text:p>
          </table:table-cell>
          <table:table-cell table:style-name="ce11" table:formula="oooc:=[.V37]*[.$E37]" office:value-type="float" office:value="3.34627965183043">
            <text:p>3.35</text:p>
          </table:table-cell>
          <table:table-cell table:style-name="ce16" table:formula="oooc:=[.V37]/[.S37]" office:value-type="float" office:value="0.898754115686354">
            <text:p>0.8988</text:p>
          </table:table-cell>
          <table:table-cell table:style-name="ce9" office:value-type="float" office:value="44931">
            <text:p>44931</text:p>
          </table:table-cell>
          <table:table-cell table:style-name="ce11" table:formula="oooc:=[.Y37]*[.$E37]" office:value-type="float" office:value="1.70002251259476">
            <text:p>1.7</text:p>
          </table:table-cell>
          <table:table-cell table:style-name="ce16" table:formula="oooc:=[.Y37]/[.V37]" office:value-type="float" office:value="0.508033604323787">
            <text:p>0.5080</text:p>
          </table:table-cell>
          <table:table-cell table:style-name="ce9" office:value-type="float" office:value="11335">
            <text:p>11335</text:p>
          </table:table-cell>
          <table:table-cell table:style-name="ce11" table:formula="oooc:=[.AB37]*[.$E37]" office:value-type="float" office:value="0.428874389180333">
            <text:p>0.43</text:p>
          </table:table-cell>
          <table:table-cell table:style-name="ce16" table:formula="oooc:=[.AB37]/[.Y37]" office:value-type="float" office:value="0.252275711646747">
            <text:p>0.2523</text:p>
          </table:table-cell>
          <table:table-cell table:style-name="ce9" office:value-type="float" office:value="2771">
            <text:p>2771</text:p>
          </table:table-cell>
          <table:table-cell table:style-name="ce7" table:formula="oooc:=[.AE37]*[.$E37]" office:value-type="float" office:value="0.104844369864906">
            <text:p>0.10</text:p>
          </table:table-cell>
          <table:table-cell table:style-name="ce16" table:formula="oooc:=[.AE37]/[.AB37]" office:value-type="float" office:value="0.244464049404499">
            <text:p>0.2445</text:p>
          </table:table-cell>
          <table:table-cell table:number-columns-repeated="223"/>
        </table:table-row>
        <table:table-row table:style-name="ro1">
          <table:table-cell table:style-name="ce28" table:formula="oooc:=[.A15]" office:value-type="string" office:string-value="SingleTop_tWChannel">
            <text:p>SingleTop_tWChannel</text:p>
          </table:table-cell>
          <table:table-cell table:style-name="ce34" table:formula="oooc:=[.B15]" office:value-type="float" office:value="466437">
            <text:p>466437</text:p>
          </table:table-cell>
          <table:table-cell table:style-name="ce34" table:formula="oooc:=[.C15]" office:value-type="float" office:value="10.6">
            <text:p>10.6</text:p>
          </table:table-cell>
          <table:table-cell table:style-name="ce7" table:formula="oooc:=[.B38]/[.C38]" office:value-type="float" office:value="44003.4905660377">
            <text:p>44003.49</text:p>
          </table:table-cell>
          <table:table-cell table:style-name="ce15" table:formula="oooc:=[.$E$2]/(1000*[.D38])" office:value-type="float" office:value="0.0000227254698919683">
            <text:p>2.27E-005</text:p>
          </table:table-cell>
          <table:table-cell table:style-name="ce7" table:formula="oooc:=[.C38]*[.$E$2]/1000" office:value-type="float" office:value="10.6">
            <text:p>10.60</text:p>
          </table:table-cell>
          <table:table-cell table:style-name="ce48" table:formula="oooc:=[.G15]" office:value-type="float" office:value="122617">
            <text:p>122617</text:p>
          </table:table-cell>
          <table:table-cell table:style-name="ce11" table:formula="oooc:=[.G38]*[.$E38]" office:value-type="float" office:value="2.78652894174347">
            <text:p>2.79</text:p>
          </table:table-cell>
          <table:table-cell table:style-name="ce16" table:formula="oooc:=[.G38]/[.B38]" office:value-type="float" office:value="0.262880088843724">
            <text:p>0.2629</text:p>
          </table:table-cell>
          <table:table-cell table:style-name="ce48" table:formula="oooc:=[.J15]" office:value-type="float" office:value="122566">
            <text:p>122566</text:p>
          </table:table-cell>
          <table:table-cell table:style-name="ce11" table:formula="oooc:=[.J38]*[.$E38]" office:value-type="float" office:value="2.78536994277898">
            <text:p>2.79</text:p>
          </table:table-cell>
          <table:table-cell table:style-name="ce16" table:formula="oooc:=[.J38]/[.G38]" office:value-type="float" office:value="0.999584070724288">
            <text:p>0.9996</text:p>
          </table:table-cell>
          <table:table-cell table:style-name="ce9" office:value-type="float" office:value="58773">
            <text:p>58773</text:p>
          </table:table-cell>
          <table:table-cell table:style-name="ce11" table:formula="oooc:=[.M38]*[.$E38]" office:value-type="float" office:value="1.33564404196065">
            <text:p>1.34</text:p>
          </table:table-cell>
          <table:table-cell table:style-name="ce16" table:formula="oooc:=[.M38]/[.J38]" office:value-type="float" office:value="0.479521237537327">
            <text:p>0.4795</text:p>
          </table:table-cell>
          <table:table-cell table:style-name="ce9" office:value-type="float" office:value="56476">
            <text:p>56476</text:p>
          </table:table-cell>
          <table:table-cell table:style-name="ce11" table:formula="oooc:=[.P38]*[.$E38]" office:value-type="float" office:value="1.2834436376188">
            <text:p>1.28</text:p>
          </table:table-cell>
          <table:table-cell table:style-name="ce16" table:formula="oooc:=[.P38]/[.M38]" office:value-type="float" office:value="0.960917428070713">
            <text:p>0.9609</text:p>
          </table:table-cell>
          <table:table-cell table:style-name="ce9" office:value-type="float" office:value="48915">
            <text:p>48915</text:p>
          </table:table-cell>
          <table:table-cell table:style-name="ce11" table:formula="oooc:=[.S38]*[.$E38]" office:value-type="float" office:value="1.11161635976563">
            <text:p>1.11</text:p>
          </table:table-cell>
          <table:table-cell table:style-name="ce16" table:formula="oooc:=[.S38]/[.P38]" office:value-type="float" office:value="0.866120121821659">
            <text:p>0.8661</text:p>
          </table:table-cell>
          <table:table-cell table:style-name="ce9" office:value-type="float" office:value="48050">
            <text:p>48050</text:p>
          </table:table-cell>
          <table:table-cell table:style-name="ce11" table:formula="oooc:=[.V38]*[.$E38]" office:value-type="float" office:value="1.09195882830907">
            <text:p>1.09</text:p>
          </table:table-cell>
          <table:table-cell table:style-name="ce16" table:formula="oooc:=[.V38]/[.S38]" office:value-type="float" office:value="0.982316262905039">
            <text:p>0.9823</text:p>
          </table:table-cell>
          <table:table-cell table:style-name="ce9" office:value-type="float" office:value="40966">
            <text:p>40966</text:p>
          </table:table-cell>
          <table:table-cell table:style-name="ce7" table:formula="oooc:=[.Y38]*[.$E38]" office:value-type="float" office:value="0.930971599594372">
            <text:p>0.93</text:p>
          </table:table-cell>
          <table:table-cell table:style-name="ce16" table:formula="oooc:=[.Y38]/[.V38]" office:value-type="float" office:value="0.852570239334027">
            <text:p>0.8526</text:p>
          </table:table-cell>
          <table:table-cell table:style-name="ce9" office:value-type="float" office:value="23423">
            <text:p>23423</text:p>
          </table:table-cell>
          <table:table-cell table:style-name="ce11" table:formula="oooc:=[.AB38]*[.$E38]" office:value-type="float" office:value="0.532298681279572">
            <text:p>0.53</text:p>
          </table:table-cell>
          <table:table-cell table:style-name="ce16" table:formula="oooc:=[.AB38]/[.Y38]" office:value-type="float" office:value="0.571766831030611">
            <text:p>0.5718</text:p>
          </table:table-cell>
          <table:table-cell table:style-name="ce9" office:value-type="float" office:value="7535">
            <text:p>7535</text:p>
          </table:table-cell>
          <table:table-cell table:style-name="ce11" table:formula="oooc:=[.AE38]*[.$E38]" office:value-type="float" office:value="0.171236415635981">
            <text:p>0.17</text:p>
          </table:table-cell>
          <table:table-cell table:style-name="ce16" table:formula="oooc:=[.AE38]/[.AB38]" office:value-type="float" office:value="0.32169235366947">
            <text:p>0.3217</text:p>
          </table:table-cell>
          <table:table-cell table:number-columns-repeated="223"/>
        </table:table-row>
        <table:table-row table:style-name="ro1">
          <table:table-cell table:style-name="ce28" table:formula="oooc:=[.A16]" office:value-type="string" office:string-value="Wjets-madgraph">
            <text:p>Wjets-madgraph</text:p>
          </table:table-cell>
          <table:table-cell table:style-name="ce34" table:formula="oooc:=[.B16]" office:value-type="float" office:value="10068895">
            <text:p>10068895</text:p>
          </table:table-cell>
          <table:table-cell table:style-name="ce34" table:formula="oooc:=[.C16]" office:value-type="float" office:value="28000">
            <text:p>28000</text:p>
          </table:table-cell>
          <table:table-cell table:style-name="ce7" table:formula="oooc:=[.B39]/[.C39]" office:value-type="float" office:value="359.603392857143">
            <text:p>359.60</text:p>
          </table:table-cell>
          <table:table-cell table:style-name="ce15" table:formula="oooc:=[.$E$2]/(1000*[.D39])" office:value-type="float" office:value="0.0027808413932214">
            <text:p>2.78E-003</text:p>
          </table:table-cell>
          <table:table-cell table:style-name="ce7" table:formula="oooc:=[.C39]*[.$E$2]/1000" office:value-type="float" office:value="28000">
            <text:p>28000.00</text:p>
          </table:table-cell>
          <table:table-cell table:style-name="ce48" table:formula="oooc:=[.G16]" office:value-type="float" office:value="2078152">
            <text:p>2078152</text:p>
          </table:table-cell>
          <table:table-cell table:style-name="ce11" table:formula="oooc:=[.G39]*[.$E39]" office:value-type="float" office:value="5779.01110300584">
            <text:p>5779.01</text:p>
          </table:table-cell>
          <table:table-cell table:style-name="ce16" table:formula="oooc:=[.G39]/[.B39]" office:value-type="float" office:value="0.20639325367878">
            <text:p>0.2064</text:p>
          </table:table-cell>
          <table:table-cell table:style-name="ce48" table:formula="oooc:=[.J16]" office:value-type="float" office:value="2071788">
            <text:p>2071788</text:p>
          </table:table-cell>
          <table:table-cell table:style-name="ce11" table:formula="oooc:=[.J39]*[.$E39]" office:value-type="float" office:value="5761.31382837938">
            <text:p>5761.31</text:p>
          </table:table-cell>
          <table:table-cell table:style-name="ce16" table:formula="oooc:=[.J39]/[.G39]" office:value-type="float" office:value="0.996937663847495">
            <text:p>0.9969</text:p>
          </table:table-cell>
          <table:table-cell table:style-name="ce9" office:value-type="float" office:value="1423219">
            <text:p>1423219</text:p>
          </table:table-cell>
          <table:table-cell table:style-name="ce11" table:formula="oooc:=[.M39]*[.$E39]" office:value-type="float" office:value="3957.74630681917">
            <text:p>3957.75</text:p>
          </table:table-cell>
          <table:table-cell table:style-name="ce16" table:formula="oooc:=[.M39]/[.J39]" office:value-type="float" office:value="0.686952043355787">
            <text:p>0.6870</text:p>
          </table:table-cell>
          <table:table-cell table:style-name="ce9" office:value-type="float" office:value="1422649">
            <text:p>1422649</text:p>
          </table:table-cell>
          <table:table-cell table:style-name="ce11" table:formula="oooc:=[.P39]*[.$E39]" office:value-type="float" office:value="3956.16122722503">
            <text:p>3956.16</text:p>
          </table:table-cell>
          <table:table-cell table:style-name="ce16" table:formula="oooc:=[.P39]/[.M39]" office:value-type="float" office:value="0.999599499444569">
            <text:p>0.9996</text:p>
          </table:table-cell>
          <table:table-cell table:style-name="ce9" office:value-type="float" office:value="1419573">
            <text:p>1419573</text:p>
          </table:table-cell>
          <table:table-cell table:style-name="ce11" table:formula="oooc:=[.S39]*[.$E39]" office:value-type="float" office:value="3947.60735909948">
            <text:p>3947.61</text:p>
          </table:table-cell>
          <table:table-cell table:style-name="ce16" table:formula="oooc:=[.S39]/[.P39]" office:value-type="float" office:value="0.997837836318024">
            <text:p>0.9978</text:p>
          </table:table-cell>
          <table:table-cell table:style-name="ce9" office:value-type="float" office:value="211142">
            <text:p>211142</text:p>
          </table:table-cell>
          <table:table-cell table:style-name="ce11" table:formula="oooc:=[.V39]*[.$E39]" office:value-type="float" office:value="587.152413447553">
            <text:p>587.15</text:p>
          </table:table-cell>
          <table:table-cell table:style-name="ce16" table:formula="oooc:=[.V39]/[.S39]" office:value-type="float" office:value="0.148736274922107">
            <text:p>0.1487</text:p>
          </table:table-cell>
          <table:table-cell table:style-name="ce9" office:value-type="float" office:value="35232">
            <text:p>35232</text:p>
          </table:table-cell>
          <table:table-cell table:style-name="ce11" table:formula="oooc:=[.Y39]*[.$E39]" office:value-type="float" office:value="97.9746039659764">
            <text:p>97.97</text:p>
          </table:table-cell>
          <table:table-cell table:style-name="ce16" table:formula="oooc:=[.Y39]/[.V39]" office:value-type="float" office:value="0.166864006213828">
            <text:p>0.1669</text:p>
          </table:table-cell>
          <table:table-cell table:style-name="ce9" office:value-type="float" office:value="6032">
            <text:p>6032</text:p>
          </table:table-cell>
          <table:table-cell table:style-name="ce11" table:formula="oooc:=[.AB39]*[.$E39]" office:value-type="float" office:value="16.7740352839115">
            <text:p>16.77</text:p>
          </table:table-cell>
          <table:table-cell table:style-name="ce16" table:formula="oooc:=[.AB39]/[.Y39]" office:value-type="float" office:value="0.171207992733878">
            <text:p>0.1712</text:p>
          </table:table-cell>
          <table:table-cell table:style-name="ce9" office:value-type="float" office:value="1201">
            <text:p>1201</text:p>
          </table:table-cell>
          <table:table-cell table:style-name="ce11" table:formula="oooc:=[.AE39]*[.$E39]" office:value-type="float" office:value="3.3397905132589">
            <text:p>3.34</text:p>
          </table:table-cell>
          <table:table-cell table:style-name="ce16" table:formula="oooc:=[.AE39]/[.AB39]" office:value-type="float" office:value="0.199104774535809">
            <text:p>0.1991</text:p>
          </table:table-cell>
          <table:table-cell table:number-columns-repeated="223"/>
        </table:table-row>
        <table:table-row table:style-name="ro1">
          <table:table-cell table:style-name="ce28" table:formula="oooc:=[.A17]" office:value-type="string" office:string-value="Zjets-madgraph">
            <text:p>Zjets-madgraph</text:p>
          </table:table-cell>
          <table:table-cell table:style-name="ce34" table:formula="oooc:=[.B17]" office:value-type="float" office:value="1084921">
            <text:p>1084921</text:p>
          </table:table-cell>
          <table:table-cell table:style-name="ce34" table:formula="oooc:=[.C17]" office:value-type="float" office:value="2800">
            <text:p>2800</text:p>
          </table:table-cell>
          <table:table-cell table:style-name="ce7" table:formula="oooc:=[.B40]/[.C40]" office:value-type="float" office:value="387.471785714286">
            <text:p>387.47</text:p>
          </table:table-cell>
          <table:table-cell table:style-name="ce15" table:formula="oooc:=[.$E$2]/(1000*[.D40])" office:value-type="float" office:value="0.00258083307448192">
            <text:p>2.58E-003</text:p>
          </table:table-cell>
          <table:table-cell table:style-name="ce7" table:formula="oooc:=[.C40]*[.$E$2]/1000" office:value-type="float" office:value="2800">
            <text:p>2800.00</text:p>
          </table:table-cell>
          <table:table-cell table:style-name="ce48" table:formula="oooc:=[.G17]" office:value-type="float" office:value="321975">
            <text:p>321975</text:p>
          </table:table-cell>
          <table:table-cell table:style-name="ce11" table:formula="oooc:=[.G40]*[.$E40]" office:value-type="float" office:value="830.963729156316">
            <text:p>830.96</text:p>
          </table:table-cell>
          <table:table-cell table:style-name="ce16" table:formula="oooc:=[.G40]/[.B40]" office:value-type="float" office:value="0.29677276041297">
            <text:p>0.2968</text:p>
          </table:table-cell>
          <table:table-cell table:style-name="ce48" table:formula="oooc:=[.J17]" office:value-type="float" office:value="321356">
            <text:p>321356</text:p>
          </table:table-cell>
          <table:table-cell table:style-name="ce11" table:formula="oooc:=[.J40]*[.$E40]" office:value-type="float" office:value="829.366193483212">
            <text:p>829.37</text:p>
          </table:table-cell>
          <table:table-cell table:style-name="ce16" table:formula="oooc:=[.J40]/[.G40]" office:value-type="float" office:value="0.998077490488392">
            <text:p>0.9981</text:p>
          </table:table-cell>
          <table:table-cell table:style-name="ce9" office:value-type="float" office:value="139791">
            <text:p>139791</text:p>
          </table:table-cell>
          <table:table-cell table:style-name="ce11" table:formula="oooc:=[.M40]*[.$E40]" office:value-type="float" office:value="360.777236314902">
            <text:p>360.78</text:p>
          </table:table-cell>
          <table:table-cell table:style-name="ce16" table:formula="oooc:=[.M40]/[.J40]" office:value-type="float" office:value="0.435003547467606">
            <text:p>0.4350</text:p>
          </table:table-cell>
          <table:table-cell table:style-name="ce9" office:value-type="float" office:value="83307">
            <text:p>83307</text:p>
          </table:table-cell>
          <table:table-cell table:style-name="ce11" table:formula="oooc:=[.P40]*[.$E40]" office:value-type="float" office:value="215.001460935865">
            <text:p>215</text:p>
          </table:table-cell>
          <table:table-cell table:style-name="ce16" table:formula="oooc:=[.P40]/[.M40]" office:value-type="float" office:value="0.595939652767346">
            <text:p>0.5959</text:p>
          </table:table-cell>
          <table:table-cell table:style-name="ce9" office:value-type="float" office:value="81429">
            <text:p>81429</text:p>
          </table:table-cell>
          <table:table-cell table:style-name="ce11" table:formula="oooc:=[.S40]*[.$E40]" office:value-type="float" office:value="210.154656421988">
            <text:p>210.15</text:p>
          </table:table-cell>
          <table:table-cell table:style-name="ce16" table:formula="oooc:=[.S40]/[.P40]" office:value-type="float" office:value="0.977456876372934">
            <text:p>0.9775</text:p>
          </table:table-cell>
          <table:table-cell table:style-name="ce9" office:value-type="float" office:value="17944">
            <text:p>17944</text:p>
          </table:table-cell>
          <table:table-cell table:style-name="ce11" table:formula="oooc:=[.V40]*[.$E40]" office:value-type="float" office:value="46.3104686885036">
            <text:p>46.31</text:p>
          </table:table-cell>
          <table:table-cell table:style-name="ce16" table:formula="oooc:=[.V40]/[.S40]" office:value-type="float" office:value="0.220363752471478">
            <text:p>0.2204</text:p>
          </table:table-cell>
          <table:table-cell table:style-name="ce9" office:value-type="float" office:value="2992">
            <text:p>2992</text:p>
          </table:table-cell>
          <table:table-cell table:style-name="ce11" table:formula="oooc:=[.Y40]*[.$E40]" office:value-type="float" office:value="7.72185255884991">
            <text:p>7.72</text:p>
          </table:table-cell>
          <table:table-cell table:style-name="ce16" table:formula="oooc:=[.Y40]/[.V40]" office:value-type="float" office:value="0.166740971912617">
            <text:p>0.1667</text:p>
          </table:table-cell>
          <table:table-cell table:style-name="ce9" office:value-type="float" office:value="560">
            <text:p>560</text:p>
          </table:table-cell>
          <table:table-cell table:style-name="ce7" table:formula="oooc:=[.AB40]*[.$E40]" office:value-type="float" office:value="1.44526652170988">
            <text:p>1.45</text:p>
          </table:table-cell>
          <table:table-cell table:style-name="ce16" table:formula="oooc:=[.AB40]/[.Y40]" office:value-type="float" office:value="0.18716577540107">
            <text:p>0.1872</text:p>
          </table:table-cell>
          <table:table-cell table:style-name="ce9" office:value-type="float" office:value="107">
            <text:p>107</text:p>
          </table:table-cell>
          <table:table-cell table:style-name="ce11" table:formula="oooc:=[.AE40]*[.$E40]" office:value-type="float" office:value="0.276149138969565">
            <text:p>0.28</text:p>
          </table:table-cell>
          <table:table-cell table:style-name="ce16" table:formula="oooc:=[.AE40]/[.AB40]" office:value-type="float" office:value="0.191071428571429">
            <text:p>0.1911</text:p>
          </table:table-cell>
          <table:table-cell table:number-columns-repeated="223"/>
        </table:table-row>
        <table:table-row table:style-name="ro1">
          <table:table-cell table:style-name="ce28" table:formula="oooc:=[.A18]" office:value-type="string" office:string-value="InclusiveMu15">
            <text:p>InclusiveMu15</text:p>
          </table:table-cell>
          <table:table-cell table:style-name="ce34" table:formula="oooc:=[.B18]" office:value-type="float" office:value="4377187">
            <text:p>4377187</text:p>
          </table:table-cell>
          <table:table-cell table:style-name="ce34" table:formula="oooc:=[.C18]" office:value-type="float" office:value="110000">
            <text:p>1.10E+005</text:p>
          </table:table-cell>
          <table:table-cell table:style-name="ce7" table:formula="oooc:=[.B41]/[.C41]" office:value-type="float" office:value="39.7926090909091">
            <text:p>39.79</text:p>
          </table:table-cell>
          <table:table-cell table:style-name="ce15" table:formula="oooc:=[.$E$2]/(1000*[.D41])" office:value-type="float" office:value="0.0251302948674571">
            <text:p>2.51E-002</text:p>
          </table:table-cell>
          <table:table-cell table:style-name="ce7" table:formula="oooc:=[.C41]*[.$E$2]/1000" office:value-type="float" office:value="110000">
            <text:p>110000.00</text:p>
          </table:table-cell>
          <table:table-cell table:style-name="ce48" table:formula="oooc:=[.G18]" office:value-type="float" office:value="3488649">
            <text:p>3488649</text:p>
          </table:table-cell>
          <table:table-cell table:style-name="ce11" table:formula="oooc:=[.G41]*[.$E41]" office:value-type="float" office:value="87670.7780590594">
            <text:p>87670.78</text:p>
          </table:table-cell>
          <table:table-cell table:style-name="ce16" table:formula="oooc:=[.G41]/[.B41]" office:value-type="float" office:value="0.797007073264176">
            <text:p>0.7970</text:p>
          </table:table-cell>
          <table:table-cell table:style-name="ce48" table:formula="oooc:=[.J18]" office:value-type="float" office:value="3487545">
            <text:p>3487545</text:p>
          </table:table-cell>
          <table:table-cell table:style-name="ce11" table:formula="oooc:=[.J41]*[.$E41]" office:value-type="float" office:value="87643.0342135257">
            <text:p>87643.03</text:p>
          </table:table-cell>
          <table:table-cell table:style-name="ce16" table:formula="oooc:=[.J41]/[.G41]" office:value-type="float" office:value="0.999683545120188">
            <text:p>0.9997</text:p>
          </table:table-cell>
          <table:table-cell table:style-name="ce9" office:value-type="float" office:value="14695">
            <text:p>14695</text:p>
          </table:table-cell>
          <table:table-cell table:style-name="ce11" table:formula="oooc:=[.M41]*[.$E41]" office:value-type="float" office:value="369.289683077282">
            <text:p>369.29</text:p>
          </table:table-cell>
          <table:table-cell table:style-name="ce16" table:formula="oooc:=[.M41]/[.J41]" office:value-type="float" office:value="0.00421356570309487">
            <text:p>0.0042</text:p>
          </table:table-cell>
          <table:table-cell table:style-name="ce9" office:value-type="float" office:value="14679">
            <text:p>14679</text:p>
          </table:table-cell>
          <table:table-cell table:style-name="ce11" table:formula="oooc:=[.P41]*[.$E41]" office:value-type="float" office:value="368.887598359403">
            <text:p>368.89</text:p>
          </table:table-cell>
          <table:table-cell table:style-name="ce16" table:formula="oooc:=[.P41]/[.M41]" office:value-type="float" office:value="0.99891119428377">
            <text:p>0.9989</text:p>
          </table:table-cell>
          <table:table-cell table:style-name="ce9" office:value-type="float" office:value="14611">
            <text:p>14611</text:p>
          </table:table-cell>
          <table:table-cell table:style-name="ce11" table:formula="oooc:=[.S41]*[.$E41]" office:value-type="float" office:value="367.178738308416">
            <text:p>367.18</text:p>
          </table:table-cell>
          <table:table-cell table:style-name="ce16" table:formula="oooc:=[.S41]/[.P41]" office:value-type="float" office:value="0.995367531848219">
            <text:p>0.9954</text:p>
          </table:table-cell>
          <table:table-cell table:style-name="ce9" office:value-type="float" office:value="5171">
            <text:p>5171</text:p>
          </table:table-cell>
          <table:table-cell table:style-name="ce11" table:formula="oooc:=[.V41]*[.$E41]" office:value-type="float" office:value="129.948754759621">
            <text:p>129.95</text:p>
          </table:table-cell>
          <table:table-cell table:style-name="ce16" table:formula="oooc:=[.V41]/[.S41]" office:value-type="float" office:value="0.353911436588871">
            <text:p>0.3539</text:p>
          </table:table-cell>
          <table:table-cell table:style-name="ce9" office:value-type="float" office:value="649">
            <text:p>649</text:p>
          </table:table-cell>
          <table:table-cell table:style-name="ce11" table:formula="oooc:=[.Y41]*[.$E41]" office:value-type="float" office:value="16.3095613689797">
            <text:p>16.31</text:p>
          </table:table-cell>
          <table:table-cell table:style-name="ce16" table:formula="oooc:=[.Y41]/[.V41]" office:value-type="float" office:value="0.125507638754593">
            <text:p>0.1255</text:p>
          </table:table-cell>
          <table:table-cell table:style-name="ce9" office:value-type="float" office:value="85">
            <text:p>85</text:p>
          </table:table-cell>
          <table:table-cell table:style-name="ce11" table:formula="oooc:=[.AB41]*[.$E41]" office:value-type="float" office:value="2.13607506373385">
            <text:p>2.14</text:p>
          </table:table-cell>
          <table:table-cell table:style-name="ce16" table:formula="oooc:=[.AB41]/[.Y41]" office:value-type="float" office:value="0.130970724191063">
            <text:p>0.1310</text:p>
          </table:table-cell>
          <table:table-cell table:style-name="ce9" office:value-type="float" office:value="10">
            <text:p>10</text:p>
          </table:table-cell>
          <table:table-cell table:style-name="ce11" table:formula="oooc:=[.AE41]*[.$E41]" office:value-type="float" office:value="0.251302948674571">
            <text:p>0.25</text:p>
          </table:table-cell>
          <table:table-cell table:style-name="ce16" table:formula="oooc:=[.AE41]/[.AB41]" office:value-type="float" office:value="0.117647058823529">
            <text:p>0.1176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3" table:number-columns-repeated="3"/>
          <table:table-cell table:style-name="ce42"/>
          <table:table-cell table:style-name="ce45" table:formula="oooc:=SUM([.F35:.F41])" office:value-type="float" office:value="140972.655555556">
            <text:p>140972.66</text:p>
          </table:table-cell>
          <table:table-cell table:style-name="ce42"/>
          <table:table-cell table:style-name="ce45" table:formula="oooc:=SUM([.H35:.H41])" office:value-type="float" office:value="94319.3787389213">
            <text:p>94319.38</text:p>
          </table:table-cell>
          <table:table-cell table:style-name="ce50" table:formula="oooc:=[.H42]/[.F42]" office:value-type="float" office:value="0.669061516697834">
            <text:p>0.67</text:p>
          </table:table-cell>
          <table:table-cell table:style-name="ce42"/>
          <table:table-cell table:style-name="ce45" table:formula="oooc:=SUM([.K35:.K41])" office:value-type="float" office:value="94272.3160033703">
            <text:p>94272.32</text:p>
          </table:table-cell>
          <table:table-cell table:style-name="ce49" table:formula="oooc:=[.K42]/[.H42]" office:value-type="float" office:value="0.999501027931054">
            <text:p>0.9995</text:p>
          </table:table-cell>
          <table:table-cell table:style-name="ce42"/>
          <table:table-cell table:style-name="ce45" table:formula="oooc:=SUM([.N35:.N41])" office:value-type="float" office:value="4699.98432749091">
            <text:p>4699.98</text:p>
          </table:table-cell>
          <table:table-cell table:style-name="ce49" table:formula="oooc:=[.N42]/[.K42]" office:value-type="float" office:value="0.0498554032269971">
            <text:p>0.0499</text:p>
          </table:table-cell>
          <table:table-cell table:style-name="ce42"/>
          <table:table-cell table:style-name="ce45" table:formula="oooc:=SUM([.Q35:.Q41])" office:value-type="float" office:value="4551.45743678773">
            <text:p>4551.46</text:p>
          </table:table-cell>
          <table:table-cell table:style-name="ce49" table:formula="oooc:=[.Q42]/[.N42]" office:value-type="float" office:value="0.968398428515084">
            <text:p>0.9684</text:p>
          </table:table-cell>
          <table:table-cell table:style-name="ce42"/>
          <table:table-cell table:style-name="ce45" table:formula="oooc:=SUM([.T35:.T41])" office:value-type="float" office:value="4533.79515561114">
            <text:p>4533.80</text:p>
          </table:table-cell>
          <table:table-cell table:style-name="ce49" table:formula="oooc:=[.T42]/[.Q42]" office:value-type="float" office:value="0.996119422971238">
            <text:p>0.9961</text:p>
          </table:table-cell>
          <table:table-cell table:style-name="ce42"/>
          <table:table-cell table:style-name="ce45" table:formula="oooc:=SUM([.W35:.W41])" office:value-type="float" office:value="771.799227492876">
            <text:p>771.80</text:p>
          </table:table-cell>
          <table:table-cell table:style-name="ce49" table:formula="oooc:=[.W42]/[.T42]" office:value-type="float" office:value="0.170232487574494">
            <text:p>0.1702</text:p>
          </table:table-cell>
          <table:table-cell table:style-name="ce42"/>
          <table:table-cell table:style-name="ce45" table:formula="oooc:=SUM([.Z35:.Z41])" office:value-type="float" office:value="128.040915531592">
            <text:p>128.04</text:p>
          </table:table-cell>
          <table:table-cell table:style-name="ce49" table:formula="oooc:=[.Z42]/[.W42]" office:value-type="float" office:value="0.16589925329094">
            <text:p>0.1659</text:p>
          </table:table-cell>
          <table:table-cell table:style-name="ce42"/>
          <table:table-cell table:style-name="ce45" table:formula="oooc:=SUM([.AC35:.AC41])" office:value-type="float" office:value="23.3808869963691">
            <text:p>23.38</text:p>
          </table:table-cell>
          <table:table-cell table:style-name="ce49" table:formula="oooc:=[.AC42]/[.Z42]" office:value-type="float" office:value="0.182604809558709">
            <text:p>0.1826</text:p>
          </table:table-cell>
          <table:table-cell table:style-name="ce42"/>
          <table:table-cell table:style-name="ce45" table:formula="oooc:=SUM([.AF35:.AF41])" office:value-type="float" office:value="5.01735430043902">
            <text:p>5.02</text:p>
          </table:table-cell>
          <table:table-cell table:style-name="ce49" table:formula="oooc:=[.AF42]/[.AC42]" office:value-type="float" office:value="0.214592128229275">
            <text:p>0.2146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Total Sum</text:p>
          </table:table-cell>
          <table:table-cell table:style-name="ce33" table:number-columns-repeated="3"/>
          <table:table-cell table:style-name="ce42"/>
          <table:table-cell table:style-name="ce45" table:formula="oooc:=[.F32]+[.F42]" office:value-type="float" office:value="140997.1">
            <text:p>140997.10</text:p>
          </table:table-cell>
          <table:table-cell table:style-name="ce42"/>
          <table:table-cell table:style-name="ce45" table:formula="oooc:=[.H32]+[.H42]" office:value-type="float" office:value="94339.6056277749">
            <text:p>94339.61</text:p>
          </table:table-cell>
          <table:table-cell table:style-name="ce50" table:formula="oooc:=[.H43]/[.F43]" office:value-type="float" office:value="0.669088978622786">
            <text:p>0.67</text:p>
          </table:table-cell>
          <table:table-cell table:style-name="ce42"/>
          <table:table-cell table:style-name="ce45" table:formula="oooc:=[.K32]+[.K42]" office:value-type="float" office:value="94292.5342817011">
            <text:p>94292.53</text:p>
          </table:table-cell>
          <table:table-cell table:style-name="ce49" table:formula="oooc:=[.K43]/[.H43]" office:value-type="float" office:value="0.999501043641634">
            <text:p>0.9995</text:p>
          </table:table-cell>
          <table:table-cell table:style-name="ce42"/>
          <table:table-cell table:style-name="ce45" table:formula="oooc:=[.N32]+[.N42]" office:value-type="float" office:value="4713.8169774186">
            <text:p>4713.82</text:p>
          </table:table-cell>
          <table:table-cell table:style-name="ce49" table:formula="oooc:=[.N43]/[.K43]" office:value-type="float" office:value="0.0499914125050024">
            <text:p>0.0500</text:p>
          </table:table-cell>
          <table:table-cell table:style-name="ce42"/>
          <table:table-cell table:style-name="ce45" table:formula="oooc:=[.Q32]+[.Q42]" office:value-type="float" office:value="4565.24344692876">
            <text:p>4565.24</text:p>
          </table:table-cell>
          <table:table-cell table:style-name="ce49" table:formula="oooc:=[.Q43]/[.N43]" office:value-type="float" office:value="0.968481268746416">
            <text:p>0.9685</text:p>
          </table:table-cell>
          <table:table-cell table:style-name="ce42"/>
          <table:table-cell table:style-name="ce45" table:formula="oooc:=[.T32]+[.T42]" office:value-type="float" office:value="4547.27950357805">
            <text:p>4547.28</text:p>
          </table:table-cell>
          <table:table-cell table:style-name="ce49" table:formula="oooc:=[.T43]/[.Q43]" office:value-type="float" office:value="0.996065063438666">
            <text:p>0.9961</text:p>
          </table:table-cell>
          <table:table-cell table:style-name="ce42"/>
          <table:table-cell table:style-name="ce45" table:formula="oooc:=[.W32]+[.W42]" office:value-type="float" office:value="785.259560322219">
            <text:p>785.26</text:p>
          </table:table-cell>
          <table:table-cell table:style-name="ce49" table:formula="oooc:=[.W43]/[.T43]" office:value-type="float" office:value="0.172687770721886">
            <text:p>0.1727</text:p>
          </table:table-cell>
          <table:table-cell table:style-name="ce42"/>
          <table:table-cell table:style-name="ce45" table:formula="oooc:=[.Z32]+[.Z42]" office:value-type="float" office:value="141.134337474151">
            <text:p>141.13</text:p>
          </table:table-cell>
          <table:table-cell table:style-name="ce49" table:formula="oooc:=[.Z43]/[.W43]" office:value-type="float" office:value="0.179729537347165">
            <text:p>0.1797</text:p>
          </table:table-cell>
          <table:table-cell table:style-name="ce42"/>
          <table:table-cell table:style-name="ce45" table:formula="oooc:=[.AC32]+[.AC42]" office:value-type="float" office:value="34.3585240999223">
            <text:p>34.36</text:p>
          </table:table-cell>
          <table:table-cell table:style-name="ce49" table:formula="oooc:=[.AC43]/[.Z43]" office:value-type="float" office:value="0.243445533630079">
            <text:p>0.2434</text:p>
          </table:table-cell>
          <table:table-cell table:style-name="ce42"/>
          <table:table-cell table:style-name="ce45" table:formula="oooc:=[.AF32]+[.AF42]" office:value-type="float" office:value="11.3334413748288">
            <text:p>11.33</text:p>
          </table:table-cell>
          <table:table-cell table:style-name="ce49" table:formula="oooc:=[.AF43]/[.AC43]" office:value-type="float" office:value="0.329858213404877">
            <text:p>0.3299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S/B</text:p>
          </table:table-cell>
          <table:table-cell table:style-name="ce33" table:number-columns-repeated="3"/>
          <table:table-cell table:style-name="ce42"/>
          <table:table-cell table:style-name="ce46" table:formula="oooc:=[.F32]/[.F42]" office:value-type="float" office:value="0.000173398481770184">
            <text:p>1.73E-004</text:p>
          </table:table-cell>
          <table:table-cell table:style-name="ce42"/>
          <table:table-cell table:style-name="ce46" table:formula="oooc:=[.H32]/[.H42]" office:value-type="float" office:value="0.000214451039902846">
            <text:p>2.14E-004</text:p>
          </table:table-cell>
          <table:table-cell table:style-name="ce50"/>
          <table:table-cell table:style-name="ce42"/>
          <table:table-cell table:style-name="ce46" table:formula="oooc:=[.K32]/[.K42]" office:value-type="float" office:value="0.000214466761696178">
            <text:p>2.14E-004</text:p>
          </table:table-cell>
          <table:table-cell table:style-name="ce49"/>
          <table:table-cell table:style-name="ce42"/>
          <table:table-cell table:style-name="ce46" table:formula="oooc:=[.N32]/[.N42]" office:value-type="float" office:value="0.00294312681997299">
            <text:p>2.94E-003</text:p>
          </table:table-cell>
          <table:table-cell table:style-name="ce49"/>
          <table:table-cell table:style-name="ce42"/>
          <table:table-cell table:style-name="ce46" table:formula="oooc:=[.Q32]/[.Q42]" office:value-type="float" office:value="0.00302892212714336">
            <text:p>3.03E-003</text:p>
          </table:table-cell>
          <table:table-cell table:style-name="ce49"/>
          <table:table-cell table:style-name="ce42"/>
          <table:table-cell table:style-name="ce46" table:formula="oooc:=[.T32]/[.T42]" office:value-type="float" office:value="0.00297418553421543">
            <text:p>2.97E-003</text:p>
          </table:table-cell>
          <table:table-cell table:style-name="ce49"/>
          <table:table-cell table:style-name="ce42"/>
          <table:table-cell table:style-name="ce45" table:formula="oooc:=[.W32]/[.W42]" office:value-type="float" office:value="0.0174401999248793">
            <text:p>0.02</text:p>
          </table:table-cell>
          <table:table-cell table:style-name="ce49"/>
          <table:table-cell table:style-name="ce42"/>
          <table:table-cell table:style-name="ce45" table:formula="oooc:=[.Z32]/[.Z42]" office:value-type="float" office:value="0.102259671357378">
            <text:p>0.10</text:p>
          </table:table-cell>
          <table:table-cell table:style-name="ce49"/>
          <table:table-cell table:style-name="ce42"/>
          <table:table-cell table:style-name="ce45" table:formula="oooc:=[.AC32]/[.AC42]" office:value-type="float" office:value="0.469513286867943">
            <text:p>0.47</text:p>
          </table:table-cell>
          <table:table-cell table:style-name="ce49"/>
          <table:table-cell table:style-name="ce42"/>
          <table:table-cell table:style-name="ce45" table:formula="oooc:=[.AF32]/[.AF42]" office:value-type="float" office:value="1.25884812914988">
            <text:p>1.26</text:p>
          </table:table-cell>
          <table:table-cell table:style-name="ce49"/>
          <table:table-cell table:style-name="ce52" table:number-columns-repeated="223"/>
        </table:table-row>
        <table:table-row table:style-name="ro1">
          <table:table-cell table:style-name="ce27" office:value-type="string">
            <text:p>S/sqrt(B)</text:p>
          </table:table-cell>
          <table:table-cell table:style-name="ce33" table:number-columns-repeated="3"/>
          <table:table-cell table:style-name="ce42"/>
          <table:table-cell table:style-name="ce45" table:formula="oooc:=[.F32]/SQRT([.F42])" office:value-type="float" office:value="0.0651047583083009">
            <text:p>0.07</text:p>
          </table:table-cell>
          <table:table-cell table:style-name="ce42"/>
          <table:table-cell table:style-name="ce45" table:formula="oooc:=[.H32]/SQRT([.H42])" office:value-type="float" office:value="0.0658610457603242">
            <text:p>0.07</text:p>
          </table:table-cell>
          <table:table-cell table:style-name="ce50"/>
          <table:table-cell table:style-name="ce42"/>
          <table:table-cell table:style-name="ce45" table:formula="oooc:=[.K32]/SQRT([.K42])" office:value-type="float" office:value="0.0658494394865105">
            <text:p>0.07</text:p>
          </table:table-cell>
          <table:table-cell table:style-name="ce49"/>
          <table:table-cell table:style-name="ce42"/>
          <table:table-cell table:style-name="ce45" table:formula="oooc:=[.N32]/SQRT([.N42])" office:value-type="float" office:value="0.201770272819079">
            <text:p>0.20</text:p>
          </table:table-cell>
          <table:table-cell table:style-name="ce49"/>
          <table:table-cell table:style-name="ce42"/>
          <table:table-cell table:style-name="ce45" table:formula="oooc:=[.Q32]/SQRT([.Q42])" office:value-type="float" office:value="0.204344687137228">
            <text:p>0.20</text:p>
          </table:table-cell>
          <table:table-cell table:style-name="ce49"/>
          <table:table-cell table:style-name="ce42"/>
          <table:table-cell table:style-name="ce45" table:formula="oooc:=[.T32]/SQRT([.T42])" office:value-type="float" office:value="0.200262209768905">
            <text:p>0.20</text:p>
          </table:table-cell>
          <table:table-cell table:style-name="ce49"/>
          <table:table-cell table:style-name="ce42"/>
          <table:table-cell table:style-name="ce45" table:formula="oooc:=[.W32]/SQRT([.W42])" office:value-type="float" office:value="0.48451098604589">
            <text:p>0.48</text:p>
          </table:table-cell>
          <table:table-cell table:style-name="ce49"/>
          <table:table-cell table:style-name="ce42"/>
          <table:table-cell table:style-name="ce45" table:formula="oooc:=[.Z32]/SQRT([.Z42])" office:value-type="float" office:value="1.15712100697788">
            <text:p>1.16</text:p>
          </table:table-cell>
          <table:table-cell table:style-name="ce49"/>
          <table:table-cell table:style-name="ce42"/>
          <table:table-cell table:style-name="ce45" table:formula="oooc:=[.AC32]/SQRT([.AC42])" office:value-type="float" office:value="2.27027453814131">
            <text:p>2.27</text:p>
          </table:table-cell>
          <table:table-cell table:style-name="ce49"/>
          <table:table-cell table:style-name="ce42"/>
          <table:table-cell table:style-name="ce45" table:formula="oooc:=[.AF32]/SQRT([.AF42])" office:value-type="float" office:value="2.81975076862181">
            <text:p>2.82</text:p>
          </table:table-cell>
          <table:table-cell table:style-name="ce49"/>
          <table:table-cell table:style-name="ce52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 versus MC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default-cell-style-name="ce53"/>
        <table:table-column table:style-name="co5" table:default-cell-style-name="ce11"/>
        <table:table-column table:style-name="co5" table:default-cell-style-name="ce54"/>
        <table:table-column table:style-name="co5" table:number-columns-repeated="3" table:default-cell-style-name="Default"/>
        <table:table-column table:style-name="co5" table:default-cell-style-name="ce53"/>
        <table:table-column table:style-name="co5" table:default-cell-style-name="ce11"/>
        <table:table-column table:style-name="co5" table:default-cell-style-name="ce54"/>
        <table:table-column table:style-name="co5" table:number-columns-repeated="246" table:default-cell-style-name="Default"/>
        <table:table-row table:style-name="ro1">
          <table:table-cell/>
          <table:table-cell table:style-name="ce8" office:value-type="string" table:number-columns-spanned="3" table:number-rows-spanned="1">
            <text:p>Loose Selection</text:p>
          </table:table-cell>
          <table:covered-table-cell table:number-columns-repeated="2" table:style-name="ce53"/>
          <table:table-cell table:number-columns-repeated="3"/>
          <table:table-cell table:style-name="ce8" office:value-type="string" table:number-columns-spanned="3" table:number-rows-spanned="1">
            <text:p>Tight Selection</text:p>
          </table:table-cell>
          <table:covered-table-cell table:number-columns-repeated="2" table:style-name="ce53"/>
          <table:table-cell table:number-columns-repeated="246"/>
        </table:table-row>
        <table:table-row table:style-name="ro1">
          <table:table-cell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style-name="ce4" table:number-columns-repeated="3"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number-columns-repeated="2"/>
          <table:table-cell table:style-name="ce4" table:number-columns-repeated="244"/>
        </table:table-row>
        <table:table-row table:style-name="ro1">
          <table:table-cell/>
          <table:table-cell office:value-type="string">
            <text:p>Step 3b</text:p>
          </table:table-cell>
          <table:table-cell table:formula="oooc:=[Loose.M26]" office:value-type="float" office:value="0">
            <text:p>0</text:p>
          </table:table-cell>
          <table:table-cell table:formula="oooc:=[MC.N20]" office:value-type="float" office:value="5460.69440026091">
            <text:p>5460.7</text:p>
          </table:table-cell>
          <table:table-cell table:number-columns-repeated="3"/>
          <table:table-cell office:value-type="string">
            <text:p>Step 3a</text:p>
          </table:table-cell>
          <table:table-cell table:formula="oooc:=[Tight.M26]" office:value-type="float" office:value="0">
            <text:p>0</text:p>
          </table:table-cell>
          <table:table-cell table:formula="oooc:=[MC.N43]" office:value-type="float" office:value="4713.8169774186">
            <text:p>4713.8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4</text:p>
          </table:table-cell>
          <table:table-cell table:formula="oooc:=[Loose.P26]" office:value-type="float" office:value="0">
            <text:p>0</text:p>
          </table:table-cell>
          <table:table-cell table:formula="oooc:=[MC.Q20]" office:value-type="float" office:value="5337.29209381489">
            <text:p>5337.3</text:p>
          </table:table-cell>
          <table:table-cell table:number-columns-repeated="3"/>
          <table:table-cell office:value-type="string">
            <text:p>Step 4</text:p>
          </table:table-cell>
          <table:table-cell table:formula="oooc:=[Tight.P26]" office:value-type="float" office:value="0">
            <text:p>0</text:p>
          </table:table-cell>
          <table:table-cell table:formula="oooc:=[MC.Q43]" office:value-type="float" office:value="4565.24344692876">
            <text:p>4565.2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5</text:p>
          </table:table-cell>
          <table:table-cell table:formula="oooc:=[Loose.S26]" office:value-type="float" office:value="0">
            <text:p>0</text:p>
          </table:table-cell>
          <table:table-cell table:formula="oooc:=[MC.T20]" office:value-type="float" office:value="5316.12649244239">
            <text:p>5316.1</text:p>
          </table:table-cell>
          <table:table-cell table:number-columns-repeated="3"/>
          <table:table-cell office:value-type="string">
            <text:p>Step 5</text:p>
          </table:table-cell>
          <table:table-cell table:formula="oooc:=[Tight.S26]" office:value-type="float" office:value="0">
            <text:p>0</text:p>
          </table:table-cell>
          <table:table-cell table:formula="oooc:=[MC.T43]" office:value-type="float" office:value="4547.27950357805">
            <text:p>4547.3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a</text:p>
          </table:table-cell>
          <table:table-cell table:formula="oooc:=[Loose.V26]" office:value-type="float" office:value="0">
            <text:p>0</text:p>
          </table:table-cell>
          <table:table-cell table:formula="oooc:=[MC.W20]" office:value-type="float" office:value="1020.0175210948">
            <text:p>1020.0</text:p>
          </table:table-cell>
          <table:table-cell table:number-columns-repeated="3"/>
          <table:table-cell office:value-type="string">
            <text:p>Step 6a</text:p>
          </table:table-cell>
          <table:table-cell table:formula="oooc:=[Tight.V26]" office:value-type="float" office:value="0">
            <text:p>0</text:p>
          </table:table-cell>
          <table:table-cell table:formula="oooc:=[MC.W43]" office:value-type="float" office:value="785.259560322219">
            <text:p>785.3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b</text:p>
          </table:table-cell>
          <table:table-cell table:formula="oooc:=[Loose.Y26]" office:value-type="float" office:value="0">
            <text:p>0</text:p>
          </table:table-cell>
          <table:table-cell table:formula="oooc:=[MC.Z20]" office:value-type="float" office:value="177.547207737951">
            <text:p>177.5</text:p>
          </table:table-cell>
          <table:table-cell table:number-columns-repeated="3"/>
          <table:table-cell office:value-type="string">
            <text:p>Step 6b</text:p>
          </table:table-cell>
          <table:table-cell table:formula="oooc:=[Tight.Y26]" office:value-type="float" office:value="0">
            <text:p>0</text:p>
          </table:table-cell>
          <table:table-cell table:formula="oooc:=[MC.Z43]" office:value-type="float" office:value="141.134337474151">
            <text:p>141.1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c</text:p>
          </table:table-cell>
          <table:table-cell table:formula="oooc:=[Loose.AB26]" office:value-type="float" office:value="0">
            <text:p>0</text:p>
          </table:table-cell>
          <table:table-cell table:formula="oooc:=[MC.AC20]" office:value-type="float" office:value="40.9095910794491">
            <text:p>40.9</text:p>
          </table:table-cell>
          <table:table-cell table:number-columns-repeated="3"/>
          <table:table-cell office:value-type="string">
            <text:p>Step 6c</text:p>
          </table:table-cell>
          <table:table-cell table:formula="oooc:=[Tight.AB26]" office:value-type="float" office:value="0">
            <text:p>0</text:p>
          </table:table-cell>
          <table:table-cell table:formula="oooc:=[MC.AC43]" office:value-type="float" office:value="34.3585240999223">
            <text:p>34.4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>
            <text:p>Step 7</text:p>
          </table:table-cell>
          <table:table-cell table:formula="oooc:=[Tight.AE26]" office:value-type="float" office:value="0">
            <text:p>0</text:p>
          </table:table-cell>
          <table:table-cell table:formula="oooc:=[MC.AF43]" office:value-type="float" office:value="11.3334413748288">
            <text:p>11.3</text:p>
          </table:table-cell>
          <table:table-cell table:number-columns-repeated="24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46"/>
        </table:table-row>
        <table:table-row table:style-name="ro1">
          <table:table-cell>
            <draw:frame table:end-cell-address="'Data versus MC'.F28" table:end-x="0.3622in" table:end-y="0.1039in" draw:z-index="0" draw:style-name="gr1" svg:width="2.7783in" svg:height="2.7555in" svg:x="0.576in" svg:y="0.0276in">
              <draw:object draw:notify-on-update-of-ranges="'Data versus MC'.B3:'Data versus MC'.B8 'Data versus MC'.D2:'Data versus MC'.D2 'Data versus MC'.D3:'Data versus MC'.D8 'Data versus MC'.C2:'Data versus MC'.C2 'Data versus MC'.C3:'Data versus MC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  <table:table-cell>
            <draw:frame table:end-cell-address="'Data versus MC'.L28" table:end-x="0.3496in" table:end-y="0.0772in" draw:z-index="1" draw:style-name="gr1" svg:width="2.7783in" svg:height="2.7555in" svg:x="0.5634in" svg:y="0.0008in">
              <draw:object draw:notify-on-update-of-ranges="'Data versus MC'.H3:'Data versus MC'.H9 'Data versus MC'.J2:'Data versus MC'.J2 'Data versus MC'.J3:'Data versus MC'.J9 'Data versus MC'.I2:'Data versus MC'.I2 'Data versus MC'.I3:'Data versus MC'.I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246"/>
        </table:table-row>
      </table:table>
      <table:table table:name="MC Selection v1" table:style-name="ta1" table:print="false">
        <office:forms form:automatic-focus="false" form:apply-design-mode="false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0" office:value-type="float" office:value="1000" table:number-columns-spanned="2" table:number-rows-spanned="1">
            <text:p>1000.0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Jets-madgraph</text:p>
          </table:table-cell>
          <table:table-cell table:style-name="ce32" office:value-type="float" office:value="1483404">
            <text:p>1483404</text:p>
          </table:table-cell>
          <table:table-cell table:style-name="ce32" office:value-type="float" office:value="165">
            <text:p>165</text:p>
          </table:table-cell>
          <table:table-cell table:style-name="ce7" table:formula="oooc:=[.B4]/[.C4]" office:value-type="float" office:value="8990.32727272727">
            <text:p>8990.33</text:p>
          </table:table-cell>
          <table:table-cell table:style-name="ce15" table:formula="oooc:=[.$E$2]/(1000*[.D4])" office:value-type="float" office:value="0.000111230655977738">
            <text:p>1.11E-004</text:p>
          </table:table-cell>
          <table:table-cell table:style-name="ce7" table:formula="oooc:=[.C4]*[.$E$2]/1000" office:value-type="float" office:value="165">
            <text:p>165.00</text:p>
          </table:table-cell>
          <table:table-cell table:style-name="ce9" office:value-type="float" office:value="443764">
            <text:p>443764</text:p>
          </table:table-cell>
          <table:table-cell table:style-name="ce11" table:formula="oooc:=[.G4]*[.$E4]" office:value-type="float" office:value="49.3601608193048">
            <text:p>49.36</text:p>
          </table:table-cell>
          <table:table-cell table:style-name="ce16" table:formula="oooc:=[.G4]/[.B4]" office:value-type="float" office:value="0.299152489813968">
            <text:p>0.2992</text:p>
          </table:table-cell>
          <table:table-cell table:style-name="ce9" office:value-type="float" office:value="443543">
            <text:p>443543</text:p>
          </table:table-cell>
          <table:table-cell table:style-name="ce11" table:formula="oooc:=[.J4]*[.$E4]" office:value-type="float" office:value="49.3355788443337">
            <text:p>49.34</text:p>
          </table:table-cell>
          <table:table-cell table:style-name="ce16" table:formula="oooc:=[.J4]/[.G4]" office:value-type="float" office:value="0.999501987542928">
            <text:p>0.9995</text:p>
          </table:table-cell>
          <table:table-cell table:style-name="ce9" office:value-type="float" office:value="191173">
            <text:p>191173</text:p>
          </table:table-cell>
          <table:table-cell table:style-name="ce11" table:formula="oooc:=[.M4]*[.$E4]" office:value-type="float" office:value="21.2642981952321">
            <text:p>21.26</text:p>
          </table:table-cell>
          <table:table-cell table:style-name="ce16" table:formula="oooc:=[.M4]/[.J4]" office:value-type="float" office:value="0.43101345303612">
            <text:p>0.4310</text:p>
          </table:table-cell>
          <table:table-cell table:style-name="ce9" office:value-type="float" office:value="184806">
            <text:p>184806</text:p>
          </table:table-cell>
          <table:table-cell table:style-name="ce11" table:formula="oooc:=[.P4]*[.$E4]" office:value-type="float" office:value="20.5560926086218">
            <text:p>20.56</text:p>
          </table:table-cell>
          <table:table-cell table:style-name="ce16" table:formula="oooc:=[.P4]/[.M4]" office:value-type="float" office:value="0.966695087695438">
            <text:p>0.9667</text:p>
          </table:table-cell>
          <table:table-cell table:style-name="ce9" office:value-type="float" office:value="163679">
            <text:p>163679</text:p>
          </table:table-cell>
          <table:table-cell table:style-name="ce11" table:formula="oooc:=[.S4]*[.$E4]" office:value-type="float" office:value="18.2061225397801">
            <text:p>18.21</text:p>
          </table:table-cell>
          <table:table-cell table:style-name="ce16" table:formula="oooc:=[.S4]/[.P4]" office:value-type="float" office:value="0.885680118610868">
            <text:p>0.8857</text:p>
          </table:table-cell>
          <table:table-cell table:style-name="ce9" office:value-type="float" office:value="163003">
            <text:p>163003</text:p>
          </table:table-cell>
          <table:table-cell table:style-name="ce11" table:formula="oooc:=[.V4]*[.$E4]" office:value-type="float" office:value="18.1309306163392">
            <text:p>18.13</text:p>
          </table:table-cell>
          <table:table-cell table:style-name="ce16" table:formula="oooc:=[.V4]/[.S4]" office:value-type="float" office:value="0.995869964992455">
            <text:p>0.9959</text:p>
          </table:table-cell>
          <table:table-cell table:style-name="ce9" office:value-type="float" office:value="155353">
            <text:p>155353</text:p>
          </table:table-cell>
          <table:table-cell table:style-name="ce7" table:formula="oooc:=[.Y4]*[.$E4]" office:value-type="float" office:value="17.2800160981095">
            <text:p>17.28</text:p>
          </table:table-cell>
          <table:table-cell table:style-name="ce16" table:formula="oooc:=[.Y4]/[.V4]" office:value-type="float" office:value="0.953068348435305">
            <text:p>0.9531</text:p>
          </table:table-cell>
          <table:table-cell table:style-name="ce9" office:value-type="float" office:value="124198">
            <text:p>124198</text:p>
          </table:table-cell>
          <table:table-cell table:style-name="ce11" table:formula="oooc:=[.AB4]*[.$E4]" office:value-type="float" office:value="13.8146250111231">
            <text:p>13.81</text:p>
          </table:table-cell>
          <table:table-cell table:style-name="ce16" table:formula="oooc:=[.AB4]/[.Y4]" office:value-type="float" office:value="0.799456721144748">
            <text:p>0.7995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</text:p>
          </table:table-cell>
          <table:table-cell table:style-name="ce32" office:value-type="float" office:value="991694">
            <text:p>991694</text:p>
          </table:table-cell>
          <table:table-cell table:style-name="ce30" table:formula="oooc:=[.C4]" office:value-type="float" office:value="165">
            <text:p>165</text:p>
          </table:table-cell>
          <table:table-cell table:style-name="ce7" table:formula="oooc:=[.B5]/[.C5]" office:value-type="float" office:value="6010.26666666667">
            <text:p>6010.27</text:p>
          </table:table-cell>
          <table:table-cell table:style-name="ce15" table:formula="oooc:=[.$E$2]/(1000*[.D5])" office:value-type="float" office:value="0.000166381968631453">
            <text:p>1.66E-004</text:p>
          </table:table-cell>
          <table:table-cell table:style-name="ce7" table:formula="oooc:=[.C5]*[.$E$2]/1000" office:value-type="float" office:value="165">
            <text:p>165.00</text:p>
          </table:table-cell>
          <table:table-cell table:style-name="ce9" office:value-type="float" office:value="291844">
            <text:p>291844</text:p>
          </table:table-cell>
          <table:table-cell table:style-name="ce11" table:formula="oooc:=[.G5]*[.$E5]" office:value-type="float" office:value="48.5575792532777">
            <text:p>48.56</text:p>
          </table:table-cell>
          <table:table-cell table:style-name="ce16" table:formula="oooc:=[.G5]/[.B5]" office:value-type="float" office:value="0.294288359110774">
            <text:p>0.2943</text:p>
          </table:table-cell>
          <table:table-cell table:style-name="ce9" office:value-type="float" office:value="291699">
            <text:p>291699</text:p>
          </table:table-cell>
          <table:table-cell table:style-name="ce11" table:formula="oooc:=[.J5]*[.$E5]" office:value-type="float" office:value="48.5334538678262">
            <text:p>48.53</text:p>
          </table:table-cell>
          <table:table-cell table:style-name="ce16" table:formula="oooc:=[.J5]/[.G5]" office:value-type="float" office:value="0.99950315922205">
            <text:p>0.9995</text:p>
          </table:table-cell>
          <table:table-cell table:style-name="ce9" office:value-type="float" office:value="132556">
            <text:p>132556</text:p>
          </table:table-cell>
          <table:table-cell table:style-name="ce11" table:formula="oooc:=[.M5]*[.$E5]" office:value-type="float" office:value="22.0549282339109">
            <text:p>22.05</text:p>
          </table:table-cell>
          <table:table-cell table:style-name="ce16" table:formula="oooc:=[.M5]/[.J5]" office:value-type="float" office:value="0.454427337769413">
            <text:p>0.4544</text:p>
          </table:table-cell>
          <table:table-cell table:style-name="ce9" office:value-type="float" office:value="128535">
            <text:p>128535</text:p>
          </table:table-cell>
          <table:table-cell table:style-name="ce11" table:formula="oooc:=[.P5]*[.$E5]" office:value-type="float" office:value="21.3859063380438">
            <text:p>21.39</text:p>
          </table:table-cell>
          <table:table-cell table:style-name="ce16" table:formula="oooc:=[.P5]/[.M5]" office:value-type="float" office:value="0.969665650743837">
            <text:p>0.9697</text:p>
          </table:table-cell>
          <table:table-cell table:style-name="ce9" office:value-type="float" office:value="112998">
            <text:p>112998</text:p>
          </table:table-cell>
          <table:table-cell table:style-name="ce7" table:formula="oooc:=[.S5]*[.$E5]" office:value-type="float" office:value="18.8008296914169">
            <text:p>18.80</text:p>
          </table:table-cell>
          <table:table-cell table:style-name="ce16" table:formula="oooc:=[.S5]/[.P5]" office:value-type="float" office:value="0.879122418018439">
            <text:p>0.8791</text:p>
          </table:table-cell>
          <table:table-cell table:style-name="ce9" office:value-type="float" office:value="112494">
            <text:p>112494</text:p>
          </table:table-cell>
          <table:table-cell table:style-name="ce11" table:formula="oooc:=[.V5]*[.$E5]" office:value-type="float" office:value="18.7169731792267">
            <text:p>18.72</text:p>
          </table:table-cell>
          <table:table-cell table:style-name="ce16" table:formula="oooc:=[.V5]/[.S5]" office:value-type="float" office:value="0.995539744066267">
            <text:p>0.9955</text:p>
          </table:table-cell>
          <table:table-cell table:style-name="ce9" office:value-type="float" office:value="107112">
            <text:p>107112</text:p>
          </table:table-cell>
          <table:table-cell table:style-name="ce11" table:formula="oooc:=[.Y5]*[.$E5]" office:value-type="float" office:value="17.8215054240522">
            <text:p>17.82</text:p>
          </table:table-cell>
          <table:table-cell table:style-name="ce16" table:formula="oooc:=[.Y5]/[.V5]" office:value-type="float" office:value="0.952157448397248">
            <text:p>0.9522</text:p>
          </table:table-cell>
          <table:table-cell table:style-name="ce9" office:value-type="float" office:value="85318">
            <text:p>85318</text:p>
          </table:table-cell>
          <table:table-cell table:style-name="ce7" table:formula="oooc:=[.AB5]*[.$E5]" office:value-type="float" office:value="14.1953767996983">
            <text:p>14.20</text:p>
          </table:table-cell>
          <table:table-cell table:style-name="ce16" table:formula="oooc:=[.AB5]/[.Y5]" office:value-type="float" office:value="0.796530734184779">
            <text:p>0.7965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4:.F5])/2" office:value-type="float" office:value="165">
            <text:p>165.00</text:p>
          </table:table-cell>
          <table:table-cell table:style-name="ce47"/>
          <table:table-cell table:style-name="ce39" table:formula="oooc:=SUM([.H4:.H5])/2" office:value-type="float" office:value="48.9588700362913">
            <text:p>48.96</text:p>
          </table:table-cell>
          <table:table-cell table:style-name="ce49" table:formula="oooc:=[.H6]/[.F6]" office:value-type="float" office:value="0.296720424462371">
            <text:p>0.2967</text:p>
          </table:table-cell>
          <table:table-cell table:style-name="ce47"/>
          <table:table-cell table:style-name="ce39" table:formula="oooc:=SUM([.K4:.K5])/2" office:value-type="float" office:value="48.9345163560799">
            <text:p>48.93</text:p>
          </table:table-cell>
          <table:table-cell table:style-name="ce49" table:formula="oooc:=[.K6]/[.H6]" office:value-type="float" office:value="0.999502568580662">
            <text:p>0.9995</text:p>
          </table:table-cell>
          <table:table-cell table:style-name="ce47"/>
          <table:table-cell table:style-name="ce39" table:formula="oooc:=SUM([.N4:.N5])/2" office:value-type="float" office:value="21.6596132145715">
            <text:p>21.66</text:p>
          </table:table-cell>
          <table:table-cell table:style-name="ce49" table:formula="oooc:=[.N6]/[.K6]" office:value-type="float" office:value="0.442624446453333">
            <text:p>0.4426</text:p>
          </table:table-cell>
          <table:table-cell table:style-name="ce47"/>
          <table:table-cell table:style-name="ce39" table:formula="oooc:=SUM([.Q4:.Q5])/2" office:value-type="float" office:value="20.9709994733328">
            <text:p>20.97</text:p>
          </table:table-cell>
          <table:table-cell table:style-name="ce49" table:formula="oooc:=[.Q6]/[.N6]" office:value-type="float" office:value="0.968207477464307">
            <text:p>0.9682</text:p>
          </table:table-cell>
          <table:table-cell table:style-name="ce47"/>
          <table:table-cell table:style-name="ce39" table:formula="oooc:=SUM([.T4:.T5])/2" office:value-type="float" office:value="18.5034761155985">
            <text:p>18.50</text:p>
          </table:table-cell>
          <table:table-cell table:style-name="ce49" table:formula="oooc:=[.T6]/[.Q6]" office:value-type="float" office:value="0.882336396943215">
            <text:p>0.8823</text:p>
          </table:table-cell>
          <table:table-cell table:style-name="ce47"/>
          <table:table-cell table:style-name="ce39" table:formula="oooc:=SUM([.W4:.W5])/2" office:value-type="float" office:value="18.4239518977829">
            <text:p>18.42</text:p>
          </table:table-cell>
          <table:table-cell table:style-name="ce49" table:formula="oooc:=[.W6]/[.T6]" office:value-type="float" office:value="0.995702201179995">
            <text:p>0.9957</text:p>
          </table:table-cell>
          <table:table-cell table:style-name="ce47"/>
          <table:table-cell table:style-name="ce39" table:formula="oooc:=SUM([.Z4:.Z5])/2" office:value-type="float" office:value="17.5507607610808">
            <text:p>17.55</text:p>
          </table:table-cell>
          <table:table-cell table:style-name="ce49" table:formula="oooc:=[.Z6]/[.W6]" office:value-type="float" office:value="0.952605654772299">
            <text:p>0.9526</text:p>
          </table:table-cell>
          <table:table-cell table:style-name="ce47"/>
          <table:table-cell table:style-name="ce39" table:formula="oooc:=SUM([.AC4:.AC5])/2" office:value-type="float" office:value="14.0050009054107">
            <text:p>14.01</text:p>
          </table:table-cell>
          <table:table-cell table:style-name="ce49" table:formula="oooc:=[.AC6]/[.Z6]" office:value-type="float" office:value="0.797971158974889">
            <text:p>0.7980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Sig.</text:p>
          </table:table-cell>
          <table:table-cell table:style-name="ce32" office:value-type="float" office:value="219134">
            <text:p>219134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7]/[.C7]" office:value-type="float" office:value="8964.57272727273">
            <text:p>8964.57</text:p>
          </table:table-cell>
          <table:table-cell table:style-name="ce15" table:formula="oooc:=[.$E$2]/(1000*[.D7])" office:value-type="float" office:value="0.000111550213314431">
            <text:p>1.12E-004</text:p>
          </table:table-cell>
          <table:table-cell table:style-name="ce7" table:formula="oooc:=[.C7]*[.$E$2]/1000" office:value-type="float" office:value="24.4444444444444">
            <text:p>24.44</text:p>
          </table:table-cell>
          <table:table-cell table:style-name="ce9" office:value-type="float" office:value="181667">
            <text:p>181667</text:p>
          </table:table-cell>
          <table:table-cell table:style-name="ce11" table:formula="oooc:=[.G7]*[.$E7]" office:value-type="float" office:value="20.2649926021927">
            <text:p>20.26</text:p>
          </table:table-cell>
          <table:table-cell table:style-name="ce16" table:formula="oooc:=[.G7]/[.B7]" office:value-type="float" office:value="0.829022424635155">
            <text:p>0.8290</text:p>
          </table:table-cell>
          <table:table-cell table:style-name="ce9" office:value-type="float" office:value="181580">
            <text:p>181580</text:p>
          </table:table-cell>
          <table:table-cell table:style-name="ce11" table:formula="oooc:=[.J7]*[.$E7]" office:value-type="float" office:value="20.2552877336343">
            <text:p>20.26</text:p>
          </table:table-cell>
          <table:table-cell table:style-name="ce16" table:formula="oooc:=[.J7]/[.G7]" office:value-type="float" office:value="0.999521101796143">
            <text:p>0.9995</text:p>
          </table:table-cell>
          <table:table-cell table:style-name="ce9" office:value-type="float" office:value="129678">
            <text:p>129678</text:p>
          </table:table-cell>
          <table:table-cell table:style-name="ce11" table:formula="oooc:=[.M7]*[.$E7]" office:value-type="float" office:value="14.4656085621887">
            <text:p>14.47</text:p>
          </table:table-cell>
          <table:table-cell table:style-name="ce16" table:formula="oooc:=[.M7]/[.J7]" office:value-type="float" office:value="0.714164555567794">
            <text:p>0.7142</text:p>
          </table:table-cell>
          <table:table-cell table:style-name="ce9" office:value-type="float" office:value="129277">
            <text:p>129277</text:p>
          </table:table-cell>
          <table:table-cell table:style-name="ce11" table:formula="oooc:=[.P7]*[.$E7]" office:value-type="float" office:value="14.4208769266497">
            <text:p>14.42</text:p>
          </table:table-cell>
          <table:table-cell table:style-name="ce16" table:formula="oooc:=[.P7]/[.M7]" office:value-type="float" office:value="0.996907725288792">
            <text:p>0.9969</text:p>
          </table:table-cell>
          <table:table-cell table:style-name="ce9" office:value-type="float" office:value="127808">
            <text:p>127808</text:p>
          </table:table-cell>
          <table:table-cell table:style-name="ce11" table:formula="oooc:=[.S7]*[.$E7]" office:value-type="float" office:value="14.2570096632908">
            <text:p>14.26</text:p>
          </table:table-cell>
          <table:table-cell table:style-name="ce16" table:formula="oooc:=[.S7]/[.P7]" office:value-type="float" office:value="0.988636803143637">
            <text:p>0.9886</text:p>
          </table:table-cell>
          <table:table-cell table:style-name="ce9" office:value-type="float" office:value="127599">
            <text:p>127599</text:p>
          </table:table-cell>
          <table:table-cell table:style-name="ce11" table:formula="oooc:=[.V7]*[.$E7]" office:value-type="float" office:value="14.233695668708">
            <text:p>14.23</text:p>
          </table:table-cell>
          <table:table-cell table:style-name="ce16" table:formula="oooc:=[.V7]/[.S7]" office:value-type="float" office:value="0.998364734601903">
            <text:p>0.9984</text:p>
          </table:table-cell>
          <table:table-cell table:style-name="ce9" office:value-type="float" office:value="124211">
            <text:p>124211</text:p>
          </table:table-cell>
          <table:table-cell table:style-name="ce11" table:formula="oooc:=[.Y7]*[.$E7]" office:value-type="float" office:value="13.8557635459987">
            <text:p>13.86</text:p>
          </table:table-cell>
          <table:table-cell table:style-name="ce16" table:formula="oooc:=[.Y7]/[.V7]" office:value-type="float" office:value="0.973448067774826">
            <text:p>0.9734</text:p>
          </table:table-cell>
          <table:table-cell table:style-name="ce9" office:value-type="float" office:value="104670">
            <text:p>104670</text:p>
          </table:table-cell>
          <table:table-cell table:style-name="ce11" table:formula="oooc:=[.AB7]*[.$E7]" office:value-type="float" office:value="11.6759608276215">
            <text:p>11.68</text:p>
          </table:table-cell>
          <table:table-cell table:style-name="ce16" table:formula="oooc:=[.AB7]/[.Y7]" office:value-type="float" office:value="0.842678989783514">
            <text:p>0.8427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Sig.</text:p>
          </table:table-cell>
          <table:table-cell table:style-name="ce32" office:value-type="float" office:value="146351">
            <text:p>146351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8]/[.C8]" office:value-type="float" office:value="5987.08636363636">
            <text:p>5987.09</text:p>
          </table:table-cell>
          <table:table-cell table:style-name="ce15" table:formula="oooc:=[.$E$2]/(1000*[.D8])" office:value-type="float" office:value="0.000167026152499432">
            <text:p>1.67E-004</text:p>
          </table:table-cell>
          <table:table-cell table:style-name="ce7" table:formula="oooc:=[.C8]*[.$E$2]/1000" office:value-type="float" office:value="24.4444444444444">
            <text:p>24.44</text:p>
          </table:table-cell>
          <table:table-cell table:style-name="ce9" office:value-type="float" office:value="120872">
            <text:p>120872</text:p>
          </table:table-cell>
          <table:table-cell table:style-name="ce11" table:formula="oooc:=[.G8]*[.$E8]" office:value-type="float" office:value="20.1887851049114">
            <text:p>20.19</text:p>
          </table:table-cell>
          <table:table-cell table:style-name="ce16" table:formula="oooc:=[.G8]/[.B8]" office:value-type="float" office:value="0.825904845200921">
            <text:p>0.8259</text:p>
          </table:table-cell>
          <table:table-cell table:style-name="ce9" office:value-type="float" office:value="120827">
            <text:p>120827</text:p>
          </table:table-cell>
          <table:table-cell table:style-name="ce11" table:formula="oooc:=[.J8]*[.$E8]" office:value-type="float" office:value="20.1812689280489">
            <text:p>20.18</text:p>
          </table:table-cell>
          <table:table-cell table:style-name="ce16" table:formula="oooc:=[.J8]/[.G8]" office:value-type="float" office:value="0.999627705341187">
            <text:p>0.9996</text:p>
          </table:table-cell>
          <table:table-cell table:style-name="ce9" office:value-type="float" office:value="90466">
            <text:p>90466</text:p>
          </table:table-cell>
          <table:table-cell table:style-name="ce11" table:formula="oooc:=[.M8]*[.$E8]" office:value-type="float" office:value="15.1101879120137">
            <text:p>15.11</text:p>
          </table:table-cell>
          <table:table-cell table:style-name="ce16" table:formula="oooc:=[.M8]/[.J8]" office:value-type="float" office:value="0.748723381363437">
            <text:p>0.7487</text:p>
          </table:table-cell>
          <table:table-cell table:style-name="ce9" office:value-type="float" office:value="90194">
            <text:p>90194</text:p>
          </table:table-cell>
          <table:table-cell table:style-name="ce11" table:formula="oooc:=[.P8]*[.$E8]" office:value-type="float" office:value="15.0647567985338">
            <text:p>15.06</text:p>
          </table:table-cell>
          <table:table-cell table:style-name="ce16" table:formula="oooc:=[.P8]/[.M8]" office:value-type="float" office:value="0.99699334556629">
            <text:p>0.9970</text:p>
          </table:table-cell>
          <table:table-cell table:style-name="ce9" office:value-type="float" office:value="88825">
            <text:p>88825</text:p>
          </table:table-cell>
          <table:table-cell table:style-name="ce11" table:formula="oooc:=[.S8]*[.$E8]" office:value-type="float" office:value="14.8360979957621">
            <text:p>14.84</text:p>
          </table:table-cell>
          <table:table-cell table:style-name="ce16" table:formula="oooc:=[.S8]/[.P8]" office:value-type="float" office:value="0.984821606758764">
            <text:p>0.9848</text:p>
          </table:table-cell>
          <table:table-cell table:style-name="ce9" office:value-type="float" office:value="88661">
            <text:p>88661</text:p>
          </table:table-cell>
          <table:table-cell table:style-name="ce11" table:formula="oooc:=[.V8]*[.$E8]" office:value-type="float" office:value="14.8087057067522">
            <text:p>14.81</text:p>
          </table:table-cell>
          <table:table-cell table:style-name="ce16" table:formula="oooc:=[.V8]/[.S8]" office:value-type="float" office:value="0.998153672952435">
            <text:p>0.9982</text:p>
          </table:table-cell>
          <table:table-cell table:style-name="ce9" office:value-type="float" office:value="86251">
            <text:p>86251</text:p>
          </table:table-cell>
          <table:table-cell table:style-name="ce11" table:formula="oooc:=[.Y8]*[.$E8]" office:value-type="float" office:value="14.4061726792286">
            <text:p>14.41</text:p>
          </table:table-cell>
          <table:table-cell table:style-name="ce16" table:formula="oooc:=[.Y8]/[.V8]" office:value-type="float" office:value="0.972817811664655">
            <text:p>0.9728</text:p>
          </table:table-cell>
          <table:table-cell table:style-name="ce9" office:value-type="float" office:value="72336">
            <text:p>72336</text:p>
          </table:table-cell>
          <table:table-cell table:style-name="ce11" table:formula="oooc:=[.AB8]*[.$E8]" office:value-type="float" office:value="12.0820037671989">
            <text:p>12.08</text:p>
          </table:table-cell>
          <table:table-cell table:style-name="ce16" table:formula="oooc:=[.AB8]/[.Y8]" office:value-type="float" office:value="0.838668537176381">
            <text:p>0.8387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7:.F8])/2" office:value-type="float" office:value="24.4444444444444">
            <text:p>24.44</text:p>
          </table:table-cell>
          <table:table-cell table:style-name="ce47"/>
          <table:table-cell table:style-name="ce39" table:formula="oooc:=SUM([.H7:.H8])/2" office:value-type="float" office:value="20.226888853552">
            <text:p>20.23</text:p>
          </table:table-cell>
          <table:table-cell table:style-name="ce49" table:formula="oooc:=[.H9]/[.F9]" office:value-type="float" office:value="0.827463634918038">
            <text:p>0.8275</text:p>
          </table:table-cell>
          <table:table-cell table:style-name="ce47"/>
          <table:table-cell table:style-name="ce39" table:formula="oooc:=SUM([.K7:.K8])/2" office:value-type="float" office:value="20.2182783308416">
            <text:p>20.22</text:p>
          </table:table-cell>
          <table:table-cell table:style-name="ce49" table:formula="oooc:=[.K9]/[.H9]" office:value-type="float" office:value="0.999574303157902">
            <text:p>0.9996</text:p>
          </table:table-cell>
          <table:table-cell table:style-name="ce47"/>
          <table:table-cell table:style-name="ce39" table:formula="oooc:=SUM([.N7:.N8])/2" office:value-type="float" office:value="14.7878982371012">
            <text:p>14.79</text:p>
          </table:table-cell>
          <table:table-cell table:style-name="ce49" table:formula="oooc:=[.N9]/[.K9]" office:value-type="float" office:value="0.731412338633367">
            <text:p>0.7314</text:p>
          </table:table-cell>
          <table:table-cell table:style-name="ce47"/>
          <table:table-cell table:style-name="ce39" table:formula="oooc:=SUM([.Q7:.Q8])/2" office:value-type="float" office:value="14.7428168625917">
            <text:p>14.74</text:p>
          </table:table-cell>
          <table:table-cell table:style-name="ce49" table:formula="oooc:=[.Q9]/[.N9]" office:value-type="float" office:value="0.996951468438134">
            <text:p>0.9970</text:p>
          </table:table-cell>
          <table:table-cell table:style-name="ce47"/>
          <table:table-cell table:style-name="ce39" table:formula="oooc:=SUM([.T7:.T8])/2" office:value-type="float" office:value="14.5465538295264">
            <text:p>14.55</text:p>
          </table:table-cell>
          <table:table-cell table:style-name="ce49" table:formula="oooc:=[.T9]/[.Q9]" office:value-type="float" office:value="0.986687548594373">
            <text:p>0.9867</text:p>
          </table:table-cell>
          <table:table-cell table:style-name="ce47"/>
          <table:table-cell table:style-name="ce39" table:formula="oooc:=SUM([.W7:.W8])/2" office:value-type="float" office:value="14.5212006877301">
            <text:p>14.52</text:p>
          </table:table-cell>
          <table:table-cell table:style-name="ce49" table:formula="oooc:=[.W9]/[.T9]" office:value-type="float" office:value="0.998257103222287">
            <text:p>0.9983</text:p>
          </table:table-cell>
          <table:table-cell table:style-name="ce47"/>
          <table:table-cell table:style-name="ce39" table:formula="oooc:=SUM([.Z7:.Z8])/2" office:value-type="float" office:value="14.1309681126136">
            <text:p>14.13</text:p>
          </table:table-cell>
          <table:table-cell table:style-name="ce49" table:formula="oooc:=[.Z9]/[.W9]" office:value-type="float" office:value="0.973126700504443">
            <text:p>0.9731</text:p>
          </table:table-cell>
          <table:table-cell table:style-name="ce47"/>
          <table:table-cell table:style-name="ce39" table:formula="oooc:=SUM([.AC7:.AC8])/2" office:value-type="float" office:value="11.8789822974102">
            <text:p>11.88</text:p>
          </table:table-cell>
          <table:table-cell table:style-name="ce49" table:formula="oooc:=[.AC9]/[.Z9]" office:value-type="float" office:value="0.840634711135377">
            <text:p>0.840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Bkg.</text:p>
          </table:table-cell>
          <table:table-cell table:style-name="ce32" office:value-type="float" office:value="1264270">
            <text:p>12642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0]/[.C10]" office:value-type="float" office:value="8994.80632411067">
            <text:p>8994.81</text:p>
          </table:table-cell>
          <table:table-cell table:style-name="ce15" table:formula="oooc:=[.$E$2]/(1000*[.D10])" office:value-type="float" office:value="0.000111175267589641">
            <text:p>1.11E-004</text:p>
          </table:table-cell>
          <table:table-cell table:style-name="ce7" table:formula="oooc:=[.C10]*[.$E$2]/1000" office:value-type="float" office:value="140.555555555556">
            <text:p>140.56</text:p>
          </table:table-cell>
          <table:table-cell table:style-name="ce9" office:value-type="float" office:value="262097">
            <text:p>262097</text:p>
          </table:table-cell>
          <table:table-cell table:style-name="ce11" table:formula="oooc:=[.G10]*[.$E10]" office:value-type="float" office:value="29.1387041094422">
            <text:p>29.14</text:p>
          </table:table-cell>
          <table:table-cell table:style-name="ce16" table:formula="oooc:=[.G10]/[.B10]" office:value-type="float" office:value="0.207310938328047">
            <text:p>0.2073</text:p>
          </table:table-cell>
          <table:table-cell table:style-name="ce9" office:value-type="float" office:value="261963">
            <text:p>261963</text:p>
          </table:table-cell>
          <table:table-cell table:style-name="ce11" table:formula="oooc:=[.J10]*[.$E10]" office:value-type="float" office:value="29.1238066235851">
            <text:p>29.12</text:p>
          </table:table-cell>
          <table:table-cell table:style-name="ce16" table:formula="oooc:=[.J10]/[.G10]" office:value-type="float" office:value="0.999488738902009">
            <text:p>0.9995</text:p>
          </table:table-cell>
          <table:table-cell table:style-name="ce9" office:value-type="float" office:value="61495">
            <text:p>61495</text:p>
          </table:table-cell>
          <table:table-cell table:style-name="ce11" table:formula="oooc:=[.M10]*[.$E10]" office:value-type="float" office:value="6.83672308042498">
            <text:p>6.84</text:p>
          </table:table-cell>
          <table:table-cell table:style-name="ce16" table:formula="oooc:=[.M10]/[.J10]" office:value-type="float" office:value="0.234746891736619">
            <text:p>0.2347</text:p>
          </table:table-cell>
          <table:table-cell table:style-name="ce9" office:value-type="float" office:value="55529">
            <text:p>55529</text:p>
          </table:table-cell>
          <table:table-cell table:style-name="ce11" table:formula="oooc:=[.P10]*[.$E10]" office:value-type="float" office:value="6.17345143398518">
            <text:p>6.17</text:p>
          </table:table-cell>
          <table:table-cell table:style-name="ce16" table:formula="oooc:=[.P10]/[.M10]" office:value-type="float" office:value="0.902983982437597">
            <text:p>0.9030</text:p>
          </table:table-cell>
          <table:table-cell table:style-name="ce9" office:value-type="float" office:value="35871">
            <text:p>35871</text:p>
          </table:table-cell>
          <table:table-cell table:style-name="ce11" table:formula="oooc:=[.S10]*[.$E10]" office:value-type="float" office:value="3.98796802370802">
            <text:p>3.99</text:p>
          </table:table-cell>
          <table:table-cell table:style-name="ce16" table:formula="oooc:=[.S10]/[.P10]" office:value-type="float" office:value="0.645986781681644">
            <text:p>0.6460</text:p>
          </table:table-cell>
          <table:table-cell table:style-name="ce9" office:value-type="float" office:value="35404">
            <text:p>35404</text:p>
          </table:table-cell>
          <table:table-cell table:style-name="ce11" table:formula="oooc:=[.V10]*[.$E10]" office:value-type="float" office:value="3.93604917374365">
            <text:p>3.94</text:p>
          </table:table-cell>
          <table:table-cell table:style-name="ce16" table:formula="oooc:=[.V10]/[.S10]" office:value-type="float" office:value="0.986981126815533">
            <text:p>0.9870</text:p>
          </table:table-cell>
          <table:table-cell table:style-name="ce9" office:value-type="float" office:value="31142">
            <text:p>31142</text:p>
          </table:table-cell>
          <table:table-cell table:style-name="ce11" table:formula="oooc:=[.Y10]*[.$E10]" office:value-type="float" office:value="3.4622201832766">
            <text:p>3.46</text:p>
          </table:table-cell>
          <table:table-cell table:style-name="ce16" table:formula="oooc:=[.Y10]/[.V10]" office:value-type="float" office:value="0.879618122246074">
            <text:p>0.8796</text:p>
          </table:table-cell>
          <table:table-cell table:style-name="ce9" office:value-type="float" office:value="19528">
            <text:p>19528</text:p>
          </table:table-cell>
          <table:table-cell table:style-name="ce11" table:formula="oooc:=[.AB10]*[.$E10]" office:value-type="float" office:value="2.17103062549051">
            <text:p>2.17</text:p>
          </table:table-cell>
          <table:table-cell table:style-name="ce16" table:formula="oooc:=[.AB10]/[.Y10]" office:value-type="float" office:value="0.627063130177895">
            <text:p>0.6271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Bkg.</text:p>
          </table:table-cell>
          <table:table-cell table:style-name="ce32" office:value-type="float" office:value="843370">
            <text:p>8433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1]/[.C11]" office:value-type="float" office:value="6000.26086956522">
            <text:p>6000.26</text:p>
          </table:table-cell>
          <table:table-cell table:style-name="ce15" table:formula="oooc:=[.$E$2]/(1000*[.D11])" office:value-type="float" office:value="0.000166659420604901">
            <text:p>1.67E-004</text:p>
          </table:table-cell>
          <table:table-cell table:style-name="ce7" table:formula="oooc:=[.C11]*[.$E$2]/1000" office:value-type="float" office:value="140.555555555556">
            <text:p>140.56</text:p>
          </table:table-cell>
          <table:table-cell table:style-name="ce9" office:value-type="float" office:value="170470">
            <text:p>170470</text:p>
          </table:table-cell>
          <table:table-cell table:style-name="ce11" table:formula="oooc:=[.G11]*[.$E11]" office:value-type="float" office:value="28.4104314305175">
            <text:p>28.41</text:p>
          </table:table-cell>
          <table:table-cell table:style-name="ce16" table:formula="oooc:=[.G11]/[.B11]" office:value-type="float" office:value="0.202129551679571">
            <text:p>0.2021</text:p>
          </table:table-cell>
          <table:table-cell table:style-name="ce9" office:value-type="float" office:value="170370">
            <text:p>170370</text:p>
          </table:table-cell>
          <table:table-cell table:style-name="ce11" table:formula="oooc:=[.J11]*[.$E11]" office:value-type="float" office:value="28.393765488457">
            <text:p>28.39</text:p>
          </table:table-cell>
          <table:table-cell table:style-name="ce16" table:formula="oooc:=[.J11]/[.G11]" office:value-type="float" office:value="0.999413386519622">
            <text:p>0.9994</text:p>
          </table:table-cell>
          <table:table-cell table:style-name="ce9" office:value-type="float" office:value="41828">
            <text:p>41828</text:p>
          </table:table-cell>
          <table:table-cell table:style-name="ce11" table:formula="oooc:=[.M11]*[.$E11]" office:value-type="float" office:value="6.97103024506181">
            <text:p>6.97</text:p>
          </table:table-cell>
          <table:table-cell table:style-name="ce16" table:formula="oooc:=[.M11]/[.J11]" office:value-type="float" office:value="0.245512707636321">
            <text:p>0.2455</text:p>
          </table:table-cell>
          <table:table-cell table:style-name="ce9" office:value-type="float" office:value="38087">
            <text:p>38087</text:p>
          </table:table-cell>
          <table:table-cell table:style-name="ce11" table:formula="oooc:=[.P11]*[.$E11]" office:value-type="float" office:value="6.34755735257887">
            <text:p>6.35</text:p>
          </table:table-cell>
          <table:table-cell table:style-name="ce16" table:formula="oooc:=[.P11]/[.M11]" office:value-type="float" office:value="0.910562302763699">
            <text:p>0.9106</text:p>
          </table:table-cell>
          <table:table-cell table:style-name="ce9" office:value-type="float" office:value="23949">
            <text:p>23949</text:p>
          </table:table-cell>
          <table:table-cell table:style-name="ce11" table:formula="oooc:=[.S11]*[.$E11]" office:value-type="float" office:value="3.99132646406678">
            <text:p>3.99</text:p>
          </table:table-cell>
          <table:table-cell table:style-name="ce16" table:formula="oooc:=[.S11]/[.P11]" office:value-type="float" office:value="0.628797227400425">
            <text:p>0.6288</text:p>
          </table:table-cell>
          <table:table-cell table:style-name="ce9" office:value-type="float" office:value="23609">
            <text:p>23609</text:p>
          </table:table-cell>
          <table:table-cell table:style-name="ce11" table:formula="oooc:=[.V11]*[.$E11]" office:value-type="float" office:value="3.93466226106111">
            <text:p>3.93</text:p>
          </table:table-cell>
          <table:table-cell table:style-name="ce16" table:formula="oooc:=[.V11]/[.S11]" office:value-type="float" office:value="0.985803165059084">
            <text:p>0.9858</text:p>
          </table:table-cell>
          <table:table-cell table:style-name="ce9" office:value-type="float" office:value="20645">
            <text:p>20645</text:p>
          </table:table-cell>
          <table:table-cell table:style-name="ce11" table:formula="oooc:=[.Y11]*[.$E11]" office:value-type="float" office:value="3.44068373838819">
            <text:p>3.44</text:p>
          </table:table-cell>
          <table:table-cell table:style-name="ce16" table:formula="oooc:=[.Y11]/[.V11]" office:value-type="float" office:value="0.874454657122284">
            <text:p>0.8745</text:p>
          </table:table-cell>
          <table:table-cell table:style-name="ce9" office:value-type="float" office:value="12801">
            <text:p>12801</text:p>
          </table:table-cell>
          <table:table-cell table:style-name="ce11" table:formula="oooc:=[.AB11]*[.$E11]" office:value-type="float" office:value="2.13340724316334">
            <text:p>2.13</text:p>
          </table:table-cell>
          <table:table-cell table:style-name="ce16" table:formula="oooc:=[.AB11]/[.Y11]" office:value-type="float" office:value="0.620053281666263">
            <text:p>0.6201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10:.F11])/2" office:value-type="float" office:value="140.555555555556">
            <text:p>140.56</text:p>
          </table:table-cell>
          <table:table-cell table:style-name="ce47"/>
          <table:table-cell table:style-name="ce39" table:formula="oooc:=SUM([.H10:.H11])/2" office:value-type="float" office:value="28.7745677699798">
            <text:p>28.77</text:p>
          </table:table-cell>
          <table:table-cell table:style-name="ce49" table:formula="oooc:=[.H12]/[.F12]" office:value-type="float" office:value="0.204720245003809">
            <text:p>0.2047</text:p>
          </table:table-cell>
          <table:table-cell table:style-name="ce47"/>
          <table:table-cell table:style-name="ce39" table:formula="oooc:=SUM([.K10:.K11])/2" office:value-type="float" office:value="28.7587860560211">
            <text:p>28.76</text:p>
          </table:table-cell>
          <table:table-cell table:style-name="ce49" table:formula="oooc:=[.K12]/[.H12]" office:value-type="float" office:value="0.999451539495401">
            <text:p>0.9995</text:p>
          </table:table-cell>
          <table:table-cell table:style-name="ce47"/>
          <table:table-cell table:style-name="ce39" table:formula="oooc:=SUM([.N10:.N11])/2" office:value-type="float" office:value="6.90387666274339">
            <text:p>6.90</text:p>
          </table:table-cell>
          <table:table-cell table:style-name="ce49" table:formula="oooc:=[.N12]/[.K12]" office:value-type="float" office:value="0.240061477188046">
            <text:p>0.2401</text:p>
          </table:table-cell>
          <table:table-cell table:style-name="ce47"/>
          <table:table-cell table:style-name="ce39" table:formula="oooc:=SUM([.Q10:.Q11])/2" office:value-type="float" office:value="6.26050439328203">
            <text:p>6.26</text:p>
          </table:table-cell>
          <table:table-cell table:style-name="ce49" table:formula="oooc:=[.Q12]/[.N12]" office:value-type="float" office:value="0.906809999527757">
            <text:p>0.9068</text:p>
          </table:table-cell>
          <table:table-cell table:style-name="ce47"/>
          <table:table-cell table:style-name="ce39" table:formula="oooc:=SUM([.T10:.T11])/2" office:value-type="float" office:value="3.9896472438874">
            <text:p>3.99</text:p>
          </table:table-cell>
          <table:table-cell table:style-name="ce49" table:formula="oooc:=[.T12]/[.Q12]" office:value-type="float" office:value="0.637272493278429">
            <text:p>0.6373</text:p>
          </table:table-cell>
          <table:table-cell table:style-name="ce47"/>
          <table:table-cell table:style-name="ce39" table:formula="oooc:=SUM([.W10:.W11])/2" office:value-type="float" office:value="3.93535571740238">
            <text:p>3.94</text:p>
          </table:table-cell>
          <table:table-cell table:style-name="ce49" table:formula="oooc:=[.W12]/[.T12]" office:value-type="float" office:value="0.986391898038556">
            <text:p>0.9864</text:p>
          </table:table-cell>
          <table:table-cell table:style-name="ce47"/>
          <table:table-cell table:style-name="ce39" table:formula="oooc:=SUM([.Z10:.Z11])/2" office:value-type="float" office:value="3.45145196083239">
            <text:p>3.45</text:p>
          </table:table-cell>
          <table:table-cell table:style-name="ce49" table:formula="oooc:=[.Z12]/[.W12]" office:value-type="float" office:value="0.877036844616069">
            <text:p>0.8770</text:p>
          </table:table-cell>
          <table:table-cell table:style-name="ce47"/>
          <table:table-cell table:style-name="ce39" table:formula="oooc:=SUM([.AC10:.AC11])/2" office:value-type="float" office:value="2.15221893432693">
            <text:p>2.15</text:p>
          </table:table-cell>
          <table:table-cell table:style-name="ce49" table:formula="oooc:=[.AC12]/[.Z12]" office:value-type="float" office:value="0.623569140973317">
            <text:p>0.623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SingleTop_sChannel</text:p>
          </table:table-cell>
          <table:table-cell table:style-name="ce32" office:value-type="float" office:value="412055">
            <text:p>412055</text:p>
          </table:table-cell>
          <table:table-cell table:style-name="ce36" office:value-type="float" office:value="1.5">
            <text:p>1.5</text:p>
          </table:table-cell>
          <table:table-cell table:style-name="ce7" table:formula="oooc:=[.B13]/[.C13]" office:value-type="float" office:value="274703.333333333">
            <text:p>274703.33</text:p>
          </table:table-cell>
          <table:table-cell table:style-name="ce15" table:formula="oooc:=[.$E$2]/(1000*[.D13])" office:value-type="float" office:value="0.00000364029073788693">
            <text:p>3.64E-006</text:p>
          </table:table-cell>
          <table:table-cell table:style-name="ce7" table:formula="oooc:=[.C13]*[.$E$2]/1000" office:value-type="float" office:value="1.5">
            <text:p>1.50</text:p>
          </table:table-cell>
          <table:table-cell table:style-name="ce9" office:value-type="float" office:value="142001">
            <text:p>142001</text:p>
          </table:table-cell>
          <table:table-cell table:style-name="ce11" table:formula="oooc:=[.G13]*[.$E13]" office:value-type="float" office:value="0.516924925070682">
            <text:p>0.52</text:p>
          </table:table-cell>
          <table:table-cell table:style-name="ce16" table:formula="oooc:=[.G13]/[.B13]" office:value-type="float" office:value="0.344616616713788">
            <text:p>0.3446</text:p>
          </table:table-cell>
          <table:table-cell table:style-name="ce9" office:value-type="float" office:value="141947">
            <text:p>141947</text:p>
          </table:table-cell>
          <table:table-cell table:style-name="ce11" table:formula="oooc:=[.J13]*[.$E13]" office:value-type="float" office:value="0.516728349370836">
            <text:p>0.52</text:p>
          </table:table-cell>
          <table:table-cell table:style-name="ce16" table:formula="oooc:=[.J13]/[.G13]" office:value-type="float" office:value="0.99961972098788">
            <text:p>0.9996</text:p>
          </table:table-cell>
          <table:table-cell table:style-name="ce9" office:value-type="float" office:value="75792">
            <text:p>75792</text:p>
          </table:table-cell>
          <table:table-cell table:style-name="ce11" table:formula="oooc:=[.M13]*[.$E13]" office:value-type="float" office:value="0.275904915605926">
            <text:p>0.28</text:p>
          </table:table-cell>
          <table:table-cell table:style-name="ce16" table:formula="oooc:=[.M13]/[.J13]" office:value-type="float" office:value="0.533945768491057">
            <text:p>0.5339</text:p>
          </table:table-cell>
          <table:table-cell table:style-name="ce9" office:value-type="float" office:value="75589">
            <text:p>75589</text:p>
          </table:table-cell>
          <table:table-cell table:style-name="ce11" table:formula="oooc:=[.P13]*[.$E13]" office:value-type="float" office:value="0.275165936586135">
            <text:p>0.28</text:p>
          </table:table-cell>
          <table:table-cell table:style-name="ce16" table:formula="oooc:=[.P13]/[.M13]" office:value-type="float" office:value="0.997321617057209">
            <text:p>0.9973</text:p>
          </table:table-cell>
          <table:table-cell table:style-name="ce9" office:value-type="float" office:value="75192">
            <text:p>75192</text:p>
          </table:table-cell>
          <table:table-cell table:style-name="ce11" table:formula="oooc:=[.S13]*[.$E13]" office:value-type="float" office:value="0.273720741163194">
            <text:p>0.27</text:p>
          </table:table-cell>
          <table:table-cell table:style-name="ce16" table:formula="oooc:=[.S13]/[.P13]" office:value-type="float" office:value="0.994747913056133">
            <text:p>0.9947</text:p>
          </table:table-cell>
          <table:table-cell table:style-name="ce9" office:value-type="float" office:value="69972">
            <text:p>69972</text:p>
          </table:table-cell>
          <table:table-cell table:style-name="ce11" table:formula="oooc:=[.V13]*[.$E13]" office:value-type="float" office:value="0.254718423511424">
            <text:p>0.25</text:p>
          </table:table-cell>
          <table:table-cell table:style-name="ce16" table:formula="oooc:=[.V13]/[.S13]" office:value-type="float" office:value="0.930577721034152">
            <text:p>0.9306</text:p>
          </table:table-cell>
          <table:table-cell table:style-name="ce9" office:value-type="float" office:value="46512">
            <text:p>46512</text:p>
          </table:table-cell>
          <table:table-cell table:style-name="ce11" table:formula="oooc:=[.Y13]*[.$E13]" office:value-type="float" office:value="0.169317202800597">
            <text:p>0.17</text:p>
          </table:table-cell>
          <table:table-cell table:style-name="ce16" table:formula="oooc:=[.Y13]/[.V13]" office:value-type="float" office:value="0.664723032069971">
            <text:p>0.6647</text:p>
          </table:table-cell>
          <table:table-cell table:style-name="ce9" office:value-type="float" office:value="12756">
            <text:p>12756</text:p>
          </table:table-cell>
          <table:table-cell table:style-name="ce11" table:formula="oooc:=[.AB13]*[.$E13]" office:value-type="float" office:value="0.0464355486524857">
            <text:p>0.05</text:p>
          </table:table-cell>
          <table:table-cell table:style-name="ce16" table:formula="oooc:=[.AB13]/[.Y13]" office:value-type="float" office:value="0.274251805985552">
            <text:p>0.2743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Channel</text:p>
          </table:table-cell>
          <table:table-cell table:style-name="ce32" office:value-type="float" office:value="528593">
            <text:p>528593</text:p>
          </table:table-cell>
          <table:table-cell table:style-name="ce32" office:value-type="float" office:value="20">
            <text:p>20</text:p>
          </table:table-cell>
          <table:table-cell table:style-name="ce7" table:formula="oooc:=[.B14]/[.C14]" office:value-type="float" office:value="26429.65">
            <text:p>26429.65</text:p>
          </table:table-cell>
          <table:table-cell table:style-name="ce15" table:formula="oooc:=[.$E$2]/(1000*[.D14])" office:value-type="float" office:value="0.0000378362937080135">
            <text:p>3.78E-005</text:p>
          </table:table-cell>
          <table:table-cell table:style-name="ce7" table:formula="oooc:=[.C14]*[.$E$2]/1000" office:value-type="float" office:value="20">
            <text:p>20.00</text:p>
          </table:table-cell>
          <table:table-cell table:style-name="ce9" office:value-type="float" office:value="172830">
            <text:p>172830</text:p>
          </table:table-cell>
          <table:table-cell table:style-name="ce11" table:formula="oooc:=[.G14]*[.$E14]" office:value-type="float" office:value="6.53924664155598">
            <text:p>6.54</text:p>
          </table:table-cell>
          <table:table-cell table:style-name="ce16" table:formula="oooc:=[.G14]/[.B14]" office:value-type="float" office:value="0.326962332077799">
            <text:p>0.3270</text:p>
          </table:table-cell>
          <table:table-cell table:style-name="ce9" office:value-type="float" office:value="172646">
            <text:p>172646</text:p>
          </table:table-cell>
          <table:table-cell table:style-name="ce11" table:formula="oooc:=[.J14]*[.$E14]" office:value-type="float" office:value="6.53228476351371">
            <text:p>6.53</text:p>
          </table:table-cell>
          <table:table-cell table:style-name="ce16" table:formula="oooc:=[.J14]/[.G14]" office:value-type="float" office:value="0.998935370016779">
            <text:p>0.9989</text:p>
          </table:table-cell>
          <table:table-cell table:style-name="ce9" office:value-type="float" office:value="103274">
            <text:p>103274</text:p>
          </table:table-cell>
          <table:table-cell table:style-name="ce11" table:formula="oooc:=[.M14]*[.$E14]" office:value-type="float" office:value="3.90750539640139">
            <text:p>3.91</text:p>
          </table:table-cell>
          <table:table-cell table:style-name="ce16" table:formula="oooc:=[.M14]/[.J14]" office:value-type="float" office:value="0.598183566372809">
            <text:p>0.5982</text:p>
          </table:table-cell>
          <table:table-cell table:style-name="ce9" office:value-type="float" office:value="103056">
            <text:p>103056</text:p>
          </table:table-cell>
          <table:table-cell table:style-name="ce7" table:formula="oooc:=[.P14]*[.$E14]" office:value-type="float" office:value="3.89925708437304">
            <text:p>3.90</text:p>
          </table:table-cell>
          <table:table-cell table:style-name="ce16" table:formula="oooc:=[.P14]/[.M14]" office:value-type="float" office:value="0.997889110521525">
            <text:p>0.9979</text:p>
          </table:table-cell>
          <table:table-cell table:style-name="ce9" office:value-type="float" office:value="102266">
            <text:p>102266</text:p>
          </table:table-cell>
          <table:table-cell table:style-name="ce11" table:formula="oooc:=[.S14]*[.$E14]" office:value-type="float" office:value="3.86936641234371">
            <text:p>3.87</text:p>
          </table:table-cell>
          <table:table-cell table:style-name="ce16" table:formula="oooc:=[.S14]/[.P14]" office:value-type="float" office:value="0.992334264865704">
            <text:p>0.9923</text:p>
          </table:table-cell>
          <table:table-cell table:style-name="ce9" office:value-type="float" office:value="91984">
            <text:p>91984</text:p>
          </table:table-cell>
          <table:table-cell table:style-name="ce11" table:formula="oooc:=[.V14]*[.$E14]" office:value-type="float" office:value="3.48033364043792">
            <text:p>3.48</text:p>
          </table:table-cell>
          <table:table-cell table:style-name="ce16" table:formula="oooc:=[.V14]/[.S14]" office:value-type="float" office:value="0.899458275477676">
            <text:p>0.8995</text:p>
          </table:table-cell>
          <table:table-cell table:style-name="ce9" office:value-type="float" office:value="47173">
            <text:p>47173</text:p>
          </table:table-cell>
          <table:table-cell table:style-name="ce11" table:formula="oooc:=[.Y14]*[.$E14]" office:value-type="float" office:value="1.78485148308812">
            <text:p>1.78</text:p>
          </table:table-cell>
          <table:table-cell table:style-name="ce16" table:formula="oooc:=[.Y14]/[.V14]" office:value-type="float" office:value="0.512839189424248">
            <text:p>0.5128</text:p>
          </table:table-cell>
          <table:table-cell table:style-name="ce9" office:value-type="float" office:value="12117">
            <text:p>12117</text:p>
          </table:table-cell>
          <table:table-cell table:style-name="ce11" table:formula="oooc:=[.AB14]*[.$E14]" office:value-type="float" office:value="0.45846237086">
            <text:p>0.46</text:p>
          </table:table-cell>
          <table:table-cell table:style-name="ce16" table:formula="oooc:=[.AB14]/[.Y14]" office:value-type="float" office:value="0.256863036058762">
            <text:p>0.2569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WChannel</text:p>
          </table:table-cell>
          <table:table-cell table:style-name="ce32" office:value-type="float" office:value="466437">
            <text:p>466437</text:p>
          </table:table-cell>
          <table:table-cell table:style-name="ce36" office:value-type="float" office:value="10.6">
            <text:p>10.6</text:p>
          </table:table-cell>
          <table:table-cell table:style-name="ce7" table:formula="oooc:=[.B15]/[.C15]" office:value-type="float" office:value="44003.4905660377">
            <text:p>44003.49</text:p>
          </table:table-cell>
          <table:table-cell table:style-name="ce15" table:formula="oooc:=[.$E$2]/(1000*[.D15])" office:value-type="float" office:value="0.0000227254698919683">
            <text:p>2.27E-005</text:p>
          </table:table-cell>
          <table:table-cell table:style-name="ce7" table:formula="oooc:=[.C15]*[.$E$2]/1000" office:value-type="float" office:value="10.6">
            <text:p>10.60</text:p>
          </table:table-cell>
          <table:table-cell table:style-name="ce9" office:value-type="float" office:value="122617">
            <text:p>122617</text:p>
          </table:table-cell>
          <table:table-cell table:style-name="ce11" table:formula="oooc:=[.G15]*[.$E15]" office:value-type="float" office:value="2.78652894174347">
            <text:p>2.79</text:p>
          </table:table-cell>
          <table:table-cell table:style-name="ce16" table:formula="oooc:=[.G15]/[.B15]" office:value-type="float" office:value="0.262880088843724">
            <text:p>0.2629</text:p>
          </table:table-cell>
          <table:table-cell table:style-name="ce9" office:value-type="float" office:value="122566">
            <text:p>122566</text:p>
          </table:table-cell>
          <table:table-cell table:style-name="ce11" table:formula="oooc:=[.J15]*[.$E15]" office:value-type="float" office:value="2.78536994277898">
            <text:p>2.79</text:p>
          </table:table-cell>
          <table:table-cell table:style-name="ce16" table:formula="oooc:=[.J15]/[.G15]" office:value-type="float" office:value="0.999584070724288">
            <text:p>0.9996</text:p>
          </table:table-cell>
          <table:table-cell table:style-name="ce9" office:value-type="float" office:value="60425">
            <text:p>60425</text:p>
          </table:table-cell>
          <table:table-cell table:style-name="ce11" table:formula="oooc:=[.M15]*[.$E15]" office:value-type="float" office:value="1.37318651822218">
            <text:p>1.37</text:p>
          </table:table-cell>
          <table:table-cell table:style-name="ce16" table:formula="oooc:=[.M15]/[.J15]" office:value-type="float" office:value="0.492999689962959">
            <text:p>0.4930</text:p>
          </table:table-cell>
          <table:table-cell table:style-name="ce9" office:value-type="float" office:value="58195">
            <text:p>58195</text:p>
          </table:table-cell>
          <table:table-cell table:style-name="ce11" table:formula="oooc:=[.P15]*[.$E15]" office:value-type="float" office:value="1.32250872036309">
            <text:p>1.32</text:p>
          </table:table-cell>
          <table:table-cell table:style-name="ce16" table:formula="oooc:=[.P15]/[.M15]" office:value-type="float" office:value="0.963094745552338">
            <text:p>0.9631</text:p>
          </table:table-cell>
          <table:table-cell table:style-name="ce9" office:value-type="float" office:value="51163">
            <text:p>51163</text:p>
          </table:table-cell>
          <table:table-cell table:style-name="ce11" table:formula="oooc:=[.S15]*[.$E15]" office:value-type="float" office:value="1.16270321608277">
            <text:p>1.16</text:p>
          </table:table-cell>
          <table:table-cell table:style-name="ce16" table:formula="oooc:=[.S15]/[.P15]" office:value-type="float" office:value="0.879164876707621">
            <text:p>0.8792</text:p>
          </table:table-cell>
          <table:table-cell table:style-name="ce9" office:value-type="float" office:value="50268">
            <text:p>50268</text:p>
          </table:table-cell>
          <table:table-cell table:style-name="ce11" table:formula="oooc:=[.V15]*[.$E15]" office:value-type="float" office:value="1.14236392052946">
            <text:p>1.14</text:p>
          </table:table-cell>
          <table:table-cell table:style-name="ce16" table:formula="oooc:=[.V15]/[.S15]" office:value-type="float" office:value="0.982506889744542">
            <text:p>0.9825</text:p>
          </table:table-cell>
          <table:table-cell table:style-name="ce9" office:value-type="float" office:value="42941">
            <text:p>42941</text:p>
          </table:table-cell>
          <table:table-cell table:style-name="ce11" table:formula="oooc:=[.Y15]*[.$E15]" office:value-type="float" office:value="0.975854402631009">
            <text:p>0.98</text:p>
          </table:table-cell>
          <table:table-cell table:style-name="ce16" table:formula="oooc:=[.Y15]/[.V15]" office:value-type="float" office:value="0.854241266809899">
            <text:p>0.8542</text:p>
          </table:table-cell>
          <table:table-cell table:style-name="ce9" office:value-type="float" office:value="24587">
            <text:p>24587</text:p>
          </table:table-cell>
          <table:table-cell table:style-name="ce11" table:formula="oooc:=[.AB15]*[.$E15]" office:value-type="float" office:value="0.558751128233824">
            <text:p>0.56</text:p>
          </table:table-cell>
          <table:table-cell table:style-name="ce16" table:formula="oooc:=[.AB15]/[.Y15]" office:value-type="float" office:value="0.572576325656133">
            <text:p>0.5726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Wjets-madgraph</text:p>
          </table:table-cell>
          <table:table-cell table:style-name="ce32" office:value-type="float" office:value="10068895">
            <text:p>10068895</text:p>
          </table:table-cell>
          <table:table-cell table:style-name="ce32" office:value-type="float" office:value="28000">
            <text:p>28000</text:p>
          </table:table-cell>
          <table:table-cell table:style-name="ce7" table:formula="oooc:=[.B16]/[.C16]" office:value-type="float" office:value="359.603392857143">
            <text:p>359.60</text:p>
          </table:table-cell>
          <table:table-cell table:style-name="ce15" table:formula="oooc:=[.$E$2]/(1000*[.D16])" office:value-type="float" office:value="0.0027808413932214">
            <text:p>2.78E-003</text:p>
          </table:table-cell>
          <table:table-cell table:style-name="ce7" table:formula="oooc:=[.C16]*[.$E$2]/1000" office:value-type="float" office:value="28000">
            <text:p>28000.00</text:p>
          </table:table-cell>
          <table:table-cell table:style-name="ce9" office:value-type="float" office:value="2078152">
            <text:p>2078152</text:p>
          </table:table-cell>
          <table:table-cell table:style-name="ce11" table:formula="oooc:=[.G16]*[.$E16]" office:value-type="float" office:value="5779.01110300584">
            <text:p>5779.01</text:p>
          </table:table-cell>
          <table:table-cell table:style-name="ce16" table:formula="oooc:=[.G16]/[.B16]" office:value-type="float" office:value="0.20639325367878">
            <text:p>0.2064</text:p>
          </table:table-cell>
          <table:table-cell table:style-name="ce9" office:value-type="float" office:value="2071788">
            <text:p>2071788</text:p>
          </table:table-cell>
          <table:table-cell table:style-name="ce11" table:formula="oooc:=[.J16]*[.$E16]" office:value-type="float" office:value="5761.31382837938">
            <text:p>5761.31</text:p>
          </table:table-cell>
          <table:table-cell table:style-name="ce16" table:formula="oooc:=[.J16]/[.G16]" office:value-type="float" office:value="0.996937663847495">
            <text:p>0.9969</text:p>
          </table:table-cell>
          <table:table-cell table:style-name="ce9" office:value-type="float" office:value="1513220">
            <text:p>1513220</text:p>
          </table:table-cell>
          <table:table-cell table:style-name="ce11" table:formula="oooc:=[.M16]*[.$E16]" office:value-type="float" office:value="4208.02481305049">
            <text:p>4208.02</text:p>
          </table:table-cell>
          <table:table-cell table:style-name="ce16" table:formula="oooc:=[.M16]/[.J16]" office:value-type="float" office:value="0.730393264175678">
            <text:p>0.7304</text:p>
          </table:table-cell>
          <table:table-cell table:style-name="ce9" office:value-type="float" office:value="1513060">
            <text:p>1513060</text:p>
          </table:table-cell>
          <table:table-cell table:style-name="ce11" table:formula="oooc:=[.P16]*[.$E16]" office:value-type="float" office:value="4207.57987842757">
            <text:p>4207.58</text:p>
          </table:table-cell>
          <table:table-cell table:style-name="ce16" table:formula="oooc:=[.P16]/[.M16]" office:value-type="float" office:value="0.999894265209289">
            <text:p>0.9999</text:p>
          </table:table-cell>
          <table:table-cell table:style-name="ce9" office:value-type="float" office:value="1511379">
            <text:p>1511379</text:p>
          </table:table-cell>
          <table:table-cell table:style-name="ce11" table:formula="oooc:=[.S16]*[.$E16]" office:value-type="float" office:value="4202.90528404557">
            <text:p>4202.91</text:p>
          </table:table-cell>
          <table:table-cell table:style-name="ce16" table:formula="oooc:=[.S16]/[.P16]" office:value-type="float" office:value="0.998889006384413">
            <text:p>0.9989</text:p>
          </table:table-cell>
          <table:table-cell table:style-name="ce9" office:value-type="float" office:value="224427">
            <text:p>224427</text:p>
          </table:table-cell>
          <table:table-cell table:style-name="ce11" table:formula="oooc:=[.V16]*[.$E16]" office:value-type="float" office:value="624.095891356499">
            <text:p>624.1</text:p>
          </table:table-cell>
          <table:table-cell table:style-name="ce16" table:formula="oooc:=[.V16]/[.S16]" office:value-type="float" office:value="0.148491543153637">
            <text:p>0.1485</text:p>
          </table:table-cell>
          <table:table-cell table:style-name="ce9" office:value-type="float" office:value="37692">
            <text:p>37692</text:p>
          </table:table-cell>
          <table:table-cell table:style-name="ce11" table:formula="oooc:=[.Y16]*[.$E16]" office:value-type="float" office:value="104.815473793301">
            <text:p>104.82</text:p>
          </table:table-cell>
          <table:table-cell table:style-name="ce16" table:formula="oooc:=[.Y16]/[.V16]" office:value-type="float" office:value="0.167947706826719">
            <text:p>0.1679</text:p>
          </table:table-cell>
          <table:table-cell table:style-name="ce9" office:value-type="float" office:value="6514">
            <text:p>6514</text:p>
          </table:table-cell>
          <table:table-cell table:style-name="ce11" table:formula="oooc:=[.AB16]*[.$E16]" office:value-type="float" office:value="18.1144008354442">
            <text:p>18.11</text:p>
          </table:table-cell>
          <table:table-cell table:style-name="ce16" table:formula="oooc:=[.AB16]/[.Y16]" office:value-type="float" office:value="0.172821818953624">
            <text:p>0.1728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Zjets-madgraph</text:p>
          </table:table-cell>
          <table:table-cell table:style-name="ce32" office:value-type="float" office:value="1084921">
            <text:p>1084921</text:p>
          </table:table-cell>
          <table:table-cell table:style-name="ce32" office:value-type="float" office:value="2800">
            <text:p>2800</text:p>
          </table:table-cell>
          <table:table-cell table:style-name="ce7" table:formula="oooc:=[.B17]/[.C17]" office:value-type="float" office:value="387.471785714286">
            <text:p>387.47</text:p>
          </table:table-cell>
          <table:table-cell table:style-name="ce15" table:formula="oooc:=[.$E$2]/(1000*[.D17])" office:value-type="float" office:value="0.00258083307448192">
            <text:p>2.58E-003</text:p>
          </table:table-cell>
          <table:table-cell table:style-name="ce7" table:formula="oooc:=[.C17]*[.$E$2]/1000" office:value-type="float" office:value="2800">
            <text:p>2800.00</text:p>
          </table:table-cell>
          <table:table-cell table:style-name="ce9" office:value-type="float" office:value="321975">
            <text:p>321975</text:p>
          </table:table-cell>
          <table:table-cell table:style-name="ce11" table:formula="oooc:=[.G17]*[.$E17]" office:value-type="float" office:value="830.963729156316">
            <text:p>830.96</text:p>
          </table:table-cell>
          <table:table-cell table:style-name="ce16" table:formula="oooc:=[.G17]/[.B17]" office:value-type="float" office:value="0.29677276041297">
            <text:p>0.2968</text:p>
          </table:table-cell>
          <table:table-cell table:style-name="ce9" office:value-type="float" office:value="321356">
            <text:p>321356</text:p>
          </table:table-cell>
          <table:table-cell table:style-name="ce11" table:formula="oooc:=[.J17]*[.$E17]" office:value-type="float" office:value="829.366193483212">
            <text:p>829.37</text:p>
          </table:table-cell>
          <table:table-cell table:style-name="ce16" table:formula="oooc:=[.J17]/[.G17]" office:value-type="float" office:value="0.998077490488392">
            <text:p>0.9981</text:p>
          </table:table-cell>
          <table:table-cell table:style-name="ce9" office:value-type="float" office:value="137103">
            <text:p>137103</text:p>
          </table:table-cell>
          <table:table-cell table:style-name="ce11" table:formula="oooc:=[.M17]*[.$E17]" office:value-type="float" office:value="353.839957010695">
            <text:p>353.84</text:p>
          </table:table-cell>
          <table:table-cell table:style-name="ce16" table:formula="oooc:=[.M17]/[.J17]" office:value-type="float" office:value="0.426638992270255">
            <text:p>0.4266</text:p>
          </table:table-cell>
          <table:table-cell table:style-name="ce9" office:value-type="float" office:value="88235">
            <text:p>88235</text:p>
          </table:table-cell>
          <table:table-cell table:style-name="ce11" table:formula="oooc:=[.P17]*[.$E17]" office:value-type="float" office:value="227.719806326912">
            <text:p>227.72</text:p>
          </table:table-cell>
          <table:table-cell table:style-name="ce16" table:formula="oooc:=[.P17]/[.M17]" office:value-type="float" office:value="0.64356724506393">
            <text:p>0.6436</text:p>
          </table:table-cell>
          <table:table-cell table:style-name="ce9" office:value-type="float" office:value="86515">
            <text:p>86515</text:p>
          </table:table-cell>
          <table:table-cell table:style-name="ce11" table:formula="oooc:=[.S17]*[.$E17]" office:value-type="float" office:value="223.280773438803">
            <text:p>223.28</text:p>
          </table:table-cell>
          <table:table-cell table:style-name="ce16" table:formula="oooc:=[.S17]/[.P17]" office:value-type="float" office:value="0.980506601688672">
            <text:p>0.9805</text:p>
          </table:table-cell>
          <table:table-cell table:style-name="ce9" office:value-type="float" office:value="18761">
            <text:p>18761</text:p>
          </table:table-cell>
          <table:table-cell table:style-name="ce11" table:formula="oooc:=[.V17]*[.$E17]" office:value-type="float" office:value="48.4190093103553">
            <text:p>48.42</text:p>
          </table:table-cell>
          <table:table-cell table:style-name="ce16" table:formula="oooc:=[.V17]/[.S17]" office:value-type="float" office:value="0.216852568918685">
            <text:p>0.2169</text:p>
          </table:table-cell>
          <table:table-cell table:style-name="ce9" office:value-type="float" office:value="3130">
            <text:p>3130</text:p>
          </table:table-cell>
          <table:table-cell table:style-name="ce11" table:formula="oooc:=[.Y17]*[.$E17]" office:value-type="float" office:value="8.07800752312841">
            <text:p>8.08</text:p>
          </table:table-cell>
          <table:table-cell table:style-name="ce16" table:formula="oooc:=[.Y17]/[.V17]" office:value-type="float" office:value="0.166835456532168">
            <text:p>0.1668</text:p>
          </table:table-cell>
          <table:table-cell table:style-name="ce9" office:value-type="float" office:value="589">
            <text:p>589</text:p>
          </table:table-cell>
          <table:table-cell table:style-name="ce11" table:formula="oooc:=[.AB17]*[.$E17]" office:value-type="float" office:value="1.52011068086985">
            <text:p>1.52</text:p>
          </table:table-cell>
          <table:table-cell table:style-name="ce16" table:formula="oooc:=[.AB17]/[.Y17]" office:value-type="float" office:value="0.188178913738019">
            <text:p>0.1882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InclusiveMu15</text:p>
          </table:table-cell>
          <table:table-cell table:style-name="ce32" office:value-type="float" office:value="4377187">
            <text:p>4377187</text:p>
          </table:table-cell>
          <table:table-cell table:style-name="ce37" office:value-type="float" office:value="110000">
            <text:p>1.10E+005</text:p>
          </table:table-cell>
          <table:table-cell table:style-name="ce7" table:formula="oooc:=[.B18]/[.C18]" office:value-type="float" office:value="39.7926090909091">
            <text:p>39.79</text:p>
          </table:table-cell>
          <table:table-cell table:style-name="ce15" table:formula="oooc:=[.$E$2]/(1000*[.D18])" office:value-type="float" office:value="0.0251302948674571">
            <text:p>2.51E-002</text:p>
          </table:table-cell>
          <table:table-cell table:style-name="ce7" table:formula="oooc:=[.C18]*[.$E$2]/1000" office:value-type="float" office:value="110000">
            <text:p>110000.00</text:p>
          </table:table-cell>
          <table:table-cell table:style-name="ce9" office:value-type="float" office:value="3488649">
            <text:p>3488649</text:p>
          </table:table-cell>
          <table:table-cell table:style-name="ce11" table:formula="oooc:=[.G18]*[.$E18]" office:value-type="float" office:value="87670.7780590594">
            <text:p>87670.78</text:p>
          </table:table-cell>
          <table:table-cell table:style-name="ce16" table:formula="oooc:=[.G18]/[.B18]" office:value-type="float" office:value="0.797007073264176">
            <text:p>0.7970</text:p>
          </table:table-cell>
          <table:table-cell table:style-name="ce9" office:value-type="float" office:value="3487545">
            <text:p>3487545</text:p>
          </table:table-cell>
          <table:table-cell table:style-name="ce11" table:formula="oooc:=[.J18]*[.$E18]" office:value-type="float" office:value="87643.0342135257">
            <text:p>87643.03</text:p>
          </table:table-cell>
          <table:table-cell table:style-name="ce16" table:formula="oooc:=[.J18]/[.G18]" office:value-type="float" office:value="0.999683545120188">
            <text:p>0.9997</text:p>
          </table:table-cell>
          <table:table-cell table:style-name="ce9" office:value-type="float" office:value="27990">
            <text:p>27990</text:p>
          </table:table-cell>
          <table:table-cell table:style-name="ce11" table:formula="oooc:=[.M18]*[.$E18]" office:value-type="float" office:value="703.396953340125">
            <text:p>703.4</text:p>
          </table:table-cell>
          <table:table-cell table:style-name="ce16" table:formula="oooc:=[.M18]/[.J18]" office:value-type="float" office:value="0.0080257028941562">
            <text:p>0.0080</text:p>
          </table:table-cell>
          <table:table-cell table:style-name="ce9" office:value-type="float" office:value="27959">
            <text:p>27959</text:p>
          </table:table-cell>
          <table:table-cell table:style-name="ce11" table:formula="oooc:=[.P18]*[.$E18]" office:value-type="float" office:value="702.617914199234">
            <text:p>702.62</text:p>
          </table:table-cell>
          <table:table-cell table:style-name="ce16" table:formula="oooc:=[.P18]/[.M18]" office:value-type="float" office:value="0.998892461593426">
            <text:p>0.9989</text:p>
          </table:table-cell>
          <table:table-cell table:style-name="ce9" office:value-type="float" office:value="27914">
            <text:p>27914</text:p>
          </table:table-cell>
          <table:table-cell table:style-name="ce11" table:formula="oooc:=[.S18]*[.$E18]" office:value-type="float" office:value="701.487050930198">
            <text:p>701.49</text:p>
          </table:table-cell>
          <table:table-cell table:style-name="ce16" table:formula="oooc:=[.S18]/[.P18]" office:value-type="float" office:value="0.99839050037555">
            <text:p>0.9984</text:p>
          </table:table-cell>
          <table:table-cell table:style-name="ce9" office:value-type="float" office:value="9982">
            <text:p>9982</text:p>
          </table:table-cell>
          <table:table-cell table:style-name="ce11" table:formula="oooc:=[.V18]*[.$E18]" office:value-type="float" office:value="250.850603366957">
            <text:p>250.85</text:p>
          </table:table-cell>
          <table:table-cell table:style-name="ce16" table:formula="oooc:=[.V18]/[.S18]" office:value-type="float" office:value="0.357598337751666">
            <text:p>0.3576</text:p>
          </table:table-cell>
          <table:table-cell table:style-name="ce9" office:value-type="float" office:value="1248">
            <text:p>1248</text:p>
          </table:table-cell>
          <table:table-cell table:style-name="ce11" table:formula="oooc:=[.Y18]*[.$E18]" office:value-type="float" office:value="31.3626079945865">
            <text:p>31.36</text:p>
          </table:table-cell>
          <table:table-cell table:style-name="ce16" table:formula="oooc:=[.Y18]/[.V18]" office:value-type="float" office:value="0.125025045081146">
            <text:p>0.1250</text:p>
          </table:table-cell>
          <table:table-cell table:style-name="ce9" office:value-type="float" office:value="154">
            <text:p>154</text:p>
          </table:table-cell>
          <table:table-cell table:style-name="ce11" table:formula="oooc:=[.AB18]*[.$E18]" office:value-type="float" office:value="3.8700654095884">
            <text:p>3.87</text:p>
          </table:table-cell>
          <table:table-cell table:style-name="ce16" table:formula="oooc:=[.AB18]/[.Y18]" office:value-type="float" office:value="0.123397435897436">
            <text:p>0.1234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3" table:number-columns-repeated="3"/>
          <table:table-cell table:style-name="ce42"/>
          <table:table-cell table:style-name="ce45" table:formula="oooc:=SUM([.F12:.F18])" office:value-type="float" office:value="140972.655555556">
            <text:p>140972.66</text:p>
          </table:table-cell>
          <table:table-cell table:style-name="ce42"/>
          <table:table-cell table:style-name="ce45" table:formula="oooc:=SUM([.H12:.H18])" office:value-type="float" office:value="94319.3701594999">
            <text:p>94319.37</text:p>
          </table:table-cell>
          <table:table-cell table:style-name="ce50" table:formula="oooc:=[.H19]/[.F19]" office:value-type="float" office:value="0.669061455839071">
            <text:p>0.67</text:p>
          </table:table-cell>
          <table:table-cell table:style-name="ce42"/>
          <table:table-cell table:style-name="ce45" table:formula="oooc:=SUM([.K12:.K18])" office:value-type="float" office:value="94272.3074045">
            <text:p>94272.31</text:p>
          </table:table-cell>
          <table:table-cell table:style-name="ce49" table:formula="oooc:=[.K19]/[.H19]" office:value-type="float" office:value="0.999501027679465">
            <text:p>0.9995</text:p>
          </table:table-cell>
          <table:table-cell table:style-name="ce42"/>
          <table:table-cell table:style-name="ce45" table:formula="oooc:=SUM([.N12:.N18])" office:value-type="float" office:value="5277.72219689428">
            <text:p>5277.72</text:p>
          </table:table-cell>
          <table:table-cell table:style-name="ce49" table:formula="oooc:=[.N19]/[.K19]" office:value-type="float" office:value="0.0559838020538612">
            <text:p>0.0560</text:p>
          </table:table-cell>
          <table:table-cell table:style-name="ce42"/>
          <table:table-cell table:style-name="ce45" table:formula="oooc:=SUM([.Q12:.Q18])" office:value-type="float" office:value="5149.67503508832">
            <text:p>5149.68</text:p>
          </table:table-cell>
          <table:table-cell table:style-name="ce49" table:formula="oooc:=[.Q19]/[.N19]" office:value-type="float" office:value="0.975738176995881">
            <text:p>0.9757</text:p>
          </table:table-cell>
          <table:table-cell table:style-name="ce42"/>
          <table:table-cell table:style-name="ce45" table:formula="oooc:=SUM([.T12:.T18])" office:value-type="float" office:value="5136.96854602805">
            <text:p>5136.97</text:p>
          </table:table-cell>
          <table:table-cell table:style-name="ce49" table:formula="oooc:=[.T19]/[.Q19]" office:value-type="float" office:value="0.997532564875706">
            <text:p>0.9975</text:p>
          </table:table-cell>
          <table:table-cell table:style-name="ce42"/>
          <table:table-cell table:style-name="ce45" table:formula="oooc:=SUM([.W12:.W18])" office:value-type="float" office:value="932.178275735693">
            <text:p>932.18</text:p>
          </table:table-cell>
          <table:table-cell table:style-name="ce49" table:formula="oooc:=[.W19]/[.T19]" office:value-type="float" office:value="0.181464664886154">
            <text:p>0.1815</text:p>
          </table:table-cell>
          <table:table-cell table:style-name="ce42"/>
          <table:table-cell table:style-name="ce45" table:formula="oooc:=SUM([.Z12:.Z18])" office:value-type="float" office:value="150.637564360368">
            <text:p>150.64</text:p>
          </table:table-cell>
          <table:table-cell table:style-name="ce49" table:formula="oooc:=[.Z19]/[.W19]" office:value-type="float" office:value="0.161597377112744">
            <text:p>0.1616</text:p>
          </table:table-cell>
          <table:table-cell table:style-name="ce42"/>
          <table:table-cell table:style-name="ce45" table:formula="oooc:=SUM([.AC12:.AC18])" office:value-type="float" office:value="26.7204449079757">
            <text:p>26.72</text:p>
          </table:table-cell>
          <table:table-cell table:style-name="ce49" table:formula="oooc:=[.AC19]/[.Z19]" office:value-type="float" office:value="0.177382348296954">
            <text:p>0.1774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Total Sum</text:p>
          </table:table-cell>
          <table:table-cell table:style-name="ce33" table:number-columns-repeated="3"/>
          <table:table-cell table:style-name="ce42"/>
          <table:table-cell table:style-name="ce45" table:formula="oooc:=[.F9]+[.F19]" office:value-type="float" office:value="140997.1">
            <text:p>140997.10</text:p>
          </table:table-cell>
          <table:table-cell table:style-name="ce42"/>
          <table:table-cell table:style-name="ce45" table:formula="oooc:=[.H9]+[.H19]" office:value-type="float" office:value="94339.5970483535">
            <text:p>94339.60</text:p>
          </table:table-cell>
          <table:table-cell table:style-name="ce50" table:formula="oooc:=[.H20]/[.F20]" office:value-type="float" office:value="0.669088917774574">
            <text:p>0.67</text:p>
          </table:table-cell>
          <table:table-cell table:style-name="ce42"/>
          <table:table-cell table:style-name="ce45" table:formula="oooc:=[.K9]+[.K19]" office:value-type="float" office:value="94292.5256828308">
            <text:p>94292.53</text:p>
          </table:table-cell>
          <table:table-cell table:style-name="ce49" table:formula="oooc:=[.K20]/[.H20]" office:value-type="float" office:value="0.9995010433901">
            <text:p>0.9995</text:p>
          </table:table-cell>
          <table:table-cell table:style-name="ce42"/>
          <table:table-cell table:style-name="ce45" table:formula="oooc:=[.N9]+[.N19]" office:value-type="float" office:value="5292.51009513138">
            <text:p>5292.51</text:p>
          </table:table-cell>
          <table:table-cell table:style-name="ce49" table:formula="oooc:=[.N20]/[.K20]" office:value-type="float" office:value="0.0561286279777217">
            <text:p>0.0561</text:p>
          </table:table-cell>
          <table:table-cell table:style-name="ce42"/>
          <table:table-cell table:style-name="ce45" table:formula="oooc:=[.Q9]+[.Q19]" office:value-type="float" office:value="5164.41785195092">
            <text:p>5164.42</text:p>
          </table:table-cell>
          <table:table-cell table:style-name="ce49" table:formula="oooc:=[.Q20]/[.N20]" office:value-type="float" office:value="0.975797449437404">
            <text:p>0.9758</text:p>
          </table:table-cell>
          <table:table-cell table:style-name="ce42"/>
          <table:table-cell table:style-name="ce45" table:formula="oooc:=[.T9]+[.T19]" office:value-type="float" office:value="5151.51509985757">
            <text:p>5151.52</text:p>
          </table:table-cell>
          <table:table-cell table:style-name="ce49" table:formula="oooc:=[.T20]/[.Q20]" office:value-type="float" office:value="0.997501605705962">
            <text:p>0.9975</text:p>
          </table:table-cell>
          <table:table-cell table:style-name="ce42"/>
          <table:table-cell table:style-name="ce45" table:formula="oooc:=[.W9]+[.W19]" office:value-type="float" office:value="946.699476423423">
            <text:p>946.70</text:p>
          </table:table-cell>
          <table:table-cell table:style-name="ce49" table:formula="oooc:=[.W20]/[.T20]" office:value-type="float" office:value="0.183771076677927">
            <text:p>0.1838</text:p>
          </table:table-cell>
          <table:table-cell table:style-name="ce42"/>
          <table:table-cell table:style-name="ce45" table:formula="oooc:=[.Z9]+[.Z19]" office:value-type="float" office:value="164.768532472982">
            <text:p>164.77</text:p>
          </table:table-cell>
          <table:table-cell table:style-name="ce49" table:formula="oooc:=[.Z20]/[.W20]" office:value-type="float" office:value="0.174045234603348">
            <text:p>0.1740</text:p>
          </table:table-cell>
          <table:table-cell table:style-name="ce42"/>
          <table:table-cell table:style-name="ce45" table:formula="oooc:=[.AC9]+[.AC19]" office:value-type="float" office:value="38.5994272053859">
            <text:p>38.60</text:p>
          </table:table-cell>
          <table:table-cell table:style-name="ce49" table:formula="oooc:=[.AC20]/[.Z20]" office:value-type="float" office:value="0.234264556624095">
            <text:p>0.2343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S/B</text:p>
          </table:table-cell>
          <table:table-cell table:style-name="ce33" table:number-columns-repeated="3"/>
          <table:table-cell table:style-name="ce42"/>
          <table:table-cell table:style-name="ce46" table:formula="oooc:=[.F9]/[.F19]" office:value-type="float" office:value="0.000173398481770184">
            <text:p>1.73E-004</text:p>
          </table:table-cell>
          <table:table-cell table:style-name="ce42"/>
          <table:table-cell table:style-name="ce45" table:formula="oooc:=[.H9]/[.H19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9]/[.K19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9]/[.N19]" office:value-type="float" office:value="0.00280194706834006">
            <text:p>0.00</text:p>
          </table:table-cell>
          <table:table-cell table:style-name="ce49"/>
          <table:table-cell table:style-name="ce42"/>
          <table:table-cell table:style-name="ce45" table:formula="oooc:=[.Q9]/[.Q19]" office:value-type="float" office:value="0.00286286353257995">
            <text:p>0.00</text:p>
          </table:table-cell>
          <table:table-cell table:style-name="ce49"/>
          <table:table-cell table:style-name="ce42"/>
          <table:table-cell table:style-name="ce45" table:formula="oooc:=[.T9]/[.T19]" office:value-type="float" office:value="0.00283173893302772">
            <text:p>0.00</text:p>
          </table:table-cell>
          <table:table-cell table:style-name="ce49"/>
          <table:table-cell table:style-name="ce42"/>
          <table:table-cell table:style-name="ce45" table:formula="oooc:=[.W9]/[.W19]" office:value-type="float" office:value="0.0155777076828675">
            <text:p>0.02</text:p>
          </table:table-cell>
          <table:table-cell table:style-name="ce49"/>
          <table:table-cell table:style-name="ce42"/>
          <table:table-cell table:style-name="ce45" table:formula="oooc:=[.Z9]/[.Z19]" office:value-type="float" office:value="0.0938077309774363">
            <text:p>0.09</text:p>
          </table:table-cell>
          <table:table-cell table:style-name="ce49"/>
          <table:table-cell table:style-name="ce42"/>
          <table:table-cell table:style-name="ce45" table:formula="oooc:=[.AC9]/[.AC19]" office:value-type="float" office:value="0.444565288426934">
            <text:p>0.44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style-name="ce27" office:value-type="string">
            <text:p>S/sqrt(B)</text:p>
          </table:table-cell>
          <table:table-cell table:style-name="ce33" table:number-columns-repeated="3"/>
          <table:table-cell table:style-name="ce42"/>
          <table:table-cell table:style-name="ce45" table:formula="oooc:=[.F9]/SQRT([.F19])" office:value-type="float" office:value="0.0651047583083009">
            <text:p>0.07</text:p>
          </table:table-cell>
          <table:table-cell table:style-name="ce42"/>
          <table:table-cell table:style-name="ce45" table:formula="oooc:=[.H9]/SQRT([.H19])" office:value-type="float" office:value="0.0658610487557304">
            <text:p>0.07</text:p>
          </table:table-cell>
          <table:table-cell table:style-name="ce50"/>
          <table:table-cell table:style-name="ce42"/>
          <table:table-cell table:style-name="ce45" table:formula="oooc:=[.K9]/SQRT([.K19])" office:value-type="float" office:value="0.0658494424896765">
            <text:p>0.07</text:p>
          </table:table-cell>
          <table:table-cell table:style-name="ce49"/>
          <table:table-cell table:style-name="ce42"/>
          <table:table-cell table:style-name="ce45" table:formula="oooc:=[.N9]/SQRT([.N19])" office:value-type="float" office:value="0.203555663424914">
            <text:p>0.20</text:p>
          </table:table-cell>
          <table:table-cell table:style-name="ce49"/>
          <table:table-cell table:style-name="ce42"/>
          <table:table-cell table:style-name="ce45" table:formula="oooc:=[.Q9]/SQRT([.Q19])" office:value-type="float" office:value="0.205442626451812">
            <text:p>0.21</text:p>
          </table:table-cell>
          <table:table-cell table:style-name="ce49"/>
          <table:table-cell table:style-name="ce42"/>
          <table:table-cell table:style-name="ce45" table:formula="oooc:=[.T9]/SQRT([.T19])" office:value-type="float" office:value="0.202958229250389">
            <text:p>0.20</text:p>
          </table:table-cell>
          <table:table-cell table:style-name="ce49"/>
          <table:table-cell table:style-name="ce42"/>
          <table:table-cell table:style-name="ce45" table:formula="oooc:=[.W9]/SQRT([.W19])" office:value-type="float" office:value="0.475612257535185">
            <text:p>0.48</text:p>
          </table:table-cell>
          <table:table-cell table:style-name="ce49"/>
          <table:table-cell table:style-name="ce42"/>
          <table:table-cell table:style-name="ce45" table:formula="oooc:=[.Z9]/SQRT([.Z19])" office:value-type="float" office:value="1.1513444554775">
            <text:p>1.15</text:p>
          </table:table-cell>
          <table:table-cell table:style-name="ce49"/>
          <table:table-cell table:style-name="ce42"/>
          <table:table-cell table:style-name="ce45" table:formula="oooc:=[.AC9]/SQRT([.AC19])" office:value-type="float" office:value="2.2980389881955">
            <text:p>2.30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.E2]" office:value-type="float" office:value="1000" table:number-columns-spanned="2" table:number-rows-spanned="1">
            <text:p>1000.0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8" table:formula="oooc:=[.A4]" office:value-type="string" office:string-value="TtbarJets-madgraph">
            <text:p>TtbarJets-madgraph</text:p>
          </table:table-cell>
          <table:table-cell table:style-name="ce30" table:formula="oooc:=[.B4]" office:value-type="float" office:value="1483404">
            <text:p>1483404</text:p>
          </table:table-cell>
          <table:table-cell table:style-name="ce30" table:formula="oooc:=[.C4]" office:value-type="float" office:value="165">
            <text:p>165</text:p>
          </table:table-cell>
          <table:table-cell table:style-name="ce7" table:formula="oooc:=[.B27]/[.C27]" office:value-type="float" office:value="8990.32727272727">
            <text:p>8990.33</text:p>
          </table:table-cell>
          <table:table-cell table:style-name="ce15" table:formula="oooc:=[.$E$2]/(1000*[.D27])" office:value-type="float" office:value="0.000111230655977738">
            <text:p>1.11E-004</text:p>
          </table:table-cell>
          <table:table-cell table:style-name="ce7" table:formula="oooc:=[.C27]*[.$E$2]/1000" office:value-type="float" office:value="165">
            <text:p>165.00</text:p>
          </table:table-cell>
          <table:table-cell table:style-name="ce48" table:formula="oooc:=[.G4]" office:value-type="float" office:value="443764">
            <text:p>443764</text:p>
          </table:table-cell>
          <table:table-cell table:style-name="ce11" table:formula="oooc:=[.G27]*[.$E27]" office:value-type="float" office:value="49.3601608193048">
            <text:p>49.36</text:p>
          </table:table-cell>
          <table:table-cell table:style-name="ce16" table:formula="oooc:=[.G27]/[.B27]" office:value-type="float" office:value="0.299152489813968">
            <text:p>0.2992</text:p>
          </table:table-cell>
          <table:table-cell table:style-name="ce48" table:formula="oooc:=[.J4]" office:value-type="float" office:value="443543">
            <text:p>443543</text:p>
          </table:table-cell>
          <table:table-cell table:style-name="ce11" table:formula="oooc:=[.J27]*[.$E27]" office:value-type="float" office:value="49.3355788443337">
            <text:p>49.34</text:p>
          </table:table-cell>
          <table:table-cell table:style-name="ce16" table:formula="oooc:=[.J27]/[.G27]" office:value-type="float" office:value="0.999501987542928">
            <text:p>0.9995</text:p>
          </table:table-cell>
          <table:table-cell table:style-name="ce9" office:value-type="float" office:value="175740">
            <text:p>175740</text:p>
          </table:table-cell>
          <table:table-cell table:style-name="ce11" table:formula="oooc:=[.M27]*[.$E27]" office:value-type="float" office:value="19.5476754815276">
            <text:p>19.55</text:p>
          </table:table-cell>
          <table:table-cell table:style-name="ce16" table:formula="oooc:=[.M27]/[.J27]" office:value-type="float" office:value="0.396218630437184">
            <text:p>0.3962</text:p>
          </table:table-cell>
          <table:table-cell table:style-name="ce9" office:value-type="float" office:value="168695">
            <text:p>168695</text:p>
          </table:table-cell>
          <table:table-cell table:style-name="ce11" table:formula="oooc:=[.P27]*[.$E27]" office:value-type="float" office:value="18.7640555101645">
            <text:p>18.76</text:p>
          </table:table-cell>
          <table:table-cell table:style-name="ce16" table:formula="oooc:=[.P27]/[.M27]" office:value-type="float" office:value="0.959912370547399">
            <text:p>0.9599</text:p>
          </table:table-cell>
          <table:table-cell table:style-name="ce9" office:value-type="float" office:value="149199">
            <text:p>149199</text:p>
          </table:table-cell>
          <table:table-cell table:style-name="ce7" table:formula="oooc:=[.S27]*[.$E27]" office:value-type="float" office:value="16.5955026412225">
            <text:p>16.60</text:p>
          </table:table-cell>
          <table:table-cell table:style-name="ce16" table:formula="oooc:=[.S27]/[.P27]" office:value-type="float" office:value="0.884430481045674">
            <text:p>0.8844</text:p>
          </table:table-cell>
          <table:table-cell table:style-name="ce9" office:value-type="float" office:value="148579">
            <text:p>148579</text:p>
          </table:table-cell>
          <table:table-cell table:style-name="ce7" table:formula="oooc:=[.V27]*[.$E27]" office:value-type="float" office:value="16.5265396345163">
            <text:p>16.53</text:p>
          </table:table-cell>
          <table:table-cell table:style-name="ce16" table:formula="oooc:=[.V27]/[.S27]" office:value-type="float" office:value="0.995844476169411">
            <text:p>0.9958</text:p>
          </table:table-cell>
          <table:table-cell table:style-name="ce9" office:value-type="float" office:value="141448">
            <text:p>141448</text:p>
          </table:table-cell>
          <table:table-cell table:style-name="ce11" table:formula="oooc:=[.Y27]*[.$E27]" office:value-type="float" office:value="15.733353826739">
            <text:p>15.73</text:p>
          </table:table-cell>
          <table:table-cell table:style-name="ce16" table:formula="oooc:=[.Y27]/[.V27]" office:value-type="float" office:value="0.95200533049758">
            <text:p>0.9520</text:p>
          </table:table-cell>
          <table:table-cell table:style-name="ce9" office:value-type="float" office:value="112687">
            <text:p>112687</text:p>
          </table:table-cell>
          <table:table-cell table:style-name="ce11" table:formula="oooc:=[.AB27]*[.$E27]" office:value-type="float" office:value="12.5342489301633">
            <text:p>12.53</text:p>
          </table:table-cell>
          <table:table-cell table:style-name="ce16" table:formula="oooc:=[.AB27]/[.Y27]" office:value-type="float" office:value="0.796667326508682">
            <text:p>0.7967</text:p>
          </table:table-cell>
          <table:table-cell table:style-name="ce9" office:value-type="float" office:value="62184">
            <text:p>62184</text:p>
          </table:table-cell>
          <table:table-cell table:style-name="ce11" table:formula="oooc:=[.AE27]*[.$E27]" office:value-type="float" office:value="6.91676711131964">
            <text:p>6.92</text:p>
          </table:table-cell>
          <table:table-cell table:style-name="ce16" table:formula="oooc:=[.AE27]/[.AB27]" office:value-type="float" office:value="0.551829403569178">
            <text:p>0.5518</text:p>
          </table:table-cell>
          <table:table-cell table:number-columns-repeated="223"/>
        </table:table-row>
        <table:table-row table:style-name="ro1">
          <table:table-cell table:style-name="ce28" table:formula="oooc:=[.A5]" office:value-type="string" office:string-value="Ttbar-mcatnlo">
            <text:p>Ttbar-mcatnlo</text:p>
          </table:table-cell>
          <table:table-cell table:style-name="ce30" table:formula="oooc:=[.B5]" office:value-type="float" office:value="991694">
            <text:p>991694</text:p>
          </table:table-cell>
          <table:table-cell table:style-name="ce30" table:formula="oooc:=[.C27]" office:value-type="float" office:value="165">
            <text:p>165</text:p>
          </table:table-cell>
          <table:table-cell table:style-name="ce7" table:formula="oooc:=[.B28]/[.C28]" office:value-type="float" office:value="6010.26666666667">
            <text:p>6010.27</text:p>
          </table:table-cell>
          <table:table-cell table:style-name="ce15" table:formula="oooc:=[.$E$2]/(1000*[.D28])" office:value-type="float" office:value="0.000166381968631453">
            <text:p>1.66E-004</text:p>
          </table:table-cell>
          <table:table-cell table:style-name="ce7" table:formula="oooc:=[.C28]*[.$E$2]/1000" office:value-type="float" office:value="165">
            <text:p>165.00</text:p>
          </table:table-cell>
          <table:table-cell table:style-name="ce48" table:formula="oooc:=[.G5]" office:value-type="float" office:value="291844">
            <text:p>291844</text:p>
          </table:table-cell>
          <table:table-cell table:style-name="ce11" table:formula="oooc:=[.G28]*[.$E28]" office:value-type="float" office:value="48.5575792532777">
            <text:p>48.56</text:p>
          </table:table-cell>
          <table:table-cell table:style-name="ce16" table:formula="oooc:=[.G28]/[.B28]" office:value-type="float" office:value="0.294288359110774">
            <text:p>0.2943</text:p>
          </table:table-cell>
          <table:table-cell table:style-name="ce48" table:formula="oooc:=[.J5]" office:value-type="float" office:value="291699">
            <text:p>291699</text:p>
          </table:table-cell>
          <table:table-cell table:style-name="ce11" table:formula="oooc:=[.J28]*[.$E28]" office:value-type="float" office:value="48.5334538678262">
            <text:p>48.53</text:p>
          </table:table-cell>
          <table:table-cell table:style-name="ce16" table:formula="oooc:=[.J28]/[.G28]" office:value-type="float" office:value="0.99950315922205">
            <text:p>0.9995</text:p>
          </table:table-cell>
          <table:table-cell table:style-name="ce9" office:value-type="float" office:value="124377">
            <text:p>124377</text:p>
          </table:table-cell>
          <table:table-cell table:style-name="ce11" table:formula="oooc:=[.M28]*[.$E28]" office:value-type="float" office:value="20.6940901124742">
            <text:p>20.69</text:p>
          </table:table-cell>
          <table:table-cell table:style-name="ce16" table:formula="oooc:=[.M28]/[.J28]" office:value-type="float" office:value="0.426388160398219">
            <text:p>0.4264</text:p>
          </table:table-cell>
          <table:table-cell table:style-name="ce9" office:value-type="float" office:value="119903">
            <text:p>119903</text:p>
          </table:table-cell>
          <table:table-cell table:style-name="ce11" table:formula="oooc:=[.P28]*[.$E28]" office:value-type="float" office:value="19.9496971848171">
            <text:p>19.95</text:p>
          </table:table-cell>
          <table:table-cell table:style-name="ce16" table:formula="oooc:=[.P28]/[.M28]" office:value-type="float" office:value="0.964028719136175">
            <text:p>0.9640</text:p>
          </table:table-cell>
          <table:table-cell table:style-name="ce9" office:value-type="float" office:value="105215">
            <text:p>105215</text:p>
          </table:table-cell>
          <table:table-cell table:style-name="ce7" table:formula="oooc:=[.S28]*[.$E28]" office:value-type="float" office:value="17.5058788295583">
            <text:p>17.51</text:p>
          </table:table-cell>
          <table:table-cell table:style-name="ce16" table:formula="oooc:=[.S28]/[.P28]" office:value-type="float" office:value="0.8775009799588">
            <text:p>0.8775</text:p>
          </table:table-cell>
          <table:table-cell table:style-name="ce9" office:value-type="float" office:value="104735">
            <text:p>104735</text:p>
          </table:table-cell>
          <table:table-cell table:style-name="ce7" table:formula="oooc:=[.V28]*[.$E28]" office:value-type="float" office:value="17.4260154846152">
            <text:p>17.43</text:p>
          </table:table-cell>
          <table:table-cell table:style-name="ce16" table:formula="oooc:=[.V28]/[.S28]" office:value-type="float" office:value="0.995437912845127">
            <text:p>0.9954</text:p>
          </table:table-cell>
          <table:table-cell table:style-name="ce9" office:value-type="float" office:value="99638">
            <text:p>99638</text:p>
          </table:table-cell>
          <table:table-cell table:style-name="ce7" table:formula="oooc:=[.Y28]*[.$E28]" office:value-type="float" office:value="16.5779665905007">
            <text:p>16.58</text:p>
          </table:table-cell>
          <table:table-cell table:style-name="ce16" table:formula="oooc:=[.Y28]/[.V28]" office:value-type="float" office:value="0.951334319950351">
            <text:p>0.9513</text:p>
          </table:table-cell>
          <table:table-cell table:style-name="ce9" office:value-type="float" office:value="79114">
            <text:p>79114</text:p>
          </table:table-cell>
          <table:table-cell table:style-name="ce11" table:formula="oooc:=[.AB28]*[.$E28]" office:value-type="float" office:value="13.1631430663088">
            <text:p>13.16</text:p>
          </table:table-cell>
          <table:table-cell table:style-name="ce16" table:formula="oooc:=[.AB28]/[.Y28]" office:value-type="float" office:value="0.794014331881411">
            <text:p>0.7940</text:p>
          </table:table-cell>
          <table:table-cell table:style-name="ce9" office:value-type="float" office:value="43799">
            <text:p>43799</text:p>
          </table:table-cell>
          <table:table-cell table:style-name="ce11" table:formula="oooc:=[.AE28]*[.$E28]" office:value-type="float" office:value="7.287363844089">
            <text:p>7.29</text:p>
          </table:table-cell>
          <table:table-cell table:style-name="ce16" table:formula="oooc:=[.AE28]/[.AB28]" office:value-type="float" office:value="0.553618828525925">
            <text:p>0.5536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27:.F28])/2" office:value-type="float" office:value="165">
            <text:p>165.00</text:p>
          </table:table-cell>
          <table:table-cell table:style-name="ce47"/>
          <table:table-cell table:style-name="ce39" table:formula="oooc:=SUM([.H27:.H28])/2" office:value-type="float" office:value="48.9588700362913">
            <text:p>48.96</text:p>
          </table:table-cell>
          <table:table-cell table:style-name="ce49" table:formula="oooc:=[.H29]/[.F29]" office:value-type="float" office:value="0.296720424462371">
            <text:p>0.2967</text:p>
          </table:table-cell>
          <table:table-cell table:style-name="ce47"/>
          <table:table-cell table:style-name="ce39" table:formula="oooc:=SUM([.K27:.K28])/2" office:value-type="float" office:value="48.9345163560799">
            <text:p>48.93</text:p>
          </table:table-cell>
          <table:table-cell table:style-name="ce49" table:formula="oooc:=[.K29]/[.H29]" office:value-type="float" office:value="0.999502568580662">
            <text:p>0.9995</text:p>
          </table:table-cell>
          <table:table-cell table:style-name="ce47"/>
          <table:table-cell table:style-name="ce39" table:formula="oooc:=SUM([.N27:.N28])/2" office:value-type="float" office:value="20.1208827970009">
            <text:p>20.12</text:p>
          </table:table-cell>
          <table:table-cell table:style-name="ce49" table:formula="oooc:=[.N29]/[.K29]" office:value-type="float" office:value="0.411179762165995">
            <text:p>0.4112</text:p>
          </table:table-cell>
          <table:table-cell table:style-name="ce47"/>
          <table:table-cell table:style-name="ce39" table:formula="oooc:=SUM([.Q27:.Q28])/2" office:value-type="float" office:value="19.3568763474908">
            <text:p>19.36</text:p>
          </table:table-cell>
          <table:table-cell table:style-name="ce49" table:formula="oooc:=[.Q29]/[.N29]" office:value-type="float" office:value="0.962029178479981">
            <text:p>0.9620</text:p>
          </table:table-cell>
          <table:table-cell table:style-name="ce47"/>
          <table:table-cell table:style-name="ce39" table:formula="oooc:=SUM([.T27:.T28])/2" office:value-type="float" office:value="17.0506907353904">
            <text:p>17.05</text:p>
          </table:table-cell>
          <table:table-cell table:style-name="ce49" table:formula="oooc:=[.T29]/[.Q29]" office:value-type="float" office:value="0.880859619563601">
            <text:p>0.8809</text:p>
          </table:table-cell>
          <table:table-cell table:style-name="ce47"/>
          <table:table-cell table:style-name="ce39" table:formula="oooc:=SUM([.W27:.W28])/2" office:value-type="float" office:value="16.9762775595658">
            <text:p>16.98</text:p>
          </table:table-cell>
          <table:table-cell table:style-name="ce49" table:formula="oooc:=[.W29]/[.T29]" office:value-type="float" office:value="0.995635767665987">
            <text:p>0.9956</text:p>
          </table:table-cell>
          <table:table-cell table:style-name="ce47"/>
          <table:table-cell table:style-name="ce39" table:formula="oooc:=SUM([.Z27:.Z28])/2" office:value-type="float" office:value="16.1556602086199">
            <text:p>16.16</text:p>
          </table:table-cell>
          <table:table-cell table:style-name="ce49" table:formula="oooc:=[.Z29]/[.W29]" office:value-type="float" office:value="0.951660936971222">
            <text:p>0.9517</text:p>
          </table:table-cell>
          <table:table-cell table:style-name="ce47"/>
          <table:table-cell table:style-name="ce39" table:formula="oooc:=SUM([.AC27:.AC28])/2" office:value-type="float" office:value="12.848695998236">
            <text:p>12.85</text:p>
          </table:table-cell>
          <table:table-cell table:style-name="ce49" table:formula="oooc:=[.AC29]/[.Z29]" office:value-type="float" office:value="0.795306154766774">
            <text:p>0.7953</text:p>
          </table:table-cell>
          <table:table-cell table:style-name="ce47"/>
          <table:table-cell table:style-name="ce39" table:formula="oooc:=SUM([.AF27:.AF28])/2" office:value-type="float" office:value="7.10206547770432">
            <text:p>7.10</text:p>
          </table:table-cell>
          <table:table-cell table:style-name="ce49" table:formula="oooc:=[.AF29]/[.AC29]" office:value-type="float" office:value="0.552746012410858">
            <text:p>0.5527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7]" office:value-type="string" office:string-value="TtbarJets-madgraph Sig.">
            <text:p>TtbarJets-madgraph Sig.</text:p>
          </table:table-cell>
          <table:table-cell table:style-name="ce34" table:formula="oooc:=[.B7]" office:value-type="float" office:value="219134">
            <text:p>219134</text:p>
          </table:table-cell>
          <table:table-cell table:style-name="ce38" table:formula="oooc:=[.C7]" office:value-type="float" office:value="24.4444444444444">
            <text:p>24</text:p>
          </table:table-cell>
          <table:table-cell table:style-name="ce7" table:formula="oooc:=[.B30]/[.C30]" office:value-type="float" office:value="8964.57272727273">
            <text:p>8964.57</text:p>
          </table:table-cell>
          <table:table-cell table:style-name="ce15" table:formula="oooc:=[.$E$2]/(1000*[.D30])" office:value-type="float" office:value="0.000111550213314431">
            <text:p>1.12E-004</text:p>
          </table:table-cell>
          <table:table-cell table:style-name="ce7" table:formula="oooc:=[.C30]*[.$E$2]/1000" office:value-type="float" office:value="24.4444444444444">
            <text:p>24.44</text:p>
          </table:table-cell>
          <table:table-cell table:style-name="ce48" table:formula="oooc:=[.G7]" office:value-type="float" office:value="181667">
            <text:p>181667</text:p>
          </table:table-cell>
          <table:table-cell table:style-name="ce11" table:formula="oooc:=[.G30]*[.$E30]" office:value-type="float" office:value="20.2649926021927">
            <text:p>20.26</text:p>
          </table:table-cell>
          <table:table-cell table:style-name="ce16" table:formula="oooc:=[.G30]/[.B30]" office:value-type="float" office:value="0.829022424635155">
            <text:p>0.8290</text:p>
          </table:table-cell>
          <table:table-cell table:style-name="ce48" table:formula="oooc:=[.J7]" office:value-type="float" office:value="181580">
            <text:p>181580</text:p>
          </table:table-cell>
          <table:table-cell table:style-name="ce11" table:formula="oooc:=[.J30]*[.$E30]" office:value-type="float" office:value="20.2552877336343">
            <text:p>20.26</text:p>
          </table:table-cell>
          <table:table-cell table:style-name="ce16" table:formula="oooc:=[.J30]/[.G30]" office:value-type="float" office:value="0.999521101796143">
            <text:p>0.9995</text:p>
          </table:table-cell>
          <table:table-cell table:style-name="ce9" office:value-type="float" office:value="118072">
            <text:p>118072</text:p>
          </table:table-cell>
          <table:table-cell table:style-name="ce11" table:formula="oooc:=[.M30]*[.$E30]" office:value-type="float" office:value="13.1709567864615">
            <text:p>13.17</text:p>
          </table:table-cell>
          <table:table-cell table:style-name="ce16" table:formula="oooc:=[.M30]/[.J30]" office:value-type="float" office:value="0.650247824650292">
            <text:p>0.6502</text:p>
          </table:table-cell>
          <table:table-cell table:style-name="ce9" office:value-type="float" office:value="117705">
            <text:p>117705</text:p>
          </table:table-cell>
          <table:table-cell table:style-name="ce11" table:formula="oooc:=[.P30]*[.$E30]" office:value-type="float" office:value="13.1300178581751">
            <text:p>13.13</text:p>
          </table:table-cell>
          <table:table-cell table:style-name="ce16" table:formula="oooc:=[.P30]/[.M30]" office:value-type="float" office:value="0.996891727081781">
            <text:p>0.9969</text:p>
          </table:table-cell>
          <table:table-cell table:style-name="ce9" office:value-type="float" office:value="116388">
            <text:p>116388</text:p>
          </table:table-cell>
          <table:table-cell table:style-name="ce11" table:formula="oooc:=[.S30]*[.$E30]" office:value-type="float" office:value="12.98310622724">
            <text:p>12.98</text:p>
          </table:table-cell>
          <table:table-cell table:style-name="ce16" table:formula="oooc:=[.S30]/[.P30]" office:value-type="float" office:value="0.988811010577291">
            <text:p>0.9888</text:p>
          </table:table-cell>
          <table:table-cell table:style-name="ce9" office:value-type="float" office:value="116200">
            <text:p>116200</text:p>
          </table:table-cell>
          <table:table-cell table:style-name="ce11" table:formula="oooc:=[.V30]*[.$E30]" office:value-type="float" office:value="12.9621347871368">
            <text:p>12.96</text:p>
          </table:table-cell>
          <table:table-cell table:style-name="ce16" table:formula="oooc:=[.V30]/[.S30]" office:value-type="float" office:value="0.998384713200674">
            <text:p>0.9984</text:p>
          </table:table-cell>
          <table:table-cell table:style-name="ce9" office:value-type="float" office:value="113055">
            <text:p>113055</text:p>
          </table:table-cell>
          <table:table-cell table:style-name="ce11" table:formula="oooc:=[.Y30]*[.$E30]" office:value-type="float" office:value="12.611309366263">
            <text:p>12.61</text:p>
          </table:table-cell>
          <table:table-cell table:style-name="ce16" table:formula="oooc:=[.Y30]/[.V30]" office:value-type="float" office:value="0.972934595524957">
            <text:p>0.9729</text:p>
          </table:table-cell>
          <table:table-cell table:style-name="ce9" office:value-type="float" office:value="95040">
            <text:p>95040</text:p>
          </table:table-cell>
          <table:table-cell table:style-name="ce7" table:formula="oooc:=[.AB30]*[.$E30]" office:value-type="float" office:value="10.6017322734035">
            <text:p>10.60</text:p>
          </table:table-cell>
          <table:table-cell table:style-name="ce16" table:formula="oooc:=[.AB30]/[.Y30]" office:value-type="float" office:value="0.840652779620539">
            <text:p>0.8407</text:p>
          </table:table-cell>
          <table:table-cell table:style-name="ce9" office:value-type="float" office:value="54694">
            <text:p>54694</text:p>
          </table:table-cell>
          <table:table-cell table:style-name="ce7" table:formula="oooc:=[.AE30]*[.$E30]" office:value-type="float" office:value="6.10112736701947">
            <text:p>6.10</text:p>
          </table:table-cell>
          <table:table-cell table:style-name="ce16" table:formula="oooc:=[.AE30]/[.AB30]" office:value-type="float" office:value="0.575484006734007">
            <text:p>0.5755</text:p>
          </table:table-cell>
          <table:table-cell table:number-columns-repeated="223"/>
        </table:table-row>
        <table:table-row table:style-name="ro1">
          <table:table-cell table:style-name="ce28" table:formula="oooc:=[.A8]" office:value-type="string" office:string-value="Ttbar-mcatnlo Sig.">
            <text:p>Ttbar-mcatnlo Sig.</text:p>
          </table:table-cell>
          <table:table-cell table:style-name="ce34" table:formula="oooc:=[.B8]" office:value-type="float" office:value="146351">
            <text:p>146351</text:p>
          </table:table-cell>
          <table:table-cell table:style-name="ce38" table:formula="oooc:=[.C8]" office:value-type="float" office:value="24.4444444444444">
            <text:p>24</text:p>
          </table:table-cell>
          <table:table-cell table:style-name="ce7" table:formula="oooc:=[.B31]/[.C31]" office:value-type="float" office:value="5987.08636363636">
            <text:p>5987.09</text:p>
          </table:table-cell>
          <table:table-cell table:style-name="ce15" table:formula="oooc:=[.$E$2]/(1000*[.D31])" office:value-type="float" office:value="0.000167026152499432">
            <text:p>1.67E-004</text:p>
          </table:table-cell>
          <table:table-cell table:style-name="ce7" table:formula="oooc:=[.C31]*[.$E$2]/1000" office:value-type="float" office:value="24.4444444444444">
            <text:p>24.44</text:p>
          </table:table-cell>
          <table:table-cell table:style-name="ce48" table:formula="oooc:=[.G8]" office:value-type="float" office:value="120872">
            <text:p>120872</text:p>
          </table:table-cell>
          <table:table-cell table:style-name="ce11" table:formula="oooc:=[.G31]*[.$E31]" office:value-type="float" office:value="20.1887851049114">
            <text:p>20.19</text:p>
          </table:table-cell>
          <table:table-cell table:style-name="ce16" table:formula="oooc:=[.G31]/[.B31]" office:value-type="float" office:value="0.825904845200921">
            <text:p>0.8259</text:p>
          </table:table-cell>
          <table:table-cell table:style-name="ce48" table:formula="oooc:=[.J8]" office:value-type="float" office:value="120827">
            <text:p>120827</text:p>
          </table:table-cell>
          <table:table-cell table:style-name="ce11" table:formula="oooc:=[.J31]*[.$E31]" office:value-type="float" office:value="20.1812689280489">
            <text:p>20.18</text:p>
          </table:table-cell>
          <table:table-cell table:style-name="ce16" table:formula="oooc:=[.J31]/[.G31]" office:value-type="float" office:value="0.999627705341187">
            <text:p>0.9996</text:p>
          </table:table-cell>
          <table:table-cell table:style-name="ce9" office:value-type="float" office:value="84117">
            <text:p>84117</text:p>
          </table:table-cell>
          <table:table-cell table:style-name="ce11" table:formula="oooc:=[.M31]*[.$E31]" office:value-type="float" office:value="14.0497388697948">
            <text:p>14.05</text:p>
          </table:table-cell>
          <table:table-cell table:style-name="ce16" table:formula="oooc:=[.M31]/[.J31]" office:value-type="float" office:value="0.696177178941793">
            <text:p>0.6962</text:p>
          </table:table-cell>
          <table:table-cell table:style-name="ce9" office:value-type="float" office:value="83858">
            <text:p>83858</text:p>
          </table:table-cell>
          <table:table-cell table:style-name="ce11" table:formula="oooc:=[.P31]*[.$E31]" office:value-type="float" office:value="14.0064790962974">
            <text:p>14.01</text:p>
          </table:table-cell>
          <table:table-cell table:style-name="ce16" table:formula="oooc:=[.P31]/[.M31]" office:value-type="float" office:value="0.99692095533602">
            <text:p>0.9969</text:p>
          </table:table-cell>
          <table:table-cell table:style-name="ce9" office:value-type="float" office:value="82579">
            <text:p>82579</text:p>
          </table:table-cell>
          <table:table-cell table:style-name="ce11" table:formula="oooc:=[.S31]*[.$E31]" office:value-type="float" office:value="13.7928526472506">
            <text:p>13.79</text:p>
          </table:table-cell>
          <table:table-cell table:style-name="ce16" table:formula="oooc:=[.S31]/[.P31]" office:value-type="float" office:value="0.984748026425624">
            <text:p>0.9847</text:p>
          </table:table-cell>
          <table:table-cell table:style-name="ce9" office:value-type="float" office:value="82421">
            <text:p>82421</text:p>
          </table:table-cell>
          <table:table-cell table:style-name="ce11" table:formula="oooc:=[.V31]*[.$E31]" office:value-type="float" office:value="13.7664625151557">
            <text:p>13.77</text:p>
          </table:table-cell>
          <table:table-cell table:style-name="ce16" table:formula="oooc:=[.V31]/[.S31]" office:value-type="float" office:value="0.998086680633091">
            <text:p>0.9981</text:p>
          </table:table-cell>
          <table:table-cell table:style-name="ce9" office:value-type="float" office:value="80156">
            <text:p>80156</text:p>
          </table:table-cell>
          <table:table-cell table:style-name="ce11" table:formula="oooc:=[.Y31]*[.$E31]" office:value-type="float" office:value="13.3881482797445">
            <text:p>13.39</text:p>
          </table:table-cell>
          <table:table-cell table:style-name="ce16" table:formula="oooc:=[.Y31]/[.V31]" office:value-type="float" office:value="0.97251913953968">
            <text:p>0.9725</text:p>
          </table:table-cell>
          <table:table-cell table:style-name="ce9" office:value-type="float" office:value="67090">
            <text:p>67090</text:p>
          </table:table-cell>
          <table:table-cell table:style-name="ce11" table:formula="oooc:=[.AB31]*[.$E31]" office:value-type="float" office:value="11.2057845711869">
            <text:p>11.21</text:p>
          </table:table-cell>
          <table:table-cell table:style-name="ce16" table:formula="oooc:=[.AB31]/[.Y31]" office:value-type="float" office:value="0.836992863915365">
            <text:p>0.8370</text:p>
          </table:table-cell>
          <table:table-cell table:style-name="ce9" office:value-type="float" office:value="38740">
            <text:p>38740</text:p>
          </table:table-cell>
          <table:table-cell table:style-name="ce11" table:formula="oooc:=[.AE31]*[.$E31]" office:value-type="float" office:value="6.47059314782802">
            <text:p>6.47</text:p>
          </table:table-cell>
          <table:table-cell table:style-name="ce16" table:formula="oooc:=[.AE31]/[.AB31]" office:value-type="float" office:value="0.577433298554181">
            <text:p>0.5774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0:.F31])/2" office:value-type="float" office:value="24.4444444444444">
            <text:p>24.44</text:p>
          </table:table-cell>
          <table:table-cell table:style-name="ce47"/>
          <table:table-cell table:style-name="ce39" table:formula="oooc:=SUM([.H30:.H31])/2" office:value-type="float" office:value="20.226888853552">
            <text:p>20.23</text:p>
          </table:table-cell>
          <table:table-cell table:style-name="ce39" table:formula="oooc:=SUM([.I30:.I31])/2" office:value-type="float" office:value="0.827463634918038">
            <text:p>0.83</text:p>
          </table:table-cell>
          <table:table-cell table:style-name="ce47"/>
          <table:table-cell table:style-name="ce39" table:formula="oooc:=SUM([.K30:.K31])/2" office:value-type="float" office:value="20.2182783308416">
            <text:p>20.22</text:p>
          </table:table-cell>
          <table:table-cell table:style-name="ce39" table:formula="oooc:=SUM([.L30:.L31])/2" office:value-type="float" office:value="0.999574403568665">
            <text:p>1.00</text:p>
          </table:table-cell>
          <table:table-cell table:style-name="ce47"/>
          <table:table-cell table:style-name="ce39" table:formula="oooc:=SUM([.N30:.N31])/2" office:value-type="float" office:value="13.6103478281281">
            <text:p>13.61</text:p>
          </table:table-cell>
          <table:table-cell table:style-name="ce39" table:formula="oooc:=SUM([.O30:.O31])/2" office:value-type="float" office:value="0.673212501796042">
            <text:p>0.67</text:p>
          </table:table-cell>
          <table:table-cell table:style-name="ce47"/>
          <table:table-cell table:style-name="ce39" table:formula="oooc:=SUM([.Q30:.Q31])/2" office:value-type="float" office:value="13.5682484772362">
            <text:p>13.57</text:p>
          </table:table-cell>
          <table:table-cell table:style-name="ce39" table:formula="oooc:=SUM([.R30:.R31])/2" office:value-type="float" office:value="0.9969063412089">
            <text:p>1.00</text:p>
          </table:table-cell>
          <table:table-cell table:style-name="ce47"/>
          <table:table-cell table:style-name="ce39" table:formula="oooc:=SUM([.T30:.T31])/2" office:value-type="float" office:value="13.3879794372453">
            <text:p>13.39</text:p>
          </table:table-cell>
          <table:table-cell table:style-name="ce39" table:formula="oooc:=SUM([.U30:.U31])/2" office:value-type="float" office:value="0.986779518501458">
            <text:p>0.99</text:p>
          </table:table-cell>
          <table:table-cell table:style-name="ce47"/>
          <table:table-cell table:style-name="ce39" table:formula="oooc:=SUM([.W30:.W31])/2" office:value-type="float" office:value="13.3642986511463">
            <text:p>13.36</text:p>
          </table:table-cell>
          <table:table-cell table:style-name="ce39" table:formula="oooc:=SUM([.X30:.X31])/2" office:value-type="float" office:value="0.998235696916882">
            <text:p>1.00</text:p>
          </table:table-cell>
          <table:table-cell table:style-name="ce47"/>
          <table:table-cell table:style-name="ce39" table:formula="oooc:=SUM([.Z30:.Z31])/2" office:value-type="float" office:value="12.9997288230037">
            <text:p>13.00</text:p>
          </table:table-cell>
          <table:table-cell table:style-name="ce39" table:formula="oooc:=SUM([.AA30:.AA31])/2" office:value-type="float" office:value="0.972726867532319">
            <text:p>0.97</text:p>
          </table:table-cell>
          <table:table-cell table:style-name="ce47"/>
          <table:table-cell table:style-name="ce39" table:formula="oooc:=SUM([.AC30:.AC31])/2" office:value-type="float" office:value="10.9037584222952">
            <text:p>10.90</text:p>
          </table:table-cell>
          <table:table-cell table:style-name="ce39" table:formula="oooc:=SUM([.AD30:.AD31])/2" office:value-type="float" office:value="0.838822821767952">
            <text:p>0.84</text:p>
          </table:table-cell>
          <table:table-cell table:style-name="ce47"/>
          <table:table-cell table:style-name="ce39" table:formula="oooc:=SUM([.AF30:.AF31])/2" office:value-type="float" office:value="6.28586025742374">
            <text:p>6.29</text:p>
          </table:table-cell>
          <table:table-cell table:style-name="ce39" table:formula="oooc:=SUM([.AG30:.AG31])/2" office:value-type="float" office:value="0.576458652644094">
            <text:p>0.58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0]" office:value-type="string" office:string-value="TtbarJets-madgraph Bkg.">
            <text:p>TtbarJets-madgraph Bkg.</text:p>
          </table:table-cell>
          <table:table-cell table:style-name="ce35" table:formula="oooc:=[.B10]" office:value-type="float" office:value="1264270">
            <text:p>1264270</text:p>
          </table:table-cell>
          <table:table-cell table:style-name="ce38" table:formula="oooc:=[.C10]" office:value-type="float" office:value="140.555555555556">
            <text:p>141</text:p>
          </table:table-cell>
          <table:table-cell table:style-name="ce7" table:formula="oooc:=[.B33]/[.C33]" office:value-type="float" office:value="8994.80632411067">
            <text:p>8994.81</text:p>
          </table:table-cell>
          <table:table-cell table:style-name="ce15" table:formula="oooc:=[.$E$2]/(1000*[.D33])" office:value-type="float" office:value="0.000111175267589641">
            <text:p>1.11E-004</text:p>
          </table:table-cell>
          <table:table-cell table:style-name="ce7" table:formula="oooc:=[.C33]*[.$E$2]/1000" office:value-type="float" office:value="140.555555555556">
            <text:p>140.56</text:p>
          </table:table-cell>
          <table:table-cell table:style-name="ce48" table:formula="oooc:=[.G10]" office:value-type="float" office:value="262097">
            <text:p>262097</text:p>
          </table:table-cell>
          <table:table-cell table:style-name="ce11" table:formula="oooc:=[.G33]*[.$E33]" office:value-type="float" office:value="29.1387041094422">
            <text:p>29.14</text:p>
          </table:table-cell>
          <table:table-cell table:style-name="ce16" table:formula="oooc:=[.G33]/[.B33]" office:value-type="float" office:value="0.207310938328047">
            <text:p>0.2073</text:p>
          </table:table-cell>
          <table:table-cell table:style-name="ce48" table:formula="oooc:=[.J10]" office:value-type="float" office:value="261963">
            <text:p>261963</text:p>
          </table:table-cell>
          <table:table-cell table:style-name="ce11" table:formula="oooc:=[.J33]*[.$E33]" office:value-type="float" office:value="29.1238066235851">
            <text:p>29.12</text:p>
          </table:table-cell>
          <table:table-cell table:style-name="ce16" table:formula="oooc:=[.J33]/[.G33]" office:value-type="float" office:value="0.999488738902009">
            <text:p>0.9995</text:p>
          </table:table-cell>
          <table:table-cell table:style-name="ce9" office:value-type="float" office:value="57668">
            <text:p>57668</text:p>
          </table:table-cell>
          <table:table-cell table:style-name="ce11" table:formula="oooc:=[.M33]*[.$E33]" office:value-type="float" office:value="6.41125533135942">
            <text:p>6.41</text:p>
          </table:table-cell>
          <table:table-cell table:style-name="ce16" table:formula="oooc:=[.M33]/[.J33]" office:value-type="float" office:value="0.220137958413974">
            <text:p>0.2201</text:p>
          </table:table-cell>
          <table:table-cell table:style-name="ce9" office:value-type="float" office:value="50990">
            <text:p>50990</text:p>
          </table:table-cell>
          <table:table-cell table:style-name="ce11" table:formula="oooc:=[.P33]*[.$E33]" office:value-type="float" office:value="5.6688268943958">
            <text:p>5.67</text:p>
          </table:table-cell>
          <table:table-cell table:style-name="ce16" table:formula="oooc:=[.P33]/[.M33]" office:value-type="float" office:value="0.884199209266838">
            <text:p>0.8842</text:p>
          </table:table-cell>
          <table:table-cell table:style-name="ce9" office:value-type="float" office:value="32811">
            <text:p>32811</text:p>
          </table:table-cell>
          <table:table-cell table:style-name="ce11" table:formula="oooc:=[.S33]*[.$E33]" office:value-type="float" office:value="3.64777170488371">
            <text:p>3.65</text:p>
          </table:table-cell>
          <table:table-cell table:style-name="ce16" table:formula="oooc:=[.S33]/[.P33]" office:value-type="float" office:value="0.643479113551677">
            <text:p>0.6435</text:p>
          </table:table-cell>
          <table:table-cell table:style-name="ce9" office:value-type="float" office:value="32379">
            <text:p>32379</text:p>
          </table:table-cell>
          <table:table-cell table:style-name="ce7" table:formula="oooc:=[.V33]*[.$E33]" office:value-type="float" office:value="3.59974398928499">
            <text:p>3.60</text:p>
          </table:table-cell>
          <table:table-cell table:style-name="ce16" table:formula="oooc:=[.V33]/[.S33]" office:value-type="float" office:value="0.986833683825546">
            <text:p>0.9868</text:p>
          </table:table-cell>
          <table:table-cell table:style-name="ce9" office:value-type="float" office:value="28393">
            <text:p>28393</text:p>
          </table:table-cell>
          <table:table-cell table:style-name="ce11" table:formula="oooc:=[.Y33]*[.$E33]" office:value-type="float" office:value="3.15659937267268">
            <text:p>3.16</text:p>
          </table:table-cell>
          <table:table-cell table:style-name="ce16" table:formula="oooc:=[.Y33]/[.V33]" office:value-type="float" office:value="0.876895518700392">
            <text:p>0.8769</text:p>
          </table:table-cell>
          <table:table-cell table:style-name="ce9" office:value-type="float" office:value="17647">
            <text:p>17647</text:p>
          </table:table-cell>
          <table:table-cell table:style-name="ce11" table:formula="oooc:=[.AB33]*[.$E33]" office:value-type="float" office:value="1.9619099471544">
            <text:p>1.96</text:p>
          </table:table-cell>
          <table:table-cell table:style-name="ce16" table:formula="oooc:=[.AB33]/[.Y33]" office:value-type="float" office:value="0.621526432571408">
            <text:p>0.6215</text:p>
          </table:table-cell>
          <table:table-cell table:style-name="ce9" office:value-type="float" office:value="7490">
            <text:p>7490</text:p>
          </table:table-cell>
          <table:table-cell table:style-name="ce11" table:formula="oooc:=[.AE33]*[.$E33]" office:value-type="float" office:value="0.832702754246412">
            <text:p>0.83</text:p>
          </table:table-cell>
          <table:table-cell table:style-name="ce16" table:formula="oooc:=[.AE33]/[.AB33]" office:value-type="float" office:value="0.424434748115827">
            <text:p>0.4244</text:p>
          </table:table-cell>
          <table:table-cell table:number-columns-repeated="223"/>
        </table:table-row>
        <table:table-row table:style-name="ro1">
          <table:table-cell table:style-name="ce28" table:formula="oooc:=[.A11]" office:value-type="string" office:string-value="Ttbar-mcatnlo Bkg.">
            <text:p>Ttbar-mcatnlo Bkg.</text:p>
          </table:table-cell>
          <table:table-cell table:style-name="ce35" table:formula="oooc:=[.B11]" office:value-type="float" office:value="843370">
            <text:p>843370</text:p>
          </table:table-cell>
          <table:table-cell table:style-name="ce38" table:formula="oooc:=[.C11]" office:value-type="float" office:value="140.555555555556">
            <text:p>141</text:p>
          </table:table-cell>
          <table:table-cell table:style-name="ce7" table:formula="oooc:=[.B34]/[.C34]" office:value-type="float" office:value="6000.26086956522">
            <text:p>6000.26</text:p>
          </table:table-cell>
          <table:table-cell table:style-name="ce15" table:formula="oooc:=[.$E$2]/(1000*[.D34])" office:value-type="float" office:value="0.000166659420604901">
            <text:p>1.67E-004</text:p>
          </table:table-cell>
          <table:table-cell table:style-name="ce7" table:formula="oooc:=[.C34]*[.$E$2]/1000" office:value-type="float" office:value="140.555555555556">
            <text:p>140.56</text:p>
          </table:table-cell>
          <table:table-cell table:style-name="ce48" table:formula="oooc:=[.G11]" office:value-type="float" office:value="170470">
            <text:p>170470</text:p>
          </table:table-cell>
          <table:table-cell table:style-name="ce11" table:formula="oooc:=[.G34]*[.$E34]" office:value-type="float" office:value="28.4104314305175">
            <text:p>28.41</text:p>
          </table:table-cell>
          <table:table-cell table:style-name="ce16" table:formula="oooc:=[.G34]/[.B34]" office:value-type="float" office:value="0.202129551679571">
            <text:p>0.2021</text:p>
          </table:table-cell>
          <table:table-cell table:style-name="ce48" table:formula="oooc:=[.J11]" office:value-type="float" office:value="170370">
            <text:p>170370</text:p>
          </table:table-cell>
          <table:table-cell table:style-name="ce11" table:formula="oooc:=[.J34]*[.$E34]" office:value-type="float" office:value="28.393765488457">
            <text:p>28.39</text:p>
          </table:table-cell>
          <table:table-cell table:style-name="ce16" table:formula="oooc:=[.J34]/[.G34]" office:value-type="float" office:value="0.999413386519622">
            <text:p>0.9994</text:p>
          </table:table-cell>
          <table:table-cell table:style-name="ce9" office:value-type="float" office:value="40010">
            <text:p>40010</text:p>
          </table:table-cell>
          <table:table-cell table:style-name="ce11" table:formula="oooc:=[.M34]*[.$E34]" office:value-type="float" office:value="6.6680434184021">
            <text:p>6.67</text:p>
          </table:table-cell>
          <table:table-cell table:style-name="ce16" table:formula="oooc:=[.M34]/[.J34]" office:value-type="float" office:value="0.234841814873511">
            <text:p>0.2348</text:p>
          </table:table-cell>
          <table:table-cell table:style-name="ce9" office:value-type="float" office:value="35803">
            <text:p>35803</text:p>
          </table:table-cell>
          <table:table-cell table:style-name="ce11" table:formula="oooc:=[.P34]*[.$E34]" office:value-type="float" office:value="5.96690723591728">
            <text:p>5.97</text:p>
          </table:table-cell>
          <table:table-cell table:style-name="ce16" table:formula="oooc:=[.P34]/[.M34]" office:value-type="float" office:value="0.894851287178205">
            <text:p>0.8949</text:p>
          </table:table-cell>
          <table:table-cell table:style-name="ce9" office:value-type="float" office:value="22424">
            <text:p>22424</text:p>
          </table:table-cell>
          <table:table-cell table:style-name="ce11" table:formula="oooc:=[.S34]*[.$E34]" office:value-type="float" office:value="3.7371708476443">
            <text:p>3.74</text:p>
          </table:table-cell>
          <table:table-cell table:style-name="ce16" table:formula="oooc:=[.S34]/[.P34]" office:value-type="float" office:value="0.626316230483479">
            <text:p>0.6263</text:p>
          </table:table-cell>
          <table:table-cell table:style-name="ce9" office:value-type="float" office:value="22102">
            <text:p>22102</text:p>
          </table:table-cell>
          <table:table-cell table:style-name="ce11" table:formula="oooc:=[.V34]*[.$E34]" office:value-type="float" office:value="3.68350651420953">
            <text:p>3.68</text:p>
          </table:table-cell>
          <table:table-cell table:style-name="ce16" table:formula="oooc:=[.V34]/[.S34]" office:value-type="float" office:value="0.985640385301463">
            <text:p>0.9856</text:p>
          </table:table-cell>
          <table:table-cell table:style-name="ce9" office:value-type="float" office:value="19278">
            <text:p>19278</text:p>
          </table:table-cell>
          <table:table-cell table:style-name="ce11" table:formula="oooc:=[.Y34]*[.$E34]" office:value-type="float" office:value="3.21286031042129">
            <text:p>3.21</text:p>
          </table:table-cell>
          <table:table-cell table:style-name="ce16" table:formula="oooc:=[.Y34]/[.V34]" office:value-type="float" office:value="0.8722287575785">
            <text:p>0.8722</text:p>
          </table:table-cell>
          <table:table-cell table:style-name="ce9" office:value-type="float" office:value="11852">
            <text:p>11852</text:p>
          </table:table-cell>
          <table:table-cell table:style-name="ce11" table:formula="oooc:=[.AB34]*[.$E34]" office:value-type="float" office:value="1.97524745300929">
            <text:p>1.98</text:p>
          </table:table-cell>
          <table:table-cell table:style-name="ce16" table:formula="oooc:=[.AB34]/[.Y34]" office:value-type="float" office:value="0.614794065774458">
            <text:p>0.6148</text:p>
          </table:table-cell>
          <table:table-cell table:style-name="ce9" office:value-type="float" office:value="4963">
            <text:p>4963</text:p>
          </table:table-cell>
          <table:table-cell table:style-name="ce11" table:formula="oooc:=[.AE34]*[.$E34]" office:value-type="float" office:value="0.827130704462125">
            <text:p>0.83</text:p>
          </table:table-cell>
          <table:table-cell table:style-name="ce16" table:formula="oooc:=[.AE34]/[.AB34]" office:value-type="float" office:value="0.418747890651367">
            <text:p>0.4187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3:.F34])/2" office:value-type="float" office:value="140.555555555556">
            <text:p>140.56</text:p>
          </table:table-cell>
          <table:table-cell table:style-name="ce47"/>
          <table:table-cell table:style-name="ce39" table:formula="oooc:=SUM([.H33:.H34])/2" office:value-type="float" office:value="28.7745677699798">
            <text:p>28.77</text:p>
          </table:table-cell>
          <table:table-cell table:style-name="ce49" table:formula="oooc:=[.H35]/[.F35]" office:value-type="float" office:value="0.204720245003809">
            <text:p>0.2047</text:p>
          </table:table-cell>
          <table:table-cell table:style-name="ce47"/>
          <table:table-cell table:style-name="ce39" table:formula="oooc:=SUM([.K33:.K34])/2" office:value-type="float" office:value="28.7587860560211">
            <text:p>28.76</text:p>
          </table:table-cell>
          <table:table-cell table:style-name="ce49" table:formula="oooc:=[.K35]/[.H35]" office:value-type="float" office:value="0.999451539495401">
            <text:p>0.9995</text:p>
          </table:table-cell>
          <table:table-cell table:style-name="ce47"/>
          <table:table-cell table:style-name="ce39" table:formula="oooc:=SUM([.N33:.N34])/2" office:value-type="float" office:value="6.53964937488076">
            <text:p>6.54</text:p>
          </table:table-cell>
          <table:table-cell table:style-name="ce49" table:formula="oooc:=[.N35]/[.K35]" office:value-type="float" office:value="0.227396572377629">
            <text:p>0.2274</text:p>
          </table:table-cell>
          <table:table-cell table:style-name="ce47"/>
          <table:table-cell table:style-name="ce39" table:formula="oooc:=SUM([.Q33:.Q34])/2" office:value-type="float" office:value="5.81786706515654">
            <text:p>5.82</text:p>
          </table:table-cell>
          <table:table-cell table:style-name="ce49" table:formula="oooc:=[.Q35]/[.N35]" office:value-type="float" office:value="0.889629815247185">
            <text:p>0.8896</text:p>
          </table:table-cell>
          <table:table-cell table:style-name="ce47"/>
          <table:table-cell table:style-name="ce39" table:formula="oooc:=SUM([.T33:.T34])/2" office:value-type="float" office:value="3.69247127626401">
            <text:p>3.69</text:p>
          </table:table-cell>
          <table:table-cell table:style-name="ce49" table:formula="oooc:=[.T35]/[.Q35]" office:value-type="float" office:value="0.634677835521265">
            <text:p>0.6347</text:p>
          </table:table-cell>
          <table:table-cell table:style-name="ce47"/>
          <table:table-cell table:style-name="ce39" table:formula="oooc:=SUM([.W33:.W34])/2" office:value-type="float" office:value="3.64162525174726">
            <text:p>3.64</text:p>
          </table:table-cell>
          <table:table-cell table:style-name="ce49" table:formula="oooc:=[.W35]/[.T35]" office:value-type="float" office:value="0.986229811767636">
            <text:p>0.9862</text:p>
          </table:table-cell>
          <table:table-cell table:style-name="ce47"/>
          <table:table-cell table:style-name="ce39" table:formula="oooc:=SUM([.Z33:.Z34])/2" office:value-type="float" office:value="3.18472984154698">
            <text:p>3.18</text:p>
          </table:table-cell>
          <table:table-cell table:style-name="ce49" table:formula="oooc:=[.Z35]/[.W35]" office:value-type="float" office:value="0.874535302614937">
            <text:p>0.8745</text:p>
          </table:table-cell>
          <table:table-cell table:style-name="ce47"/>
          <table:table-cell table:style-name="ce39" table:formula="oooc:=SUM([.AC33:.AC34])/2" office:value-type="float" office:value="1.96857870008184">
            <text:p>1.97</text:p>
          </table:table-cell>
          <table:table-cell table:style-name="ce49" table:formula="oooc:=[.AC35]/[.Z35]" office:value-type="float" office:value="0.618130515939024">
            <text:p>0.6181</text:p>
          </table:table-cell>
          <table:table-cell table:style-name="ce47"/>
          <table:table-cell table:style-name="ce39" table:formula="oooc:=SUM([.AF33:.AF34])/2" office:value-type="float" office:value="0.829916729354268">
            <text:p>0.83</text:p>
          </table:table-cell>
          <table:table-cell table:style-name="ce49" table:formula="oooc:=[.AF35]/[.AC35]" office:value-type="float" office:value="0.421581686990601">
            <text:p>0.4216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3]" office:value-type="string" office:string-value="SingleTop_sChannel">
            <text:p>SingleTop_sChannel</text:p>
          </table:table-cell>
          <table:table-cell table:style-name="ce34" table:formula="oooc:=[.B13]" office:value-type="float" office:value="412055">
            <text:p>412055</text:p>
          </table:table-cell>
          <table:table-cell table:style-name="ce34" table:formula="oooc:=[.C13]" office:value-type="float" office:value="1.5">
            <text:p>1.5</text:p>
          </table:table-cell>
          <table:table-cell table:style-name="ce7" table:formula="oooc:=[.B36]/[.C36]" office:value-type="float" office:value="274703.333333333">
            <text:p>274703.33</text:p>
          </table:table-cell>
          <table:table-cell table:style-name="ce15" table:formula="oooc:=[.$E$2]/(1000*[.D36])" office:value-type="float" office:value="0.00000364029073788693">
            <text:p>3.64E-006</text:p>
          </table:table-cell>
          <table:table-cell table:style-name="ce7" table:formula="oooc:=[.C36]*[.$E$2]/1000" office:value-type="float" office:value="1.5">
            <text:p>1.50</text:p>
          </table:table-cell>
          <table:table-cell table:style-name="ce48" table:formula="oooc:=[.G13]" office:value-type="float" office:value="142001">
            <text:p>142001</text:p>
          </table:table-cell>
          <table:table-cell table:style-name="ce11" table:formula="oooc:=[.G36]*[.$E36]" office:value-type="float" office:value="0.516924925070682">
            <text:p>0.52</text:p>
          </table:table-cell>
          <table:table-cell table:style-name="ce16" table:formula="oooc:=[.G36]/[.B36]" office:value-type="float" office:value="0.344616616713788">
            <text:p>0.3446</text:p>
          </table:table-cell>
          <table:table-cell table:style-name="ce48" table:formula="oooc:=[.J13]" office:value-type="float" office:value="141947">
            <text:p>141947</text:p>
          </table:table-cell>
          <table:table-cell table:style-name="ce11" table:formula="oooc:=[.J36]*[.$E36]" office:value-type="float" office:value="0.516728349370836">
            <text:p>0.52</text:p>
          </table:table-cell>
          <table:table-cell table:style-name="ce16" table:formula="oooc:=[.J36]/[.G36]" office:value-type="float" office:value="0.99961972098788">
            <text:p>0.9996</text:p>
          </table:table-cell>
          <table:table-cell table:style-name="ce9" office:value-type="float" office:value="69505">
            <text:p>69505</text:p>
          </table:table-cell>
          <table:table-cell table:style-name="ce11" table:formula="oooc:=[.M36]*[.$E36]" office:value-type="float" office:value="0.253018407736831">
            <text:p>0.25</text:p>
          </table:table-cell>
          <table:table-cell table:style-name="ce16" table:formula="oooc:=[.M36]/[.J36]" office:value-type="float" office:value="0.489654589388997">
            <text:p>0.4897</text:p>
          </table:table-cell>
          <table:table-cell table:style-name="ce9" office:value-type="float" office:value="69320">
            <text:p>69320</text:p>
          </table:table-cell>
          <table:table-cell table:style-name="ce11" table:formula="oooc:=[.P36]*[.$E36]" office:value-type="float" office:value="0.252344953950322">
            <text:p>0.25</text:p>
          </table:table-cell>
          <table:table-cell table:style-name="ce16" table:formula="oooc:=[.P36]/[.M36]" office:value-type="float" office:value="0.997338320984102">
            <text:p>0.9973</text:p>
          </table:table-cell>
          <table:table-cell table:style-name="ce9" office:value-type="float" office:value="68975">
            <text:p>68975</text:p>
          </table:table-cell>
          <table:table-cell table:style-name="ce11" table:formula="oooc:=[.S36]*[.$E36]" office:value-type="float" office:value="0.251089053645751">
            <text:p>0.25</text:p>
          </table:table-cell>
          <table:table-cell table:style-name="ce16" table:formula="oooc:=[.S36]/[.P36]" office:value-type="float" office:value="0.9950230813618">
            <text:p>0.9950</text:p>
          </table:table-cell>
          <table:table-cell table:style-name="ce9" office:value-type="float" office:value="64139">
            <text:p>64139</text:p>
          </table:table-cell>
          <table:table-cell table:style-name="ce11" table:formula="oooc:=[.V36]*[.$E36]" office:value-type="float" office:value="0.23348460763733">
            <text:p>0.23</text:p>
          </table:table-cell>
          <table:table-cell table:style-name="ce16" table:formula="oooc:=[.V36]/[.S36]" office:value-type="float" office:value="0.929887640449438">
            <text:p>0.9299</text:p>
          </table:table-cell>
          <table:table-cell table:style-name="ce9" office:value-type="float" office:value="42417">
            <text:p>42417</text:p>
          </table:table-cell>
          <table:table-cell table:style-name="ce11" table:formula="oooc:=[.Y36]*[.$E36]" office:value-type="float" office:value="0.15441021222895">
            <text:p>0.15</text:p>
          </table:table-cell>
          <table:table-cell table:style-name="ce16" table:formula="oooc:=[.Y36]/[.V36]" office:value-type="float" office:value="0.661329300425638">
            <text:p>0.6613</text:p>
          </table:table-cell>
          <table:table-cell table:style-name="ce9" office:value-type="float" office:value="11486">
            <text:p>11486</text:p>
          </table:table-cell>
          <table:table-cell table:style-name="ce11" table:formula="oooc:=[.AB36]*[.$E36]" office:value-type="float" office:value="0.0418123794153693">
            <text:p>0.04</text:p>
          </table:table-cell>
          <table:table-cell table:style-name="ce16" table:formula="oooc:=[.AB36]/[.Y36]" office:value-type="float" office:value="0.270787655892685">
            <text:p>0.2708</text:p>
          </table:table-cell>
          <table:table-cell table:style-name="ce9" office:value-type="float" office:value="2255">
            <text:p>2255</text:p>
          </table:table-cell>
          <table:table-cell table:style-name="ce11" table:formula="oooc:=[.AE36]*[.$E36]" office:value-type="float" office:value="0.00820885561393503">
            <text:p>0.01</text:p>
          </table:table-cell>
          <table:table-cell table:style-name="ce16" table:formula="oooc:=[.AE36]/[.AB36]" office:value-type="float" office:value="0.196325962040745">
            <text:p>0.1963</text:p>
          </table:table-cell>
          <table:table-cell table:number-columns-repeated="223"/>
        </table:table-row>
        <table:table-row table:style-name="ro1">
          <table:table-cell table:style-name="ce28" table:formula="oooc:=[.A14]" office:value-type="string" office:string-value="SingleTop_tChannel">
            <text:p>SingleTop_tChannel</text:p>
          </table:table-cell>
          <table:table-cell table:style-name="ce34" table:formula="oooc:=[.B14]" office:value-type="float" office:value="528593">
            <text:p>528593</text:p>
          </table:table-cell>
          <table:table-cell table:style-name="ce34" table:formula="oooc:=[.C14]" office:value-type="float" office:value="20">
            <text:p>20</text:p>
          </table:table-cell>
          <table:table-cell table:style-name="ce7" table:formula="oooc:=[.B37]/[.C37]" office:value-type="float" office:value="26429.65">
            <text:p>26429.65</text:p>
          </table:table-cell>
          <table:table-cell table:style-name="ce15" table:formula="oooc:=[.$E$2]/(1000*[.D37])" office:value-type="float" office:value="0.0000378362937080135">
            <text:p>3.78E-005</text:p>
          </table:table-cell>
          <table:table-cell table:style-name="ce7" table:formula="oooc:=[.C37]*[.$E$2]/1000" office:value-type="float" office:value="20">
            <text:p>20.00</text:p>
          </table:table-cell>
          <table:table-cell table:style-name="ce48" table:formula="oooc:=[.G14]" office:value-type="float" office:value="172830">
            <text:p>172830</text:p>
          </table:table-cell>
          <table:table-cell table:style-name="ce11" table:formula="oooc:=[.G37]*[.$E37]" office:value-type="float" office:value="6.53924664155598">
            <text:p>6.54</text:p>
          </table:table-cell>
          <table:table-cell table:style-name="ce16" table:formula="oooc:=[.G37]/[.B37]" office:value-type="float" office:value="0.326962332077799">
            <text:p>0.3270</text:p>
          </table:table-cell>
          <table:table-cell table:style-name="ce48" table:formula="oooc:=[.J14]" office:value-type="float" office:value="172646">
            <text:p>172646</text:p>
          </table:table-cell>
          <table:table-cell table:style-name="ce11" table:formula="oooc:=[.J37]*[.$E37]" office:value-type="float" office:value="6.53228476351371">
            <text:p>6.53</text:p>
          </table:table-cell>
          <table:table-cell table:style-name="ce16" table:formula="oooc:=[.J37]/[.G37]" office:value-type="float" office:value="0.998935370016779">
            <text:p>0.9989</text:p>
          </table:table-cell>
          <table:table-cell table:style-name="ce9" office:value-type="float" office:value="96326">
            <text:p>96326</text:p>
          </table:table-cell>
          <table:table-cell table:style-name="ce11" table:formula="oooc:=[.M37]*[.$E37]" office:value-type="float" office:value="3.64461882771811">
            <text:p>3.64</text:p>
          </table:table-cell>
          <table:table-cell table:style-name="ce16" table:formula="oooc:=[.M37]/[.J37]" office:value-type="float" office:value="0.557939367260174">
            <text:p>0.5579</text:p>
          </table:table-cell>
          <table:table-cell table:style-name="ce9" office:value-type="float" office:value="96123">
            <text:p>96123</text:p>
          </table:table-cell>
          <table:table-cell table:style-name="ce11" table:formula="oooc:=[.P37]*[.$E37]" office:value-type="float" office:value="3.63693806009539">
            <text:p>3.64</text:p>
          </table:table-cell>
          <table:table-cell table:style-name="ce16" table:formula="oooc:=[.P37]/[.M37]" office:value-type="float" office:value="0.997892573137055">
            <text:p>0.9979</text:p>
          </table:table-cell>
          <table:table-cell table:style-name="ce9" office:value-type="float" office:value="95402">
            <text:p>95402</text:p>
          </table:table-cell>
          <table:table-cell table:style-name="ce11" table:formula="oooc:=[.S37]*[.$E37]" office:value-type="float" office:value="3.60965809233191">
            <text:p>3.61</text:p>
          </table:table-cell>
          <table:table-cell table:style-name="ce16" table:formula="oooc:=[.S37]/[.P37]" office:value-type="float" office:value="0.992499193741352">
            <text:p>0.9925</text:p>
          </table:table-cell>
          <table:table-cell table:style-name="ce9" office:value-type="float" office:value="85724">
            <text:p>85724</text:p>
          </table:table-cell>
          <table:table-cell table:style-name="ce11" table:formula="oooc:=[.V37]*[.$E37]" office:value-type="float" office:value="3.24347844182575">
            <text:p>3.24</text:p>
          </table:table-cell>
          <table:table-cell table:style-name="ce16" table:formula="oooc:=[.V37]/[.S37]" office:value-type="float" office:value="0.898555585836775">
            <text:p>0.8986</text:p>
          </table:table-cell>
          <table:table-cell table:style-name="ce9" office:value-type="float" office:value="43588">
            <text:p>43588</text:p>
          </table:table-cell>
          <table:table-cell table:style-name="ce11" table:formula="oooc:=[.Y37]*[.$E37]" office:value-type="float" office:value="1.64920837014489">
            <text:p>1.65</text:p>
          </table:table-cell>
          <table:table-cell table:style-name="ce16" table:formula="oooc:=[.Y37]/[.V37]" office:value-type="float" office:value="0.508469040175447">
            <text:p>0.5085</text:p>
          </table:table-cell>
          <table:table-cell table:style-name="ce9" office:value-type="float" office:value="11032">
            <text:p>11032</text:p>
          </table:table-cell>
          <table:table-cell table:style-name="ce11" table:formula="oooc:=[.AB37]*[.$E37]" office:value-type="float" office:value="0.417409992186805">
            <text:p>0.42</text:p>
          </table:table-cell>
          <table:table-cell table:style-name="ce16" table:formula="oooc:=[.AB37]/[.Y37]" office:value-type="float" office:value="0.253097182710838">
            <text:p>0.2531</text:p>
          </table:table-cell>
          <table:table-cell table:style-name="ce9" office:value-type="float" office:value="2697">
            <text:p>2697</text:p>
          </table:table-cell>
          <table:table-cell table:style-name="ce7" table:formula="oooc:=[.AE37]*[.$E37]" office:value-type="float" office:value="0.102044484130513">
            <text:p>0.10</text:p>
          </table:table-cell>
          <table:table-cell table:style-name="ce16" table:formula="oooc:=[.AE37]/[.AB37]" office:value-type="float" office:value="0.244470630891951">
            <text:p>0.2445</text:p>
          </table:table-cell>
          <table:table-cell table:number-columns-repeated="223"/>
        </table:table-row>
        <table:table-row table:style-name="ro1">
          <table:table-cell table:style-name="ce28" table:formula="oooc:=[.A15]" office:value-type="string" office:string-value="SingleTop_tWChannel">
            <text:p>SingleTop_tWChannel</text:p>
          </table:table-cell>
          <table:table-cell table:style-name="ce34" table:formula="oooc:=[.B15]" office:value-type="float" office:value="466437">
            <text:p>466437</text:p>
          </table:table-cell>
          <table:table-cell table:style-name="ce34" table:formula="oooc:=[.C15]" office:value-type="float" office:value="10.6">
            <text:p>10.6</text:p>
          </table:table-cell>
          <table:table-cell table:style-name="ce7" table:formula="oooc:=[.B38]/[.C38]" office:value-type="float" office:value="44003.4905660377">
            <text:p>44003.49</text:p>
          </table:table-cell>
          <table:table-cell table:style-name="ce15" table:formula="oooc:=[.$E$2]/(1000*[.D38])" office:value-type="float" office:value="0.0000227254698919683">
            <text:p>2.27E-005</text:p>
          </table:table-cell>
          <table:table-cell table:style-name="ce7" table:formula="oooc:=[.C38]*[.$E$2]/1000" office:value-type="float" office:value="10.6">
            <text:p>10.60</text:p>
          </table:table-cell>
          <table:table-cell table:style-name="ce48" table:formula="oooc:=[.G15]" office:value-type="float" office:value="122617">
            <text:p>122617</text:p>
          </table:table-cell>
          <table:table-cell table:style-name="ce11" table:formula="oooc:=[.G38]*[.$E38]" office:value-type="float" office:value="2.78652894174347">
            <text:p>2.79</text:p>
          </table:table-cell>
          <table:table-cell table:style-name="ce16" table:formula="oooc:=[.G38]/[.B38]" office:value-type="float" office:value="0.262880088843724">
            <text:p>0.2629</text:p>
          </table:table-cell>
          <table:table-cell table:style-name="ce48" table:formula="oooc:=[.J15]" office:value-type="float" office:value="122566">
            <text:p>122566</text:p>
          </table:table-cell>
          <table:table-cell table:style-name="ce11" table:formula="oooc:=[.J38]*[.$E38]" office:value-type="float" office:value="2.78536994277898">
            <text:p>2.79</text:p>
          </table:table-cell>
          <table:table-cell table:style-name="ce16" table:formula="oooc:=[.J38]/[.G38]" office:value-type="float" office:value="0.999584070724288">
            <text:p>0.9996</text:p>
          </table:table-cell>
          <table:table-cell table:style-name="ce9" office:value-type="float" office:value="56198">
            <text:p>56198</text:p>
          </table:table-cell>
          <table:table-cell table:style-name="ce11" table:formula="oooc:=[.M38]*[.$E38]" office:value-type="float" office:value="1.27712595698883">
            <text:p>1.28</text:p>
          </table:table-cell>
          <table:table-cell table:style-name="ce16" table:formula="oooc:=[.M38]/[.J38]" office:value-type="float" office:value="0.458512148556696">
            <text:p>0.4585</text:p>
          </table:table-cell>
          <table:table-cell table:style-name="ce9" office:value-type="float" office:value="53806">
            <text:p>53806</text:p>
          </table:table-cell>
          <table:table-cell table:style-name="ce11" table:formula="oooc:=[.P38]*[.$E38]" office:value-type="float" office:value="1.22276663300724">
            <text:p>1.22</text:p>
          </table:table-cell>
          <table:table-cell table:style-name="ce16" table:formula="oooc:=[.P38]/[.M38]" office:value-type="float" office:value="0.957436207694224">
            <text:p>0.9574</text:p>
          </table:table-cell>
          <table:table-cell table:style-name="ce9" office:value-type="float" office:value="47233">
            <text:p>47233</text:p>
          </table:table-cell>
          <table:table-cell table:style-name="ce11" table:formula="oooc:=[.S38]*[.$E38]" office:value-type="float" office:value="1.07339211940734">
            <text:p>1.07</text:p>
          </table:table-cell>
          <table:table-cell table:style-name="ce16" table:formula="oooc:=[.S38]/[.P38]" office:value-type="float" office:value="0.877838902724603">
            <text:p>0.8778</text:p>
          </table:table-cell>
          <table:table-cell table:style-name="ce9" office:value-type="float" office:value="46401">
            <text:p>46401</text:p>
          </table:table-cell>
          <table:table-cell table:style-name="ce11" table:formula="oooc:=[.V38]*[.$E38]" office:value-type="float" office:value="1.05448452845722">
            <text:p>1.05</text:p>
          </table:table-cell>
          <table:table-cell table:style-name="ce16" table:formula="oooc:=[.V38]/[.S38]" office:value-type="float" office:value="0.98238519679038">
            <text:p>0.9824</text:p>
          </table:table-cell>
          <table:table-cell table:style-name="ce9" office:value-type="float" office:value="39565">
            <text:p>39565</text:p>
          </table:table-cell>
          <table:table-cell table:style-name="ce7" table:formula="oooc:=[.Y38]*[.$E38]" office:value-type="float" office:value="0.899133216275724">
            <text:p>0.90</text:p>
          </table:table-cell>
          <table:table-cell table:style-name="ce16" table:formula="oooc:=[.Y38]/[.V38]" office:value-type="float" office:value="0.85267558888817">
            <text:p>0.8527</text:p>
          </table:table-cell>
          <table:table-cell table:style-name="ce9" office:value-type="float" office:value="22571">
            <text:p>22571</text:p>
          </table:table-cell>
          <table:table-cell table:style-name="ce11" table:formula="oooc:=[.AB38]*[.$E38]" office:value-type="float" office:value="0.512936580931616">
            <text:p>0.51</text:p>
          </table:table-cell>
          <table:table-cell table:style-name="ce16" table:formula="oooc:=[.AB38]/[.Y38]" office:value-type="float" office:value="0.570478958675597">
            <text:p>0.5705</text:p>
          </table:table-cell>
          <table:table-cell table:style-name="ce9" office:value-type="float" office:value="7279">
            <text:p>7279</text:p>
          </table:table-cell>
          <table:table-cell table:style-name="ce11" table:formula="oooc:=[.AE38]*[.$E38]" office:value-type="float" office:value="0.165418695343637">
            <text:p>0.17</text:p>
          </table:table-cell>
          <table:table-cell table:style-name="ce16" table:formula="oooc:=[.AE38]/[.AB38]" office:value-type="float" office:value="0.322493465065792">
            <text:p>0.3225</text:p>
          </table:table-cell>
          <table:table-cell table:number-columns-repeated="223"/>
        </table:table-row>
        <table:table-row table:style-name="ro1">
          <table:table-cell table:style-name="ce28" table:formula="oooc:=[.A16]" office:value-type="string" office:string-value="Wjets-madgraph">
            <text:p>Wjets-madgraph</text:p>
          </table:table-cell>
          <table:table-cell table:style-name="ce34" table:formula="oooc:=[.B16]" office:value-type="float" office:value="10068895">
            <text:p>10068895</text:p>
          </table:table-cell>
          <table:table-cell table:style-name="ce34" table:formula="oooc:=[.C16]" office:value-type="float" office:value="28000">
            <text:p>28000</text:p>
          </table:table-cell>
          <table:table-cell table:style-name="ce7" table:formula="oooc:=[.B39]/[.C39]" office:value-type="float" office:value="359.603392857143">
            <text:p>359.60</text:p>
          </table:table-cell>
          <table:table-cell table:style-name="ce15" table:formula="oooc:=[.$E$2]/(1000*[.D39])" office:value-type="float" office:value="0.0027808413932214">
            <text:p>2.78E-003</text:p>
          </table:table-cell>
          <table:table-cell table:style-name="ce7" table:formula="oooc:=[.C39]*[.$E$2]/1000" office:value-type="float" office:value="28000">
            <text:p>28000.00</text:p>
          </table:table-cell>
          <table:table-cell table:style-name="ce48" table:formula="oooc:=[.G16]" office:value-type="float" office:value="2078152">
            <text:p>2078152</text:p>
          </table:table-cell>
          <table:table-cell table:style-name="ce11" table:formula="oooc:=[.G39]*[.$E39]" office:value-type="float" office:value="5779.01110300584">
            <text:p>5779.01</text:p>
          </table:table-cell>
          <table:table-cell table:style-name="ce16" table:formula="oooc:=[.G39]/[.B39]" office:value-type="float" office:value="0.20639325367878">
            <text:p>0.2064</text:p>
          </table:table-cell>
          <table:table-cell table:style-name="ce48" table:formula="oooc:=[.J16]" office:value-type="float" office:value="2071788">
            <text:p>2071788</text:p>
          </table:table-cell>
          <table:table-cell table:style-name="ce11" table:formula="oooc:=[.J39]*[.$E39]" office:value-type="float" office:value="5761.31382837938">
            <text:p>5761.31</text:p>
          </table:table-cell>
          <table:table-cell table:style-name="ce16" table:formula="oooc:=[.J39]/[.G39]" office:value-type="float" office:value="0.996937663847495">
            <text:p>0.9969</text:p>
          </table:table-cell>
          <table:table-cell table:style-name="ce9" office:value-type="float" office:value="1407587">
            <text:p>1407587</text:p>
          </table:table-cell>
          <table:table-cell table:style-name="ce11" table:formula="oooc:=[.M39]*[.$E39]" office:value-type="float" office:value="3914.27619416033">
            <text:p>3914.28</text:p>
          </table:table-cell>
          <table:table-cell table:style-name="ce16" table:formula="oooc:=[.M39]/[.J39]" office:value-type="float" office:value="0.679406869814865">
            <text:p>0.6794</text:p>
          </table:table-cell>
          <table:table-cell table:style-name="ce9" office:value-type="float" office:value="1407436">
            <text:p>1407436</text:p>
          </table:table-cell>
          <table:table-cell table:style-name="ce11" table:formula="oooc:=[.P39]*[.$E39]" office:value-type="float" office:value="3913.85628710996">
            <text:p>3913.86</text:p>
          </table:table-cell>
          <table:table-cell table:style-name="ce16" table:formula="oooc:=[.P39]/[.M39]" office:value-type="float" office:value="0.999892724215271">
            <text:p>0.9999</text:p>
          </table:table-cell>
          <table:table-cell table:style-name="ce9" office:value-type="float" office:value="1405972">
            <text:p>1405972</text:p>
          </table:table-cell>
          <table:table-cell table:style-name="ce11" table:formula="oooc:=[.S39]*[.$E39]" office:value-type="float" office:value="3909.78513531028">
            <text:p>3909.79</text:p>
          </table:table-cell>
          <table:table-cell table:style-name="ce16" table:formula="oooc:=[.S39]/[.P39]" office:value-type="float" office:value="0.998959810605953">
            <text:p>0.9990</text:p>
          </table:table-cell>
          <table:table-cell table:style-name="ce9" office:value-type="float" office:value="208350">
            <text:p>208350</text:p>
          </table:table-cell>
          <table:table-cell table:style-name="ce11" table:formula="oooc:=[.V39]*[.$E39]" office:value-type="float" office:value="579.388304277679">
            <text:p>579.39</text:p>
          </table:table-cell>
          <table:table-cell table:style-name="ce16" table:formula="oooc:=[.V39]/[.S39]" office:value-type="float" office:value="0.148189295377148">
            <text:p>0.1482</text:p>
          </table:table-cell>
          <table:table-cell table:style-name="ce9" office:value-type="float" office:value="34703">
            <text:p>34703</text:p>
          </table:table-cell>
          <table:table-cell table:style-name="ce11" table:formula="oooc:=[.Y39]*[.$E39]" office:value-type="float" office:value="96.5035388689623">
            <text:p>96.5</text:p>
          </table:table-cell>
          <table:table-cell table:style-name="ce16" table:formula="oooc:=[.Y39]/[.V39]" office:value-type="float" office:value="0.166561075113991">
            <text:p>0.1666</text:p>
          </table:table-cell>
          <table:table-cell table:style-name="ce9" office:value-type="float" office:value="5954">
            <text:p>5954</text:p>
          </table:table-cell>
          <table:table-cell table:style-name="ce11" table:formula="oooc:=[.AB39]*[.$E39]" office:value-type="float" office:value="16.5571296552402">
            <text:p>16.56</text:p>
          </table:table-cell>
          <table:table-cell table:style-name="ce16" table:formula="oooc:=[.AB39]/[.Y39]" office:value-type="float" office:value="0.171570181252341">
            <text:p>0.1716</text:p>
          </table:table-cell>
          <table:table-cell table:style-name="ce9" office:value-type="float" office:value="1183">
            <text:p>1183</text:p>
          </table:table-cell>
          <table:table-cell table:style-name="ce11" table:formula="oooc:=[.AE39]*[.$E39]" office:value-type="float" office:value="3.28973536818092">
            <text:p>3.29</text:p>
          </table:table-cell>
          <table:table-cell table:style-name="ce16" table:formula="oooc:=[.AE39]/[.AB39]" office:value-type="float" office:value="0.198689956331878">
            <text:p>0.1987</text:p>
          </table:table-cell>
          <table:table-cell table:number-columns-repeated="223"/>
        </table:table-row>
        <table:table-row table:style-name="ro1">
          <table:table-cell table:style-name="ce28" table:formula="oooc:=[.A17]" office:value-type="string" office:string-value="Zjets-madgraph">
            <text:p>Zjets-madgraph</text:p>
          </table:table-cell>
          <table:table-cell table:style-name="ce34" table:formula="oooc:=[.B17]" office:value-type="float" office:value="1084921">
            <text:p>1084921</text:p>
          </table:table-cell>
          <table:table-cell table:style-name="ce34" table:formula="oooc:=[.C17]" office:value-type="float" office:value="2800">
            <text:p>2800</text:p>
          </table:table-cell>
          <table:table-cell table:style-name="ce7" table:formula="oooc:=[.B40]/[.C40]" office:value-type="float" office:value="387.471785714286">
            <text:p>387.47</text:p>
          </table:table-cell>
          <table:table-cell table:style-name="ce15" table:formula="oooc:=[.$E$2]/(1000*[.D40])" office:value-type="float" office:value="0.00258083307448192">
            <text:p>2.58E-003</text:p>
          </table:table-cell>
          <table:table-cell table:style-name="ce7" table:formula="oooc:=[.C40]*[.$E$2]/1000" office:value-type="float" office:value="2800">
            <text:p>2800.00</text:p>
          </table:table-cell>
          <table:table-cell table:style-name="ce48" table:formula="oooc:=[.G17]" office:value-type="float" office:value="321975">
            <text:p>321975</text:p>
          </table:table-cell>
          <table:table-cell table:style-name="ce11" table:formula="oooc:=[.G40]*[.$E40]" office:value-type="float" office:value="830.963729156316">
            <text:p>830.96</text:p>
          </table:table-cell>
          <table:table-cell table:style-name="ce16" table:formula="oooc:=[.G40]/[.B40]" office:value-type="float" office:value="0.29677276041297">
            <text:p>0.2968</text:p>
          </table:table-cell>
          <table:table-cell table:style-name="ce48" table:formula="oooc:=[.J17]" office:value-type="float" office:value="321356">
            <text:p>321356</text:p>
          </table:table-cell>
          <table:table-cell table:style-name="ce11" table:formula="oooc:=[.J40]*[.$E40]" office:value-type="float" office:value="829.366193483212">
            <text:p>829.37</text:p>
          </table:table-cell>
          <table:table-cell table:style-name="ce16" table:formula="oooc:=[.J40]/[.G40]" office:value-type="float" office:value="0.998077490488392">
            <text:p>0.9981</text:p>
          </table:table-cell>
          <table:table-cell table:style-name="ce9" office:value-type="float" office:value="140562">
            <text:p>140562</text:p>
          </table:table-cell>
          <table:table-cell table:style-name="ce11" table:formula="oooc:=[.M40]*[.$E40]" office:value-type="float" office:value="362.767058615328">
            <text:p>362.77</text:p>
          </table:table-cell>
          <table:table-cell table:style-name="ce16" table:formula="oooc:=[.M40]/[.J40]" office:value-type="float" office:value="0.437402755822203">
            <text:p>0.4374</text:p>
          </table:table-cell>
          <table:table-cell table:style-name="ce9" office:value-type="float" office:value="82138">
            <text:p>82138</text:p>
          </table:table-cell>
          <table:table-cell table:style-name="ce11" table:formula="oooc:=[.P40]*[.$E40]" office:value-type="float" office:value="211.984467071796">
            <text:p>211.98</text:p>
          </table:table-cell>
          <table:table-cell table:style-name="ce16" table:formula="oooc:=[.P40]/[.M40]" office:value-type="float" office:value="0.584354235141788">
            <text:p>0.5844</text:p>
          </table:table-cell>
          <table:table-cell table:style-name="ce9" office:value-type="float" office:value="80545">
            <text:p>80545</text:p>
          </table:table-cell>
          <table:table-cell table:style-name="ce11" table:formula="oooc:=[.S40]*[.$E40]" office:value-type="float" office:value="207.873199984146">
            <text:p>207.87</text:p>
          </table:table-cell>
          <table:table-cell table:style-name="ce16" table:formula="oooc:=[.S40]/[.P40]" office:value-type="float" office:value="0.980605809734836">
            <text:p>0.9806</text:p>
          </table:table-cell>
          <table:table-cell table:style-name="ce9" office:value-type="float" office:value="17501">
            <text:p>17501</text:p>
          </table:table-cell>
          <table:table-cell table:style-name="ce11" table:formula="oooc:=[.V40]*[.$E40]" office:value-type="float" office:value="45.1671596365081">
            <text:p>45.17</text:p>
          </table:table-cell>
          <table:table-cell table:style-name="ce16" table:formula="oooc:=[.V40]/[.S40]" office:value-type="float" office:value="0.217282264572599">
            <text:p>0.2173</text:p>
          </table:table-cell>
          <table:table-cell table:style-name="ce9" office:value-type="float" office:value="2890">
            <text:p>2890</text:p>
          </table:table-cell>
          <table:table-cell table:style-name="ce11" table:formula="oooc:=[.Y40]*[.$E40]" office:value-type="float" office:value="7.45860758525275">
            <text:p>7.46</text:p>
          </table:table-cell>
          <table:table-cell table:style-name="ce16" table:formula="oooc:=[.Y40]/[.V40]" office:value-type="float" office:value="0.165133420947374">
            <text:p>0.1651</text:p>
          </table:table-cell>
          <table:table-cell table:style-name="ce9" office:value-type="float" office:value="542">
            <text:p>542</text:p>
          </table:table-cell>
          <table:table-cell table:style-name="ce7" table:formula="oooc:=[.AB40]*[.$E40]" office:value-type="float" office:value="1.3988115263692">
            <text:p>1.40</text:p>
          </table:table-cell>
          <table:table-cell table:style-name="ce16" table:formula="oooc:=[.AB40]/[.Y40]" office:value-type="float" office:value="0.187543252595156">
            <text:p>0.1875</text:p>
          </table:table-cell>
          <table:table-cell table:style-name="ce9" office:value-type="float" office:value="106">
            <text:p>106</text:p>
          </table:table-cell>
          <table:table-cell table:style-name="ce11" table:formula="oooc:=[.AE40]*[.$E40]" office:value-type="float" office:value="0.273568305895084">
            <text:p>0.27</text:p>
          </table:table-cell>
          <table:table-cell table:style-name="ce16" table:formula="oooc:=[.AE40]/[.AB40]" office:value-type="float" office:value="0.195571955719557">
            <text:p>0.1956</text:p>
          </table:table-cell>
          <table:table-cell table:number-columns-repeated="223"/>
        </table:table-row>
        <table:table-row table:style-name="ro1">
          <table:table-cell table:style-name="ce28" table:formula="oooc:=[.A18]" office:value-type="string" office:string-value="InclusiveMu15">
            <text:p>InclusiveMu15</text:p>
          </table:table-cell>
          <table:table-cell table:style-name="ce34" table:formula="oooc:=[.B18]" office:value-type="float" office:value="4377187">
            <text:p>4377187</text:p>
          </table:table-cell>
          <table:table-cell table:style-name="ce34" table:formula="oooc:=[.C18]" office:value-type="float" office:value="110000">
            <text:p>1.10E+005</text:p>
          </table:table-cell>
          <table:table-cell table:style-name="ce7" table:formula="oooc:=[.B41]/[.C41]" office:value-type="float" office:value="39.7926090909091">
            <text:p>39.79</text:p>
          </table:table-cell>
          <table:table-cell table:style-name="ce15" table:formula="oooc:=[.$E$2]/(1000*[.D41])" office:value-type="float" office:value="0.0251302948674571">
            <text:p>2.51E-002</text:p>
          </table:table-cell>
          <table:table-cell table:style-name="ce7" table:formula="oooc:=[.C41]*[.$E$2]/1000" office:value-type="float" office:value="110000">
            <text:p>110000.00</text:p>
          </table:table-cell>
          <table:table-cell table:style-name="ce48" table:formula="oooc:=[.G18]" office:value-type="float" office:value="3488649">
            <text:p>3488649</text:p>
          </table:table-cell>
          <table:table-cell table:style-name="ce11" table:formula="oooc:=[.G41]*[.$E41]" office:value-type="float" office:value="87670.7780590594">
            <text:p>87670.78</text:p>
          </table:table-cell>
          <table:table-cell table:style-name="ce16" table:formula="oooc:=[.G41]/[.B41]" office:value-type="float" office:value="0.797007073264176">
            <text:p>0.7970</text:p>
          </table:table-cell>
          <table:table-cell table:style-name="ce48" table:formula="oooc:=[.J18]" office:value-type="float" office:value="3487545">
            <text:p>3487545</text:p>
          </table:table-cell>
          <table:table-cell table:style-name="ce11" table:formula="oooc:=[.J41]*[.$E41]" office:value-type="float" office:value="87643.0342135257">
            <text:p>87643.03</text:p>
          </table:table-cell>
          <table:table-cell table:style-name="ce16" table:formula="oooc:=[.J41]/[.G41]" office:value-type="float" office:value="0.999683545120188">
            <text:p>0.9997</text:p>
          </table:table-cell>
          <table:table-cell table:style-name="ce9" office:value-type="float" office:value="13057">
            <text:p>13057</text:p>
          </table:table-cell>
          <table:table-cell table:style-name="ce11" table:formula="oooc:=[.M41]*[.$E41]" office:value-type="float" office:value="328.126260084388">
            <text:p>328.13</text:p>
          </table:table-cell>
          <table:table-cell table:style-name="ce16" table:formula="oooc:=[.M41]/[.J41]" office:value-type="float" office:value="0.00374389434401563">
            <text:p>0.0037</text:p>
          </table:table-cell>
          <table:table-cell table:style-name="ce9" office:value-type="float" office:value="13047">
            <text:p>13047</text:p>
          </table:table-cell>
          <table:table-cell table:style-name="ce11" table:formula="oooc:=[.P41]*[.$E41]" office:value-type="float" office:value="327.874957135713">
            <text:p>327.87</text:p>
          </table:table-cell>
          <table:table-cell table:style-name="ce16" table:formula="oooc:=[.P41]/[.M41]" office:value-type="float" office:value="0.999234127288045">
            <text:p>0.9992</text:p>
          </table:table-cell>
          <table:table-cell table:style-name="ce9" office:value-type="float" office:value="13023">
            <text:p>13023</text:p>
          </table:table-cell>
          <table:table-cell table:style-name="ce11" table:formula="oooc:=[.S41]*[.$E41]" office:value-type="float" office:value="327.271830058894">
            <text:p>327.27</text:p>
          </table:table-cell>
          <table:table-cell table:style-name="ce16" table:formula="oooc:=[.S41]/[.P41]" office:value-type="float" office:value="0.9981604966659">
            <text:p>0.9982</text:p>
          </table:table-cell>
          <table:table-cell table:style-name="ce9" office:value-type="float" office:value="4296">
            <text:p>4296</text:p>
          </table:table-cell>
          <table:table-cell table:style-name="ce11" table:formula="oooc:=[.V41]*[.$E41]" office:value-type="float" office:value="107.959746750596">
            <text:p>107.96</text:p>
          </table:table-cell>
          <table:table-cell table:style-name="ce16" table:formula="oooc:=[.V41]/[.S41]" office:value-type="float" office:value="0.329877908316056">
            <text:p>0.3299</text:p>
          </table:table-cell>
          <table:table-cell table:style-name="ce9" office:value-type="float" office:value="502">
            <text:p>502</text:p>
          </table:table-cell>
          <table:table-cell table:style-name="ce11" table:formula="oooc:=[.Y41]*[.$E41]" office:value-type="float" office:value="12.6154080234635">
            <text:p>12.62</text:p>
          </table:table-cell>
          <table:table-cell table:style-name="ce16" table:formula="oooc:=[.Y41]/[.V41]" office:value-type="float" office:value="0.116852886405959">
            <text:p>0.1169</text:p>
          </table:table-cell>
          <table:table-cell table:style-name="ce9" office:value-type="float" office:value="59">
            <text:p>59</text:p>
          </table:table-cell>
          <table:table-cell table:style-name="ce11" table:formula="oooc:=[.AB41]*[.$E41]" office:value-type="float" office:value="1.48268739717997">
            <text:p>1.48</text:p>
          </table:table-cell>
          <table:table-cell table:style-name="ce16" table:formula="oooc:=[.AB41]/[.Y41]" office:value-type="float" office:value="0.117529880478088">
            <text:p>0.1175</text:p>
          </table:table-cell>
          <table:table-cell table:style-name="ce9" office:value-type="float" office:value="7">
            <text:p>7</text:p>
          </table:table-cell>
          <table:table-cell table:style-name="ce11" table:formula="oooc:=[.AE41]*[.$E41]" office:value-type="float" office:value="0.1759120640722">
            <text:p>0.18</text:p>
          </table:table-cell>
          <table:table-cell table:style-name="ce16" table:formula="oooc:=[.AE41]/[.AB41]" office:value-type="float" office:value="0.11864406779661">
            <text:p>0.1186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3" table:number-columns-repeated="3"/>
          <table:table-cell table:style-name="ce42"/>
          <table:table-cell table:style-name="ce45" table:formula="oooc:=SUM([.F35:.F41])" office:value-type="float" office:value="140972.655555556">
            <text:p>140972.66</text:p>
          </table:table-cell>
          <table:table-cell table:style-name="ce42"/>
          <table:table-cell table:style-name="ce45" table:formula="oooc:=SUM([.H35:.H41])" office:value-type="float" office:value="94319.3701594999">
            <text:p>94319.37</text:p>
          </table:table-cell>
          <table:table-cell table:style-name="ce50" table:formula="oooc:=[.H42]/[.F42]" office:value-type="float" office:value="0.669061455839071">
            <text:p>0.67</text:p>
          </table:table-cell>
          <table:table-cell table:style-name="ce42"/>
          <table:table-cell table:style-name="ce45" table:formula="oooc:=SUM([.K35:.K41])" office:value-type="float" office:value="94272.3074045">
            <text:p>94272.31</text:p>
          </table:table-cell>
          <table:table-cell table:style-name="ce49" table:formula="oooc:=[.K42]/[.H42]" office:value-type="float" office:value="0.999501027679465">
            <text:p>0.9995</text:p>
          </table:table-cell>
          <table:table-cell table:style-name="ce42"/>
          <table:table-cell table:style-name="ce45" table:formula="oooc:=SUM([.N35:.N41])" office:value-type="float" office:value="4616.88392542737">
            <text:p>4616.88</text:p>
          </table:table-cell>
          <table:table-cell table:style-name="ce49" table:formula="oooc:=[.N42]/[.K42]" office:value-type="float" office:value="0.0489739145305675">
            <text:p>0.0490</text:p>
          </table:table-cell>
          <table:table-cell table:style-name="ce42"/>
          <table:table-cell table:style-name="ce45" table:formula="oooc:=SUM([.Q35:.Q41])" office:value-type="float" office:value="4464.64562802968">
            <text:p>4464.65</text:p>
          </table:table-cell>
          <table:table-cell table:style-name="ce49" table:formula="oooc:=[.Q42]/[.N42]" office:value-type="float" office:value="0.967025747266625">
            <text:p>0.9670</text:p>
          </table:table-cell>
          <table:table-cell table:style-name="ce42"/>
          <table:table-cell table:style-name="ce45" table:formula="oooc:=SUM([.T35:.T41])" office:value-type="float" office:value="4453.55677589497">
            <text:p>4453.56</text:p>
          </table:table-cell>
          <table:table-cell table:style-name="ce49" table:formula="oooc:=[.T42]/[.Q42]" office:value-type="float" office:value="0.997516297359618">
            <text:p>0.9975</text:p>
          </table:table-cell>
          <table:table-cell table:style-name="ce42"/>
          <table:table-cell table:style-name="ce45" table:formula="oooc:=SUM([.W35:.W41])" office:value-type="float" office:value="740.68828349445">
            <text:p>740.69</text:p>
          </table:table-cell>
          <table:table-cell table:style-name="ce49" table:formula="oooc:=[.W42]/[.T42]" office:value-type="float" office:value="0.166313874677303">
            <text:p>0.1663</text:p>
          </table:table-cell>
          <table:table-cell table:style-name="ce42"/>
          <table:table-cell table:style-name="ce45" table:formula="oooc:=SUM([.Z35:.Z41])" office:value-type="float" office:value="122.465036117875">
            <text:p>122.47</text:p>
          </table:table-cell>
          <table:table-cell table:style-name="ce49" table:formula="oooc:=[.Z42]/[.W42]" office:value-type="float" office:value="0.165339507653752">
            <text:p>0.1653</text:p>
          </table:table-cell>
          <table:table-cell table:style-name="ce42"/>
          <table:table-cell table:style-name="ce45" table:formula="oooc:=SUM([.AC35:.AC41])" office:value-type="float" office:value="22.379366231405">
            <text:p>22.38</text:p>
          </table:table-cell>
          <table:table-cell table:style-name="ce49" table:formula="oooc:=[.AC42]/[.Z42]" office:value-type="float" office:value="0.182740861725337">
            <text:p>0.1827</text:p>
          </table:table-cell>
          <table:table-cell table:style-name="ce42"/>
          <table:table-cell table:style-name="ce45" table:formula="oooc:=SUM([.AF35:.AF41])" office:value-type="float" office:value="4.84480450259055">
            <text:p>4.84</text:p>
          </table:table-cell>
          <table:table-cell table:style-name="ce49" table:formula="oooc:=[.AF42]/[.AC42]" office:value-type="float" office:value="0.216485330839791">
            <text:p>0.2165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Total Sum</text:p>
          </table:table-cell>
          <table:table-cell table:style-name="ce33" table:number-columns-repeated="3"/>
          <table:table-cell table:style-name="ce42"/>
          <table:table-cell table:style-name="ce45" table:formula="oooc:=[.F32]+[.F42]" office:value-type="float" office:value="140997.1">
            <text:p>140997.10</text:p>
          </table:table-cell>
          <table:table-cell table:style-name="ce42"/>
          <table:table-cell table:style-name="ce45" table:formula="oooc:=[.H32]+[.H42]" office:value-type="float" office:value="94339.5970483535">
            <text:p>94339.60</text:p>
          </table:table-cell>
          <table:table-cell table:style-name="ce50" table:formula="oooc:=[.H43]/[.F43]" office:value-type="float" office:value="0.669088917774574">
            <text:p>0.67</text:p>
          </table:table-cell>
          <table:table-cell table:style-name="ce42"/>
          <table:table-cell table:style-name="ce45" table:formula="oooc:=[.K32]+[.K42]" office:value-type="float" office:value="94292.5256828308">
            <text:p>94292.53</text:p>
          </table:table-cell>
          <table:table-cell table:style-name="ce49" table:formula="oooc:=[.K43]/[.H43]" office:value-type="float" office:value="0.9995010433901">
            <text:p>0.9995</text:p>
          </table:table-cell>
          <table:table-cell table:style-name="ce42"/>
          <table:table-cell table:style-name="ce45" table:formula="oooc:=[.N32]+[.N42]" office:value-type="float" office:value="4630.4942732555">
            <text:p>4630.49</text:p>
          </table:table-cell>
          <table:table-cell table:style-name="ce49" table:formula="oooc:=[.N43]/[.K43]" office:value-type="float" office:value="0.0491077552512589">
            <text:p>0.0491</text:p>
          </table:table-cell>
          <table:table-cell table:style-name="ce42"/>
          <table:table-cell table:style-name="ce45" table:formula="oooc:=[.Q32]+[.Q42]" office:value-type="float" office:value="4478.21387650691">
            <text:p>4478.21</text:p>
          </table:table-cell>
          <table:table-cell table:style-name="ce49" table:formula="oooc:=[.Q43]/[.N43]" office:value-type="float" office:value="0.967113576270222">
            <text:p>0.9671</text:p>
          </table:table-cell>
          <table:table-cell table:style-name="ce42"/>
          <table:table-cell table:style-name="ce45" table:formula="oooc:=[.T32]+[.T42]" office:value-type="float" office:value="4466.94475533221">
            <text:p>4466.94</text:p>
          </table:table-cell>
          <table:table-cell table:style-name="ce49" table:formula="oooc:=[.T43]/[.Q43]" office:value-type="float" office:value="0.997483567894375">
            <text:p>0.9975</text:p>
          </table:table-cell>
          <table:table-cell table:style-name="ce42"/>
          <table:table-cell table:style-name="ce45" table:formula="oooc:=[.W32]+[.W42]" office:value-type="float" office:value="754.052582145597">
            <text:p>754.05</text:p>
          </table:table-cell>
          <table:table-cell table:style-name="ce49" table:formula="oooc:=[.W43]/[.T43]" office:value-type="float" office:value="0.168807232559901">
            <text:p>0.1688</text:p>
          </table:table-cell>
          <table:table-cell table:style-name="ce42"/>
          <table:table-cell table:style-name="ce45" table:formula="oooc:=[.Z32]+[.Z42]" office:value-type="float" office:value="135.464764940879">
            <text:p>135.46</text:p>
          </table:table-cell>
          <table:table-cell table:style-name="ce49" table:formula="oooc:=[.Z43]/[.W43]" office:value-type="float" office:value="0.179648963677605">
            <text:p>0.1796</text:p>
          </table:table-cell>
          <table:table-cell table:style-name="ce42"/>
          <table:table-cell table:style-name="ce45" table:formula="oooc:=[.AC32]+[.AC42]" office:value-type="float" office:value="33.2831246537002">
            <text:p>33.28</text:p>
          </table:table-cell>
          <table:table-cell table:style-name="ce49" table:formula="oooc:=[.AC43]/[.Z43]" office:value-type="float" office:value="0.245695806346588">
            <text:p>0.2457</text:p>
          </table:table-cell>
          <table:table-cell table:style-name="ce42"/>
          <table:table-cell table:style-name="ce45" table:formula="oooc:=[.AF32]+[.AF42]" office:value-type="float" office:value="11.1306647600143">
            <text:p>11.13</text:p>
          </table:table-cell>
          <table:table-cell table:style-name="ce49" table:formula="oooc:=[.AF43]/[.AC43]" office:value-type="float" office:value="0.3344236719306">
            <text:p>0.3344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S/B</text:p>
          </table:table-cell>
          <table:table-cell table:style-name="ce33" table:number-columns-repeated="3"/>
          <table:table-cell table:style-name="ce42"/>
          <table:table-cell table:style-name="ce46" table:formula="oooc:=[.F32]/[.F42]" office:value-type="float" office:value="0.000173398481770184">
            <text:p>1.73E-004</text:p>
          </table:table-cell>
          <table:table-cell table:style-name="ce42"/>
          <table:table-cell table:style-name="ce45" table:formula="oooc:=[.H32]/[.H42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32]/[.K42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32]/[.N42]" office:value-type="float" office:value="0.00294795105269367">
            <text:p>0.00</text:p>
          </table:table-cell>
          <table:table-cell table:style-name="ce49"/>
          <table:table-cell table:style-name="ce42"/>
          <table:table-cell table:style-name="ce45" table:formula="oooc:=[.Q32]/[.Q42]" office:value-type="float" office:value="0.0030390426492201">
            <text:p>0.00</text:p>
          </table:table-cell>
          <table:table-cell table:style-name="ce49"/>
          <table:table-cell table:style-name="ce42"/>
          <table:table-cell table:style-name="ce45" table:formula="oooc:=[.T32]/[.T42]" office:value-type="float" office:value="0.00300613197741369">
            <text:p>0.00</text:p>
          </table:table-cell>
          <table:table-cell table:style-name="ce49"/>
          <table:table-cell table:style-name="ce42"/>
          <table:table-cell table:style-name="ce45" table:formula="oooc:=[.W32]/[.W42]" office:value-type="float" office:value="0.0180430809410075">
            <text:p>0.02</text:p>
          </table:table-cell>
          <table:table-cell table:style-name="ce49"/>
          <table:table-cell table:style-name="ce42"/>
          <table:table-cell table:style-name="ce45" table:formula="oooc:=[.Z32]/[.Z42]" office:value-type="float" office:value="0.106150532716058">
            <text:p>0.11</text:p>
          </table:table-cell>
          <table:table-cell table:style-name="ce49"/>
          <table:table-cell table:style-name="ce42"/>
          <table:table-cell table:style-name="ce45" table:formula="oooc:=[.AC32]/[.AC42]" office:value-type="float" office:value="0.487223735898023">
            <text:p>0.49</text:p>
          </table:table-cell>
          <table:table-cell table:style-name="ce49"/>
          <table:table-cell table:style-name="ce42"/>
          <table:table-cell table:style-name="ce45" table:formula="oooc:=[.AF32]/[.AF42]" office:value-type="float" office:value="1.29744353029367">
            <text:p>1.30</text:p>
          </table:table-cell>
          <table:table-cell table:style-name="ce49"/>
          <table:table-cell table:style-name="ce52" table:number-columns-repeated="223"/>
        </table:table-row>
        <table:table-row table:style-name="ro1">
          <table:table-cell table:style-name="ce27" office:value-type="string">
            <text:p>S/sqrt(B)</text:p>
          </table:table-cell>
          <table:table-cell table:style-name="ce33" table:number-columns-repeated="3"/>
          <table:table-cell table:style-name="ce42"/>
          <table:table-cell table:style-name="ce45" table:formula="oooc:=[.F32]/SQRT([.F42])" office:value-type="float" office:value="0.0651047583083009">
            <text:p>0.07</text:p>
          </table:table-cell>
          <table:table-cell table:style-name="ce42"/>
          <table:table-cell table:style-name="ce45" table:formula="oooc:=[.H32]/SQRT([.H42])" office:value-type="float" office:value="0.0658610487557304">
            <text:p>0.07</text:p>
          </table:table-cell>
          <table:table-cell table:style-name="ce50"/>
          <table:table-cell table:style-name="ce42"/>
          <table:table-cell table:style-name="ce45" table:formula="oooc:=[.K32]/SQRT([.K42])" office:value-type="float" office:value="0.0658494424896765">
            <text:p>0.07</text:p>
          </table:table-cell>
          <table:table-cell table:style-name="ce49"/>
          <table:table-cell table:style-name="ce42"/>
          <table:table-cell table:style-name="ce45" table:formula="oooc:=[.N32]/SQRT([.N42])" office:value-type="float" office:value="0.200306363372353">
            <text:p>0.20</text:p>
          </table:table-cell>
          <table:table-cell table:style-name="ce49"/>
          <table:table-cell table:style-name="ce42"/>
          <table:table-cell table:style-name="ce45" table:formula="oooc:=[.Q32]/SQRT([.Q42])" office:value-type="float" office:value="0.203062763197827">
            <text:p>0.20</text:p>
          </table:table-cell>
          <table:table-cell table:style-name="ce49"/>
          <table:table-cell table:style-name="ce42"/>
          <table:table-cell table:style-name="ce45" table:formula="oooc:=[.T32]/SQRT([.T42])" office:value-type="float" office:value="0.200614139828827">
            <text:p>0.20</text:p>
          </table:table-cell>
          <table:table-cell table:style-name="ce49"/>
          <table:table-cell table:style-name="ce42"/>
          <table:table-cell table:style-name="ce45" table:formula="oooc:=[.W32]/SQRT([.W42])" office:value-type="float" office:value="0.491053074812112">
            <text:p>0.49</text:p>
          </table:table-cell>
          <table:table-cell table:style-name="ce49"/>
          <table:table-cell table:style-name="ce42"/>
          <table:table-cell table:style-name="ce45" table:formula="oooc:=[.Z32]/SQRT([.Z42])" office:value-type="float" office:value="1.17470342628518">
            <text:p>1.17</text:p>
          </table:table-cell>
          <table:table-cell table:style-name="ce49"/>
          <table:table-cell table:style-name="ce42"/>
          <table:table-cell table:style-name="ce45" table:formula="oooc:=[.AC32]/SQRT([.AC42])" office:value-type="float" office:value="2.30490128071469">
            <text:p>2.30</text:p>
          </table:table-cell>
          <table:table-cell table:style-name="ce49"/>
          <table:table-cell table:style-name="ce42"/>
          <table:table-cell table:style-name="ce45" table:formula="oooc:=[.AF32]/SQRT([.AF42])" office:value-type="float" office:value="2.85579213587483">
            <text:p>2.86</text:p>
          </table:table-cell>
          <table:table-cell table:style-name="ce49"/>
          <table:table-cell table:style-name="ce52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C Selection v2 minus v1" table:style-name="ta1" table:print="false">
        <office:forms form:automatic-focus="false" form:apply-design-mode="false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MC.E2]" office:value-type="float" office:value="1000" table:number-columns-spanned="2" table:number-rows-spanned="1">
            <text:p>1000.0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Jets-madgraph</text:p>
          </table:table-cell>
          <table:table-cell table:style-name="ce55" table:formula="oooc:=[MC.B4]-['MC Selection v1'.B4]" office:value-type="float" office:value="0">
            <text:p>0</text:p>
          </table:table-cell>
          <table:table-cell table:style-name="ce30" table:formula="oooc:=[MC.C4]" office:value-type="float" office:value="165">
            <text:p>165</text:p>
          </table:table-cell>
          <table:table-cell table:style-name="ce30" table:formula="oooc:=[MC.D4]" office:value-type="float" office:value="8990.32727272727">
            <text:p>8990</text:p>
          </table:table-cell>
          <table:table-cell table:style-name="ce56" table:formula="oooc:=[.$E$2]/(1000*[.D4])" office:value-type="float" office:value="0.000111230655977738">
            <text:p>1.11E-004</text:p>
          </table:table-cell>
          <table:table-cell table:style-name="ce57" table:formula="oooc:=[MC.F4]-['MC Selection v1'.F4]" office:value-type="float" office:value="0">
            <text:p>0</text:p>
          </table:table-cell>
          <table:table-cell table:style-name="ce55" table:formula="oooc:=[MC.G4]-['MC Selection v1'.G4]" office:value-type="float" office:value="0">
            <text:p>0</text:p>
          </table:table-cell>
          <table:table-cell table:style-name="ce60" table:formula="oooc:=[MC.H4]-['MC Selection v1'.H4]" office:value-type="float" office:value="0">
            <text:p>0.00</text:p>
          </table:table-cell>
          <table:table-cell table:style-name="ce61" table:formula="oooc:=[MC.I4]-['MC Selection v1'.I4]" office:value-type="float" office:value="0">
            <text:p>0.0000</text:p>
          </table:table-cell>
          <table:table-cell table:style-name="ce55" table:formula="oooc:=[MC.J4]-['MC Selection v1'.J4]" office:value-type="float" office:value="0">
            <text:p>0</text:p>
          </table:table-cell>
          <table:table-cell table:style-name="ce60" table:formula="oooc:=[MC.K4]-['MC Selection v1'.K4]" office:value-type="float" office:value="0">
            <text:p>0.00</text:p>
          </table:table-cell>
          <table:table-cell table:style-name="ce61" table:formula="oooc:=[MC.L4]-['MC Selection v1'.L4]" office:value-type="float" office:value="0">
            <text:p>0.0000</text:p>
          </table:table-cell>
          <table:table-cell table:style-name="ce55" table:formula="oooc:=[MC.M4]-['MC Selection v1'.M4]" office:value-type="float" office:value="4754">
            <text:p>4754</text:p>
          </table:table-cell>
          <table:table-cell table:style-name="ce60" table:formula="oooc:=[MC.N4]-['MC Selection v1'.N4]" office:value-type="float" office:value="0.528790538518166">
            <text:p>0.53</text:p>
          </table:table-cell>
          <table:table-cell table:style-name="ce61" table:formula="oooc:=[MC.O4]-['MC Selection v1'.O4]" office:value-type="float" office:value="0.0107182392687969">
            <text:p>0.0107</text:p>
          </table:table-cell>
          <table:table-cell table:style-name="ce55" table:formula="oooc:=[MC.P4]-['MC Selection v1'.P4]" office:value-type="float" office:value="5010">
            <text:p>5010</text:p>
          </table:table-cell>
          <table:table-cell table:style-name="ce60" table:formula="oooc:=[MC.Q4]-['MC Selection v1'.Q4]" office:value-type="float" office:value="0.557265586448466">
            <text:p>0.56</text:p>
          </table:table-cell>
          <table:table-cell table:style-name="ce61" table:formula="oooc:=[MC.R4]-['MC Selection v1'.R4]" office:value-type="float" office:value="0.00211472412222857">
            <text:p>0.0021</text:p>
          </table:table-cell>
          <table:table-cell table:style-name="ce55" table:formula="oooc:=[MC.S4]-['MC Selection v1'.S4]" office:value-type="float" office:value="1871">
            <text:p>1871</text:p>
          </table:table-cell>
          <table:table-cell table:style-name="ce60" table:formula="oooc:=[MC.T4]-['MC Selection v1'.T4]" office:value-type="float" office:value="0.208112557334346">
            <text:p>0.21</text:p>
          </table:table-cell>
          <table:table-cell table:style-name="ce61" table:formula="oooc:=[MC.U4]-['MC Selection v1'.U4]" office:value-type="float" office:value="-0.0135197106368296">
            <text:p>-0.0135</text:p>
          </table:table-cell>
          <table:table-cell table:style-name="ce55" table:formula="oooc:=[MC.V4]-['MC Selection v1'.V4]" office:value-type="float" office:value="1857">
            <text:p>1857</text:p>
          </table:table-cell>
          <table:table-cell table:style-name="ce60" table:formula="oooc:=[MC.W4]-['MC Selection v1'.W4]" office:value-type="float" office:value="0.20655532815066">
            <text:p>0.21</text:p>
          </table:table-cell>
          <table:table-cell table:style-name="ce61" table:formula="oooc:=[MC.X4]-['MC Selection v1'.X4]" office:value-type="float" office:value="-0.0000378900906123913">
            <text:p>-0.0000</text:p>
          </table:table-cell>
          <table:table-cell table:style-name="ce55" table:formula="oooc:=[MC.Y4]-['MC Selection v1'.Y4]" office:value-type="float" office:value="1750">
            <text:p>1750</text:p>
          </table:table-cell>
          <table:table-cell table:style-name="ce60" table:formula="oooc:=[MC.Z4]-['MC Selection v1'.Z4]" office:value-type="float" office:value="0.194653647961044">
            <text:p>0.19</text:p>
          </table:table-cell>
          <table:table-cell table:style-name="ce61" table:formula="oooc:=[MC.AA4]-['MC Selection v1'.AA4]" office:value-type="float" office:value="-0.000120392593984997">
            <text:p>-0.0001</text:p>
          </table:table-cell>
          <table:table-cell table:style-name="ce55" table:formula="oooc:=[MC.AB4]-['MC Selection v1'.AB4]" office:value-type="float" office:value="1460">
            <text:p>1460</text:p>
          </table:table-cell>
          <table:table-cell table:style-name="ce60" table:formula="oooc:=[MC.AC4]-['MC Selection v1'.AC4]" office:value-type="float" office:value="0.162396757727496">
            <text:p>0.16</text:p>
          </table:table-cell>
          <table:table-cell table:style-name="ce61" table:formula="oooc:=[MC.AD4]-['MC Selection v1'.AD4]" office:value-type="float" office:value="0.000387966735178158">
            <text:p>0.0004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-mcatnlo</text:p>
          </table:table-cell>
          <table:table-cell table:style-name="ce55" table:formula="oooc:=[MC.B5]-['MC Selection v1'.B5]" office:value-type="float" office:value="0">
            <text:p>0</text:p>
          </table:table-cell>
          <table:table-cell table:style-name="ce30" table:formula="oooc:=[MC.C5]" office:value-type="float" office:value="165">
            <text:p>165</text:p>
          </table:table-cell>
          <table:table-cell table:style-name="ce30" table:formula="oooc:=[MC.D5]" office:value-type="float" office:value="6010.26666666667">
            <text:p>6010</text:p>
          </table:table-cell>
          <table:table-cell table:style-name="ce56" table:formula="oooc:=[.$E$2]/(1000*[.D5])" office:value-type="float" office:value="0.000166381968631453">
            <text:p>1.66E-004</text:p>
          </table:table-cell>
          <table:table-cell table:style-name="ce57" table:formula="oooc:=[MC.F5]-['MC Selection v1'.F5]" office:value-type="float" office:value="0">
            <text:p>0</text:p>
          </table:table-cell>
          <table:table-cell table:style-name="ce55" table:formula="oooc:=[MC.G5]-['MC Selection v1'.G5]" office:value-type="float" office:value="0">
            <text:p>0</text:p>
          </table:table-cell>
          <table:table-cell table:style-name="ce60" table:formula="oooc:=[MC.H5]-['MC Selection v1'.H5]" office:value-type="float" office:value="0">
            <text:p>0.00</text:p>
          </table:table-cell>
          <table:table-cell table:style-name="ce61" table:formula="oooc:=[MC.I5]-['MC Selection v1'.I5]" office:value-type="float" office:value="0">
            <text:p>0.0000</text:p>
          </table:table-cell>
          <table:table-cell table:style-name="ce55" table:formula="oooc:=[MC.J5]-['MC Selection v1'.J5]" office:value-type="float" office:value="0">
            <text:p>0</text:p>
          </table:table-cell>
          <table:table-cell table:style-name="ce60" table:formula="oooc:=[MC.K5]-['MC Selection v1'.K5]" office:value-type="float" office:value="0">
            <text:p>0.00</text:p>
          </table:table-cell>
          <table:table-cell table:style-name="ce61" table:formula="oooc:=[MC.L5]-['MC Selection v1'.L5]" office:value-type="float" office:value="0">
            <text:p>0.0000</text:p>
          </table:table-cell>
          <table:table-cell table:style-name="ce55" table:formula="oooc:=[MC.M5]-['MC Selection v1'.M5]" office:value-type="float" office:value="2433">
            <text:p>2433</text:p>
          </table:table-cell>
          <table:table-cell table:style-name="ce60" table:formula="oooc:=[MC.N5]-['MC Selection v1'.N5]" office:value-type="float" office:value="0.404807329680324">
            <text:p>0.40</text:p>
          </table:table-cell>
          <table:table-cell table:style-name="ce61" table:formula="oooc:=[MC.O5]-['MC Selection v1'.O5]" office:value-type="float" office:value="0.00834078964960461">
            <text:p>0.0083</text:p>
          </table:table-cell>
          <table:table-cell table:style-name="ce55" table:formula="oooc:=[MC.P5]-['MC Selection v1'.P5]" office:value-type="float" office:value="2540">
            <text:p>2540</text:p>
          </table:table-cell>
          <table:table-cell table:style-name="ce60" table:formula="oooc:=[MC.Q5]-['MC Selection v1'.Q5]" office:value-type="float" office:value="0.422610200323891">
            <text:p>0.42</text:p>
          </table:table-cell>
          <table:table-cell table:style-name="ce61" table:formula="oooc:=[MC.R5]-['MC Selection v1'.R5]" office:value-type="float" office:value="0.00133939411167017">
            <text:p>0.0013</text:p>
          </table:table-cell>
          <table:table-cell table:style-name="ce55" table:formula="oooc:=[MC.S5]-['MC Selection v1'.S5]" office:value-type="float" office:value="473">
            <text:p>473</text:p>
          </table:table-cell>
          <table:table-cell table:style-name="ce60" table:formula="oooc:=[MC.T5]-['MC Selection v1'.T5]" office:value-type="float" office:value="0.0786986711626767">
            <text:p>0.08</text:p>
          </table:table-cell>
          <table:table-cell table:style-name="ce61" table:formula="oooc:=[MC.U5]-['MC Selection v1'.U5]" office:value-type="float" office:value="-0.0134272053539335">
            <text:p>-0.0134</text:p>
          </table:table-cell>
          <table:table-cell table:style-name="ce55" table:formula="oooc:=[MC.V5]-['MC Selection v1'.V5]" office:value-type="float" office:value="460">
            <text:p>460</text:p>
          </table:table-cell>
          <table:table-cell table:style-name="ce60" table:formula="oooc:=[MC.W5]-['MC Selection v1'.W5]" office:value-type="float" office:value="0.0765357055704712">
            <text:p>0.08</text:p>
          </table:table-cell>
          <table:table-cell table:style-name="ce61" table:formula="oooc:=[MC.X5]-['MC Selection v1'.X5]" office:value-type="float" office:value="-0.0000959742924918627">
            <text:p>-0.0001</text:p>
          </table:table-cell>
          <table:table-cell table:style-name="ce55" table:formula="oooc:=[MC.Y5]-['MC Selection v1'.Y5]" office:value-type="float" office:value="406">
            <text:p>406</text:p>
          </table:table-cell>
          <table:table-cell table:style-name="ce60" table:formula="oooc:=[MC.Z5]-['MC Selection v1'.Z5]" office:value-type="float" office:value="0.0675510792643728">
            <text:p>0.07</text:p>
          </table:table-cell>
          <table:table-cell table:style-name="ce61" table:formula="oooc:=[MC.AA5]-['MC Selection v1'.AA5]" office:value-type="float" office:value="-0.000283234115327713">
            <text:p>-0.0003</text:p>
          </table:table-cell>
          <table:table-cell table:style-name="ce55" table:formula="oooc:=[MC.AB5]-['MC Selection v1'.AB5]" office:value-type="float" office:value="299">
            <text:p>299</text:p>
          </table:table-cell>
          <table:table-cell table:style-name="ce60" table:formula="oooc:=[MC.AC5]-['MC Selection v1'.AC5]" office:value-type="float" office:value="0.0497482086208052">
            <text:p>0.05</text:p>
          </table:table-cell>
          <table:table-cell table:style-name="ce61" table:formula="oooc:=[MC.AD5]-['MC Selection v1'.AD5]" office:value-type="float" office:value="-0.000226859484728337">
            <text:p>-0.0002</text:p>
          </table:table-cell>
          <table:table-cell table:number-columns-repeated="226"/>
        </table:table-row>
        <table:table-row table:style-name="ro2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[MC.F6]-['MC Selection v1'.F6]" office:value-type="float" office:value="0">
            <text:p>0.00</text:p>
          </table:table-cell>
          <table:table-cell table:style-name="ce47"/>
          <table:table-cell table:style-name="ce39" table:formula="oooc:=[MC.H6]-['MC Selection v1'.H6]" office:value-type="float" office:value="0">
            <text:p>0.00</text:p>
          </table:table-cell>
          <table:table-cell table:style-name="ce49" table:formula="oooc:=[MC.I6]-['MC Selection v1'.I6]" office:value-type="float" office:value="0">
            <text:p>0.0000</text:p>
          </table:table-cell>
          <table:table-cell table:style-name="ce47"/>
          <table:table-cell table:style-name="ce39" table:formula="oooc:=[MC.K6]-['MC Selection v1'.K6]" office:value-type="float" office:value="0">
            <text:p>0.00</text:p>
          </table:table-cell>
          <table:table-cell table:style-name="ce49" table:formula="oooc:=[MC.L6]-['MC Selection v1'.L6]" office:value-type="float" office:value="0">
            <text:p>0.0000</text:p>
          </table:table-cell>
          <table:table-cell table:style-name="ce47"/>
          <table:table-cell table:style-name="ce39" table:formula="oooc:=[MC.N6]-['MC Selection v1'.N6]" office:value-type="float" office:value="0.466798934099245">
            <text:p>0.47</text:p>
          </table:table-cell>
          <table:table-cell table:style-name="ce49" table:formula="oooc:=[MC.O6]-['MC Selection v1'.O6]" office:value-type="float" office:value="0.00953925713094839">
            <text:p>0.0095</text:p>
          </table:table-cell>
          <table:table-cell table:style-name="ce47"/>
          <table:table-cell table:style-name="ce39" table:formula="oooc:=[MC.Q6]-['MC Selection v1'.Q6]" office:value-type="float" office:value="0.489937893386177">
            <text:p>0.49</text:p>
          </table:table-cell>
          <table:table-cell table:style-name="ce49" table:formula="oooc:=[MC.R6]-['MC Selection v1'.R6]" office:value-type="float" office:value="0.00171648592025353">
            <text:p>0.0017</text:p>
          </table:table-cell>
          <table:table-cell table:style-name="ce47"/>
          <table:table-cell table:style-name="ce39" table:formula="oooc:=[MC.T6]-['MC Selection v1'.T6]" office:value-type="float" office:value="0.143405614248508">
            <text:p>0.14</text:p>
          </table:table-cell>
          <table:table-cell table:style-name="ce49" table:formula="oooc:=[MC.U6]-['MC Selection v1'.U6]" office:value-type="float" office:value="-0.0134609414487082">
            <text:p>-0.0135</text:p>
          </table:table-cell>
          <table:table-cell table:style-name="ce47"/>
          <table:table-cell table:style-name="ce39" table:formula="oooc:=[MC.W6]-['MC Selection v1'.W6]" office:value-type="float" office:value="0.141545516860564">
            <text:p>0.14</text:p>
          </table:table-cell>
          <table:table-cell table:style-name="ce49" table:formula="oooc:=[MC.X6]-['MC Selection v1'.X6]" office:value-type="float" office:value="-0.0000667011742908619">
            <text:p>-0.0001</text:p>
          </table:table-cell>
          <table:table-cell table:style-name="ce47"/>
          <table:table-cell table:style-name="ce39" table:formula="oooc:=[MC.Z6]-['MC Selection v1'.Z6]" office:value-type="float" office:value="0.131102363612708">
            <text:p>0.13</text:p>
          </table:table-cell>
          <table:table-cell table:style-name="ce49" table:formula="oooc:=[MC.AA6]-['MC Selection v1'.AA6]" office:value-type="float" office:value="-0.000201163269311966">
            <text:p>-0.0002</text:p>
          </table:table-cell>
          <table:table-cell table:style-name="ce47"/>
          <table:table-cell table:style-name="ce39" table:formula="oooc:=[MC.AC6]-['MC Selection v1'.AC6]" office:value-type="float" office:value="0.106072483174149">
            <text:p>0.11</text:p>
          </table:table-cell>
          <table:table-cell table:style-name="ce49" table:formula="oooc:=[MC.AD6]-['MC Selection v1'.AD6]" office:value-type="float" office:value="0.000082376960363173">
            <text:p>0.0001</text:p>
          </table:table-cell>
          <table:table-cell table:style-name="ce51" table:number-columns-repeated="226"/>
        </table:table-row>
        <table:table-row table:style-name="ro2">
          <table:table-cell table:style-name="ce25" office:value-type="string">
            <text:p>TtbarJets-madgraph Sig.</text:p>
          </table:table-cell>
          <table:table-cell table:style-name="ce55" table:formula="oooc:=[MC.B7]-['MC Selection v1'.B7]" office:value-type="float" office:value="0">
            <text:p>0</text:p>
          </table:table-cell>
          <table:table-cell table:style-name="ce30" table:formula="oooc:=[MC.C7]" office:value-type="float" office:value="24.4444444444444">
            <text:p>24</text:p>
          </table:table-cell>
          <table:table-cell table:style-name="ce30" table:formula="oooc:=[MC.D7]" office:value-type="float" office:value="8964.57272727273">
            <text:p>8965</text:p>
          </table:table-cell>
          <table:table-cell table:style-name="ce56" table:formula="oooc:=[.$E$2]/(1000*[.D7])" office:value-type="float" office:value="0.000111550213314431">
            <text:p>1.12E-004</text:p>
          </table:table-cell>
          <table:table-cell table:style-name="ce57" table:formula="oooc:=[MC.F7]-['MC Selection v1'.F7]" office:value-type="float" office:value="0">
            <text:p>0</text:p>
          </table:table-cell>
          <table:table-cell table:style-name="ce55" table:formula="oooc:=[MC.G7]-['MC Selection v1'.G7]" office:value-type="float" office:value="0">
            <text:p>0</text:p>
          </table:table-cell>
          <table:table-cell table:style-name="ce60" table:formula="oooc:=[MC.H7]-['MC Selection v1'.H7]" office:value-type="float" office:value="0">
            <text:p>0.00</text:p>
          </table:table-cell>
          <table:table-cell table:style-name="ce61" table:formula="oooc:=[MC.I7]-['MC Selection v1'.I7]" office:value-type="float" office:value="0">
            <text:p>0.0000</text:p>
          </table:table-cell>
          <table:table-cell table:style-name="ce55" table:formula="oooc:=[MC.J7]-['MC Selection v1'.J7]" office:value-type="float" office:value="0">
            <text:p>0</text:p>
          </table:table-cell>
          <table:table-cell table:style-name="ce60" table:formula="oooc:=[MC.K7]-['MC Selection v1'.K7]" office:value-type="float" office:value="0">
            <text:p>0.00</text:p>
          </table:table-cell>
          <table:table-cell table:style-name="ce61" table:formula="oooc:=[MC.L7]-['MC Selection v1'.L7]" office:value-type="float" office:value="0">
            <text:p>0.0000</text:p>
          </table:table-cell>
          <table:table-cell table:style-name="ce55" table:formula="oooc:=[MC.M7]-['MC Selection v1'.M7]" office:value-type="float" office:value="2424">
            <text:p>2424</text:p>
          </table:table-cell>
          <table:table-cell table:style-name="ce60" table:formula="oooc:=[MC.N7]-['MC Selection v1'.N7]" office:value-type="float" office:value="0.27039771707418">
            <text:p>0.27</text:p>
          </table:table-cell>
          <table:table-cell table:style-name="ce61" table:formula="oooc:=[MC.O7]-['MC Selection v1'.O7]" office:value-type="float" office:value="0.0133494878290561">
            <text:p>0.0133</text:p>
          </table:table-cell>
          <table:table-cell table:style-name="ce55" table:formula="oooc:=[MC.P7]-['MC Selection v1'.P7]" office:value-type="float" office:value="2400">
            <text:p>2400</text:p>
          </table:table-cell>
          <table:table-cell table:style-name="ce60" table:formula="oooc:=[MC.Q7]-['MC Selection v1'.Q7]" office:value-type="float" office:value="0.267720511954634">
            <text:p>0.27</text:p>
          </table:table-cell>
          <table:table-cell table:style-name="ce61" table:formula="oooc:=[MC.R7]-['MC Selection v1'.R7]" office:value-type="float" office:value="-0.000124936231851391">
            <text:p>-0.0001</text:p>
          </table:table-cell>
          <table:table-cell table:style-name="ce55" table:formula="oooc:=[MC.S7]-['MC Selection v1'.S7]" office:value-type="float" office:value="1260">
            <text:p>1260</text:p>
          </table:table-cell>
          <table:table-cell table:style-name="ce60" table:formula="oooc:=[MC.T7]-['MC Selection v1'.T7]" office:value-type="float" office:value="0.140553268776182">
            <text:p>0.14</text:p>
          </table:table-cell>
          <table:table-cell table:style-name="ce61" table:formula="oooc:=[MC.U7]-['MC Selection v1'.U7]" office:value-type="float" office:value="-0.00845043802292533">
            <text:p>-0.0085</text:p>
          </table:table-cell>
          <table:table-cell table:style-name="ce55" table:formula="oooc:=[MC.V7]-['MC Selection v1'.V7]" office:value-type="float" office:value="1257">
            <text:p>1257</text:p>
          </table:table-cell>
          <table:table-cell table:style-name="ce60" table:formula="oooc:=[MC.W7]-['MC Selection v1'.W7]" office:value-type="float" office:value="0.14021861813624">
            <text:p>0.14</text:p>
          </table:table-cell>
          <table:table-cell table:style-name="ce61" table:formula="oooc:=[MC.X7]-['MC Selection v1'.X7]" office:value-type="float" office:value="-0.0000072796169336975">
            <text:p>-0.0000</text:p>
          </table:table-cell>
          <table:table-cell table:style-name="ce55" table:formula="oooc:=[MC.Y7]-['MC Selection v1'.Y7]" office:value-type="float" office:value="1226">
            <text:p>1226</text:p>
          </table:table-cell>
          <table:table-cell table:style-name="ce60" table:formula="oooc:=[MC.Z7]-['MC Selection v1'.Z7]" office:value-type="float" office:value="0.136760561523491">
            <text:p>0.14</text:p>
          </table:table-cell>
          <table:table-cell table:style-name="ce61" table:formula="oooc:=[MC.AA7]-['MC Selection v1'.AA7]" office:value-type="float" office:value="0.0000184374713404489">
            <text:p>0.0000</text:p>
          </table:table-cell>
          <table:table-cell table:style-name="ce55" table:formula="oooc:=[MC.AB7]-['MC Selection v1'.AB7]" office:value-type="float" office:value="997">
            <text:p>997</text:p>
          </table:table-cell>
          <table:table-cell table:style-name="ce60" table:formula="oooc:=[MC.AC7]-['MC Selection v1'.AC7]" office:value-type="float" office:value="0.111215562674486">
            <text:p>0.11</text:p>
          </table:table-cell>
          <table:table-cell table:style-name="ce61" table:formula="oooc:=[MC.AD7]-['MC Selection v1'.AD7]" office:value-type="float" office:value="-0.000287988723220334">
            <text:p>-0.0003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-mcatnlo Sig.</text:p>
          </table:table-cell>
          <table:table-cell table:style-name="ce55" table:formula="oooc:=[MC.B8]-['MC Selection v1'.B8]" office:value-type="float" office:value="0">
            <text:p>0</text:p>
          </table:table-cell>
          <table:table-cell table:style-name="ce30" table:formula="oooc:=[MC.C8]" office:value-type="float" office:value="24.4444444444444">
            <text:p>24</text:p>
          </table:table-cell>
          <table:table-cell table:style-name="ce30" table:formula="oooc:=[MC.D8]" office:value-type="float" office:value="5987.08636363636">
            <text:p>5987</text:p>
          </table:table-cell>
          <table:table-cell table:style-name="ce56" table:formula="oooc:=[.$E$2]/(1000*[.D8])" office:value-type="float" office:value="0.000167026152499432">
            <text:p>1.67E-004</text:p>
          </table:table-cell>
          <table:table-cell table:style-name="ce57" table:formula="oooc:=[MC.F8]-['MC Selection v1'.F8]" office:value-type="float" office:value="0">
            <text:p>0</text:p>
          </table:table-cell>
          <table:table-cell table:style-name="ce55" table:formula="oooc:=[MC.G8]-['MC Selection v1'.G8]" office:value-type="float" office:value="0">
            <text:p>0</text:p>
          </table:table-cell>
          <table:table-cell table:style-name="ce60" table:formula="oooc:=[MC.H8]-['MC Selection v1'.H8]" office:value-type="float" office:value="0">
            <text:p>0.00</text:p>
          </table:table-cell>
          <table:table-cell table:style-name="ce61" table:formula="oooc:=[MC.I8]-['MC Selection v1'.I8]" office:value-type="float" office:value="0">
            <text:p>0.0000</text:p>
          </table:table-cell>
          <table:table-cell table:style-name="ce55" table:formula="oooc:=[MC.J8]-['MC Selection v1'.J8]" office:value-type="float" office:value="0">
            <text:p>0</text:p>
          </table:table-cell>
          <table:table-cell table:style-name="ce60" table:formula="oooc:=[MC.K8]-['MC Selection v1'.K8]" office:value-type="float" office:value="0">
            <text:p>0.00</text:p>
          </table:table-cell>
          <table:table-cell table:style-name="ce61" table:formula="oooc:=[MC.L8]-['MC Selection v1'.L8]" office:value-type="float" office:value="0">
            <text:p>0.0000</text:p>
          </table:table-cell>
          <table:table-cell table:style-name="ce55" table:formula="oooc:=[MC.M8]-['MC Selection v1'.M8]" office:value-type="float" office:value="978">
            <text:p>978</text:p>
          </table:table-cell>
          <table:table-cell table:style-name="ce60" table:formula="oooc:=[MC.N8]-['MC Selection v1'.N8]" office:value-type="float" office:value="0.163351577144445">
            <text:p>0.16</text:p>
          </table:table-cell>
          <table:table-cell table:style-name="ce61" table:formula="oooc:=[MC.O8]-['MC Selection v1'.O8]" office:value-type="float" office:value="0.00809421735208193">
            <text:p>0.0081</text:p>
          </table:table-cell>
          <table:table-cell table:style-name="ce55" table:formula="oooc:=[MC.P8]-['MC Selection v1'.P8]" office:value-type="float" office:value="945">
            <text:p>945</text:p>
          </table:table-cell>
          <table:table-cell table:style-name="ce60" table:formula="oooc:=[MC.Q8]-['MC Selection v1'.Q8]" office:value-type="float" office:value="0.157839714111963">
            <text:p>0.16</text:p>
          </table:table-cell>
          <table:table-cell table:style-name="ce61" table:formula="oooc:=[MC.R8]-['MC Selection v1'.R8]" office:value-type="float" office:value="-0.000328720221816958">
            <text:p>-0.0003</text:p>
          </table:table-cell>
          <table:table-cell table:style-name="ce55" table:formula="oooc:=[MC.S8]-['MC Selection v1'.S8]" office:value-type="float" office:value="150">
            <text:p>150</text:p>
          </table:table-cell>
          <table:table-cell table:style-name="ce60" table:formula="oooc:=[MC.T8]-['MC Selection v1'.T8]" office:value-type="float" office:value="0.0250539228749158">
            <text:p>0.03</text:p>
          </table:table-cell>
          <table:table-cell table:style-name="ce61" table:formula="oooc:=[MC.U8]-['MC Selection v1'.U8]" office:value-type="float" office:value="-0.00856555830530326">
            <text:p>-0.0086</text:p>
          </table:table-cell>
          <table:table-cell table:style-name="ce55" table:formula="oooc:=[MC.V8]-['MC Selection v1'.V8]" office:value-type="float" office:value="148">
            <text:p>148</text:p>
          </table:table-cell>
          <table:table-cell table:style-name="ce60" table:formula="oooc:=[MC.W8]-['MC Selection v1'.W8]" office:value-type="float" office:value="0.0247198705699159">
            <text:p>0.02</text:p>
          </table:table-cell>
          <table:table-cell table:style-name="ce61" table:formula="oooc:=[MC.X8]-['MC Selection v1'.X8]" office:value-type="float" office:value="-0.0000193655627183098">
            <text:p>-0.0000</text:p>
          </table:table-cell>
          <table:table-cell table:style-name="ce55" table:formula="oooc:=[MC.Y8]-['MC Selection v1'.Y8]" office:value-type="float" office:value="136">
            <text:p>136</text:p>
          </table:table-cell>
          <table:table-cell table:style-name="ce60" table:formula="oooc:=[MC.Z8]-['MC Selection v1'.Z8]" office:value-type="float" office:value="0.0227155567399233">
            <text:p>0.02</text:p>
          </table:table-cell>
          <table:table-cell table:style-name="ce61" table:formula="oooc:=[MC.AA8]-['MC Selection v1'.AA8]" office:value-type="float" office:value="-0.0000898223842895618">
            <text:p>-0.0001</text:p>
          </table:table-cell>
          <table:table-cell table:style-name="ce55" table:formula="oooc:=[MC.AB8]-['MC Selection v1'.AB8]" office:value-type="float" office:value="59">
            <text:p>59</text:p>
          </table:table-cell>
          <table:table-cell table:style-name="ce60" table:formula="oooc:=[MC.AC8]-['MC Selection v1'.AC8]" office:value-type="float" office:value="0.00985454299746635">
            <text:p>0.01</text:p>
          </table:table-cell>
          <table:table-cell table:style-name="ce61" table:formula="oooc:=[MC.AD8]-['MC Selection v1'.AD8]" office:value-type="float" office:value="-0.00063735192860026">
            <text:p>-0.0006</text:p>
          </table:table-cell>
          <table:table-cell table:number-columns-repeated="226"/>
        </table:table-row>
        <table:table-row table:style-name="ro2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[MC.F9]-['MC Selection v1'.F9]" office:value-type="float" office:value="0">
            <text:p>0.00</text:p>
          </table:table-cell>
          <table:table-cell table:style-name="ce47"/>
          <table:table-cell table:style-name="ce39" table:formula="oooc:=[MC.H9]-['MC Selection v1'.H9]" office:value-type="float" office:value="0">
            <text:p>0.00</text:p>
          </table:table-cell>
          <table:table-cell table:style-name="ce49" table:formula="oooc:=[MC.I9]-['MC Selection v1'.I9]" office:value-type="float" office:value="0">
            <text:p>0.0000</text:p>
          </table:table-cell>
          <table:table-cell table:style-name="ce47"/>
          <table:table-cell table:style-name="ce39" table:formula="oooc:=[MC.K9]-['MC Selection v1'.K9]" office:value-type="float" office:value="0">
            <text:p>0.00</text:p>
          </table:table-cell>
          <table:table-cell table:style-name="ce49" table:formula="oooc:=[MC.L9]-['MC Selection v1'.L9]" office:value-type="float" office:value="0">
            <text:p>0.0000</text:p>
          </table:table-cell>
          <table:table-cell table:style-name="ce47"/>
          <table:table-cell table:style-name="ce39" table:formula="oooc:=[MC.N9]-['MC Selection v1'.N9]" office:value-type="float" office:value="0.216874647109311">
            <text:p>0.22</text:p>
          </table:table-cell>
          <table:table-cell table:style-name="ce49" table:formula="oooc:=[MC.O9]-['MC Selection v1'.O9]" office:value-type="float" office:value="0.0107266624566387">
            <text:p>0.0107</text:p>
          </table:table-cell>
          <table:table-cell table:style-name="ce47"/>
          <table:table-cell table:style-name="ce39" table:formula="oooc:=[MC.Q9]-['MC Selection v1'.Q9]" office:value-type="float" office:value="0.212780113033299">
            <text:p>0.21</text:p>
          </table:table-cell>
          <table:table-cell table:style-name="ce49" table:formula="oooc:=[MC.R9]-['MC Selection v1'.R9]" office:value-type="float" office:value="-0.000228819516018275">
            <text:p>-0.0002</text:p>
          </table:table-cell>
          <table:table-cell table:style-name="ce47"/>
          <table:table-cell table:style-name="ce39" table:formula="oooc:=[MC.T9]-['MC Selection v1'.T9]" office:value-type="float" office:value="0.0828035958255491">
            <text:p>0.08</text:p>
          </table:table-cell>
          <table:table-cell table:style-name="ce49" table:formula="oooc:=[MC.U9]-['MC Selection v1'.U9]" office:value-type="float" office:value="-0.00850142541953569">
            <text:p>-0.0085</text:p>
          </table:table-cell>
          <table:table-cell table:style-name="ce47"/>
          <table:table-cell table:style-name="ce39" table:formula="oooc:=[MC.W9]-['MC Selection v1'.W9]" office:value-type="float" office:value="0.0824692443530779">
            <text:p>0.08</text:p>
          </table:table-cell>
          <table:table-cell table:style-name="ce49" table:formula="oooc:=[MC.X9]-['MC Selection v1'.X9]" office:value-type="float" office:value="-0.0000129898632317271">
            <text:p>0.0000</text:p>
          </table:table-cell>
          <table:table-cell table:style-name="ce47"/>
          <table:table-cell table:style-name="ce39" table:formula="oooc:=[MC.Z9]-['MC Selection v1'.Z9]" office:value-type="float" office:value="0.0797380591317083">
            <text:p>0.08</text:p>
          </table:table-cell>
          <table:table-cell table:style-name="ce49" table:formula="oooc:=[MC.AA9]-['MC Selection v1'.AA9]" office:value-type="float" office:value="-0.000035262678565906">
            <text:p>0.0000</text:p>
          </table:table-cell>
          <table:table-cell table:style-name="ce47"/>
          <table:table-cell table:style-name="ce39" table:formula="oooc:=[MC.AC9]-['MC Selection v1'.AC9]" office:value-type="float" office:value="0.0605350528359754">
            <text:p>0.06</text:p>
          </table:table-cell>
          <table:table-cell table:style-name="ce49" table:formula="oooc:=[MC.AD9]-['MC Selection v1'.AD9]" office:value-type="float" office:value="-0.000457086888589586">
            <text:p>-0.0005</text:p>
          </table:table-cell>
          <table:table-cell table:style-name="ce51" table:number-columns-repeated="226"/>
        </table:table-row>
        <table:table-row table:style-name="ro2">
          <table:table-cell table:style-name="ce25" office:value-type="string">
            <text:p>TtbarJets-madgraph Bkg.</text:p>
          </table:table-cell>
          <table:table-cell table:style-name="ce55" table:formula="oooc:=[MC.B10]-['MC Selection v1'.B10]" office:value-type="float" office:value="0">
            <text:p>0</text:p>
          </table:table-cell>
          <table:table-cell table:style-name="ce30" table:formula="oooc:=[MC.C10]" office:value-type="float" office:value="140.555555555556">
            <text:p>141</text:p>
          </table:table-cell>
          <table:table-cell table:style-name="ce30" table:formula="oooc:=[MC.D10]" office:value-type="float" office:value="8994.80632411067">
            <text:p>8995</text:p>
          </table:table-cell>
          <table:table-cell table:style-name="ce56" table:formula="oooc:=[.$E$2]/(1000*[.D10])" office:value-type="float" office:value="0.000111175267589641">
            <text:p>1.11E-004</text:p>
          </table:table-cell>
          <table:table-cell table:style-name="ce57" table:formula="oooc:=[MC.F10]-['MC Selection v1'.F10]" office:value-type="float" office:value="0">
            <text:p>0</text:p>
          </table:table-cell>
          <table:table-cell table:style-name="ce55" table:formula="oooc:=[MC.G10]-['MC Selection v1'.G10]" office:value-type="float" office:value="0">
            <text:p>0</text:p>
          </table:table-cell>
          <table:table-cell table:style-name="ce60" table:formula="oooc:=[MC.H10]-['MC Selection v1'.H10]" office:value-type="float" office:value="0">
            <text:p>0.00</text:p>
          </table:table-cell>
          <table:table-cell table:style-name="ce61" table:formula="oooc:=[MC.I10]-['MC Selection v1'.I10]" office:value-type="float" office:value="0">
            <text:p>0.0000</text:p>
          </table:table-cell>
          <table:table-cell table:style-name="ce55" table:formula="oooc:=[MC.J10]-['MC Selection v1'.J10]" office:value-type="float" office:value="0">
            <text:p>0</text:p>
          </table:table-cell>
          <table:table-cell table:style-name="ce60" table:formula="oooc:=[MC.K10]-['MC Selection v1'.K10]" office:value-type="float" office:value="0">
            <text:p>0.00</text:p>
          </table:table-cell>
          <table:table-cell table:style-name="ce61" table:formula="oooc:=[MC.L10]-['MC Selection v1'.L10]" office:value-type="float" office:value="0">
            <text:p>0.0000</text:p>
          </table:table-cell>
          <table:table-cell table:style-name="ce55" table:formula="oooc:=[MC.M10]-['MC Selection v1'.M10]" office:value-type="float" office:value="2330">
            <text:p>2330</text:p>
          </table:table-cell>
          <table:table-cell table:style-name="ce60" table:formula="oooc:=[MC.N10]-['MC Selection v1'.N10]" office:value-type="float" office:value="0.259038373483864">
            <text:p>0.26</text:p>
          </table:table-cell>
          <table:table-cell table:style-name="ce61" table:formula="oooc:=[MC.O10]-['MC Selection v1'.O10]" office:value-type="float" office:value="0.00889438584838315">
            <text:p>0.0089</text:p>
          </table:table-cell>
          <table:table-cell table:style-name="ce55" table:formula="oooc:=[MC.P10]-['MC Selection v1'.P10]" office:value-type="float" office:value="2610">
            <text:p>2610</text:p>
          </table:table-cell>
          <table:table-cell table:style-name="ce60" table:formula="oooc:=[MC.Q10]-['MC Selection v1'.Q10]" office:value-type="float" office:value="0.290167448408964">
            <text:p>0.29</text:p>
          </table:table-cell>
          <table:table-cell table:style-name="ce61" table:formula="oooc:=[MC.R10]-['MC Selection v1'.R10]" office:value-type="float" office:value="0.00792866934462044">
            <text:p>0.0079</text:p>
          </table:table-cell>
          <table:table-cell table:style-name="ce55" table:formula="oooc:=[MC.S10]-['MC Selection v1'.S10]" office:value-type="float" office:value="611">
            <text:p>611</text:p>
          </table:table-cell>
          <table:table-cell table:style-name="ce60" table:formula="oooc:=[MC.T10]-['MC Selection v1'.T10]" office:value-type="float" office:value="0.0679280884972706">
            <text:p>0.07</text:p>
          </table:table-cell>
          <table:table-cell table:style-name="ce61" table:formula="oooc:=[MC.U10]-['MC Selection v1'.U10]" office:value-type="float" office:value="-0.0184906087168525">
            <text:p>-0.0185</text:p>
          </table:table-cell>
          <table:table-cell table:style-name="ce55" table:formula="oooc:=[MC.V10]-['MC Selection v1'.V10]" office:value-type="float" office:value="600">
            <text:p>600</text:p>
          </table:table-cell>
          <table:table-cell table:style-name="ce60" table:formula="oooc:=[MC.W10]-['MC Selection v1'.W10]" office:value-type="float" office:value="0.0667051605537847">
            <text:p>0.07</text:p>
          </table:table-cell>
          <table:table-cell table:style-name="ce61" table:formula="oooc:=[MC.X10]-['MC Selection v1'.X10]" office:value-type="float" office:value="-0.0000834786602788018">
            <text:p>-0.0001</text:p>
          </table:table-cell>
          <table:table-cell table:style-name="ce55" table:formula="oooc:=[MC.Y10]-['MC Selection v1'.Y10]" office:value-type="float" office:value="524">
            <text:p>524</text:p>
          </table:table-cell>
          <table:table-cell table:style-name="ce60" table:formula="oooc:=[MC.Z10]-['MC Selection v1'.Z10]" office:value-type="float" office:value="0.0582558402169719">
            <text:p>0.06</text:p>
          </table:table-cell>
          <table:table-cell table:style-name="ce61" table:formula="oooc:=[MC.AA10]-['MC Selection v1'.AA10]" office:value-type="float" office:value="-0.000104734844674104">
            <text:p>-0.0001</text:p>
          </table:table-cell>
          <table:table-cell table:style-name="ce55" table:formula="oooc:=[MC.AB10]-['MC Selection v1'.AB10]" office:value-type="float" office:value="463">
            <text:p>463</text:p>
          </table:table-cell>
          <table:table-cell table:style-name="ce60" table:formula="oooc:=[MC.AC10]-['MC Selection v1'.AC10]" office:value-type="float" office:value="0.0514741488940036">
            <text:p>0.05</text:p>
          </table:table-cell>
          <table:table-cell table:style-name="ce61" table:formula="oooc:=[MC.AD10]-['MC Selection v1'.AD10]" office:value-type="float" office:value="0.00424489735952704">
            <text:p>0.0042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Ttbar-mcatnlo Bkg.</text:p>
          </table:table-cell>
          <table:table-cell table:style-name="ce55" table:formula="oooc:=[MC.B11]-['MC Selection v1'.B11]" office:value-type="float" office:value="1973">
            <text:p>1973</text:p>
          </table:table-cell>
          <table:table-cell table:style-name="ce30" table:formula="oooc:=[MC.C11]" office:value-type="float" office:value="140.555555555556">
            <text:p>141</text:p>
          </table:table-cell>
          <table:table-cell table:style-name="ce30" table:formula="oooc:=[MC.D11]" office:value-type="float" office:value="6014.29802371542">
            <text:p>6014</text:p>
          </table:table-cell>
          <table:table-cell table:style-name="ce56" table:formula="oooc:=[.$E$2]/(1000*[.D11])" office:value-type="float" office:value="0.000166270443542509">
            <text:p>1.66E-004</text:p>
          </table:table-cell>
          <table:table-cell table:style-name="ce57" table:formula="oooc:=[MC.F11]-['MC Selection v1'.F11]" office:value-type="float" office:value="0">
            <text:p>0</text:p>
          </table:table-cell>
          <table:table-cell table:style-name="ce55" table:formula="oooc:=[MC.G11]-['MC Selection v1'.G11]" office:value-type="float" office:value="502">
            <text:p>502</text:p>
          </table:table-cell>
          <table:table-cell table:style-name="ce60" table:formula="oooc:=[MC.H11]-['MC Selection v1'.H11]" office:value-type="float" office:value="0.0171588428324156">
            <text:p>0.02</text:p>
          </table:table-cell>
          <table:table-cell table:style-name="ce61" table:formula="oooc:=[MC.I11]-['MC Selection v1'.I11]" office:value-type="float" office:value="0.000122078723708841">
            <text:p>0.0001</text:p>
          </table:table-cell>
          <table:table-cell table:style-name="ce55" table:formula="oooc:=[MC.J11]-['MC Selection v1'.J11]" office:value-type="float" office:value="502">
            <text:p>502</text:p>
          </table:table-cell>
          <table:table-cell table:style-name="ce60" table:formula="oooc:=[MC.K11]-['MC Selection v1'.K11]" office:value-type="float" office:value="0.0171977405386521">
            <text:p>0.02</text:p>
          </table:table-cell>
          <table:table-cell table:style-name="ce61" table:formula="oooc:=[MC.L11]-['MC Selection v1'.L11]" office:value-type="float" office:value="0.00000172238709938988">
            <text:p>0.0000</text:p>
          </table:table-cell>
          <table:table-cell table:style-name="ce55" table:formula="oooc:=[MC.M11]-['MC Selection v1'.M11]" office:value-type="float" office:value="1717">
            <text:p>1717</text:p>
          </table:table-cell>
          <table:table-cell table:style-name="ce60" table:formula="oooc:=[MC.N11]-['MC Selection v1'.N11]" office:value-type="float" office:value="0.269216218996766">
            <text:p>0.27</text:p>
          </table:table-cell>
          <table:table-cell table:style-name="ce61" table:formula="oooc:=[MC.O11]-['MC Selection v1'.O11]" office:value-type="float" office:value="0.00932717250788057">
            <text:p>0.0093</text:p>
          </table:table-cell>
          <table:table-cell table:style-name="ce55" table:formula="oooc:=[MC.P11]-['MC Selection v1'.P11]" office:value-type="float" office:value="1849">
            <text:p>1849</text:p>
          </table:table-cell>
          <table:table-cell table:style-name="ce60" table:formula="oooc:=[MC.Q11]-['MC Selection v1'.Q11]" office:value-type="float" office:value="0.292619080734783">
            <text:p>0.29</text:p>
          </table:table-cell>
          <table:table-cell table:style-name="ce61" table:formula="oooc:=[MC.R11]-['MC Selection v1'.R11]" office:value-type="float" office:value="0.00655791769789249">
            <text:p>0.0066</text:p>
          </table:table-cell>
          <table:table-cell table:style-name="ce55" table:formula="oooc:=[MC.S11]-['MC Selection v1'.S11]" office:value-type="float" office:value="547">
            <text:p>547</text:p>
          </table:table-cell>
          <table:table-cell table:style-name="ce60" table:formula="oooc:=[MC.T11]-['MC Selection v1'.T11]" office:value-type="float" office:value="0.0816343209505317">
            <text:p>0.08</text:p>
          </table:table-cell>
          <table:table-cell table:style-name="ce61" table:formula="oooc:=[MC.U11]-['MC Selection v1'.U11]" office:value-type="float" office:value="-0.0154158171440151">
            <text:p>-0.0154</text:p>
          </table:table-cell>
          <table:table-cell table:style-name="ce55" table:formula="oooc:=[MC.V11]-['MC Selection v1'.V11]" office:value-type="float" office:value="536">
            <text:p>536</text:p>
          </table:table-cell>
          <table:table-cell table:style-name="ce60" table:formula="oooc:=[MC.W11]-['MC Selection v1'.W11]" office:value-type="float" office:value="0.0799375982727781">
            <text:p>0.08</text:p>
          </table:table-cell>
          <table:table-cell table:style-name="ce61" table:formula="oooc:=[MC.X11]-['MC Selection v1'.X11]" office:value-type="float" office:value="-0.000132035078678983">
            <text:p>-0.0001</text:p>
          </table:table-cell>
          <table:table-cell table:style-name="ce55" table:formula="oooc:=[MC.Y11]-['MC Selection v1'.Y11]" office:value-type="float" office:value="486">
            <text:p>486</text:p>
          </table:table-cell>
          <table:table-cell table:style-name="ce60" table:formula="oooc:=[MC.Z11]-['MC Selection v1'.Z11]" office:value-type="float" office:value="0.0727770041085813">
            <text:p>0.07</text:p>
          </table:table-cell>
          <table:table-cell table:style-name="ce61" table:formula="oooc:=[MC.AA11]-['MC Selection v1'.AA11]" office:value-type="float" office:value="0.000716185702317462">
            <text:p>0.0007</text:p>
          </table:table-cell>
          <table:table-cell table:style-name="ce55" table:formula="oooc:=[MC.AB11]-['MC Selection v1'.AB11]" office:value-type="float" office:value="421">
            <text:p>421</text:p>
          </table:table-cell>
          <table:table-cell table:style-name="ce60" table:formula="oooc:=[MC.AC11]-['MC Selection v1'.AC11]" office:value-type="float" office:value="0.0650205613557193">
            <text:p>0.07</text:p>
          </table:table-cell>
          <table:table-cell table:style-name="ce61" table:formula="oooc:=[MC.AD11]-['MC Selection v1'.AD11]" office:value-type="float" office:value="0.00566249136861463">
            <text:p>0.0057</text:p>
          </table:table-cell>
          <table:table-cell table:number-columns-repeated="226"/>
        </table:table-row>
        <table:table-row table:style-name="ro2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[MC.F12]-['MC Selection v1'.F12]" office:value-type="float" office:value="0">
            <text:p>0.00</text:p>
          </table:table-cell>
          <table:table-cell table:style-name="ce47"/>
          <table:table-cell table:style-name="ce39" table:formula="oooc:=[MC.H12]-['MC Selection v1'.H12]" office:value-type="float" office:value="0.00857942141620782">
            <text:p>0.01</text:p>
          </table:table-cell>
          <table:table-cell table:style-name="ce49" table:formula="oooc:=[MC.I12]-['MC Selection v1'.I12]" office:value-type="float" office:value="0.000061039361854448">
            <text:p>0.0001</text:p>
          </table:table-cell>
          <table:table-cell table:style-name="ce47"/>
          <table:table-cell table:style-name="ce39" table:formula="oooc:=[MC.K12]-['MC Selection v1'.K12]" office:value-type="float" office:value="0.00859887026932427">
            <text:p>0.01</text:p>
          </table:table-cell>
          <table:table-cell table:style-name="ce49" table:formula="oooc:=[MC.L12]-['MC Selection v1'.L12]" office:value-type="float" office:value="0.000000839182968892516">
            <text:p>0.0000</text:p>
          </table:table-cell>
          <table:table-cell table:style-name="ce47"/>
          <table:table-cell table:style-name="ce39" table:formula="oooc:=[MC.N12]-['MC Selection v1'.N12]" office:value-type="float" office:value="0.264127296240315">
            <text:p>0.26</text:p>
          </table:table-cell>
          <table:table-cell table:style-name="ce49" table:formula="oooc:=[MC.O12]-['MC Selection v1'.O12]" office:value-type="float" office:value="0.00910972754085179">
            <text:p>0.0091</text:p>
          </table:table-cell>
          <table:table-cell table:style-name="ce47"/>
          <table:table-cell table:style-name="ce39" table:formula="oooc:=[MC.Q12]-['MC Selection v1'.Q12]" office:value-type="float" office:value="0.291393264571873">
            <text:p>0.29</text:p>
          </table:table-cell>
          <table:table-cell table:style-name="ce49" table:formula="oooc:=[MC.R12]-['MC Selection v1'.R12]" office:value-type="float" office:value="0.00723771798813033">
            <text:p>0.0072</text:p>
          </table:table-cell>
          <table:table-cell table:style-name="ce47"/>
          <table:table-cell table:style-name="ce39" table:formula="oooc:=[MC.T12]-['MC Selection v1'.T12]" office:value-type="float" office:value="0.0747812047239012">
            <text:p>0.07</text:p>
          </table:table-cell>
          <table:table-cell table:style-name="ce49" table:formula="oooc:=[MC.U12]-['MC Selection v1'.U12]" office:value-type="float" office:value="-0.0169287912153817">
            <text:p>-0.0169</text:p>
          </table:table-cell>
          <table:table-cell table:style-name="ce47"/>
          <table:table-cell table:style-name="ce39" table:formula="oooc:=[MC.W12]-['MC Selection v1'.W12]" office:value-type="float" office:value="0.0733213794132812">
            <text:p>0.07</text:p>
          </table:table-cell>
          <table:table-cell table:style-name="ce49" table:formula="oooc:=[MC.X12]-['MC Selection v1'.X12]" office:value-type="float" office:value="-0.000108796367688235">
            <text:p>-0.0001</text:p>
          </table:table-cell>
          <table:table-cell table:style-name="ce47"/>
          <table:table-cell table:style-name="ce39" table:formula="oooc:=[MC.Z12]-['MC Selection v1'.Z12]" office:value-type="float" office:value="0.0655164221627764">
            <text:p>0.07</text:p>
          </table:table-cell>
          <table:table-cell table:style-name="ce49" table:formula="oooc:=[MC.AA12]-['MC Selection v1'.AA12]" office:value-type="float" office:value="0.000302062473481968">
            <text:p>0.0003</text:p>
          </table:table-cell>
          <table:table-cell table:style-name="ce47"/>
          <table:table-cell table:style-name="ce39" table:formula="oooc:=[MC.AC12]-['MC Selection v1'.AC12]" office:value-type="float" office:value="0.0582473551248612">
            <text:p>0.06</text:p>
          </table:table-cell>
          <table:table-cell table:style-name="ce49" table:formula="oooc:=[MC.AD12]-['MC Selection v1'.AD12]" office:value-type="float" office:value="0.00494554802405156">
            <text:p>0.0049</text:p>
          </table:table-cell>
          <table:table-cell table:style-name="ce51" table:number-columns-repeated="226"/>
        </table:table-row>
        <table:table-row table:style-name="ro2">
          <table:table-cell table:style-name="ce25" office:value-type="string">
            <text:p>SingleTop_sChannel</text:p>
          </table:table-cell>
          <table:table-cell table:style-name="ce55" table:formula="oooc:=[MC.B13]-['MC Selection v1'.B13]" office:value-type="float" office:value="0">
            <text:p>0</text:p>
          </table:table-cell>
          <table:table-cell table:style-name="ce30" table:formula="oooc:=[MC.C13]" office:value-type="float" office:value="1.5">
            <text:p>2</text:p>
          </table:table-cell>
          <table:table-cell table:style-name="ce30" table:formula="oooc:=[MC.D13]" office:value-type="float" office:value="274703.333333333">
            <text:p>274703</text:p>
          </table:table-cell>
          <table:table-cell table:style-name="ce56" table:formula="oooc:=[.$E$2]/(1000*[.D13])" office:value-type="float" office:value="0.00000364029073788693">
            <text:p>3.64E-006</text:p>
          </table:table-cell>
          <table:table-cell table:style-name="ce57" table:formula="oooc:=[MC.F13]-['MC Selection v1'.F13]" office:value-type="float" office:value="0">
            <text:p>0</text:p>
          </table:table-cell>
          <table:table-cell table:style-name="ce55" table:formula="oooc:=[MC.G13]-['MC Selection v1'.G13]" office:value-type="float" office:value="0">
            <text:p>0</text:p>
          </table:table-cell>
          <table:table-cell table:style-name="ce60" table:formula="oooc:=[MC.H13]-['MC Selection v1'.H13]" office:value-type="float" office:value="0">
            <text:p>0.00</text:p>
          </table:table-cell>
          <table:table-cell table:style-name="ce61" table:formula="oooc:=[MC.I13]-['MC Selection v1'.I13]" office:value-type="float" office:value="0">
            <text:p>0.0000</text:p>
          </table:table-cell>
          <table:table-cell table:style-name="ce55" table:formula="oooc:=[MC.J13]-['MC Selection v1'.J13]" office:value-type="float" office:value="0">
            <text:p>0</text:p>
          </table:table-cell>
          <table:table-cell table:style-name="ce60" table:formula="oooc:=[MC.K13]-['MC Selection v1'.K13]" office:value-type="float" office:value="0">
            <text:p>0.00</text:p>
          </table:table-cell>
          <table:table-cell table:style-name="ce61" table:formula="oooc:=[MC.L13]-['MC Selection v1'.L13]" office:value-type="float" office:value="0">
            <text:p>0.0000</text:p>
          </table:table-cell>
          <table:table-cell table:style-name="ce55" table:formula="oooc:=[MC.M13]-['MC Selection v1'.M13]" office:value-type="float" office:value="2708">
            <text:p>2708</text:p>
          </table:table-cell>
          <table:table-cell table:style-name="ce60" table:formula="oooc:=[MC.N13]-['MC Selection v1'.N13]" office:value-type="float" office:value="0.0098579073181978">
            <text:p>0.01</text:p>
          </table:table-cell>
          <table:table-cell table:style-name="ce61" table:formula="oooc:=[MC.O13]-['MC Selection v1'.O13]" office:value-type="float" office:value="0.0190775430266226">
            <text:p>0.0191</text:p>
          </table:table-cell>
          <table:table-cell table:style-name="ce55" table:formula="oooc:=[MC.P13]-['MC Selection v1'.P13]" office:value-type="float" office:value="2681">
            <text:p>2681</text:p>
          </table:table-cell>
          <table:table-cell table:style-name="ce60" table:formula="oooc:=[MC.Q13]-['MC Selection v1'.Q13]" office:value-type="float" office:value="0.00975961946827486">
            <text:p>0.01</text:p>
          </table:table-cell>
          <table:table-cell table:style-name="ce61" table:formula="oooc:=[MC.R13]-['MC Selection v1'.R13]" office:value-type="float" office:value="-0.000251553362941692">
            <text:p>-0.0003</text:p>
          </table:table-cell>
          <table:table-cell table:style-name="ce55" table:formula="oooc:=[MC.S13]-['MC Selection v1'.S13]" office:value-type="float" office:value="2232">
            <text:p>2232</text:p>
          </table:table-cell>
          <table:table-cell table:style-name="ce60" table:formula="oooc:=[MC.T13]-['MC Selection v1'.T13]" office:value-type="float" office:value="0.00812512892696365">
            <text:p>0.01</text:p>
          </table:table-cell>
          <table:table-cell table:style-name="ce61" table:formula="oooc:=[MC.U13]-['MC Selection v1'.U13]" office:value-type="float" office:value="-0.00555665203658484">
            <text:p>-0.0056</text:p>
          </table:table-cell>
          <table:table-cell table:style-name="ce55" table:formula="oooc:=[MC.V13]-['MC Selection v1'.V13]" office:value-type="float" office:value="2078">
            <text:p>2078</text:p>
          </table:table-cell>
          <table:table-cell table:style-name="ce60" table:formula="oooc:=[MC.W13]-['MC Selection v1'.W13]" office:value-type="float" office:value="0.00756452415332909">
            <text:p>0.01</text:p>
          </table:table-cell>
          <table:table-cell table:style-name="ce61" table:formula="oooc:=[MC.X13]-['MC Selection v1'.X13]" office:value-type="float" office:value="0.0000122768993047195">
            <text:p>0.0000</text:p>
          </table:table-cell>
          <table:table-cell table:style-name="ce55" table:formula="oooc:=[MC.Y13]-['MC Selection v1'.Y13]" office:value-type="float" office:value="1377">
            <text:p>1377</text:p>
          </table:table-cell>
          <table:table-cell table:style-name="ce60" table:formula="oooc:=[MC.Z13]-['MC Selection v1'.Z13]" office:value-type="float" office:value="0.0050126803460703">
            <text:p>0.01</text:p>
          </table:table-cell>
          <table:table-cell table:style-name="ce61" table:formula="oooc:=[MC.AA13]-['MC Selection v1'.AA13]" office:value-type="float" office:value="-0.0000596038950922972">
            <text:p>-0.0001</text:p>
          </table:table-cell>
          <table:table-cell table:style-name="ce55" table:formula="oooc:=[MC.AB13]-['MC Selection v1'.AB13]" office:value-type="float" office:value="330">
            <text:p>330</text:p>
          </table:table-cell>
          <table:table-cell table:style-name="ce60" table:formula="oooc:=[MC.AC13]-['MC Selection v1'.AC13]" office:value-type="float" office:value="0.00120129594350269">
            <text:p>0.00</text:p>
          </table:table-cell>
          <table:table-cell table:style-name="ce61" table:formula="oooc:=[MC.AD13]-['MC Selection v1'.AD13]" office:value-type="float" office:value="-0.000994899389047676">
            <text:p>-0.0010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SingleTop_tChannel</text:p>
          </table:table-cell>
          <table:table-cell table:style-name="ce55" table:formula="oooc:=[MC.B14]-['MC Selection v1'.B14]" office:value-type="float" office:value="0">
            <text:p>0</text:p>
          </table:table-cell>
          <table:table-cell table:style-name="ce30" table:formula="oooc:=[MC.C14]" office:value-type="float" office:value="20">
            <text:p>20</text:p>
          </table:table-cell>
          <table:table-cell table:style-name="ce30" table:formula="oooc:=[MC.D14]" office:value-type="float" office:value="26429.65">
            <text:p>26430</text:p>
          </table:table-cell>
          <table:table-cell table:style-name="ce56" table:formula="oooc:=[.$E$2]/(1000*[.D14])" office:value-type="float" office:value="0.0000378362937080135">
            <text:p>3.78E-005</text:p>
          </table:table-cell>
          <table:table-cell table:style-name="ce57" table:formula="oooc:=[MC.F14]-['MC Selection v1'.F14]" office:value-type="float" office:value="0">
            <text:p>0</text:p>
          </table:table-cell>
          <table:table-cell table:style-name="ce55" table:formula="oooc:=[MC.G14]-['MC Selection v1'.G14]" office:value-type="float" office:value="0">
            <text:p>0</text:p>
          </table:table-cell>
          <table:table-cell table:style-name="ce60" table:formula="oooc:=[MC.H14]-['MC Selection v1'.H14]" office:value-type="float" office:value="0">
            <text:p>0.00</text:p>
          </table:table-cell>
          <table:table-cell table:style-name="ce61" table:formula="oooc:=[MC.I14]-['MC Selection v1'.I14]" office:value-type="float" office:value="0">
            <text:p>0.0000</text:p>
          </table:table-cell>
          <table:table-cell table:style-name="ce55" table:formula="oooc:=[MC.J14]-['MC Selection v1'.J14]" office:value-type="float" office:value="0">
            <text:p>0</text:p>
          </table:table-cell>
          <table:table-cell table:style-name="ce60" table:formula="oooc:=[MC.K14]-['MC Selection v1'.K14]" office:value-type="float" office:value="0">
            <text:p>0.00</text:p>
          </table:table-cell>
          <table:table-cell table:style-name="ce61" table:formula="oooc:=[MC.L14]-['MC Selection v1'.L14]" office:value-type="float" office:value="0">
            <text:p>0.0000</text:p>
          </table:table-cell>
          <table:table-cell table:style-name="ce55" table:formula="oooc:=[MC.M14]-['MC Selection v1'.M14]" office:value-type="float" office:value="4029">
            <text:p>4029</text:p>
          </table:table-cell>
          <table:table-cell table:style-name="ce60" table:formula="oooc:=[MC.N14]-['MC Selection v1'.N14]" office:value-type="float" office:value="0.152442427349587">
            <text:p>0.15</text:p>
          </table:table-cell>
          <table:table-cell table:style-name="ce61" table:formula="oooc:=[MC.O14]-['MC Selection v1'.O14]" office:value-type="float" office:value="0.0233367700381126">
            <text:p>0.0233</text:p>
          </table:table-cell>
          <table:table-cell table:style-name="ce55" table:formula="oooc:=[MC.P14]-['MC Selection v1'.P14]" office:value-type="float" office:value="3978">
            <text:p>3978</text:p>
          </table:table-cell>
          <table:table-cell table:style-name="ce60" table:formula="oooc:=[MC.Q14]-['MC Selection v1'.Q14]" office:value-type="float" office:value="0.150512776370478">
            <text:p>0.15</text:p>
          </table:table-cell>
          <table:table-cell table:style-name="ce61" table:formula="oooc:=[MC.R14]-['MC Selection v1'.R14]" office:value-type="float" office:value="-0.000396030178943962">
            <text:p>-0.0004</text:p>
          </table:table-cell>
          <table:table-cell table:style-name="ce55" table:formula="oooc:=[MC.S14]-['MC Selection v1'.S14]" office:value-type="float" office:value="3295">
            <text:p>3295</text:p>
          </table:table-cell>
          <table:table-cell table:style-name="ce60" table:formula="oooc:=[MC.T14]-['MC Selection v1'.T14]" office:value-type="float" office:value="0.124670587767904">
            <text:p>0.12</text:p>
          </table:table-cell>
          <table:table-cell table:style-name="ce61" table:formula="oooc:=[MC.U14]-['MC Selection v1'.U14]" office:value-type="float" office:value="-0.00609624703959277">
            <text:p>-0.0061</text:p>
          </table:table-cell>
          <table:table-cell table:style-name="ce55" table:formula="oooc:=[MC.V14]-['MC Selection v1'.V14]" office:value-type="float" office:value="2985">
            <text:p>2985</text:p>
          </table:table-cell>
          <table:table-cell table:style-name="ce60" table:formula="oooc:=[MC.W14]-['MC Selection v1'.W14]" office:value-type="float" office:value="0.11294133671842">
            <text:p>0.11</text:p>
          </table:table-cell>
          <table:table-cell table:style-name="ce61" table:formula="oooc:=[MC.X14]-['MC Selection v1'.X14]" office:value-type="float" office:value="0.000201636800532978">
            <text:p>0.0002</text:p>
          </table:table-cell>
          <table:table-cell table:style-name="ce55" table:formula="oooc:=[MC.Y14]-['MC Selection v1'.Y14]" office:value-type="float" office:value="1483">
            <text:p>1483</text:p>
          </table:table-cell>
          <table:table-cell table:style-name="ce60" table:formula="oooc:=[MC.Z14]-['MC Selection v1'.Z14]" office:value-type="float" office:value="0.0561112235689842">
            <text:p>0.06</text:p>
          </table:table-cell>
          <table:table-cell table:style-name="ce61" table:formula="oooc:=[MC.AA14]-['MC Selection v1'.AA14]" office:value-type="float" office:value="-0.000503585174439825">
            <text:p>-0.0005</text:p>
          </table:table-cell>
          <table:table-cell table:style-name="ce55" table:formula="oooc:=[MC.AB14]-['MC Selection v1'.AB14]" office:value-type="float" office:value="347">
            <text:p>347</text:p>
          </table:table-cell>
          <table:table-cell table:style-name="ce60" table:formula="oooc:=[MC.AC14]-['MC Selection v1'.AC14]" office:value-type="float" office:value="0.0131291939166807">
            <text:p>0.01</text:p>
          </table:table-cell>
          <table:table-cell table:style-name="ce61" table:formula="oooc:=[MC.AD14]-['MC Selection v1'.AD14]" office:value-type="float" office:value="-0.000697301103155745">
            <text:p>-0.0007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SingleTop_tWChannel</text:p>
          </table:table-cell>
          <table:table-cell table:style-name="ce55" table:formula="oooc:=[MC.B15]-['MC Selection v1'.B15]" office:value-type="float" office:value="0">
            <text:p>0</text:p>
          </table:table-cell>
          <table:table-cell table:style-name="ce30" table:formula="oooc:=[MC.C15]" office:value-type="float" office:value="10.6">
            <text:p>11</text:p>
          </table:table-cell>
          <table:table-cell table:style-name="ce30" table:formula="oooc:=[MC.D15]" office:value-type="float" office:value="44003.4905660377">
            <text:p>44003</text:p>
          </table:table-cell>
          <table:table-cell table:style-name="ce56" table:formula="oooc:=[.$E$2]/(1000*[.D15])" office:value-type="float" office:value="0.0000227254698919683">
            <text:p>2.27E-005</text:p>
          </table:table-cell>
          <table:table-cell table:style-name="ce57" table:formula="oooc:=[MC.F15]-['MC Selection v1'.F15]" office:value-type="float" office:value="0">
            <text:p>0</text:p>
          </table:table-cell>
          <table:table-cell table:style-name="ce55" table:formula="oooc:=[MC.G15]-['MC Selection v1'.G15]" office:value-type="float" office:value="0">
            <text:p>0</text:p>
          </table:table-cell>
          <table:table-cell table:style-name="ce60" table:formula="oooc:=[MC.H15]-['MC Selection v1'.H15]" office:value-type="float" office:value="0">
            <text:p>0.00</text:p>
          </table:table-cell>
          <table:table-cell table:style-name="ce61" table:formula="oooc:=[MC.I15]-['MC Selection v1'.I15]" office:value-type="float" office:value="0">
            <text:p>0.0000</text:p>
          </table:table-cell>
          <table:table-cell table:style-name="ce55" table:formula="oooc:=[MC.J15]-['MC Selection v1'.J15]" office:value-type="float" office:value="0">
            <text:p>0</text:p>
          </table:table-cell>
          <table:table-cell table:style-name="ce60" table:formula="oooc:=[MC.K15]-['MC Selection v1'.K15]" office:value-type="float" office:value="0">
            <text:p>0.00</text:p>
          </table:table-cell>
          <table:table-cell table:style-name="ce61" table:formula="oooc:=[MC.L15]-['MC Selection v1'.L15]" office:value-type="float" office:value="0">
            <text:p>0.0000</text:p>
          </table:table-cell>
          <table:table-cell table:style-name="ce55" table:formula="oooc:=[MC.M15]-['MC Selection v1'.M15]" office:value-type="float" office:value="2711">
            <text:p>2711</text:p>
          </table:table-cell>
          <table:table-cell table:style-name="ce60" table:formula="oooc:=[MC.N15]-['MC Selection v1'.N15]" office:value-type="float" office:value="0.061608748877126">
            <text:p>0.06</text:p>
          </table:table-cell>
          <table:table-cell table:style-name="ce61" table:formula="oooc:=[MC.O15]-['MC Selection v1'.O15]" office:value-type="float" office:value="0.0221186952335884">
            <text:p>0.0221</text:p>
          </table:table-cell>
          <table:table-cell table:style-name="ce55" table:formula="oooc:=[MC.P15]-['MC Selection v1'.P15]" office:value-type="float" office:value="2854">
            <text:p>2854</text:p>
          </table:table-cell>
          <table:table-cell table:style-name="ce60" table:formula="oooc:=[MC.Q15]-['MC Selection v1'.Q15]" office:value-type="float" office:value="0.0648584910716774">
            <text:p>0.06</text:p>
          </table:table-cell>
          <table:table-cell table:style-name="ce61" table:formula="oooc:=[MC.R15]-['MC Selection v1'.R15]" office:value-type="float" office:value="0.00384962849733295">
            <text:p>0.0038</text:p>
          </table:table-cell>
          <table:table-cell table:style-name="ce55" table:formula="oooc:=[MC.S15]-['MC Selection v1'.S15]" office:value-type="float" office:value="1779">
            <text:p>1779</text:p>
          </table:table-cell>
          <table:table-cell table:style-name="ce60" table:formula="oooc:=[MC.T15]-['MC Selection v1'.T15]" office:value-type="float" office:value="0.0404286109378116">
            <text:p>0.04</text:p>
          </table:table-cell>
          <table:table-cell table:style-name="ce61" table:formula="oooc:=[MC.U15]-['MC Selection v1'.U15]" office:value-type="float" office:value="-0.0119598446841643">
            <text:p>-0.0120</text:p>
          </table:table-cell>
          <table:table-cell table:style-name="ce55" table:formula="oooc:=[MC.V15]-['MC Selection v1'.V15]" office:value-type="float" office:value="1745">
            <text:p>1745</text:p>
          </table:table-cell>
          <table:table-cell table:style-name="ce60" table:formula="oooc:=[MC.W15]-['MC Selection v1'.W15]" office:value-type="float" office:value="0.0396559449614846">
            <text:p>0.04</text:p>
          </table:table-cell>
          <table:table-cell table:style-name="ce61" table:formula="oooc:=[MC.X15]-['MC Selection v1'.X15]" office:value-type="float" office:value="-0.0000543945611336527">
            <text:p>-0.0001</text:p>
          </table:table-cell>
          <table:table-cell table:style-name="ce55" table:formula="oooc:=[MC.Y15]-['MC Selection v1'.Y15]" office:value-type="float" office:value="1477">
            <text:p>1477</text:p>
          </table:table-cell>
          <table:table-cell table:style-name="ce60" table:formula="oooc:=[MC.Z15]-['MC Selection v1'.Z15]" office:value-type="float" office:value="0.0335655190304371">
            <text:p>0.03</text:p>
          </table:table-cell>
          <table:table-cell table:style-name="ce61" table:formula="oooc:=[MC.AA15]-['MC Selection v1'.AA15]" office:value-type="float" office:value="-0.00026245382083856">
            <text:p>-0.0003</text:p>
          </table:table-cell>
          <table:table-cell table:style-name="ce55" table:formula="oooc:=[MC.AB15]-['MC Selection v1'.AB15]" office:value-type="float" office:value="879">
            <text:p>879</text:p>
          </table:table-cell>
          <table:table-cell table:style-name="ce60" table:formula="oooc:=[MC.AC15]-['MC Selection v1'.AC15]" office:value-type="float" office:value="0.0199756880350401">
            <text:p>0.02</text:p>
          </table:table-cell>
          <table:table-cell table:style-name="ce61" table:formula="oooc:=[MC.AD15]-['MC Selection v1'.AD15]" office:value-type="float" office:value="0.000749803390650006">
            <text:p>0.0007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Wjets-madgraph</text:p>
          </table:table-cell>
          <table:table-cell table:style-name="ce55" table:formula="oooc:=[MC.B16]-['MC Selection v1'.B16]" office:value-type="float" office:value="0">
            <text:p>0</text:p>
          </table:table-cell>
          <table:table-cell table:style-name="ce30" table:formula="oooc:=[MC.C16]" office:value-type="float" office:value="28000">
            <text:p>28000</text:p>
          </table:table-cell>
          <table:table-cell table:style-name="ce30" table:formula="oooc:=[MC.D16]" office:value-type="float" office:value="359.603392857143">
            <text:p>360</text:p>
          </table:table-cell>
          <table:table-cell table:style-name="ce56" table:formula="oooc:=[.$E$2]/(1000*[.D16])" office:value-type="float" office:value="0.0027808413932214">
            <text:p>2.78E-003</text:p>
          </table:table-cell>
          <table:table-cell table:style-name="ce57" table:formula="oooc:=[MC.F16]-['MC Selection v1'.F16]" office:value-type="float" office:value="0">
            <text:p>0</text:p>
          </table:table-cell>
          <table:table-cell table:style-name="ce59" table:formula="oooc:=[MC.G16]-['MC Selection v1'.G16]" office:value-type="float" office:value="0">
            <text:p>0</text:p>
          </table:table-cell>
          <table:table-cell table:style-name="ce60" table:formula="oooc:=[MC.H16]-['MC Selection v1'.H16]" office:value-type="float" office:value="0">
            <text:p>0.00</text:p>
          </table:table-cell>
          <table:table-cell table:style-name="ce61" table:formula="oooc:=[MC.I16]-['MC Selection v1'.I16]" office:value-type="float" office:value="0">
            <text:p>0.0000</text:p>
          </table:table-cell>
          <table:table-cell table:style-name="ce55" table:formula="oooc:=[MC.J16]-['MC Selection v1'.J16]" office:value-type="float" office:value="0">
            <text:p>0</text:p>
          </table:table-cell>
          <table:table-cell table:style-name="ce60" table:formula="oooc:=[MC.K16]-['MC Selection v1'.K16]" office:value-type="float" office:value="0">
            <text:p>0.00</text:p>
          </table:table-cell>
          <table:table-cell table:style-name="ce61" table:formula="oooc:=[MC.L16]-['MC Selection v1'.L16]" office:value-type="float" office:value="0">
            <text:p>0.0000</text:p>
          </table:table-cell>
          <table:table-cell table:style-name="ce55" table:formula="oooc:=[MC.M16]-['MC Selection v1'.M16]" office:value-type="float" office:value="17360">
            <text:p>17360</text:p>
          </table:table-cell>
          <table:table-cell table:style-name="ce60" table:formula="oooc:=[MC.N16]-['MC Selection v1'.N16]" office:value-type="float" office:value="48.2754065863237">
            <text:p>48.28</text:p>
          </table:table-cell>
          <table:table-cell table:style-name="ce61" table:formula="oooc:=[MC.O16]-['MC Selection v1'.O16]" office:value-type="float" office:value="0.00837923571330657">
            <text:p>0.0084</text:p>
          </table:table-cell>
          <table:table-cell table:style-name="ce55" table:formula="oooc:=[MC.P16]-['MC Selection v1'.P16]" office:value-type="float" office:value="16900">
            <text:p>16900</text:p>
          </table:table-cell>
          <table:table-cell table:style-name="ce60" table:formula="oooc:=[MC.Q16]-['MC Selection v1'.Q16]" office:value-type="float" office:value="46.9962195454418">
            <text:p>47.00</text:p>
          </table:table-cell>
          <table:table-cell table:style-name="ce61" table:formula="oooc:=[MC.R16]-['MC Selection v1'.R16]" office:value-type="float" office:value="-0.000299340409539717">
            <text:p>-0.0003</text:p>
          </table:table-cell>
          <table:table-cell table:style-name="ce55" table:formula="oooc:=[MC.S16]-['MC Selection v1'.S16]" office:value-type="float" office:value="15100">
            <text:p>15100</text:p>
          </table:table-cell>
          <table:table-cell table:style-name="ce60" table:formula="oooc:=[MC.T16]-['MC Selection v1'.T16]" office:value-type="float" office:value="41.9907050376432">
            <text:p>41.99</text:p>
          </table:table-cell>
          <table:table-cell table:style-name="ce61" table:formula="oooc:=[MC.U16]-['MC Selection v1'.U16]" office:value-type="float" office:value="-0.00116422926605697">
            <text:p>-0.0012</text:p>
          </table:table-cell>
          <table:table-cell table:style-name="ce55" table:formula="oooc:=[MC.V16]-['MC Selection v1'.V16]" office:value-type="float" office:value="2916">
            <text:p>2916</text:p>
          </table:table-cell>
          <table:table-cell table:style-name="ce60" table:formula="oooc:=[MC.W16]-['MC Selection v1'.W16]" office:value-type="float" office:value="8.10893350263359">
            <text:p>8.11</text:p>
          </table:table-cell>
          <table:table-cell table:style-name="ce61" table:formula="oooc:=[MC.X16]-['MC Selection v1'.X16]" office:value-type="float" office:value="0.000441393362358794">
            <text:p>0.0004</text:p>
          </table:table-cell>
          <table:table-cell table:style-name="ce55" table:formula="oooc:=[MC.Y16]-['MC Selection v1'.Y16]" office:value-type="float" office:value="540">
            <text:p>540</text:p>
          </table:table-cell>
          <table:table-cell table:style-name="ce60" table:formula="oooc:=[MC.Z16]-['MC Selection v1'.Z16]" office:value-type="float" office:value="1.50165435233956">
            <text:p>1.50</text:p>
          </table:table-cell>
          <table:table-cell table:style-name="ce61" table:formula="oooc:=[MC.AA16]-['MC Selection v1'.AA16]" office:value-type="float" office:value="0.000221095379639075">
            <text:p>0.0002</text:p>
          </table:table-cell>
          <table:table-cell table:style-name="ce55" table:formula="oooc:=[MC.AB16]-['MC Selection v1'.AB16]" office:value-type="float" office:value="84">
            <text:p>84</text:p>
          </table:table-cell>
          <table:table-cell table:style-name="ce60" table:formula="oooc:=[MC.AC16]-['MC Selection v1'.AC16]" office:value-type="float" office:value="0.233590677030598">
            <text:p>0.23</text:p>
          </table:table-cell>
          <table:table-cell table:style-name="ce61" table:formula="oooc:=[MC.AD16]-['MC Selection v1'.AD16]" office:value-type="float" office:value="-0.000243873776808873">
            <text:p>-0.0002</text:p>
          </table:table-cell>
          <table:table-cell table:number-columns-repeated="226"/>
        </table:table-row>
        <table:table-row table:style-name="ro2">
          <table:table-cell table:style-name="ce25" office:value-type="string">
            <text:p>Zjets-madgraph</text:p>
          </table:table-cell>
          <table:table-cell table:style-name="ce55" table:formula="oooc:=[MC.B17]-['MC Selection v1'.B17]" office:value-type="float" office:value="0">
            <text:p>0</text:p>
          </table:table-cell>
          <table:table-cell table:style-name="ce30" table:formula="oooc:=[MC.C17]" office:value-type="float" office:value="2800">
            <text:p>2800</text:p>
          </table:table-cell>
          <table:table-cell table:style-name="ce30" table:formula="oooc:=[MC.D17]" office:value-type="float" office:value="387.471785714286">
            <text:p>387</text:p>
          </table:table-cell>
          <table:table-cell table:style-name="ce56" table:formula="oooc:=[.$E$2]/(1000*[.D17])" office:value-type="float" office:value="0.00258083307448192">
            <text:p>2.58E-003</text:p>
          </table:table-cell>
          <table:table-cell table:style-name="ce57" table:formula="oooc:=[MC.F17]-['MC Selection v1'.F17]" office:value-type="float" office:value="0">
            <text:p>0</text:p>
          </table:table-cell>
          <table:table-cell table:style-name="ce55" table:formula="oooc:=[MC.G17]-['MC Selection v1'.G17]" office:value-type="float" office:value="0">
            <text:p>0</text:p>
          </table:table-cell>
          <table:table-cell table:style-name="ce60" table:formula="oooc:=[MC.H17]-['MC Selection v1'.H17]" office:value-type="float" office:value="0">
            <text:p>0.00</text:p>
          </table:table-cell>
          <table:table-cell table:style-name="ce61" table:formula="oooc:=[MC.I17]-['MC Selection v1'.I17]" office:value-type="float" office:value="0">
            <text:p>0.0000</text:p>
          </table:table-cell>
          <table:table-cell table:style-name="ce55" table:formula="oooc:=[MC.J17]-['MC Selection v1'.J17]" office:value-type="float" office:value="0">
            <text:p>0</text:p>
          </table:table-cell>
          <table:table-cell table:style-name="ce60" table:formula="oooc:=[MC.K17]-['MC Selection v1'.K17]" office:value-type="float" office:value="0">
            <text:p>0.00</text:p>
          </table:table-cell>
          <table:table-cell table:style-name="ce61" table:formula="oooc:=[MC.L17]-['MC Selection v1'.L17]" office:value-type="float" office:value="0">
            <text:p>0.0000</text:p>
          </table:table-cell>
          <table:table-cell table:style-name="ce55" table:formula="oooc:=[MC.M17]-['MC Selection v1'.M17]" office:value-type="float" office:value="-1135">
            <text:p>-1135</text:p>
          </table:table-cell>
          <table:table-cell table:style-name="ce60" table:formula="oooc:=[MC.N17]-['MC Selection v1'.N17]" office:value-type="float" office:value="-2.92924553953696">
            <text:p>-2.93</text:p>
          </table:table-cell>
          <table:table-cell table:style-name="ce61" table:formula="oooc:=[MC.O17]-['MC Selection v1'.O17]" office:value-type="float" office:value="-0.00353190853757207">
            <text:p>-0.0035</text:p>
          </table:table-cell>
          <table:table-cell table:style-name="ce55" table:formula="oooc:=[MC.P17]-['MC Selection v1'.P17]" office:value-type="float" office:value="1295">
            <text:p>1295</text:p>
          </table:table-cell>
          <table:table-cell table:style-name="ce60" table:formula="oooc:=[MC.Q17]-['MC Selection v1'.Q17]" office:value-type="float" office:value="3.34217883145408">
            <text:p>3.34</text:p>
          </table:table-cell>
          <table:table-cell table:style-name="ce61" table:formula="oooc:=[MC.R17]-['MC Selection v1'.R17]" office:value-type="float" office:value="0.0148965111139941">
            <text:p>0.0149</text:p>
          </table:table-cell>
          <table:table-cell table:style-name="ce55" table:formula="oooc:=[MC.S17]-['MC Selection v1'.S17]" office:value-type="float" office:value="976">
            <text:p>976</text:p>
          </table:table-cell>
          <table:table-cell table:style-name="ce60" table:formula="oooc:=[MC.T17]-['MC Selection v1'.T17]" office:value-type="float" office:value="2.51889308069434">
            <text:p>2.52</text:p>
          </table:table-cell>
          <table:table-cell table:style-name="ce61" table:formula="oooc:=[MC.U17]-['MC Selection v1'.U17]" office:value-type="float" office:value="-0.00328109068677351">
            <text:p>-0.0033</text:p>
          </table:table-cell>
          <table:table-cell table:style-name="ce55" table:formula="oooc:=[MC.V17]-['MC Selection v1'.V17]" office:value-type="float" office:value="470">
            <text:p>470</text:p>
          </table:table-cell>
          <table:table-cell table:style-name="ce60" table:formula="oooc:=[MC.W17]-['MC Selection v1'.W17]" office:value-type="float" office:value="1.2129915450065">
            <text:p>1.21</text:p>
          </table:table-cell>
          <table:table-cell table:style-name="ce61" table:formula="oooc:=[MC.X17]-['MC Selection v1'.X17]" office:value-type="float" office:value="0.00295289678635932">
            <text:p>0.0030</text:p>
          </table:table-cell>
          <table:table-cell table:style-name="ce55" table:formula="oooc:=[MC.Y17]-['MC Selection v1'.Y17]" office:value-type="float" office:value="109">
            <text:p>109</text:p>
          </table:table-cell>
          <table:table-cell table:style-name="ce60" table:formula="oooc:=[MC.Z17]-['MC Selection v1'.Z17]" office:value-type="float" office:value="0.28131080511853">
            <text:p>0.28</text:p>
          </table:table-cell>
          <table:table-cell table:style-name="ce61" table:formula="oooc:=[MC.AA17]-['MC Selection v1'.AA17]" office:value-type="float" office:value="0.00159052235608553">
            <text:p>0.0016</text:p>
          </table:table-cell>
          <table:table-cell table:style-name="ce55" table:formula="oooc:=[MC.AB17]-['MC Selection v1'.AB17]" office:value-type="float" office:value="15">
            <text:p>15</text:p>
          </table:table-cell>
          <table:table-cell table:style-name="ce60" table:formula="oooc:=[MC.AC17]-['MC Selection v1'.AC17]" office:value-type="float" office:value="0.0387124961172287">
            <text:p>0.04</text:p>
          </table:table-cell>
          <table:table-cell table:style-name="ce61" table:formula="oooc:=[MC.AD17]-['MC Selection v1'.AD17]" office:value-type="float" office:value="-0.00170160592696639">
            <text:p>-0.0017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InclusiveMu15</text:p>
          </table:table-cell>
          <table:table-cell table:style-name="ce55" table:formula="oooc:=[MC.B18]-['MC Selection v1'.B18]" office:value-type="float" office:value="0">
            <text:p>0</text:p>
          </table:table-cell>
          <table:table-cell table:style-name="ce30" table:formula="oooc:=[MC.C18]" office:value-type="float" office:value="110000">
            <text:p>110000</text:p>
          </table:table-cell>
          <table:table-cell table:style-name="ce30" table:formula="oooc:=[MC.D18]" office:value-type="float" office:value="39.7926090909091">
            <text:p>40</text:p>
          </table:table-cell>
          <table:table-cell table:style-name="ce56" table:formula="oooc:=[.$E$2]/(1000*[.D18])" office:value-type="float" office:value="0.0251302948674571">
            <text:p>2.51E-002</text:p>
          </table:table-cell>
          <table:table-cell table:style-name="ce57" table:formula="oooc:=[MC.F18]-['MC Selection v1'.F18]" office:value-type="float" office:value="0">
            <text:p>0</text:p>
          </table:table-cell>
          <table:table-cell table:style-name="ce55" table:formula="oooc:=[MC.G18]-['MC Selection v1'.G18]" office:value-type="float" office:value="0">
            <text:p>0</text:p>
          </table:table-cell>
          <table:table-cell table:style-name="ce60" table:formula="oooc:=[MC.H18]-['MC Selection v1'.H18]" office:value-type="float" office:value="0">
            <text:p>0.00</text:p>
          </table:table-cell>
          <table:table-cell table:style-name="ce61" table:formula="oooc:=[MC.I18]-['MC Selection v1'.I18]" office:value-type="float" office:value="0">
            <text:p>0.0000</text:p>
          </table:table-cell>
          <table:table-cell table:style-name="ce55" table:formula="oooc:=[MC.J18]-['MC Selection v1'.J18]" office:value-type="float" office:value="0">
            <text:p>0</text:p>
          </table:table-cell>
          <table:table-cell table:style-name="ce60" table:formula="oooc:=[MC.K18]-['MC Selection v1'.K18]" office:value-type="float" office:value="0">
            <text:p>0.00</text:p>
          </table:table-cell>
          <table:table-cell table:style-name="ce61" table:formula="oooc:=[MC.L18]-['MC Selection v1'.L18]" office:value-type="float" office:value="0">
            <text:p>0.0000</text:p>
          </table:table-cell>
          <table:table-cell table:style-name="ce55" table:formula="oooc:=[MC.M18]-['MC Selection v1'.M18]" office:value-type="float" office:value="4860">
            <text:p>4860</text:p>
          </table:table-cell>
          <table:table-cell table:style-name="ce60" table:formula="oooc:=[MC.N18]-['MC Selection v1'.N18]" office:value-type="float" office:value="122.133233055842">
            <text:p>122.13</text:p>
          </table:table-cell>
          <table:table-cell table:style-name="ce61" table:formula="oooc:=[MC.O18]-['MC Selection v1'.O18]" office:value-type="float" office:value="0.00139353040605928">
            <text:p>0.0014</text:p>
          </table:table-cell>
          <table:table-cell table:style-name="ce55" table:formula="oooc:=[MC.P18]-['MC Selection v1'.P18]" office:value-type="float" office:value="4847">
            <text:p>4847</text:p>
          </table:table-cell>
          <table:table-cell table:style-name="ce60" table:formula="oooc:=[MC.Q18]-['MC Selection v1'.Q18]" office:value-type="float" office:value="121.806539222565">
            <text:p>121.81</text:p>
          </table:table-cell>
          <table:table-cell table:style-name="ce61" table:formula="oooc:=[MC.R18]-['MC Selection v1'.R18]" office:value-type="float" office:value="-0.000231883206820438">
            <text:p>-0.0002</text:p>
          </table:table-cell>
          <table:table-cell table:style-name="ce55" table:formula="oooc:=[MC.S18]-['MC Selection v1'.S18]" office:value-type="float" office:value="4766">
            <text:p>4766</text:p>
          </table:table-cell>
          <table:table-cell table:style-name="ce60" table:formula="oooc:=[MC.T18]-['MC Selection v1'.T18]" office:value-type="float" office:value="119.770985338301">
            <text:p>119.77</text:p>
          </table:table-cell>
          <table:table-cell table:style-name="ce61" table:formula="oooc:=[MC.U18]-['MC Selection v1'.U18]" office:value-type="float" office:value="-0.00223126121198225">
            <text:p>-0.0022</text:p>
          </table:table-cell>
          <table:table-cell table:style-name="ce55" table:formula="oooc:=[MC.V18]-['MC Selection v1'.V18]" office:value-type="float" office:value="2534">
            <text:p>2534</text:p>
          </table:table-cell>
          <table:table-cell table:style-name="ce60" table:formula="oooc:=[MC.W18]-['MC Selection v1'.W18]" office:value-type="float" office:value="63.6801671941363">
            <text:p>63.68</text:p>
          </table:table-cell>
          <table:table-cell table:style-name="ce61" table:formula="oooc:=[MC.X18]-['MC Selection v1'.X18]" office:value-type="float" office:value="0.0253881983560453">
            <text:p>0.0254</text:p>
          </table:table-cell>
          <table:table-cell table:style-name="ce55" table:formula="oooc:=[MC.Y18]-['MC Selection v1'.Y18]" office:value-type="float" office:value="428">
            <text:p>428</text:p>
          </table:table-cell>
          <table:table-cell table:style-name="ce60" table:formula="oooc:=[MC.Z18]-['MC Selection v1'.Z18]" office:value-type="float" office:value="10.7557662032716">
            <text:p>10.76</text:p>
          </table:table-cell>
          <table:table-cell table:style-name="ce61" table:formula="oooc:=[MC.AA18]-['MC Selection v1'.AA18]" office:value-type="float" office:value="0.00888355191469925">
            <text:p>0.0089</text:p>
          </table:table-cell>
          <table:table-cell table:style-name="ce55" table:formula="oooc:=[MC.AB18]-['MC Selection v1'.AB18]" office:value-type="float" office:value="75">
            <text:p>75</text:p>
          </table:table-cell>
          <table:table-cell table:style-name="ce60" table:formula="oooc:=[MC.AC18]-['MC Selection v1'.AC18]" office:value-type="float" office:value="1.88477211505928">
            <text:p>1.88</text:p>
          </table:table-cell>
          <table:table-cell table:style-name="ce61" table:formula="oooc:=[MC.AD18]-['MC Selection v1'.AD18]" office:value-type="float" office:value="0.0132374089712992">
            <text:p>0.0132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3" table:number-columns-repeated="3"/>
          <table:table-cell table:style-name="ce42"/>
          <table:table-cell table:style-name="ce39" table:formula="oooc:=[MC.F19]-['MC Selection v1'.F19]" office:value-type="float" office:value="0">
            <text:p>0.00</text:p>
          </table:table-cell>
          <table:table-cell table:style-name="ce42"/>
          <table:table-cell table:style-name="ce39" table:formula="oooc:=[MC.H19]-['MC Selection v1'.H19]" office:value-type="float" office:value="0.00857942141010426">
            <text:p>0.01</text:p>
          </table:table-cell>
          <table:table-cell table:style-name="ce39" table:formula="oooc:=[MC.I19]-['MC Selection v1'.I19]" office:value-type="float" office:value="0.0000000608587628070367">
            <text:p>0.00</text:p>
          </table:table-cell>
          <table:table-cell table:style-name="ce42"/>
          <table:table-cell table:style-name="ce39" table:formula="oooc:=[MC.K19]-['MC Selection v1'.K19]" office:value-type="float" office:value="0.00859887027763762">
            <text:p>0.01</text:p>
          </table:table-cell>
          <table:table-cell table:style-name="ce62" table:formula="oooc:=[MC.L19]-['MC Selection v1'.L19]" office:value-type="float" office:value="0.000000000251589415967146">
            <text:p>0.0000</text:p>
          </table:table-cell>
          <table:table-cell table:style-name="ce42"/>
          <table:table-cell table:style-name="ce39" table:formula="oooc:=[MC.N19]-['MC Selection v1'.N19]" office:value-type="float" office:value="167.967430482413">
            <text:p>167.97</text:p>
          </table:table-cell>
          <table:table-cell table:style-name="ce62" table:formula="oooc:=[MC.O19]-['MC Selection v1'.O19]" office:value-type="float" office:value="0.00178172082967556">
            <text:p>0.0018</text:p>
          </table:table-cell>
          <table:table-cell table:style-name="ce42"/>
          <table:table-cell table:style-name="ce39" table:formula="oooc:=[MC.Q19]-['MC Selection v1'.Q19]" office:value-type="float" office:value="172.661461750942">
            <text:p>172.66</text:p>
          </table:table-cell>
          <table:table-cell table:style-name="ce62" table:formula="oooc:=[MC.R19]-['MC Selection v1'.R19]" office:value-type="float" office:value="0.00161030612050772">
            <text:p>0.0016</text:p>
          </table:table-cell>
          <table:table-cell table:style-name="ce42"/>
          <table:table-cell table:style-name="ce39" table:formula="oooc:=[MC.T19]-['MC Selection v1'.T19]" office:value-type="float" office:value="164.528588988995">
            <text:p>164.53</text:p>
          </table:table-cell>
          <table:table-cell table:style-name="ce62" table:formula="oooc:=[MC.U19]-['MC Selection v1'.U19]" office:value-type="float" office:value="-0.00144801851803023">
            <text:p>-0.0014</text:p>
          </table:table-cell>
          <table:table-cell table:style-name="ce42"/>
          <table:table-cell table:style-name="ce39" table:formula="oooc:=[MC.W19]-['MC Selection v1'.W19]" office:value-type="float" office:value="73.2355754270228">
            <text:p>73.24</text:p>
          </table:table-cell>
          <table:table-cell table:style-name="ce62" table:formula="oooc:=[MC.X19]-['MC Selection v1'.X19]" office:value-type="float" office:value="0.00818249054128814">
            <text:p>0.0082</text:p>
          </table:table-cell>
          <table:table-cell table:style-name="ce42"/>
          <table:table-cell table:style-name="ce39" table:formula="oooc:=[MC.Z19]-['MC Selection v1'.Z19]" office:value-type="float" office:value="12.698937205838">
            <text:p>12.70</text:p>
          </table:table-cell>
          <table:table-cell table:style-name="ce62" table:formula="oooc:=[MC.AA19]-['MC Selection v1'.AA19]" office:value-type="float" office:value="0.000859606523710782">
            <text:p>0.0009</text:p>
          </table:table-cell>
          <table:table-cell table:style-name="ce42"/>
          <table:table-cell table:style-name="ce39" table:formula="oooc:=[MC.AC19]-['MC Selection v1'.AC19]" office:value-type="float" office:value="2.2496288212272">
            <text:p>2.25</text:p>
          </table:table-cell>
          <table:table-cell table:style-name="ce62" table:formula="oooc:=[MC.AD19]-['MC Selection v1'.AD19]" office:value-type="float" office:value="-0.0000179903523813696">
            <text:p>0.0000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Total Sum</text:p>
          </table:table-cell>
          <table:table-cell table:style-name="ce33" table:number-columns-repeated="3"/>
          <table:table-cell table:style-name="ce42"/>
          <table:table-cell table:style-name="ce39" table:formula="oooc:=[MC.F20]-['MC Selection v1'.F20]" office:value-type="float" office:value="0">
            <text:p>0.00</text:p>
          </table:table-cell>
          <table:table-cell table:style-name="ce42"/>
          <table:table-cell table:style-name="ce39" table:formula="oooc:=[MC.H20]-['MC Selection v1'.H20]" office:value-type="float" office:value="0.00857942141010426">
            <text:p>0.01</text:p>
          </table:table-cell>
          <table:table-cell table:style-name="ce39" table:formula="oooc:=[MC.I20]-['MC Selection v1'.I20]" office:value-type="float" office:value="0.0000000608482119135445">
            <text:p>0.00</text:p>
          </table:table-cell>
          <table:table-cell table:style-name="ce42"/>
          <table:table-cell table:style-name="ce39" table:formula="oooc:=[MC.K20]-['MC Selection v1'.K20]" office:value-type="float" office:value="0.00859887027763762">
            <text:p>0.01</text:p>
          </table:table-cell>
          <table:table-cell table:style-name="ce62" table:formula="oooc:=[MC.L20]-['MC Selection v1'.L20]" office:value-type="float" office:value="0.00000000025153412686052">
            <text:p>0.0000</text:p>
          </table:table-cell>
          <table:table-cell table:style-name="ce42"/>
          <table:table-cell table:style-name="ce39" table:formula="oooc:=[MC.N20]-['MC Selection v1'.N20]" office:value-type="float" office:value="168.184305129522">
            <text:p>168.18</text:p>
          </table:table-cell>
          <table:table-cell table:style-name="ce62" table:formula="oooc:=[MC.O20]-['MC Selection v1'.O20]" office:value-type="float" office:value="0.00178363879778942">
            <text:p>0.0018</text:p>
          </table:table-cell>
          <table:table-cell table:style-name="ce42"/>
          <table:table-cell table:style-name="ce39" table:formula="oooc:=[MC.Q20]-['MC Selection v1'.Q20]" office:value-type="float" office:value="172.874241863975">
            <text:p>172.87</text:p>
          </table:table-cell>
          <table:table-cell table:style-name="ce62" table:formula="oooc:=[MC.R20]-['MC Selection v1'.R20]" office:value-type="float" office:value="0.0016042695747206">
            <text:p>0.0016</text:p>
          </table:table-cell>
          <table:table-cell table:style-name="ce42"/>
          <table:table-cell table:style-name="ce39" table:formula="oooc:=[MC.T20]-['MC Selection v1'.T20]" office:value-type="float" office:value="164.61139258482">
            <text:p>164.61</text:p>
          </table:table-cell>
          <table:table-cell table:style-name="ce62" table:formula="oooc:=[MC.U20]-['MC Selection v1'.U20]" office:value-type="float" office:value="-0.00146721242196401">
            <text:p>-0.0015</text:p>
          </table:table-cell>
          <table:table-cell table:style-name="ce42"/>
          <table:table-cell table:style-name="ce39" table:formula="oooc:=[MC.W20]-['MC Selection v1'.W20]" office:value-type="float" office:value="73.3180446713759">
            <text:p>73.32</text:p>
          </table:table-cell>
          <table:table-cell table:style-name="ce62" table:formula="oooc:=[MC.X20]-['MC Selection v1'.X20]" office:value-type="float" office:value="0.00810124286618022">
            <text:p>0.0081</text:p>
          </table:table-cell>
          <table:table-cell table:style-name="ce42"/>
          <table:table-cell table:style-name="ce39" table:formula="oooc:=[MC.Z20]-['MC Selection v1'.Z20]" office:value-type="float" office:value="12.7786752649697">
            <text:p>12.78</text:p>
          </table:table-cell>
          <table:table-cell table:style-name="ce62" table:formula="oooc:=[MC.AA20]-['MC Selection v1'.AA20]" office:value-type="float" office:value="0.0000176653627106393">
            <text:p>0.0000</text:p>
          </table:table-cell>
          <table:table-cell table:style-name="ce42"/>
          <table:table-cell table:style-name="ce39" table:formula="oooc:=[MC.AC20]-['MC Selection v1'.AC20]" office:value-type="float" office:value="2.31016387406317">
            <text:p>2.31</text:p>
          </table:table-cell>
          <table:table-cell table:style-name="ce62" table:formula="oooc:=[MC.AD20]-['MC Selection v1'.AD20]" office:value-type="float" office:value="-0.0038492682021615">
            <text:p>-0.0038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S/B</text:p>
          </table:table-cell>
          <table:table-cell table:style-name="ce33" table:number-columns-repeated="3"/>
          <table:table-cell table:style-name="ce42"/>
          <table:table-cell table:style-name="ce41" table:formula="oooc:=[MC.F21]-['MC Selection v1'.F21]" office:value-type="float" office:value="0">
            <text:p>0.00E+000</text:p>
          </table:table-cell>
          <table:table-cell table:style-name="ce42"/>
          <table:table-cell table:style-name="ce41" table:formula="oooc:=[MC.H21]-['MC Selection v1'.H21]" office:value-type="float" office:value="-0.0000000000195067655604786">
            <text:p>-1.95E-011</text:p>
          </table:table-cell>
          <table:table-cell table:style-name="ce50"/>
          <table:table-cell table:style-name="ce42"/>
          <table:table-cell table:style-name="ce41" table:formula="oooc:=[MC.K21]-['MC Selection v1'.K21]" office:value-type="float" office:value="-0.0000000000195621801635064">
            <text:p>-1.96E-011</text:p>
          </table:table-cell>
          <table:table-cell table:style-name="ce50"/>
          <table:table-cell table:style-name="ce42"/>
          <table:table-cell table:style-name="ce41" table:formula="oooc:=[MC.N21]-['MC Selection v1'.N21]" office:value-type="float" office:value="-0.0000465985430076268">
            <text:p>-4.66E-005</text:p>
          </table:table-cell>
          <table:table-cell table:style-name="ce50"/>
          <table:table-cell table:style-name="ce42"/>
          <table:table-cell table:style-name="ce41" table:formula="oooc:=[MC.Q21]-['MC Selection v1'.Q21]" office:value-type="float" office:value="-0.0000528952067315939">
            <text:p>-5.29E-005</text:p>
          </table:table-cell>
          <table:table-cell table:style-name="ce50"/>
          <table:table-cell table:style-name="ce42"/>
          <table:table-cell table:style-name="ce41" table:formula="oooc:=[MC.T21]-['MC Selection v1'.T21]" office:value-type="float" office:value="-0.0000722623073169826">
            <text:p>-7.23E-005</text:p>
          </table:table-cell>
          <table:table-cell table:style-name="ce50"/>
          <table:table-cell table:style-name="ce42"/>
          <table:table-cell table:style-name="ce39" table:formula="oooc:=[MC.W21]-['MC Selection v1'.W21]" office:value-type="float" office:value="-0.00105267412062378">
            <text:p>0.00</text:p>
          </table:table-cell>
          <table:table-cell table:style-name="ce50"/>
          <table:table-cell table:style-name="ce42"/>
          <table:table-cell table:style-name="ce39" table:formula="oooc:=[MC.Z21]-['MC Selection v1'.Z21]" office:value-type="float" office:value="-0.00680509509702192">
            <text:p>-0.01</text:p>
          </table:table-cell>
          <table:table-cell table:style-name="ce50"/>
          <table:table-cell table:style-name="ce42"/>
          <table:table-cell table:style-name="ce39" table:formula="oooc:=[MC.AC21]-['MC Selection v1'.AC21]" office:value-type="float" office:value="-0.0324324971247593">
            <text:p>-0.03</text:p>
          </table:table-cell>
          <table:table-cell table:style-name="ce50"/>
          <table:table-cell table:style-name="ce52" table:number-columns-repeated="226"/>
        </table:table-row>
        <table:table-row table:style-name="ro1">
          <table:table-cell table:style-name="ce27" office:value-type="string">
            <text:p>S/sqrt(B)</text:p>
          </table:table-cell>
          <table:table-cell table:style-name="ce33" table:number-columns-repeated="3"/>
          <table:table-cell table:style-name="ce42"/>
          <table:table-cell table:style-name="ce39" table:formula="oooc:=[MC.F22]-['MC Selection v1'.F22]" office:value-type="float" office:value="0">
            <text:p>0.00</text:p>
          </table:table-cell>
          <table:table-cell table:style-name="ce42"/>
          <table:table-cell table:style-name="ce39" table:formula="oooc:=[MC.H22]-['MC Selection v1'.H22]" office:value-type="float" office:value="-0.00000000299540618697858">
            <text:p>0.00</text:p>
          </table:table-cell>
          <table:table-cell table:style-name="ce50"/>
          <table:table-cell table:style-name="ce42"/>
          <table:table-cell table:style-name="ce39" table:formula="oooc:=[MC.K22]-['MC Selection v1'.K22]" office:value-type="float" office:value="-0.00000000300316599366468">
            <text:p>0.00</text:p>
          </table:table-cell>
          <table:table-cell table:style-name="ce50"/>
          <table:table-cell table:style-name="ce42"/>
          <table:table-cell table:style-name="ce39" table:formula="oooc:=[MC.N22]-['MC Selection v1'.N22]" office:value-type="float" office:value="-0.000224950448596689">
            <text:p>0.00</text:p>
          </table:table-cell>
          <table:table-cell table:style-name="ce50"/>
          <table:table-cell table:style-name="ce42"/>
          <table:table-cell table:style-name="ce39" table:formula="oooc:=[MC.Q22]-['MC Selection v1'.Q22]" office:value-type="float" office:value="-0.000443226951081899">
            <text:p>0.00</text:p>
          </table:table-cell>
          <table:table-cell table:style-name="ce50"/>
          <table:table-cell table:style-name="ce42"/>
          <table:table-cell table:style-name="ce39" table:formula="oooc:=[MC.T22]-['MC Selection v1'.T22]" office:value-type="float" office:value="-0.00203692658582189">
            <text:p>0.00</text:p>
          </table:table-cell>
          <table:table-cell table:style-name="ce50"/>
          <table:table-cell table:style-name="ce42"/>
          <table:table-cell table:style-name="ce39" table:formula="oooc:=[MC.W22]-['MC Selection v1'.W22]" office:value-type="float" office:value="-0.0150486941745576">
            <text:p>-0.02</text:p>
          </table:table-cell>
          <table:table-cell table:style-name="ce50"/>
          <table:table-cell table:style-name="ce42"/>
          <table:table-cell table:style-name="ce39" table:formula="oooc:=[MC.Z22]-['MC Selection v1'.Z22]" office:value-type="float" office:value="-0.0394231926787765">
            <text:p>-0.04</text:p>
          </table:table-cell>
          <table:table-cell table:style-name="ce50"/>
          <table:table-cell table:style-name="ce42"/>
          <table:table-cell table:style-name="ce39" table:formula="oooc:=[MC.AC22]-['MC Selection v1'.AC22]" office:value-type="float" office:value="-0.0797814259729139">
            <text:p>-0.08</text:p>
          </table:table-cell>
          <table:table-cell table:style-name="ce50"/>
          <table:table-cell table:style-name="ce52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.E2]" office:value-type="float" office:value="1000" table:number-columns-spanned="2" table:number-rows-spanned="1">
            <text:p>1000.0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8" table:formula="oooc:=[.A4]" office:value-type="string" office:string-value="TtbarJets-madgraph">
            <text:p>TtbarJets-madgraph</text:p>
          </table:table-cell>
          <table:table-cell table:style-name="ce55" table:formula="oooc:=[MC.B27]-['MC Selection v1'.B27]" office:value-type="float" office:value="0">
            <text:p>0</text:p>
          </table:table-cell>
          <table:table-cell table:style-name="ce30" table:formula="oooc:=[.C4]" office:value-type="float" office:value="165">
            <text:p>165</text:p>
          </table:table-cell>
          <table:table-cell table:style-name="ce30" table:formula="oooc:=[MC.D27]" office:value-type="float" office:value="8990.32727272727">
            <text:p>8990</text:p>
          </table:table-cell>
          <table:table-cell table:style-name="ce56" table:formula="oooc:=[.$E$2]/(1000*[.D27])" office:value-type="float" office:value="0.000111230655977738">
            <text:p>1.11E-004</text:p>
          </table:table-cell>
          <table:table-cell table:style-name="ce58" table:formula="oooc:=[MC.F27]-['MC Selection v1'.F27]" office:value-type="float" office:value="0">
            <text:p>0</text:p>
          </table:table-cell>
          <table:table-cell table:style-name="ce48" table:formula="oooc:=[.G4]" office:value-type="float" office:value="0">
            <text:p>0</text:p>
          </table:table-cell>
          <table:table-cell table:style-name="ce60" table:formula="oooc:=[MC.H27]-['MC Selection v1'.H27]" office:value-type="float" office:value="0">
            <text:p>0.00</text:p>
          </table:table-cell>
          <table:table-cell table:style-name="ce61" table:formula="oooc:=[MC.I27]-['MC Selection v1'.I27]" office:value-type="float" office:value="0">
            <text:p>0.0000</text:p>
          </table:table-cell>
          <table:table-cell table:style-name="ce48" table:formula="oooc:=[.J4]" office:value-type="float" office:value="0">
            <text:p>0</text:p>
          </table:table-cell>
          <table:table-cell table:style-name="ce60" table:formula="oooc:=[MC.K27]-['MC Selection v1'.K27]" office:value-type="float" office:value="0">
            <text:p>0.00</text:p>
          </table:table-cell>
          <table:table-cell table:style-name="ce61" table:formula="oooc:=[MC.L27]-['MC Selection v1'.L27]" office:value-type="float" office:value="0">
            <text:p>0.0000</text:p>
          </table:table-cell>
          <table:table-cell table:style-name="ce55" table:formula="oooc:=[MC.M27]-['MC Selection v1'.M27]" office:value-type="float" office:value="4593">
            <text:p>4593</text:p>
          </table:table-cell>
          <table:table-cell table:style-name="ce60" table:formula="oooc:=[MC.N27]-['MC Selection v1'.N27]" office:value-type="float" office:value="0.510882402905747">
            <text:p>0.51</text:p>
          </table:table-cell>
          <table:table-cell table:style-name="ce61" table:formula="oooc:=[MC.O27]-['MC Selection v1'.O27]" office:value-type="float" office:value="0.0103552530419824">
            <text:p>0.0104</text:p>
          </table:table-cell>
          <table:table-cell table:style-name="ce55" table:formula="oooc:=[MC.P27]-['MC Selection v1'.P27]" office:value-type="float" office:value="4776">
            <text:p>4776</text:p>
          </table:table-cell>
          <table:table-cell table:style-name="ce60" table:formula="oooc:=[MC.Q27]-['MC Selection v1'.Q27]" office:value-type="float" office:value="0.531237612949674">
            <text:p>0.53</text:p>
          </table:table-cell>
          <table:table-cell table:style-name="ce61" table:formula="oooc:=[MC.R27]-['MC Selection v1'.R27]" office:value-type="float" office:value="0.00203580310911367">
            <text:p>0.0020</text:p>
          </table:table-cell>
          <table:table-cell table:style-name="ce55" table:formula="oooc:=[MC.S27]-['MC Selection v1'.S27]" office:value-type="float" office:value="1908">
            <text:p>1908</text:p>
          </table:table-cell>
          <table:table-cell table:style-name="ce60" table:formula="oooc:=[MC.T27]-['MC Selection v1'.T27]" office:value-type="float" office:value="0.212228091605525">
            <text:p>0.21</text:p>
          </table:table-cell>
          <table:table-cell table:style-name="ce61" table:formula="oooc:=[MC.U27]-['MC Selection v1'.U27]" office:value-type="float" office:value="-0.0133511651946097">
            <text:p>-0.0134</text:p>
          </table:table-cell>
          <table:table-cell table:style-name="ce55" table:formula="oooc:=[MC.V27]-['MC Selection v1'.V27]" office:value-type="float" office:value="1895">
            <text:p>1895</text:p>
          </table:table-cell>
          <table:table-cell table:style-name="ce60" table:formula="oooc:=[MC.W27]-['MC Selection v1'.W27]" office:value-type="float" office:value="0.210782093077814">
            <text:p>0.21</text:p>
          </table:table-cell>
          <table:table-cell table:style-name="ce61" table:formula="oooc:=[MC.X27]-['MC Selection v1'.X27]" office:value-type="float" office:value="-0.000033560725388182">
            <text:p>-0.0000</text:p>
          </table:table-cell>
          <table:table-cell table:style-name="ce55" table:formula="oooc:=[MC.Y27]-['MC Selection v1'.Y27]" office:value-type="float" office:value="1800">
            <text:p>1800</text:p>
          </table:table-cell>
          <table:table-cell table:style-name="ce60" table:formula="oooc:=[MC.Z27]-['MC Selection v1'.Z27]" office:value-type="float" office:value="0.200215180759928">
            <text:p>0.20</text:p>
          </table:table-cell>
          <table:table-cell table:style-name="ce61" table:formula="oooc:=[MC.AA27]-['MC Selection v1'.AA27]" office:value-type="float" office:value="-0.0000269156219208089">
            <text:p>-0.0000</text:p>
          </table:table-cell>
          <table:table-cell table:style-name="ce55" table:formula="oooc:=[MC.AB27]-['MC Selection v1'.AB27]" office:value-type="float" office:value="1519">
            <text:p>1519</text:p>
          </table:table-cell>
          <table:table-cell table:style-name="ce60" table:formula="oooc:=[MC.AC27]-['MC Selection v1'.AC27]" office:value-type="float" office:value="0.168959366430183">
            <text:p>0.17</text:p>
          </table:table-cell>
          <table:table-cell table:style-name="ce61" table:formula="oooc:=[MC.AD27]-['MC Selection v1'.AD27]" office:value-type="float" office:value="0.000593368230511926">
            <text:p>0.0006</text:p>
          </table:table-cell>
          <table:table-cell table:style-name="ce55" table:formula="oooc:=[MC.AE27]-['MC Selection v1'.AE27]" office:value-type="float" office:value="805">
            <text:p>805</text:p>
          </table:table-cell>
          <table:table-cell table:style-name="ce60" table:formula="oooc:=[MC.AF27]-['MC Selection v1'.AF27]" office:value-type="float" office:value="0.0895406780620789">
            <text:p>0.09</text:p>
          </table:table-cell>
          <table:table-cell table:style-name="ce61" table:formula="oooc:=[MC.AG27]-['MC Selection v1'.AG27]" office:value-type="float" office:value="-0.000290955501651258">
            <text:p>-0.0003</text:p>
          </table:table-cell>
          <table:table-cell table:number-columns-repeated="223"/>
        </table:table-row>
        <table:table-row table:style-name="ro1">
          <table:table-cell table:style-name="ce28" table:formula="oooc:=[.A5]" office:value-type="string" office:string-value="Ttbar-mcatnlo">
            <text:p>Ttbar-mcatnlo</text:p>
          </table:table-cell>
          <table:table-cell table:style-name="ce55" table:formula="oooc:=[MC.B28]-['MC Selection v1'.B28]" office:value-type="float" office:value="0">
            <text:p>0</text:p>
          </table:table-cell>
          <table:table-cell table:style-name="ce30" table:formula="oooc:=[.C27]" office:value-type="float" office:value="165">
            <text:p>165</text:p>
          </table:table-cell>
          <table:table-cell table:style-name="ce30" table:formula="oooc:=[MC.D28]" office:value-type="float" office:value="6010.26666666667">
            <text:p>6010</text:p>
          </table:table-cell>
          <table:table-cell table:style-name="ce56" table:formula="oooc:=[.$E$2]/(1000*[.D28])" office:value-type="float" office:value="0.000166381968631453">
            <text:p>1.66E-004</text:p>
          </table:table-cell>
          <table:table-cell table:style-name="ce58" table:formula="oooc:=[MC.F28]-['MC Selection v1'.F28]" office:value-type="float" office:value="0">
            <text:p>0</text:p>
          </table:table-cell>
          <table:table-cell table:style-name="ce48" table:formula="oooc:=[.G5]" office:value-type="float" office:value="0">
            <text:p>0</text:p>
          </table:table-cell>
          <table:table-cell table:style-name="ce60" table:formula="oooc:=[MC.H28]-['MC Selection v1'.H28]" office:value-type="float" office:value="0">
            <text:p>0.00</text:p>
          </table:table-cell>
          <table:table-cell table:style-name="ce61" table:formula="oooc:=[MC.I28]-['MC Selection v1'.I28]" office:value-type="float" office:value="0">
            <text:p>0.0000</text:p>
          </table:table-cell>
          <table:table-cell table:style-name="ce48" table:formula="oooc:=[.J5]" office:value-type="float" office:value="0">
            <text:p>0</text:p>
          </table:table-cell>
          <table:table-cell table:style-name="ce60" table:formula="oooc:=[MC.K28]-['MC Selection v1'.K28]" office:value-type="float" office:value="0">
            <text:p>0.00</text:p>
          </table:table-cell>
          <table:table-cell table:style-name="ce61" table:formula="oooc:=[MC.L28]-['MC Selection v1'.L28]" office:value-type="float" office:value="0">
            <text:p>0.0000</text:p>
          </table:table-cell>
          <table:table-cell table:style-name="ce55" table:formula="oooc:=[MC.M28]-['MC Selection v1'.M28]" office:value-type="float" office:value="2439">
            <text:p>2439</text:p>
          </table:table-cell>
          <table:table-cell table:style-name="ce60" table:formula="oooc:=[MC.N28]-['MC Selection v1'.N28]" office:value-type="float" office:value="0.405805621492114">
            <text:p>0.41</text:p>
          </table:table-cell>
          <table:table-cell table:style-name="ce61" table:formula="oooc:=[MC.O28]-['MC Selection v1'.O28]" office:value-type="float" office:value="0.00836135879793898">
            <text:p>0.0084</text:p>
          </table:table-cell>
          <table:table-cell table:style-name="ce55" table:formula="oooc:=[MC.P28]-['MC Selection v1'.P28]" office:value-type="float" office:value="2506">
            <text:p>2506</text:p>
          </table:table-cell>
          <table:table-cell table:style-name="ce60" table:formula="oooc:=[MC.Q28]-['MC Selection v1'.Q28]" office:value-type="float" office:value="0.416953213390418">
            <text:p>0.42</text:p>
          </table:table-cell>
          <table:table-cell table:style-name="ce61" table:formula="oooc:=[MC.R28]-['MC Selection v1'.R28]" office:value-type="float" office:value="0.00122014536041881">
            <text:p>0.0012</text:p>
          </table:table-cell>
          <table:table-cell table:style-name="ce55" table:formula="oooc:=[MC.S28]-['MC Selection v1'.S28]" office:value-type="float" office:value="544">
            <text:p>544</text:p>
          </table:table-cell>
          <table:table-cell table:style-name="ce60" table:formula="oooc:=[MC.T28]-['MC Selection v1'.T28]" office:value-type="float" office:value="0.0905117909355084">
            <text:p>0.09</text:p>
          </table:table-cell>
          <table:table-cell table:style-name="ce61" table:formula="oooc:=[MC.U28]-['MC Selection v1'.U28]" office:value-type="float" office:value="-0.0135203902962753">
            <text:p>-0.0135</text:p>
          </table:table-cell>
          <table:table-cell table:style-name="ce55" table:formula="oooc:=[MC.V28]-['MC Selection v1'.V28]" office:value-type="float" office:value="533">
            <text:p>533</text:p>
          </table:table-cell>
          <table:table-cell table:style-name="ce60" table:formula="oooc:=[MC.W28]-['MC Selection v1'.W28]" office:value-type="float" office:value="0.088681589280565">
            <text:p>0.09</text:p>
          </table:table-cell>
          <table:table-cell table:style-name="ce61" table:formula="oooc:=[MC.X28]-['MC Selection v1'.X28]" office:value-type="float" office:value="-0.0000805437323324609">
            <text:p>-0.0001</text:p>
          </table:table-cell>
          <table:table-cell table:style-name="ce55" table:formula="oooc:=[MC.Y28]-['MC Selection v1'.Y28]" office:value-type="float" office:value="484">
            <text:p>484</text:p>
          </table:table-cell>
          <table:table-cell table:style-name="ce60" table:formula="oooc:=[MC.Z28]-['MC Selection v1'.Z28]" office:value-type="float" office:value="0.0805288728176237">
            <text:p>0.08</text:p>
          </table:table-cell>
          <table:table-cell table:style-name="ce61" table:formula="oooc:=[MC.AA28]-['MC Selection v1'.AA28]" office:value-type="float" office:value="-0.000219071251790992">
            <text:p>-0.0002</text:p>
          </table:table-cell>
          <table:table-cell table:style-name="ce55" table:formula="oooc:=[MC.AB28]-['MC Selection v1'.AB28]" office:value-type="float" office:value="361">
            <text:p>361</text:p>
          </table:table-cell>
          <table:table-cell table:style-name="ce60" table:formula="oooc:=[MC.AC28]-['MC Selection v1'.AC28]" office:value-type="float" office:value="0.0600638906759556">
            <text:p>0.06</text:p>
          </table:table-cell>
          <table:table-cell table:style-name="ce61" table:formula="oooc:=[MC.AD28]-['MC Selection v1'.AD28]" office:value-type="float" office:value="-0.00023274541689744">
            <text:p>-0.0002</text:p>
          </table:table-cell>
          <table:table-cell table:style-name="ce55" table:formula="oooc:=[MC.AE28]-['MC Selection v1'.AE28]" office:value-type="float" office:value="169">
            <text:p>169</text:p>
          </table:table-cell>
          <table:table-cell table:style-name="ce60" table:formula="oooc:=[MC.AF28]-['MC Selection v1'.AF28]" office:value-type="float" office:value="0.0281185526987153">
            <text:p>0.03</text:p>
          </table:table-cell>
          <table:table-cell table:style-name="ce61" table:formula="oooc:=[MC.AG28]-['MC Selection v1'.AG28]" office:value-type="float" office:value="-0.000388252873203654">
            <text:p>-0.0004</text:p>
          </table:table-cell>
          <table:table-cell table:number-columns-repeated="223"/>
        </table:table-row>
        <table:table-row table:style-name="ro2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[MC.F29]-['MC Selection v1'.F29]" office:value-type="float" office:value="0">
            <text:p>0.00</text:p>
          </table:table-cell>
          <table:table-cell table:style-name="ce47"/>
          <table:table-cell table:style-name="ce39" table:formula="oooc:=SUM([.H27:.H28])/2" office:value-type="float" office:value="0">
            <text:p>0.00</text:p>
          </table:table-cell>
          <table:table-cell table:style-name="ce49" table:formula="oooc:=[MC.I29]-['MC Selection v1'.I29]" office:value-type="float" office:value="0">
            <text:p>0.0000</text:p>
          </table:table-cell>
          <table:table-cell table:style-name="ce47"/>
          <table:table-cell table:style-name="ce39" table:formula="oooc:=SUM([.K27:.K28])/2" office:value-type="float" office:value="0">
            <text:p>0.00</text:p>
          </table:table-cell>
          <table:table-cell table:style-name="ce49" table:formula="oooc:=[MC.L29]-['MC Selection v1'.L29]" office:value-type="float" office:value="0">
            <text:p>0.0000</text:p>
          </table:table-cell>
          <table:table-cell table:style-name="ce47"/>
          <table:table-cell table:style-name="ce39" table:formula="oooc:=SUM([.N27:.N28])/2" office:value-type="float" office:value="0.45834401219893">
            <text:p>0.46</text:p>
          </table:table-cell>
          <table:table-cell table:style-name="ce49" table:formula="oooc:=[MC.O29]-['MC Selection v1'.O29]" office:value-type="float" office:value="0.00936647680062302">
            <text:p>0.0094</text:p>
          </table:table-cell>
          <table:table-cell table:style-name="ce47"/>
          <table:table-cell table:style-name="ce39" table:formula="oooc:=SUM([.Q27:.Q28])/2" office:value-type="float" office:value="0.474095413170046">
            <text:p>0.47</text:p>
          </table:table-cell>
          <table:table-cell table:style-name="ce49" table:formula="oooc:=[MC.R29]-['MC Selection v1'.R29]" office:value-type="float" office:value="0.00161109549743943">
            <text:p>0.0016</text:p>
          </table:table-cell>
          <table:table-cell table:style-name="ce47"/>
          <table:table-cell table:style-name="ce39" table:formula="oooc:=SUM([.T27:.T28])/2" office:value-type="float" office:value="0.151369941270517">
            <text:p>0.15</text:p>
          </table:table-cell>
          <table:table-cell table:style-name="ce49" table:formula="oooc:=[MC.U29]-['MC Selection v1'.U29]" office:value-type="float" office:value="-0.0134255429952983">
            <text:p>-0.0134</text:p>
          </table:table-cell>
          <table:table-cell table:style-name="ce47"/>
          <table:table-cell table:style-name="ce39" table:formula="oooc:=SUM([.W27:.W28])/2" office:value-type="float" office:value="0.149731841179189">
            <text:p>0.15</text:p>
          </table:table-cell>
          <table:table-cell table:style-name="ce49" table:formula="oooc:=[MC.X29]-['MC Selection v1'.X29]" office:value-type="float" office:value="-0.0000568238025436818">
            <text:p>-0.0001</text:p>
          </table:table-cell>
          <table:table-cell table:style-name="ce47"/>
          <table:table-cell table:style-name="ce39" table:formula="oooc:=SUM([.Z27:.Z28])/2" office:value-type="float" office:value="0.140372026788776">
            <text:p>0.14</text:p>
          </table:table-cell>
          <table:table-cell table:style-name="ce49" table:formula="oooc:=[MC.AA29]-['MC Selection v1'.AA29]" office:value-type="float" office:value="-0.000123900287135603">
            <text:p>-0.0001</text:p>
          </table:table-cell>
          <table:table-cell table:style-name="ce47"/>
          <table:table-cell table:style-name="ce39" table:formula="oooc:=SUM([.AC27:.AC28])/2" office:value-type="float" office:value="0.114511628553069">
            <text:p>0.11</text:p>
          </table:table-cell>
          <table:table-cell table:style-name="ce49" table:formula="oooc:=[MC.AD29]-['MC Selection v1'.AD29]" office:value-type="float" office:value="0.000176293937651062">
            <text:p>0.0002</text:p>
          </table:table-cell>
          <table:table-cell table:style-name="ce47"/>
          <table:table-cell table:style-name="ce39" table:formula="oooc:=SUM([.AF27:.AF28])/2" office:value-type="float" office:value="0.0588296153803971">
            <text:p>0.06</text:p>
          </table:table-cell>
          <table:table-cell table:style-name="ce49" table:formula="oooc:=[MC.AG29]-['MC Selection v1'.AG29]" office:value-type="float" office:value="-0.000344531292374994">
            <text:p>-0.0003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7]" office:value-type="string" office:string-value="TtbarJets-madgraph Sig.">
            <text:p>TtbarJets-madgraph Sig.</text:p>
          </table:table-cell>
          <table:table-cell table:style-name="ce55" table:formula="oooc:=[MC.B30]-['MC Selection v1'.B30]" office:value-type="float" office:value="0">
            <text:p>0</text:p>
          </table:table-cell>
          <table:table-cell table:style-name="ce38" table:formula="oooc:=[.C7]" office:value-type="float" office:value="24.4444444444444">
            <text:p>24</text:p>
          </table:table-cell>
          <table:table-cell table:style-name="ce30" table:formula="oooc:=[MC.D30]" office:value-type="float" office:value="8964.57272727273">
            <text:p>8965</text:p>
          </table:table-cell>
          <table:table-cell table:style-name="ce56" table:formula="oooc:=[.$E$2]/(1000*[.D30])" office:value-type="float" office:value="0.000111550213314431">
            <text:p>1.12E-004</text:p>
          </table:table-cell>
          <table:table-cell table:style-name="ce58" table:formula="oooc:=[MC.F30]-['MC Selection v1'.F30]" office:value-type="float" office:value="0">
            <text:p>0</text:p>
          </table:table-cell>
          <table:table-cell table:style-name="ce48" table:formula="oooc:=[.G7]" office:value-type="float" office:value="0">
            <text:p>0</text:p>
          </table:table-cell>
          <table:table-cell table:style-name="ce60" table:formula="oooc:=[MC.H30]-['MC Selection v1'.H30]" office:value-type="float" office:value="0">
            <text:p>0.00</text:p>
          </table:table-cell>
          <table:table-cell table:style-name="ce61" table:formula="oooc:=[MC.I30]-['MC Selection v1'.I30]" office:value-type="float" office:value="0">
            <text:p>0.0000</text:p>
          </table:table-cell>
          <table:table-cell table:style-name="ce48" table:formula="oooc:=[.J7]" office:value-type="float" office:value="0">
            <text:p>0</text:p>
          </table:table-cell>
          <table:table-cell table:style-name="ce60" table:formula="oooc:=[MC.K30]-['MC Selection v1'.K30]" office:value-type="float" office:value="0">
            <text:p>0.00</text:p>
          </table:table-cell>
          <table:table-cell table:style-name="ce61" table:formula="oooc:=[MC.L30]-['MC Selection v1'.L30]" office:value-type="float" office:value="0">
            <text:p>0.0000</text:p>
          </table:table-cell>
          <table:table-cell table:style-name="ce55" table:formula="oooc:=[MC.M30]-['MC Selection v1'.M30]" office:value-type="float" office:value="2415">
            <text:p>2415</text:p>
          </table:table-cell>
          <table:table-cell table:style-name="ce60" table:formula="oooc:=[MC.N30]-['MC Selection v1'.N30]" office:value-type="float" office:value="0.26939376515435">
            <text:p>0.27</text:p>
          </table:table-cell>
          <table:table-cell table:style-name="ce61" table:formula="oooc:=[MC.O30]-['MC Selection v1'.O30]" office:value-type="float" office:value="0.0132999228989977">
            <text:p>0.0133</text:p>
          </table:table-cell>
          <table:table-cell table:style-name="ce55" table:formula="oooc:=[MC.P30]-['MC Selection v1'.P30]" office:value-type="float" office:value="2386">
            <text:p>2386</text:p>
          </table:table-cell>
          <table:table-cell table:style-name="ce60" table:formula="oooc:=[MC.Q30]-['MC Selection v1'.Q30]" office:value-type="float" office:value="0.266158808968232">
            <text:p>0.27</text:p>
          </table:table-cell>
          <table:table-cell table:style-name="ce61" table:formula="oooc:=[MC.R30]-['MC Selection v1'.R30]" office:value-type="float" office:value="-0.000178388713325983">
            <text:p>-0.0002</text:p>
          </table:table-cell>
          <table:table-cell table:style-name="ce55" table:formula="oooc:=[MC.S30]-['MC Selection v1'.S30]" office:value-type="float" office:value="1340">
            <text:p>1340</text:p>
          </table:table-cell>
          <table:table-cell table:style-name="ce60" table:formula="oooc:=[MC.T30]-['MC Selection v1'.T30]" office:value-type="float" office:value="0.149477285841337">
            <text:p>0.15</text:p>
          </table:table-cell>
          <table:table-cell table:style-name="ce61" table:formula="oooc:=[MC.U30]-['MC Selection v1'.U30]" office:value-type="float" office:value="-0.00848775571223004">
            <text:p>-0.0085</text:p>
          </table:table-cell>
          <table:table-cell table:style-name="ce55" table:formula="oooc:=[MC.V30]-['MC Selection v1'.V30]" office:value-type="float" office:value="1337">
            <text:p>1337</text:p>
          </table:table-cell>
          <table:table-cell table:style-name="ce60" table:formula="oooc:=[MC.W30]-['MC Selection v1'.W30]" office:value-type="float" office:value="0.149142635201395">
            <text:p>0.15</text:p>
          </table:table-cell>
          <table:table-cell table:style-name="ce61" table:formula="oooc:=[MC.X30]-['MC Selection v1'.X30]" office:value-type="float" office:value="-0.00000709700061918284">
            <text:p>-0.0000</text:p>
          </table:table-cell>
          <table:table-cell table:style-name="ce55" table:formula="oooc:=[MC.Y30]-['MC Selection v1'.Y30]" office:value-type="float" office:value="1310">
            <text:p>1310</text:p>
          </table:table-cell>
          <table:table-cell table:style-name="ce60" table:formula="oooc:=[MC.Z30]-['MC Selection v1'.Z30]" office:value-type="float" office:value="0.146130779441904">
            <text:p>0.15</text:p>
          </table:table-cell>
          <table:table-cell table:style-name="ce61" table:formula="oooc:=[MC.AA30]-['MC Selection v1'.AA30]" office:value-type="float" office:value="0.0000781579058776183">
            <text:p>0.0001</text:p>
          </table:table-cell>
          <table:table-cell table:style-name="ce55" table:formula="oooc:=[MC.AB30]-['MC Selection v1'.AB30]" office:value-type="float" office:value="1091">
            <text:p>1091</text:p>
          </table:table-cell>
          <table:table-cell table:style-name="ce60" table:formula="oooc:=[MC.AC30]-['MC Selection v1'.AC30]" office:value-type="float" office:value="0.121701282726043">
            <text:p>0.12</text:p>
          </table:table-cell>
          <table:table-cell table:style-name="ce61" table:formula="oooc:=[MC.AD30]-['MC Selection v1'.AD30]" office:value-type="float" office:value="-0.0000896702776452818">
            <text:p>-0.0001</text:p>
          </table:table-cell>
          <table:table-cell table:style-name="ce55" table:formula="oooc:=[MC.AE30]-['MC Selection v1'.AE30]" office:value-type="float" office:value="509">
            <text:p>509</text:p>
          </table:table-cell>
          <table:table-cell table:style-name="ce60" table:formula="oooc:=[MC.AF30]-['MC Selection v1'.AF30]" office:value-type="float" office:value="0.0567790585770451">
            <text:p>0.06</text:p>
          </table:table-cell>
          <table:table-cell table:style-name="ce61" table:formula="oooc:=[MC.AG30]-['MC Selection v1'.AG30]" office:value-type="float" office:value="-0.00123636549444817">
            <text:p>-0.0012</text:p>
          </table:table-cell>
          <table:table-cell table:number-columns-repeated="223"/>
        </table:table-row>
        <table:table-row table:style-name="ro1">
          <table:table-cell table:style-name="ce28" table:formula="oooc:=[.A8]" office:value-type="string" office:string-value="Ttbar-mcatnlo Sig.">
            <text:p>Ttbar-mcatnlo Sig.</text:p>
          </table:table-cell>
          <table:table-cell table:style-name="ce55" table:formula="oooc:=[MC.B31]-['MC Selection v1'.B31]" office:value-type="float" office:value="0">
            <text:p>0</text:p>
          </table:table-cell>
          <table:table-cell table:style-name="ce38" table:formula="oooc:=[.C8]" office:value-type="float" office:value="24.4444444444444">
            <text:p>24</text:p>
          </table:table-cell>
          <table:table-cell table:style-name="ce30" table:formula="oooc:=[MC.D31]" office:value-type="float" office:value="5987.08636363636">
            <text:p>5987</text:p>
          </table:table-cell>
          <table:table-cell table:style-name="ce56" table:formula="oooc:=[.$E$2]/(1000*[.D31])" office:value-type="float" office:value="0.000167026152499432">
            <text:p>1.67E-004</text:p>
          </table:table-cell>
          <table:table-cell table:style-name="ce58" table:formula="oooc:=[MC.F31]-['MC Selection v1'.F31]" office:value-type="float" office:value="0">
            <text:p>0</text:p>
          </table:table-cell>
          <table:table-cell table:style-name="ce48" table:formula="oooc:=[.G8]" office:value-type="float" office:value="0">
            <text:p>0</text:p>
          </table:table-cell>
          <table:table-cell table:style-name="ce60" table:formula="oooc:=[MC.H31]-['MC Selection v1'.H31]" office:value-type="float" office:value="0">
            <text:p>0.00</text:p>
          </table:table-cell>
          <table:table-cell table:style-name="ce61" table:formula="oooc:=[MC.I31]-['MC Selection v1'.I31]" office:value-type="float" office:value="0">
            <text:p>0.0000</text:p>
          </table:table-cell>
          <table:table-cell table:style-name="ce48" table:formula="oooc:=[.J8]" office:value-type="float" office:value="0">
            <text:p>0</text:p>
          </table:table-cell>
          <table:table-cell table:style-name="ce60" table:formula="oooc:=[MC.K31]-['MC Selection v1'.K31]" office:value-type="float" office:value="0">
            <text:p>0.00</text:p>
          </table:table-cell>
          <table:table-cell table:style-name="ce61" table:formula="oooc:=[MC.L31]-['MC Selection v1'.L31]" office:value-type="float" office:value="0">
            <text:p>0.0000</text:p>
          </table:table-cell>
          <table:table-cell table:style-name="ce55" table:formula="oooc:=[MC.M31]-['MC Selection v1'.M31]" office:value-type="float" office:value="1049">
            <text:p>1049</text:p>
          </table:table-cell>
          <table:table-cell table:style-name="ce60" table:formula="oooc:=[MC.N31]-['MC Selection v1'.N31]" office:value-type="float" office:value="0.175210433971905">
            <text:p>0.18</text:p>
          </table:table-cell>
          <table:table-cell table:style-name="ce61" table:formula="oooc:=[MC.O31]-['MC Selection v1'.O31]" office:value-type="float" office:value="0.00868183435821468">
            <text:p>0.0087</text:p>
          </table:table-cell>
          <table:table-cell table:style-name="ce55" table:formula="oooc:=[MC.P31]-['MC Selection v1'.P31]" office:value-type="float" office:value="1014">
            <text:p>1014</text:p>
          </table:table-cell>
          <table:table-cell table:style-name="ce60" table:formula="oooc:=[MC.Q31]-['MC Selection v1'.Q31]" office:value-type="float" office:value="0.169364518634424">
            <text:p>0.17</text:p>
          </table:table-cell>
          <table:table-cell table:style-name="ce61" table:formula="oooc:=[MC.R31]-['MC Selection v1'.R31]" office:value-type="float" office:value="-0.000373037152707534">
            <text:p>-0.0004</text:p>
          </table:table-cell>
          <table:table-cell table:style-name="ce55" table:formula="oooc:=[MC.S31]-['MC Selection v1'.S31]" office:value-type="float" office:value="259">
            <text:p>259</text:p>
          </table:table-cell>
          <table:table-cell table:style-name="ce60" table:formula="oooc:=[MC.T31]-['MC Selection v1'.T31]" office:value-type="float" office:value="0.0432597734973523">
            <text:p>0.04</text:p>
          </table:table-cell>
          <table:table-cell table:style-name="ce61" table:formula="oooc:=[MC.U31]-['MC Selection v1'.U31]" office:value-type="float" office:value="-0.00871352741535003">
            <text:p>-0.0087</text:p>
          </table:table-cell>
          <table:table-cell table:style-name="ce55" table:formula="oooc:=[MC.V31]-['MC Selection v1'.V31]" office:value-type="float" office:value="257">
            <text:p>257</text:p>
          </table:table-cell>
          <table:table-cell table:style-name="ce60" table:formula="oooc:=[MC.W31]-['MC Selection v1'.W31]" office:value-type="float" office:value="0.0429257211923542">
            <text:p>0.04</text:p>
          </table:table-cell>
          <table:table-cell table:style-name="ce61" table:formula="oooc:=[MC.X31]-['MC Selection v1'.X31]" office:value-type="float" office:value="-0.0000181613544987247">
            <text:p>-0.0000</text:p>
          </table:table-cell>
          <table:table-cell table:style-name="ce55" table:formula="oooc:=[MC.Y31]-['MC Selection v1'.Y31]" office:value-type="float" office:value="247">
            <text:p>247</text:p>
          </table:table-cell>
          <table:table-cell table:style-name="ce60" table:formula="oooc:=[MC.Z31]-['MC Selection v1'.Z31]" office:value-type="float" office:value="0.0412554596673598">
            <text:p>0.04</text:p>
          </table:table-cell>
          <table:table-cell table:style-name="ce61" table:formula="oooc:=[MC.AA31]-['MC Selection v1'.AA31]" office:value-type="float" office:value="-0.0000355284218497287">
            <text:p>-0.0000</text:p>
          </table:table-cell>
          <table:table-cell table:style-name="ce55" table:formula="oooc:=[MC.AB31]-['MC Selection v1'.AB31]" office:value-type="float" office:value="156">
            <text:p>156</text:p>
          </table:table-cell>
          <table:table-cell table:style-name="ce60" table:formula="oooc:=[MC.AC31]-['MC Selection v1'.AC31]" office:value-type="float" office:value="0.0260560797899121">
            <text:p>0.03</text:p>
          </table:table-cell>
          <table:table-cell table:style-name="ce61" table:formula="oooc:=[MC.AD31]-['MC Selection v1'.AD31]" office:value-type="float" office:value="-0.000631036620363679">
            <text:p>-0.0006</text:p>
          </table:table-cell>
          <table:table-cell table:style-name="ce55" table:formula="oooc:=[MC.AE31]-['MC Selection v1'.AE31]" office:value-type="float" office:value="22">
            <text:p>22</text:p>
          </table:table-cell>
          <table:table-cell table:style-name="ce60" table:formula="oooc:=[MC.AF31]-['MC Selection v1'.AF31]" office:value-type="float" office:value="0.00367457535498694">
            <text:p>0.00</text:p>
          </table:table-cell>
          <table:table-cell table:style-name="ce61" table:formula="oooc:=[MC.AG31]-['MC Selection v1'.AG31]" office:value-type="float" office:value="-0.00101239619567628">
            <text:p>-0.0010</text:p>
          </table:table-cell>
          <table:table-cell table:number-columns-repeated="223"/>
        </table:table-row>
        <table:table-row table:style-name="ro2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[MC.F32]-['MC Selection v1'.F32]" office:value-type="float" office:value="0">
            <text:p>0.00</text:p>
          </table:table-cell>
          <table:table-cell table:style-name="ce47"/>
          <table:table-cell table:style-name="ce39" table:formula="oooc:=SUM([.H30:.H31])/2" office:value-type="float" office:value="0">
            <text:p>0.00</text:p>
          </table:table-cell>
          <table:table-cell table:style-name="ce49" table:formula="oooc:=[MC.I32]-['MC Selection v1'.I32]" office:value-type="float" office:value="0">
            <text:p>0.0000</text:p>
          </table:table-cell>
          <table:table-cell table:style-name="ce47"/>
          <table:table-cell table:style-name="ce39" table:formula="oooc:=SUM([.K30:.K31])/2" office:value-type="float" office:value="0">
            <text:p>0.00</text:p>
          </table:table-cell>
          <table:table-cell table:style-name="ce49" table:formula="oooc:=[MC.L32]-['MC Selection v1'.L32]" office:value-type="float" office:value="0">
            <text:p>0.0000</text:p>
          </table:table-cell>
          <table:table-cell table:style-name="ce47"/>
          <table:table-cell table:style-name="ce39" table:formula="oooc:=SUM([.N30:.N31])/2" office:value-type="float" office:value="0.222302099563128">
            <text:p>0.22</text:p>
          </table:table-cell>
          <table:table-cell table:style-name="ce49" table:formula="oooc:=[MC.O32]-['MC Selection v1'.O32]" office:value-type="float" office:value="0.0109908786286063">
            <text:p>0.0110</text:p>
          </table:table-cell>
          <table:table-cell table:style-name="ce47"/>
          <table:table-cell table:style-name="ce39" table:formula="oooc:=SUM([.Q30:.Q31])/2" office:value-type="float" office:value="0.217761663801328">
            <text:p>0.22</text:p>
          </table:table-cell>
          <table:table-cell table:style-name="ce49" table:formula="oooc:=[MC.R32]-['MC Selection v1'.R32]" office:value-type="float" office:value="-0.000275712933016647">
            <text:p>-0.0003</text:p>
          </table:table-cell>
          <table:table-cell table:style-name="ce47"/>
          <table:table-cell table:style-name="ce39" table:formula="oooc:=SUM([.T30:.T31])/2" office:value-type="float" office:value="0.0963685296693448">
            <text:p>0.10</text:p>
          </table:table-cell>
          <table:table-cell table:style-name="ce49" table:formula="oooc:=[MC.U32]-['MC Selection v1'.U32]" office:value-type="float" office:value="-0.00860064156379003">
            <text:p>-0.0086</text:p>
          </table:table-cell>
          <table:table-cell table:style-name="ce47"/>
          <table:table-cell table:style-name="ce39" table:formula="oooc:=SUM([.W30:.W31])/2" office:value-type="float" office:value="0.0960341781968745">
            <text:p>0.10</text:p>
          </table:table-cell>
          <table:table-cell table:style-name="ce49" table:formula="oooc:=[MC.X32]-['MC Selection v1'.X32]" office:value-type="float" office:value="-0.0000126291775590648">
            <text:p>0.0000</text:p>
          </table:table-cell>
          <table:table-cell table:style-name="ce47"/>
          <table:table-cell table:style-name="ce39" table:formula="oooc:=SUM([.Z30:.Z31])/2" office:value-type="float" office:value="0.093693119554632">
            <text:p>0.09</text:p>
          </table:table-cell>
          <table:table-cell table:style-name="ce49" table:formula="oooc:=[MC.AA32]-['MC Selection v1'.AA32]" office:value-type="float" office:value="0.0000213147420140558">
            <text:p>0.0000</text:p>
          </table:table-cell>
          <table:table-cell table:style-name="ce47"/>
          <table:table-cell table:style-name="ce39" table:formula="oooc:=SUM([.AC30:.AC31])/2" office:value-type="float" office:value="0.0738786812579777">
            <text:p>0.07</text:p>
          </table:table-cell>
          <table:table-cell table:style-name="ce49" table:formula="oooc:=[MC.AD32]-['MC Selection v1'.AD32]" office:value-type="float" office:value="-0.000360353449004425">
            <text:p>-0.0004</text:p>
          </table:table-cell>
          <table:table-cell table:style-name="ce47"/>
          <table:table-cell table:style-name="ce39" table:formula="oooc:=SUM([.AF30:.AF31])/2" office:value-type="float" office:value="0.030226816966016">
            <text:p>0.03</text:p>
          </table:table-cell>
          <table:table-cell table:style-name="ce49" table:formula="oooc:=[MC.AG32]-['MC Selection v1'.AG32]" office:value-type="float" office:value="-0.00112438084506228">
            <text:p>-0.0011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0]" office:value-type="string" office:string-value="TtbarJets-madgraph Bkg.">
            <text:p>TtbarJets-madgraph Bkg.</text:p>
          </table:table-cell>
          <table:table-cell table:style-name="ce55" table:formula="oooc:=[MC.B33]-['MC Selection v1'.B33]" office:value-type="float" office:value="0">
            <text:p>0</text:p>
          </table:table-cell>
          <table:table-cell table:style-name="ce38" table:formula="oooc:=[.C10]" office:value-type="float" office:value="140.555555555556">
            <text:p>141</text:p>
          </table:table-cell>
          <table:table-cell table:style-name="ce30" table:formula="oooc:=[MC.D33]" office:value-type="float" office:value="8994.80632411067">
            <text:p>8995</text:p>
          </table:table-cell>
          <table:table-cell table:style-name="ce56" table:formula="oooc:=[.$E$2]/(1000*[.D33])" office:value-type="float" office:value="0.000111175267589641">
            <text:p>1.11E-004</text:p>
          </table:table-cell>
          <table:table-cell table:style-name="ce58" table:formula="oooc:=[MC.F33]-['MC Selection v1'.F33]" office:value-type="float" office:value="0">
            <text:p>0</text:p>
          </table:table-cell>
          <table:table-cell table:style-name="ce48" table:formula="oooc:=[.G10]" office:value-type="float" office:value="0">
            <text:p>0</text:p>
          </table:table-cell>
          <table:table-cell table:style-name="ce60" table:formula="oooc:=[MC.H33]-['MC Selection v1'.H33]" office:value-type="float" office:value="0">
            <text:p>0.00</text:p>
          </table:table-cell>
          <table:table-cell table:style-name="ce61" table:formula="oooc:=[MC.I33]-['MC Selection v1'.I33]" office:value-type="float" office:value="0">
            <text:p>0.0000</text:p>
          </table:table-cell>
          <table:table-cell table:style-name="ce48" table:formula="oooc:=[.J10]" office:value-type="float" office:value="0">
            <text:p>0</text:p>
          </table:table-cell>
          <table:table-cell table:style-name="ce60" table:formula="oooc:=[MC.K33]-['MC Selection v1'.K33]" office:value-type="float" office:value="0">
            <text:p>0.00</text:p>
          </table:table-cell>
          <table:table-cell table:style-name="ce61" table:formula="oooc:=[MC.L33]-['MC Selection v1'.L33]" office:value-type="float" office:value="0">
            <text:p>0.0000</text:p>
          </table:table-cell>
          <table:table-cell table:style-name="ce55" table:formula="oooc:=[MC.M33]-['MC Selection v1'.M33]" office:value-type="float" office:value="2178">
            <text:p>2178</text:p>
          </table:table-cell>
          <table:table-cell table:style-name="ce60" table:formula="oooc:=[MC.N33]-['MC Selection v1'.N33]" office:value-type="float" office:value="0.242139732810238">
            <text:p>0.24</text:p>
          </table:table-cell>
          <table:table-cell table:style-name="ce61" table:formula="oooc:=[MC.O33]-['MC Selection v1'.O33]" office:value-type="float" office:value="0.0083141512350981">
            <text:p>0.0083</text:p>
          </table:table-cell>
          <table:table-cell table:style-name="ce55" table:formula="oooc:=[MC.P33]-['MC Selection v1'.P33]" office:value-type="float" office:value="2390">
            <text:p>2390</text:p>
          </table:table-cell>
          <table:table-cell table:style-name="ce60" table:formula="oooc:=[MC.Q33]-['MC Selection v1'.Q33]" office:value-type="float" office:value="0.265708889539242">
            <text:p>0.27</text:p>
          </table:table-cell>
          <table:table-cell table:style-name="ce61" table:formula="oooc:=[MC.R33]-['MC Selection v1'.R33]" office:value-type="float" office:value="0.00775681118565696">
            <text:p>0.0078</text:p>
          </table:table-cell>
          <table:table-cell table:style-name="ce55" table:formula="oooc:=[MC.S33]-['MC Selection v1'.S33]" office:value-type="float" office:value="568">
            <text:p>568</text:p>
          </table:table-cell>
          <table:table-cell table:style-name="ce60" table:formula="oooc:=[MC.T33]-['MC Selection v1'.T33]" office:value-type="float" office:value="0.0631475519909159">
            <text:p>0.06</text:p>
          </table:table-cell>
          <table:table-cell table:style-name="ce61" table:formula="oooc:=[MC.U33]-['MC Selection v1'.U33]" office:value-type="float" office:value="-0.0181700090181436">
            <text:p>-0.0182</text:p>
          </table:table-cell>
          <table:table-cell table:style-name="ce55" table:formula="oooc:=[MC.V33]-['MC Selection v1'.V33]" office:value-type="float" office:value="558">
            <text:p>558</text:p>
          </table:table-cell>
          <table:table-cell table:style-name="ce60" table:formula="oooc:=[MC.W33]-['MC Selection v1'.W33]" office:value-type="float" office:value="0.0620357993150198">
            <text:p>0.06</text:p>
          </table:table-cell>
          <table:table-cell table:style-name="ce61" table:formula="oooc:=[MC.X33]-['MC Selection v1'.X33]" office:value-type="float" office:value="-0.0000755424791907266">
            <text:p>-0.0001</text:p>
          </table:table-cell>
          <table:table-cell table:style-name="ce55" table:formula="oooc:=[MC.Y33]-['MC Selection v1'.Y33]" office:value-type="float" office:value="490">
            <text:p>490</text:p>
          </table:table-cell>
          <table:table-cell table:style-name="ce60" table:formula="oooc:=[MC.Z33]-['MC Selection v1'.Z33]" office:value-type="float" office:value="0.0544758811189241">
            <text:p>0.05</text:p>
          </table:table-cell>
          <table:table-cell table:style-name="ce61" table:formula="oooc:=[MC.AA33]-['MC Selection v1'.AA33]" office:value-type="float" office:value="0.000021018932057526">
            <text:p>0.0000</text:p>
          </table:table-cell>
          <table:table-cell table:style-name="ce55" table:formula="oooc:=[MC.AB33]-['MC Selection v1'.AB33]" office:value-type="float" office:value="428">
            <text:p>428</text:p>
          </table:table-cell>
          <table:table-cell table:style-name="ce60" table:formula="oooc:=[MC.AC33]-['MC Selection v1'.AC33]" office:value-type="float" office:value="0.0475830145283667">
            <text:p>0.05</text:p>
          </table:table-cell>
          <table:table-cell table:style-name="ce61" table:formula="oooc:=[MC.AD33]-['MC Selection v1'.AD33]" office:value-type="float" office:value="0.00427421140601769">
            <text:p>0.0043</text:p>
          </table:table-cell>
          <table:table-cell table:style-name="ce55" table:formula="oooc:=[MC.AE33]-['MC Selection v1'.AE33]" office:value-type="float" office:value="296">
            <text:p>296</text:p>
          </table:table-cell>
          <table:table-cell table:style-name="ce60" table:formula="oooc:=[MC.AF33]-['MC Selection v1'.AF33]" office:value-type="float" office:value="0.0329078792065337">
            <text:p>0.03</text:p>
          </table:table-cell>
          <table:table-cell table:style-name="ce61" table:formula="oooc:=[MC.AG33]-['MC Selection v1'.AG33]" office:value-type="float" office:value="0.00632597110962246">
            <text:p>0.0063</text:p>
          </table:table-cell>
          <table:table-cell table:number-columns-repeated="223"/>
        </table:table-row>
        <table:table-row table:style-name="ro1">
          <table:table-cell table:style-name="ce28" table:formula="oooc:=[.A11]" office:value-type="string" office:string-value="Ttbar-mcatnlo Bkg.">
            <text:p>Ttbar-mcatnlo Bkg.</text:p>
          </table:table-cell>
          <table:table-cell table:style-name="ce55" table:formula="oooc:=[MC.B34]-['MC Selection v1'.B34]" office:value-type="float" office:value="1973">
            <text:p>1973</text:p>
          </table:table-cell>
          <table:table-cell table:style-name="ce38" table:formula="oooc:=[.C11]" office:value-type="float" office:value="140.555555555556">
            <text:p>141</text:p>
          </table:table-cell>
          <table:table-cell table:style-name="ce30" table:formula="oooc:=[MC.D34]" office:value-type="float" office:value="6014.29802371542">
            <text:p>6014</text:p>
          </table:table-cell>
          <table:table-cell table:style-name="ce56" table:formula="oooc:=[.$E$2]/(1000*[.D34])" office:value-type="float" office:value="0.000166270443542509">
            <text:p>1.66E-004</text:p>
          </table:table-cell>
          <table:table-cell table:style-name="ce58" table:formula="oooc:=[MC.F34]-['MC Selection v1'.F34]" office:value-type="float" office:value="0">
            <text:p>0</text:p>
          </table:table-cell>
          <table:table-cell table:style-name="ce48" table:formula="oooc:=[.G11]" office:value-type="float" office:value="502">
            <text:p>502</text:p>
          </table:table-cell>
          <table:table-cell table:style-name="ce60" table:formula="oooc:=[MC.H34]-['MC Selection v1'.H34]" office:value-type="float" office:value="0.0171588428324156">
            <text:p>0.02</text:p>
          </table:table-cell>
          <table:table-cell table:style-name="ce61" table:formula="oooc:=[MC.I34]-['MC Selection v1'.I34]" office:value-type="float" office:value="0.000122078723708841">
            <text:p>0.0001</text:p>
          </table:table-cell>
          <table:table-cell table:style-name="ce48" table:formula="oooc:=[.J11]" office:value-type="float" office:value="502">
            <text:p>502</text:p>
          </table:table-cell>
          <table:table-cell table:style-name="ce60" table:formula="oooc:=[MC.K34]-['MC Selection v1'.K34]" office:value-type="float" office:value="0.0171977405386521">
            <text:p>0.02</text:p>
          </table:table-cell>
          <table:table-cell table:style-name="ce61" table:formula="oooc:=[MC.L34]-['MC Selection v1'.L34]" office:value-type="float" office:value="0.00000172238709938988">
            <text:p>0.0000</text:p>
          </table:table-cell>
          <table:table-cell table:style-name="ce55" table:formula="oooc:=[MC.M34]-['MC Selection v1'.M34]" office:value-type="float" office:value="1640">
            <text:p>1640</text:p>
          </table:table-cell>
          <table:table-cell table:style-name="ce60" table:formula="oooc:=[MC.N34]-['MC Selection v1'.N34]" office:value-type="float" office:value="0.257120555143421">
            <text:p>0.26</text:p>
          </table:table-cell>
          <table:table-cell table:style-name="ce61" table:formula="oooc:=[MC.O34]-['MC Selection v1'.O34]" office:value-type="float" office:value="0.00890789250979385">
            <text:p>0.0089</text:p>
          </table:table-cell>
          <table:table-cell table:style-name="ce55" table:formula="oooc:=[MC.P34]-['MC Selection v1'.P34]" office:value-type="float" office:value="1734">
            <text:p>1734</text:p>
          </table:table-cell>
          <table:table-cell table:style-name="ce60" table:formula="oooc:=[MC.Q34]-['MC Selection v1'.Q34]" office:value-type="float" office:value="0.274386403337898">
            <text:p>0.27</text:p>
          </table:table-cell>
          <table:table-cell table:style-name="ce61" table:formula="oooc:=[MC.R34]-['MC Selection v1'.R34]" office:value-type="float" office:value="0.00639721222155443">
            <text:p>0.0064</text:p>
          </table:table-cell>
          <table:table-cell table:style-name="ce55" table:formula="oooc:=[MC.S34]-['MC Selection v1'.S34]" office:value-type="float" office:value="497">
            <text:p>497</text:p>
          </table:table-cell>
          <table:table-cell table:style-name="ce60" table:formula="oooc:=[MC.T34]-['MC Selection v1'.T34]" office:value-type="float" office:value="0.0739139887935538">
            <text:p>0.07</text:p>
          </table:table-cell>
          <table:table-cell table:style-name="ce61" table:formula="oooc:=[MC.U34]-['MC Selection v1'.U34]" office:value-type="float" office:value="-0.0156920463451622">
            <text:p>-0.0157</text:p>
          </table:table-cell>
          <table:table-cell table:style-name="ce55" table:formula="oooc:=[MC.V34]-['MC Selection v1'.V34]" office:value-type="float" office:value="488">
            <text:p>488</text:p>
          </table:table-cell>
          <table:table-cell table:style-name="ce60" table:formula="oooc:=[MC.W34]-['MC Selection v1'.W34]" office:value-type="float" office:value="0.0725428054157615">
            <text:p>0.07</text:p>
          </table:table-cell>
          <table:table-cell table:style-name="ce61" table:formula="oooc:=[MC.X34]-['MC Selection v1'.X34]" office:value-type="float" office:value="-0.0000812910211084317">
            <text:p>-0.0001</text:p>
          </table:table-cell>
          <table:table-cell table:style-name="ce55" table:formula="oooc:=[MC.Y34]-['MC Selection v1'.Y34]" office:value-type="float" office:value="441">
            <text:p>441</text:p>
          </table:table-cell>
          <table:table-cell table:style-name="ce60" table:formula="oooc:=[MC.Z34]-['MC Selection v1'.Z34]" office:value-type="float" office:value="0.0658265657934578">
            <text:p>0.07</text:p>
          </table:table-cell>
          <table:table-cell table:style-name="ce61" table:formula="oooc:=[MC.AA34]-['MC Selection v1'.AA34]" office:value-type="float" office:value="0.000679608955364786">
            <text:p>0.0007</text:p>
          </table:table-cell>
          <table:table-cell table:style-name="ce55" table:formula="oooc:=[MC.AB34]-['MC Selection v1'.AB34]" office:value-type="float" office:value="377">
            <text:p>377</text:p>
          </table:table-cell>
          <table:table-cell table:style-name="ce60" table:formula="oooc:=[MC.AC34]-['MC Selection v1'.AC34]" office:value-type="float" office:value="0.0580738010720587">
            <text:p>0.06</text:p>
          </table:table-cell>
          <table:table-cell table:style-name="ce61" table:formula="oooc:=[MC.AD34]-['MC Selection v1'.AD34]" office:value-type="float" office:value="0.00536922851024213">
            <text:p>0.0054</text:p>
          </table:table-cell>
          <table:table-cell table:style-name="ce55" table:formula="oooc:=[MC.AE34]-['MC Selection v1'.AE34]" office:value-type="float" office:value="243">
            <text:p>243</text:p>
          </table:table-cell>
          <table:table-cell table:style-name="ce60" table:formula="oooc:=[MC.AF34]-['MC Selection v1'.AF34]" office:value-type="float" office:value="0.0384732246201793">
            <text:p>0.04</text:p>
          </table:table-cell>
          <table:table-cell table:style-name="ce61" table:formula="oooc:=[MC.AG34]-['MC Selection v1'.AG34]" office:value-type="float" office:value="0.00696148869281499">
            <text:p>0.0070</text:p>
          </table:table-cell>
          <table:table-cell table:number-columns-repeated="223"/>
        </table:table-row>
        <table:table-row table:style-name="ro2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[MC.F35]-['MC Selection v1'.F35]" office:value-type="float" office:value="0">
            <text:p>0.00</text:p>
          </table:table-cell>
          <table:table-cell table:style-name="ce47"/>
          <table:table-cell table:style-name="ce39" table:formula="oooc:=SUM([.H33:.H34])/2" office:value-type="float" office:value="0.00857942141620782">
            <text:p>0.01</text:p>
          </table:table-cell>
          <table:table-cell table:style-name="ce49" table:formula="oooc:=[MC.I35]-['MC Selection v1'.I35]" office:value-type="float" office:value="0.000061039361854448">
            <text:p>0.0001</text:p>
          </table:table-cell>
          <table:table-cell table:style-name="ce47"/>
          <table:table-cell table:style-name="ce39" table:formula="oooc:=SUM([.K33:.K34])/2" office:value-type="float" office:value="0.00859887026932604">
            <text:p>0.01</text:p>
          </table:table-cell>
          <table:table-cell table:style-name="ce49" table:formula="oooc:=[MC.L35]-['MC Selection v1'.L35]" office:value-type="float" office:value="0.000000839182968892516">
            <text:p>0.0000</text:p>
          </table:table-cell>
          <table:table-cell table:style-name="ce47"/>
          <table:table-cell table:style-name="ce39" table:formula="oooc:=SUM([.N33:.N34])/2" office:value-type="float" office:value="0.249630143976829">
            <text:p>0.25</text:p>
          </table:table-cell>
          <table:table-cell table:style-name="ce49" table:formula="oooc:=[MC.O35]-['MC Selection v1'.O35]" office:value-type="float" office:value="0.00860956916959513">
            <text:p>0.0086</text:p>
          </table:table-cell>
          <table:table-cell table:style-name="ce47"/>
          <table:table-cell table:style-name="ce39" table:formula="oooc:=SUM([.Q33:.Q34])/2" office:value-type="float" office:value="0.27004764643857">
            <text:p>0.27</text:p>
          </table:table-cell>
          <table:table-cell table:style-name="ce49" table:formula="oooc:=[MC.R35]-['MC Selection v1'.R35]" office:value-type="float" office:value="0.00706543712614827">
            <text:p>0.0071</text:p>
          </table:table-cell>
          <table:table-cell table:style-name="ce47"/>
          <table:table-cell table:style-name="ce39" table:formula="oooc:=SUM([.T33:.T34])/2" office:value-type="float" office:value="0.0685307703922349">
            <text:p>0.07</text:p>
          </table:table-cell>
          <table:table-cell table:style-name="ce49" table:formula="oooc:=[MC.U35]-['MC Selection v1'.U35]" office:value-type="float" office:value="-0.0168961771328852">
            <text:p>-0.0169</text:p>
          </table:table-cell>
          <table:table-cell table:style-name="ce47"/>
          <table:table-cell table:style-name="ce39" table:formula="oooc:=SUM([.W33:.W34])/2" office:value-type="float" office:value="0.0672893023653907">
            <text:p>0.07</text:p>
          </table:table-cell>
          <table:table-cell table:style-name="ce49" table:formula="oooc:=[MC.X35]-['MC Selection v1'.X35]" office:value-type="float" office:value="-0.0000791774147264057">
            <text:p>-0.0001</text:p>
          </table:table-cell>
          <table:table-cell table:style-name="ce47"/>
          <table:table-cell table:style-name="ce39" table:formula="oooc:=SUM([.Z33:.Z34])/2" office:value-type="float" office:value="0.060151223456191">
            <text:p>0.06</text:p>
          </table:table-cell>
          <table:table-cell table:style-name="ce49" table:formula="oooc:=[MC.AA35]-['MC Selection v1'.AA35]" office:value-type="float" office:value="0.00035168053356216">
            <text:p>0.0004</text:p>
          </table:table-cell>
          <table:table-cell table:style-name="ce47"/>
          <table:table-cell table:style-name="ce39" table:formula="oooc:=SUM([.AC33:.AC34])/2" office:value-type="float" office:value="0.0528284078002127">
            <text:p>0.05</text:p>
          </table:table-cell>
          <table:table-cell table:style-name="ce49" table:formula="oooc:=[MC.AD35]-['MC Selection v1'.AD35]" office:value-type="float" office:value="0.00482208768131176">
            <text:p>0.0048</text:p>
          </table:table-cell>
          <table:table-cell table:style-name="ce47"/>
          <table:table-cell table:style-name="ce39" table:formula="oooc:=SUM([.AF33:.AF34])/2" office:value-type="float" office:value="0.0356905519133565">
            <text:p>0.04</text:p>
          </table:table-cell>
          <table:table-cell table:style-name="ce49" table:formula="oooc:=[MC.AG35]-['MC Selection v1'.AG35]" office:value-type="float" office:value="0.00663847602968776">
            <text:p>0.0066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3]" office:value-type="string" office:string-value="SingleTop_sChannel">
            <text:p>SingleTop_sChannel</text:p>
          </table:table-cell>
          <table:table-cell table:style-name="ce55" table:formula="oooc:=[MC.B36]-['MC Selection v1'.B36]" office:value-type="float" office:value="0">
            <text:p>0</text:p>
          </table:table-cell>
          <table:table-cell table:style-name="ce34" table:formula="oooc:=[.C13]" office:value-type="float" office:value="1.5">
            <text:p>1.5</text:p>
          </table:table-cell>
          <table:table-cell table:style-name="ce30" table:formula="oooc:=[MC.D36]" office:value-type="float" office:value="274703.333333333">
            <text:p>274703</text:p>
          </table:table-cell>
          <table:table-cell table:style-name="ce56" table:formula="oooc:=[.$E$2]/(1000*[.D36])" office:value-type="float" office:value="0.00000364029073788693">
            <text:p>3.64E-006</text:p>
          </table:table-cell>
          <table:table-cell table:style-name="ce58" table:formula="oooc:=[MC.F36]-['MC Selection v1'.F36]" office:value-type="float" office:value="0">
            <text:p>0</text:p>
          </table:table-cell>
          <table:table-cell table:style-name="ce48" table:formula="oooc:=[.G13]" office:value-type="float" office:value="0">
            <text:p>0</text:p>
          </table:table-cell>
          <table:table-cell table:style-name="ce60" table:formula="oooc:=[MC.H36]-['MC Selection v1'.H36]" office:value-type="float" office:value="0">
            <text:p>0.00</text:p>
          </table:table-cell>
          <table:table-cell table:style-name="ce61" table:formula="oooc:=[MC.I36]-['MC Selection v1'.I36]" office:value-type="float" office:value="0">
            <text:p>0.0000</text:p>
          </table:table-cell>
          <table:table-cell table:style-name="ce48" table:formula="oooc:=[.J13]" office:value-type="float" office:value="0">
            <text:p>0</text:p>
          </table:table-cell>
          <table:table-cell table:style-name="ce60" table:formula="oooc:=[MC.K36]-['MC Selection v1'.K36]" office:value-type="float" office:value="0">
            <text:p>0.00</text:p>
          </table:table-cell>
          <table:table-cell table:style-name="ce61" table:formula="oooc:=[MC.L36]-['MC Selection v1'.L36]" office:value-type="float" office:value="0">
            <text:p>0.0000</text:p>
          </table:table-cell>
          <table:table-cell table:style-name="ce55" table:formula="oooc:=[MC.M36]-['MC Selection v1'.M36]" office:value-type="float" office:value="2462">
            <text:p>2462</text:p>
          </table:table-cell>
          <table:table-cell table:style-name="ce60" table:formula="oooc:=[MC.N36]-['MC Selection v1'.N36]" office:value-type="float" office:value="0.00896239579667762">
            <text:p>0.01</text:p>
          </table:table-cell>
          <table:table-cell table:style-name="ce61" table:formula="oooc:=[MC.O36]-['MC Selection v1'.O36]" office:value-type="float" office:value="0.0173445018211023">
            <text:p>0.0173</text:p>
          </table:table-cell>
          <table:table-cell table:style-name="ce55" table:formula="oooc:=[MC.P36]-['MC Selection v1'.P36]" office:value-type="float" office:value="2434">
            <text:p>2434</text:p>
          </table:table-cell>
          <table:table-cell table:style-name="ce60" table:formula="oooc:=[MC.Q36]-['MC Selection v1'.Q36]" office:value-type="float" office:value="0.00886046765601678">
            <text:p>0.01</text:p>
          </table:table-cell>
          <table:table-cell table:style-name="ce61" table:formula="oooc:=[MC.R36]-['MC Selection v1'.R36]" office:value-type="float" office:value="-0.000298010841953467">
            <text:p>-0.0003</text:p>
          </table:table-cell>
          <table:table-cell table:style-name="ce55" table:formula="oooc:=[MC.S36]-['MC Selection v1'.S36]" office:value-type="float" office:value="2047">
            <text:p>2047</text:p>
          </table:table-cell>
          <table:table-cell table:style-name="ce60" table:formula="oooc:=[MC.T36]-['MC Selection v1'.T36]" office:value-type="float" office:value="0.00745167514045453">
            <text:p>0.01</text:p>
          </table:table-cell>
          <table:table-cell table:style-name="ce61" table:formula="oooc:=[MC.U36]-['MC Selection v1'.U36]" office:value-type="float" office:value="-0.00522460322817719">
            <text:p>-0.0052</text:p>
          </table:table-cell>
          <table:table-cell table:style-name="ce55" table:formula="oooc:=[MC.V36]-['MC Selection v1'.V36]" office:value-type="float" office:value="1910">
            <text:p>1910</text:p>
          </table:table-cell>
          <table:table-cell table:style-name="ce60" table:formula="oooc:=[MC.W36]-['MC Selection v1'.W36]" office:value-type="float" office:value="0.00695295530936405">
            <text:p>0.01</text:p>
          </table:table-cell>
          <table:table-cell table:style-name="ce61" table:formula="oooc:=[MC.X36]-['MC Selection v1'.X36]" office:value-type="float" office:value="0.000091802540058028">
            <text:p>0.0001</text:p>
          </table:table-cell>
          <table:table-cell table:style-name="ce55" table:formula="oooc:=[MC.Y36]-['MC Selection v1'.Y36]" office:value-type="float" office:value="1267">
            <text:p>1267</text:p>
          </table:table-cell>
          <table:table-cell table:style-name="ce60" table:formula="oooc:=[MC.Z36]-['MC Selection v1'.Z36]" office:value-type="float" office:value="0.00461224836490276">
            <text:p>0.00</text:p>
          </table:table-cell>
          <table:table-cell table:style-name="ce61" table:formula="oooc:=[MC.AA36]-['MC Selection v1'.AA36]" office:value-type="float" office:value="0.000058457148284341">
            <text:p>0.0001</text:p>
          </table:table-cell>
          <table:table-cell table:style-name="ce55" table:formula="oooc:=[MC.AB36]-['MC Selection v1'.AB36]" office:value-type="float" office:value="307">
            <text:p>307</text:p>
          </table:table-cell>
          <table:table-cell table:style-name="ce60" table:formula="oooc:=[MC.AC36]-['MC Selection v1'.AC36]" office:value-type="float" office:value="0.00111756925653129">
            <text:p>0.00</text:p>
          </table:table-cell>
          <table:table-cell table:style-name="ce61" table:formula="oooc:=[MC.AD36]-['MC Selection v1'.AD36]" office:value-type="float" office:value="-0.000826113909349668">
            <text:p>-0.0008</text:p>
          </table:table-cell>
          <table:table-cell table:style-name="ce55" table:formula="oooc:=[MC.AE36]-['MC Selection v1'.AE36]" office:value-type="float" office:value="59">
            <text:p>59</text:p>
          </table:table-cell>
          <table:table-cell table:style-name="ce60" table:formula="oooc:=[MC.AF36]-['MC Selection v1'.AF36]" office:value-type="float" office:value="0.000214777153535328">
            <text:p>0.00</text:p>
          </table:table-cell>
          <table:table-cell table:style-name="ce61" table:formula="oooc:=[MC.AG36]-['MC Selection v1'.AG36]" office:value-type="float" office:value="-0.000107866560375564">
            <text:p>-0.0001</text:p>
          </table:table-cell>
          <table:table-cell table:number-columns-repeated="223"/>
        </table:table-row>
        <table:table-row table:style-name="ro1">
          <table:table-cell table:style-name="ce28" table:formula="oooc:=[.A14]" office:value-type="string" office:string-value="SingleTop_tChannel">
            <text:p>SingleTop_tChannel</text:p>
          </table:table-cell>
          <table:table-cell table:style-name="ce55" table:formula="oooc:=[MC.B37]-['MC Selection v1'.B37]" office:value-type="float" office:value="0">
            <text:p>0</text:p>
          </table:table-cell>
          <table:table-cell table:style-name="ce34" table:formula="oooc:=[.C14]" office:value-type="float" office:value="20">
            <text:p>20</text:p>
          </table:table-cell>
          <table:table-cell table:style-name="ce30" table:formula="oooc:=[MC.D37]" office:value-type="float" office:value="26429.65">
            <text:p>26430</text:p>
          </table:table-cell>
          <table:table-cell table:style-name="ce56" table:formula="oooc:=[.$E$2]/(1000*[.D37])" office:value-type="float" office:value="0.0000378362937080135">
            <text:p>3.78E-005</text:p>
          </table:table-cell>
          <table:table-cell table:style-name="ce58" table:formula="oooc:=[MC.F37]-['MC Selection v1'.F37]" office:value-type="float" office:value="0">
            <text:p>0</text:p>
          </table:table-cell>
          <table:table-cell table:style-name="ce48" table:formula="oooc:=[.G14]" office:value-type="float" office:value="0">
            <text:p>0</text:p>
          </table:table-cell>
          <table:table-cell table:style-name="ce60" table:formula="oooc:=[MC.H37]-['MC Selection v1'.H37]" office:value-type="float" office:value="0">
            <text:p>0.00</text:p>
          </table:table-cell>
          <table:table-cell table:style-name="ce61" table:formula="oooc:=[MC.I37]-['MC Selection v1'.I37]" office:value-type="float" office:value="0">
            <text:p>0.0000</text:p>
          </table:table-cell>
          <table:table-cell table:style-name="ce48" table:formula="oooc:=[.J14]" office:value-type="float" office:value="0">
            <text:p>0</text:p>
          </table:table-cell>
          <table:table-cell table:style-name="ce60" table:formula="oooc:=[MC.K37]-['MC Selection v1'.K37]" office:value-type="float" office:value="0">
            <text:p>0.00</text:p>
          </table:table-cell>
          <table:table-cell table:style-name="ce61" table:formula="oooc:=[MC.L37]-['MC Selection v1'.L37]" office:value-type="float" office:value="0">
            <text:p>0.0000</text:p>
          </table:table-cell>
          <table:table-cell table:style-name="ce55" table:formula="oooc:=[MC.M37]-['MC Selection v1'.M37]" office:value-type="float" office:value="3689">
            <text:p>3689</text:p>
          </table:table-cell>
          <table:table-cell table:style-name="ce60" table:formula="oooc:=[MC.N37]-['MC Selection v1'.N37]" office:value-type="float" office:value="0.139578087488862">
            <text:p>0.14</text:p>
          </table:table-cell>
          <table:table-cell table:style-name="ce61" table:formula="oooc:=[MC.O37]-['MC Selection v1'.O37]" office:value-type="float" office:value="0.0213674223555715">
            <text:p>0.0214</text:p>
          </table:table-cell>
          <table:table-cell table:style-name="ce55" table:formula="oooc:=[MC.P37]-['MC Selection v1'.P37]" office:value-type="float" office:value="3638">
            <text:p>3638</text:p>
          </table:table-cell>
          <table:table-cell table:style-name="ce60" table:formula="oooc:=[MC.Q37]-['MC Selection v1'.Q37]" office:value-type="float" office:value="0.137648436509753">
            <text:p>0.14</text:p>
          </table:table-cell>
          <table:table-cell table:style-name="ce61" table:formula="oooc:=[MC.R37]-['MC Selection v1'.R37]" office:value-type="float" office:value="-0.000432192194196768">
            <text:p>-0.0004</text:p>
          </table:table-cell>
          <table:table-cell table:style-name="ce55" table:formula="oooc:=[MC.S37]-['MC Selection v1'.S37]" office:value-type="float" office:value="3002">
            <text:p>3002</text:p>
          </table:table-cell>
          <table:table-cell table:style-name="ce60" table:formula="oooc:=[MC.T37]-['MC Selection v1'.T37]" office:value-type="float" office:value="0.113584553711457">
            <text:p>0.11</text:p>
          </table:table-cell>
          <table:table-cell table:style-name="ce61" table:formula="oooc:=[MC.U37]-['MC Selection v1'.U37]" office:value-type="float" office:value="-0.00610170374024954">
            <text:p>-0.0061</text:p>
          </table:table-cell>
          <table:table-cell table:style-name="ce55" table:formula="oooc:=[MC.V37]-['MC Selection v1'.V37]" office:value-type="float" office:value="2717">
            <text:p>2717</text:p>
          </table:table-cell>
          <table:table-cell table:style-name="ce60" table:formula="oooc:=[MC.W37]-['MC Selection v1'.W37]" office:value-type="float" office:value="0.102801210004673">
            <text:p>0.10</text:p>
          </table:table-cell>
          <table:table-cell table:style-name="ce61" table:formula="oooc:=[MC.X37]-['MC Selection v1'.X37]" office:value-type="float" office:value="0.000198529849579354">
            <text:p>0.0002</text:p>
          </table:table-cell>
          <table:table-cell table:style-name="ce55" table:formula="oooc:=[MC.Y37]-['MC Selection v1'.Y37]" office:value-type="float" office:value="1343">
            <text:p>1343</text:p>
          </table:table-cell>
          <table:table-cell table:style-name="ce60" table:formula="oooc:=[MC.Z37]-['MC Selection v1'.Z37]" office:value-type="float" office:value="0.0508141424498623">
            <text:p>0.05</text:p>
          </table:table-cell>
          <table:table-cell table:style-name="ce61" table:formula="oooc:=[MC.AA37]-['MC Selection v1'.AA37]" office:value-type="float" office:value="-0.000435435851660282">
            <text:p>-0.0004</text:p>
          </table:table-cell>
          <table:table-cell table:style-name="ce55" table:formula="oooc:=[MC.AB37]-['MC Selection v1'.AB37]" office:value-type="float" office:value="303">
            <text:p>303</text:p>
          </table:table-cell>
          <table:table-cell table:style-name="ce60" table:formula="oooc:=[MC.AC37]-['MC Selection v1'.AC37]" office:value-type="float" office:value="0.0114643969935281">
            <text:p>0.01</text:p>
          </table:table-cell>
          <table:table-cell table:style-name="ce61" table:formula="oooc:=[MC.AD37]-['MC Selection v1'.AD37]" office:value-type="float" office:value="-0.00082147106409064">
            <text:p>-0.0008</text:p>
          </table:table-cell>
          <table:table-cell table:style-name="ce55" table:formula="oooc:=[MC.AE37]-['MC Selection v1'.AE37]" office:value-type="float" office:value="74">
            <text:p>74</text:p>
          </table:table-cell>
          <table:table-cell table:style-name="ce60" table:formula="oooc:=[MC.AF37]-['MC Selection v1'.AF37]" office:value-type="float" office:value="0.00279988573439301">
            <text:p>0.00</text:p>
          </table:table-cell>
          <table:table-cell table:style-name="ce61" table:formula="oooc:=[MC.AG37]-['MC Selection v1'.AG37]" office:value-type="float" office:value="-0.00000658148745136256">
            <text:p>-0.0000</text:p>
          </table:table-cell>
          <table:table-cell table:number-columns-repeated="223"/>
        </table:table-row>
        <table:table-row table:style-name="ro1">
          <table:table-cell table:style-name="ce28" table:formula="oooc:=[.A15]" office:value-type="string" office:string-value="SingleTop_tWChannel">
            <text:p>SingleTop_tWChannel</text:p>
          </table:table-cell>
          <table:table-cell table:style-name="ce55" table:formula="oooc:=[MC.B38]-['MC Selection v1'.B38]" office:value-type="float" office:value="0">
            <text:p>0</text:p>
          </table:table-cell>
          <table:table-cell table:style-name="ce34" table:formula="oooc:=[.C15]" office:value-type="float" office:value="10.6">
            <text:p>10.6</text:p>
          </table:table-cell>
          <table:table-cell table:style-name="ce30" table:formula="oooc:=[MC.D38]" office:value-type="float" office:value="44003.4905660377">
            <text:p>44003</text:p>
          </table:table-cell>
          <table:table-cell table:style-name="ce56" table:formula="oooc:=[.$E$2]/(1000*[.D38])" office:value-type="float" office:value="0.0000227254698919683">
            <text:p>2.27E-005</text:p>
          </table:table-cell>
          <table:table-cell table:style-name="ce58" table:formula="oooc:=[MC.F38]-['MC Selection v1'.F38]" office:value-type="float" office:value="0">
            <text:p>0</text:p>
          </table:table-cell>
          <table:table-cell table:style-name="ce48" table:formula="oooc:=[.G15]" office:value-type="float" office:value="0">
            <text:p>0</text:p>
          </table:table-cell>
          <table:table-cell table:style-name="ce60" table:formula="oooc:=[MC.H38]-['MC Selection v1'.H38]" office:value-type="float" office:value="0">
            <text:p>0.00</text:p>
          </table:table-cell>
          <table:table-cell table:style-name="ce61" table:formula="oooc:=[MC.I38]-['MC Selection v1'.I38]" office:value-type="float" office:value="0">
            <text:p>0.0000</text:p>
          </table:table-cell>
          <table:table-cell table:style-name="ce48" table:formula="oooc:=[.J15]" office:value-type="float" office:value="0">
            <text:p>0</text:p>
          </table:table-cell>
          <table:table-cell table:style-name="ce60" table:formula="oooc:=[MC.K38]-['MC Selection v1'.K38]" office:value-type="float" office:value="0">
            <text:p>0.00</text:p>
          </table:table-cell>
          <table:table-cell table:style-name="ce61" table:formula="oooc:=[MC.L38]-['MC Selection v1'.L38]" office:value-type="float" office:value="0">
            <text:p>0.0000</text:p>
          </table:table-cell>
          <table:table-cell table:style-name="ce55" table:formula="oooc:=[MC.M38]-['MC Selection v1'.M38]" office:value-type="float" office:value="2575">
            <text:p>2575</text:p>
          </table:table-cell>
          <table:table-cell table:style-name="ce60" table:formula="oooc:=[MC.N38]-['MC Selection v1'.N38]" office:value-type="float" office:value="0.0585180849718181">
            <text:p>0.06</text:p>
          </table:table-cell>
          <table:table-cell table:style-name="ce61" table:formula="oooc:=[MC.O38]-['MC Selection v1'.O38]" office:value-type="float" office:value="0.0210090889806309">
            <text:p>0.0210</text:p>
          </table:table-cell>
          <table:table-cell table:style-name="ce55" table:formula="oooc:=[MC.P38]-['MC Selection v1'.P38]" office:value-type="float" office:value="2670">
            <text:p>2670</text:p>
          </table:table-cell>
          <table:table-cell table:style-name="ce60" table:formula="oooc:=[MC.Q38]-['MC Selection v1'.Q38]" office:value-type="float" office:value="0.0606770046115552">
            <text:p>0.06</text:p>
          </table:table-cell>
          <table:table-cell table:style-name="ce61" table:formula="oooc:=[MC.R38]-['MC Selection v1'.R38]" office:value-type="float" office:value="0.00348122037648879">
            <text:p>0.0035</text:p>
          </table:table-cell>
          <table:table-cell table:style-name="ce55" table:formula="oooc:=[MC.S38]-['MC Selection v1'.S38]" office:value-type="float" office:value="1682">
            <text:p>1682</text:p>
          </table:table-cell>
          <table:table-cell table:style-name="ce60" table:formula="oooc:=[MC.T38]-['MC Selection v1'.T38]" office:value-type="float" office:value="0.0382242403582906">
            <text:p>0.04</text:p>
          </table:table-cell>
          <table:table-cell table:style-name="ce61" table:formula="oooc:=[MC.U38]-['MC Selection v1'.U38]" office:value-type="float" office:value="-0.0117187809029444">
            <text:p>-0.0117</text:p>
          </table:table-cell>
          <table:table-cell table:style-name="ce55" table:formula="oooc:=[MC.V38]-['MC Selection v1'.V38]" office:value-type="float" office:value="1649">
            <text:p>1649</text:p>
          </table:table-cell>
          <table:table-cell table:style-name="ce60" table:formula="oooc:=[MC.W38]-['MC Selection v1'.W38]" office:value-type="float" office:value="0.0374742998518558">
            <text:p>0.04</text:p>
          </table:table-cell>
          <table:table-cell table:style-name="ce61" table:formula="oooc:=[MC.X38]-['MC Selection v1'.X38]" office:value-type="float" office:value="-0.0000689338853402388">
            <text:p>-0.0001</text:p>
          </table:table-cell>
          <table:table-cell table:style-name="ce55" table:formula="oooc:=[MC.Y38]-['MC Selection v1'.Y38]" office:value-type="float" office:value="1401">
            <text:p>1401</text:p>
          </table:table-cell>
          <table:table-cell table:style-name="ce60" table:formula="oooc:=[MC.Z38]-['MC Selection v1'.Z38]" office:value-type="float" office:value="0.0318383833186475">
            <text:p>0.03</text:p>
          </table:table-cell>
          <table:table-cell table:style-name="ce61" table:formula="oooc:=[MC.AA38]-['MC Selection v1'.AA38]" office:value-type="float" office:value="-0.00010534955414343">
            <text:p>-0.0001</text:p>
          </table:table-cell>
          <table:table-cell table:style-name="ce55" table:formula="oooc:=[MC.AB38]-['MC Selection v1'.AB38]" office:value-type="float" office:value="852">
            <text:p>852</text:p>
          </table:table-cell>
          <table:table-cell table:style-name="ce60" table:formula="oooc:=[MC.AC38]-['MC Selection v1'.AC38]" office:value-type="float" office:value="0.0193621003479569">
            <text:p>0.02</text:p>
          </table:table-cell>
          <table:table-cell table:style-name="ce61" table:formula="oooc:=[MC.AD38]-['MC Selection v1'.AD38]" office:value-type="float" office:value="0.0012878723550136">
            <text:p>0.0013</text:p>
          </table:table-cell>
          <table:table-cell table:style-name="ce55" table:formula="oooc:=[MC.AE38]-['MC Selection v1'.AE38]" office:value-type="float" office:value="256">
            <text:p>256</text:p>
          </table:table-cell>
          <table:table-cell table:style-name="ce60" table:formula="oooc:=[MC.AF38]-['MC Selection v1'.AF38]" office:value-type="float" office:value="0.00581772029234387">
            <text:p>0.01</text:p>
          </table:table-cell>
          <table:table-cell table:style-name="ce61" table:formula="oooc:=[MC.AG38]-['MC Selection v1'.AG38]" office:value-type="float" office:value="-0.000801111396322218">
            <text:p>-0.0008</text:p>
          </table:table-cell>
          <table:table-cell table:number-columns-repeated="223"/>
        </table:table-row>
        <table:table-row table:style-name="ro1">
          <table:table-cell table:style-name="ce28" table:formula="oooc:=[.A16]" office:value-type="string" office:string-value="Wjets-madgraph">
            <text:p>Wjets-madgraph</text:p>
          </table:table-cell>
          <table:table-cell table:style-name="ce55" table:formula="oooc:=[MC.B39]-['MC Selection v1'.B39]" office:value-type="float" office:value="0">
            <text:p>0</text:p>
          </table:table-cell>
          <table:table-cell table:style-name="ce34" table:formula="oooc:=[.C16]" office:value-type="float" office:value="28000">
            <text:p>28000</text:p>
          </table:table-cell>
          <table:table-cell table:style-name="ce30" table:formula="oooc:=[MC.D39]" office:value-type="float" office:value="359.603392857143">
            <text:p>360</text:p>
          </table:table-cell>
          <table:table-cell table:style-name="ce56" table:formula="oooc:=[.$E$2]/(1000*[.D39])" office:value-type="float" office:value="0.0027808413932214">
            <text:p>2.78E-003</text:p>
          </table:table-cell>
          <table:table-cell table:style-name="ce58" table:formula="oooc:=[MC.F39]-['MC Selection v1'.F39]" office:value-type="float" office:value="0">
            <text:p>0</text:p>
          </table:table-cell>
          <table:table-cell table:style-name="ce48" table:formula="oooc:=[.G16]" office:value-type="float" office:value="0">
            <text:p>0</text:p>
          </table:table-cell>
          <table:table-cell table:style-name="ce60" table:formula="oooc:=[MC.H39]-['MC Selection v1'.H39]" office:value-type="float" office:value="0">
            <text:p>0.00</text:p>
          </table:table-cell>
          <table:table-cell table:style-name="ce61" table:formula="oooc:=[MC.I39]-['MC Selection v1'.I39]" office:value-type="float" office:value="0">
            <text:p>0.0000</text:p>
          </table:table-cell>
          <table:table-cell table:style-name="ce48" table:formula="oooc:=[.J16]" office:value-type="float" office:value="0">
            <text:p>0</text:p>
          </table:table-cell>
          <table:table-cell table:style-name="ce60" table:formula="oooc:=[MC.K39]-['MC Selection v1'.K39]" office:value-type="float" office:value="0">
            <text:p>0.00</text:p>
          </table:table-cell>
          <table:table-cell table:style-name="ce61" table:formula="oooc:=[MC.L39]-['MC Selection v1'.L39]" office:value-type="float" office:value="0">
            <text:p>0.0000</text:p>
          </table:table-cell>
          <table:table-cell table:style-name="ce55" table:formula="oooc:=[MC.M39]-['MC Selection v1'.M39]" office:value-type="float" office:value="15632">
            <text:p>15632</text:p>
          </table:table-cell>
          <table:table-cell table:style-name="ce60" table:formula="oooc:=[MC.N39]-['MC Selection v1'.N39]" office:value-type="float" office:value="43.470112658837">
            <text:p>43.47</text:p>
          </table:table-cell>
          <table:table-cell table:style-name="ce61" table:formula="oooc:=[MC.O39]-['MC Selection v1'.O39]" office:value-type="float" office:value="0.00754517354092221">
            <text:p>0.0075</text:p>
          </table:table-cell>
          <table:table-cell table:style-name="ce55" table:formula="oooc:=[MC.P39]-['MC Selection v1'.P39]" office:value-type="float" office:value="15213">
            <text:p>15213</text:p>
          </table:table-cell>
          <table:table-cell table:style-name="ce60" table:formula="oooc:=[MC.Q39]-['MC Selection v1'.Q39]" office:value-type="float" office:value="42.304940115077">
            <text:p>42.30</text:p>
          </table:table-cell>
          <table:table-cell table:style-name="ce61" table:formula="oooc:=[MC.R39]-['MC Selection v1'.R39]" office:value-type="float" office:value="-0.000293224770701594">
            <text:p>-0.0003</text:p>
          </table:table-cell>
          <table:table-cell table:style-name="ce55" table:formula="oooc:=[MC.S39]-['MC Selection v1'.S39]" office:value-type="float" office:value="13601">
            <text:p>13601</text:p>
          </table:table-cell>
          <table:table-cell table:style-name="ce60" table:formula="oooc:=[MC.T39]-['MC Selection v1'.T39]" office:value-type="float" office:value="37.8222237892041">
            <text:p>37.82</text:p>
          </table:table-cell>
          <table:table-cell table:style-name="ce61" table:formula="oooc:=[MC.U39]-['MC Selection v1'.U39]" office:value-type="float" office:value="-0.00112197428792937">
            <text:p>-0.0011</text:p>
          </table:table-cell>
          <table:table-cell table:style-name="ce55" table:formula="oooc:=[MC.V39]-['MC Selection v1'.V39]" office:value-type="float" office:value="2792">
            <text:p>2792</text:p>
          </table:table-cell>
          <table:table-cell table:style-name="ce60" table:formula="oooc:=[MC.W39]-['MC Selection v1'.W39]" office:value-type="float" office:value="7.76410916987413">
            <text:p>7.76</text:p>
          </table:table-cell>
          <table:table-cell table:style-name="ce61" table:formula="oooc:=[MC.X39]-['MC Selection v1'.X39]" office:value-type="float" office:value="0.000546979544958526">
            <text:p>0.0005</text:p>
          </table:table-cell>
          <table:table-cell table:style-name="ce55" table:formula="oooc:=[MC.Y39]-['MC Selection v1'.Y39]" office:value-type="float" office:value="529">
            <text:p>529</text:p>
          </table:table-cell>
          <table:table-cell table:style-name="ce60" table:formula="oooc:=[MC.Z39]-['MC Selection v1'.Z39]" office:value-type="float" office:value="1.47106509701413">
            <text:p>1.47</text:p>
          </table:table-cell>
          <table:table-cell table:style-name="ce61" table:formula="oooc:=[MC.AA39]-['MC Selection v1'.AA39]" office:value-type="float" office:value="0.000302931099836784">
            <text:p>0.0003</text:p>
          </table:table-cell>
          <table:table-cell table:style-name="ce55" table:formula="oooc:=[MC.AB39]-['MC Selection v1'.AB39]" office:value-type="float" office:value="78">
            <text:p>78</text:p>
          </table:table-cell>
          <table:table-cell table:style-name="ce60" table:formula="oooc:=[MC.AC39]-['MC Selection v1'.AC39]" office:value-type="float" office:value="0.216905628671267">
            <text:p>0.22</text:p>
          </table:table-cell>
          <table:table-cell table:style-name="ce61" table:formula="oooc:=[MC.AD39]-['MC Selection v1'.AD39]" office:value-type="float" office:value="-0.000362188518463008">
            <text:p>-0.0004</text:p>
          </table:table-cell>
          <table:table-cell table:style-name="ce55" table:formula="oooc:=[MC.AE39]-['MC Selection v1'.AE39]" office:value-type="float" office:value="18">
            <text:p>18</text:p>
          </table:table-cell>
          <table:table-cell table:style-name="ce60" table:formula="oooc:=[MC.AF39]-['MC Selection v1'.AF39]" office:value-type="float" office:value="0.0500551450779851">
            <text:p>0.05</text:p>
          </table:table-cell>
          <table:table-cell table:style-name="ce61" table:formula="oooc:=[MC.AG39]-['MC Selection v1'.AG39]" office:value-type="float" office:value="0.0004148182039313">
            <text:p>0.0004</text:p>
          </table:table-cell>
          <table:table-cell table:number-columns-repeated="223"/>
        </table:table-row>
        <table:table-row table:style-name="ro1">
          <table:table-cell table:style-name="ce28" table:formula="oooc:=[.A17]" office:value-type="string" office:string-value="Zjets-madgraph">
            <text:p>Zjets-madgraph</text:p>
          </table:table-cell>
          <table:table-cell table:style-name="ce55" table:formula="oooc:=[MC.B40]-['MC Selection v1'.B40]" office:value-type="float" office:value="0">
            <text:p>0</text:p>
          </table:table-cell>
          <table:table-cell table:style-name="ce34" table:formula="oooc:=[.C17]" office:value-type="float" office:value="2800">
            <text:p>2800</text:p>
          </table:table-cell>
          <table:table-cell table:style-name="ce30" table:formula="oooc:=[MC.D40]" office:value-type="float" office:value="387.471785714286">
            <text:p>387</text:p>
          </table:table-cell>
          <table:table-cell table:style-name="ce56" table:formula="oooc:=[.$E$2]/(1000*[.D40])" office:value-type="float" office:value="0.00258083307448192">
            <text:p>2.58E-003</text:p>
          </table:table-cell>
          <table:table-cell table:style-name="ce58" table:formula="oooc:=[MC.F40]-['MC Selection v1'.F40]" office:value-type="float" office:value="0">
            <text:p>0</text:p>
          </table:table-cell>
          <table:table-cell table:style-name="ce48" table:formula="oooc:=[.G17]" office:value-type="float" office:value="0">
            <text:p>0</text:p>
          </table:table-cell>
          <table:table-cell table:style-name="ce60" table:formula="oooc:=[MC.H40]-['MC Selection v1'.H40]" office:value-type="float" office:value="0">
            <text:p>0.00</text:p>
          </table:table-cell>
          <table:table-cell table:style-name="ce61" table:formula="oooc:=[MC.I40]-['MC Selection v1'.I40]" office:value-type="float" office:value="0">
            <text:p>0.0000</text:p>
          </table:table-cell>
          <table:table-cell table:style-name="ce48" table:formula="oooc:=[.J17]" office:value-type="float" office:value="0">
            <text:p>0</text:p>
          </table:table-cell>
          <table:table-cell table:style-name="ce60" table:formula="oooc:=[MC.K40]-['MC Selection v1'.K40]" office:value-type="float" office:value="0">
            <text:p>0.00</text:p>
          </table:table-cell>
          <table:table-cell table:style-name="ce61" table:formula="oooc:=[MC.L40]-['MC Selection v1'.L40]" office:value-type="float" office:value="0">
            <text:p>0.0000</text:p>
          </table:table-cell>
          <table:table-cell table:style-name="ce55" table:formula="oooc:=[MC.M40]-['MC Selection v1'.M40]" office:value-type="float" office:value="-771">
            <text:p>-771</text:p>
          </table:table-cell>
          <table:table-cell table:style-name="ce60" table:formula="oooc:=[MC.N40]-['MC Selection v1'.N40]" office:value-type="float" office:value="-1.98982230042554">
            <text:p>-1.99</text:p>
          </table:table-cell>
          <table:table-cell table:style-name="ce61" table:formula="oooc:=[MC.O40]-['MC Selection v1'.O40]" office:value-type="float" office:value="-0.00239920835459739">
            <text:p>-0.0024</text:p>
          </table:table-cell>
          <table:table-cell table:style-name="ce55" table:formula="oooc:=[MC.P40]-['MC Selection v1'.P40]" office:value-type="float" office:value="1169">
            <text:p>1169</text:p>
          </table:table-cell>
          <table:table-cell table:style-name="ce60" table:formula="oooc:=[MC.Q40]-['MC Selection v1'.Q40]" office:value-type="float" office:value="3.01699386406935">
            <text:p>3.02</text:p>
          </table:table-cell>
          <table:table-cell table:style-name="ce61" table:formula="oooc:=[MC.R40]-['MC Selection v1'.R40]" office:value-type="float" office:value="0.0115854176255575">
            <text:p>0.0116</text:p>
          </table:table-cell>
          <table:table-cell table:style-name="ce55" table:formula="oooc:=[MC.S40]-['MC Selection v1'.S40]" office:value-type="float" office:value="884">
            <text:p>884</text:p>
          </table:table-cell>
          <table:table-cell table:style-name="ce60" table:formula="oooc:=[MC.T40]-['MC Selection v1'.T40]" office:value-type="float" office:value="2.28145643784202">
            <text:p>2.28</text:p>
          </table:table-cell>
          <table:table-cell table:style-name="ce61" table:formula="oooc:=[MC.U40]-['MC Selection v1'.U40]" office:value-type="float" office:value="-0.00314893336190258">
            <text:p>-0.0031</text:p>
          </table:table-cell>
          <table:table-cell table:style-name="ce55" table:formula="oooc:=[MC.V40]-['MC Selection v1'.V40]" office:value-type="float" office:value="443">
            <text:p>443</text:p>
          </table:table-cell>
          <table:table-cell table:style-name="ce60" table:formula="oooc:=[MC.W40]-['MC Selection v1'.W40]" office:value-type="float" office:value="1.14330905199549">
            <text:p>1.14</text:p>
          </table:table-cell>
          <table:table-cell table:style-name="ce61" table:formula="oooc:=[MC.X40]-['MC Selection v1'.X40]" office:value-type="float" office:value="0.00308148789887905">
            <text:p>0.0031</text:p>
          </table:table-cell>
          <table:table-cell table:style-name="ce55" table:formula="oooc:=[MC.Y40]-['MC Selection v1'.Y40]" office:value-type="float" office:value="102">
            <text:p>102</text:p>
          </table:table-cell>
          <table:table-cell table:style-name="ce60" table:formula="oooc:=[MC.Z40]-['MC Selection v1'.Z40]" office:value-type="float" office:value="0.263244973597156">
            <text:p>0.26</text:p>
          </table:table-cell>
          <table:table-cell table:style-name="ce61" table:formula="oooc:=[MC.AA40]-['MC Selection v1'.AA40]" office:value-type="float" office:value="0.00160755096524259">
            <text:p>0.0016</text:p>
          </table:table-cell>
          <table:table-cell table:style-name="ce55" table:formula="oooc:=[MC.AB40]-['MC Selection v1'.AB40]" office:value-type="float" office:value="18">
            <text:p>18</text:p>
          </table:table-cell>
          <table:table-cell table:style-name="ce60" table:formula="oooc:=[MC.AC40]-['MC Selection v1'.AC40]" office:value-type="float" office:value="0.0464549953406745">
            <text:p>0.05</text:p>
          </table:table-cell>
          <table:table-cell table:style-name="ce61" table:formula="oooc:=[MC.AD40]-['MC Selection v1'.AD40]" office:value-type="float" office:value="-0.000377477194086179">
            <text:p>-0.0004</text:p>
          </table:table-cell>
          <table:table-cell table:style-name="ce55" table:formula="oooc:=[MC.AE40]-['MC Selection v1'.AE40]" office:value-type="float" office:value="1">
            <text:p>1</text:p>
          </table:table-cell>
          <table:table-cell table:style-name="ce60" table:formula="oooc:=[MC.AF40]-['MC Selection v1'.AF40]" office:value-type="float" office:value="0.00258083307448193">
            <text:p>0.00</text:p>
          </table:table-cell>
          <table:table-cell table:style-name="ce61" table:formula="oooc:=[MC.AG40]-['MC Selection v1'.AG40]" office:value-type="float" office:value="-0.00450052714812863">
            <text:p>-0.0045</text:p>
          </table:table-cell>
          <table:table-cell table:number-columns-repeated="223"/>
        </table:table-row>
        <table:table-row table:style-name="ro1">
          <table:table-cell table:style-name="ce28" table:formula="oooc:=[.A18]" office:value-type="string" office:string-value="InclusiveMu15">
            <text:p>InclusiveMu15</text:p>
          </table:table-cell>
          <table:table-cell table:style-name="ce55" table:formula="oooc:=[MC.B41]-['MC Selection v1'.B41]" office:value-type="float" office:value="0">
            <text:p>0</text:p>
          </table:table-cell>
          <table:table-cell table:style-name="ce34" table:formula="oooc:=[.C18]" office:value-type="float" office:value="110000">
            <text:p>110000</text:p>
          </table:table-cell>
          <table:table-cell table:style-name="ce30" table:formula="oooc:=[MC.D41]" office:value-type="float" office:value="39.7926090909091">
            <text:p>40</text:p>
          </table:table-cell>
          <table:table-cell table:style-name="ce56" table:formula="oooc:=[.$E$2]/(1000*[.D41])" office:value-type="float" office:value="0.0251302948674571">
            <text:p>2.51E-002</text:p>
          </table:table-cell>
          <table:table-cell table:style-name="ce58" table:formula="oooc:=[MC.F41]-['MC Selection v1'.F41]" office:value-type="float" office:value="0">
            <text:p>0</text:p>
          </table:table-cell>
          <table:table-cell table:style-name="ce48" table:formula="oooc:=[.G18]" office:value-type="float" office:value="0">
            <text:p>0</text:p>
          </table:table-cell>
          <table:table-cell table:style-name="ce60" table:formula="oooc:=[MC.H41]-['MC Selection v1'.H41]" office:value-type="float" office:value="0">
            <text:p>0.00</text:p>
          </table:table-cell>
          <table:table-cell table:style-name="ce61" table:formula="oooc:=[MC.I41]-['MC Selection v1'.I41]" office:value-type="float" office:value="0">
            <text:p>0.0000</text:p>
          </table:table-cell>
          <table:table-cell table:style-name="ce48" table:formula="oooc:=[.J18]" office:value-type="float" office:value="0">
            <text:p>0</text:p>
          </table:table-cell>
          <table:table-cell table:style-name="ce60" table:formula="oooc:=[MC.K41]-['MC Selection v1'.K41]" office:value-type="float" office:value="0">
            <text:p>0.00</text:p>
          </table:table-cell>
          <table:table-cell table:style-name="ce61" table:formula="oooc:=[MC.L41]-['MC Selection v1'.L41]" office:value-type="float" office:value="0">
            <text:p>0.0000</text:p>
          </table:table-cell>
          <table:table-cell table:style-name="ce55" table:formula="oooc:=[MC.M41]-['MC Selection v1'.M41]" office:value-type="float" office:value="1638">
            <text:p>1638</text:p>
          </table:table-cell>
          <table:table-cell table:style-name="ce60" table:formula="oooc:=[MC.N41]-['MC Selection v1'.N41]" office:value-type="float" office:value="41.1634229928948">
            <text:p>41.16</text:p>
          </table:table-cell>
          <table:table-cell table:style-name="ce61" table:formula="oooc:=[MC.O41]-['MC Selection v1'.O41]" office:value-type="float" office:value="0.000469671359079238">
            <text:p>0.0005</text:p>
          </table:table-cell>
          <table:table-cell table:style-name="ce55" table:formula="oooc:=[MC.P41]-['MC Selection v1'.P41]" office:value-type="float" office:value="1632">
            <text:p>1632</text:p>
          </table:table-cell>
          <table:table-cell table:style-name="ce60" table:formula="oooc:=[MC.Q41]-['MC Selection v1'.Q41]" office:value-type="float" office:value="41.01264122369">
            <text:p>41.01</text:p>
          </table:table-cell>
          <table:table-cell table:style-name="ce61" table:formula="oooc:=[MC.R41]-['MC Selection v1'.R41]" office:value-type="float" office:value="-0.000322933004274772">
            <text:p>-0.0003</text:p>
          </table:table-cell>
          <table:table-cell table:style-name="ce55" table:formula="oooc:=[MC.S41]-['MC Selection v1'.S41]" office:value-type="float" office:value="1588">
            <text:p>1588</text:p>
          </table:table-cell>
          <table:table-cell table:style-name="ce60" table:formula="oooc:=[MC.T41]-['MC Selection v1'.T41]" office:value-type="float" office:value="39.9069082495218">
            <text:p>39.91</text:p>
          </table:table-cell>
          <table:table-cell table:style-name="ce61" table:formula="oooc:=[MC.U41]-['MC Selection v1'.U41]" office:value-type="float" office:value="-0.00279296481768165">
            <text:p>-0.0028</text:p>
          </table:table-cell>
          <table:table-cell table:style-name="ce55" table:formula="oooc:=[MC.V41]-['MC Selection v1'.V41]" office:value-type="float" office:value="875">
            <text:p>875</text:p>
          </table:table-cell>
          <table:table-cell table:style-name="ce60" table:formula="oooc:=[MC.W41]-['MC Selection v1'.W41]" office:value-type="float" office:value="21.989008009025">
            <text:p>21.99</text:p>
          </table:table-cell>
          <table:table-cell table:style-name="ce61" table:formula="oooc:=[MC.X41]-['MC Selection v1'.X41]" office:value-type="float" office:value="0.0240335282728152">
            <text:p>0.0240</text:p>
          </table:table-cell>
          <table:table-cell table:style-name="ce55" table:formula="oooc:=[MC.Y41]-['MC Selection v1'.Y41]" office:value-type="float" office:value="147">
            <text:p>147</text:p>
          </table:table-cell>
          <table:table-cell table:style-name="ce60" table:formula="oooc:=[MC.Z41]-['MC Selection v1'.Z41]" office:value-type="float" office:value="3.6941533455162">
            <text:p>3.69</text:p>
          </table:table-cell>
          <table:table-cell table:style-name="ce61" table:formula="oooc:=[MC.AA41]-['MC Selection v1'.AA41]" office:value-type="float" office:value="0.00865475234863389">
            <text:p>0.0087</text:p>
          </table:table-cell>
          <table:table-cell table:style-name="ce55" table:formula="oooc:=[MC.AB41]-['MC Selection v1'.AB41]" office:value-type="float" office:value="26">
            <text:p>26</text:p>
          </table:table-cell>
          <table:table-cell table:style-name="ce60" table:formula="oooc:=[MC.AC41]-['MC Selection v1'.AC41]" office:value-type="float" office:value="0.653387666553885">
            <text:p>0.65</text:p>
          </table:table-cell>
          <table:table-cell table:style-name="ce61" table:formula="oooc:=[MC.AD41]-['MC Selection v1'.AD41]" office:value-type="float" office:value="0.0134408437129755">
            <text:p>0.0134</text:p>
          </table:table-cell>
          <table:table-cell table:style-name="ce55" table:formula="oooc:=[MC.AE41]-['MC Selection v1'.AE41]" office:value-type="float" office:value="3">
            <text:p>3</text:p>
          </table:table-cell>
          <table:table-cell table:style-name="ce60" table:formula="oooc:=[MC.AF41]-['MC Selection v1'.AF41]" office:value-type="float" office:value="0.0753908846023713">
            <text:p>0.08</text:p>
          </table:table-cell>
          <table:table-cell table:style-name="ce61" table:formula="oooc:=[MC.AG41]-['MC Selection v1'.AG41]" office:value-type="float" office:value="-0.000997008973080762">
            <text:p>-0.0010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3" table:number-columns-repeated="3"/>
          <table:table-cell table:style-name="ce42"/>
          <table:table-cell table:style-name="ce39" table:formula="oooc:=[MC.F42]-['MC Selection v1'.F42]" office:value-type="float" office:value="0">
            <text:p>0.00</text:p>
          </table:table-cell>
          <table:table-cell table:style-name="ce42"/>
          <table:table-cell table:style-name="ce39" table:formula="oooc:=[MC.H42]-['MC Selection v1'.H42]" office:value-type="float" office:value="0.00857942141010426">
            <text:p>0.01</text:p>
          </table:table-cell>
          <table:table-cell table:style-name="ce39" table:formula="oooc:=[MC.I42]-['MC Selection v1'.I42]" office:value-type="float" office:value="0.0000000608587628070367">
            <text:p>0.00</text:p>
          </table:table-cell>
          <table:table-cell table:style-name="ce42"/>
          <table:table-cell table:style-name="ce39" table:formula="oooc:=[MC.K42]-['MC Selection v1'.K42]" office:value-type="float" office:value="0.00859887027763762">
            <text:p>0.01</text:p>
          </table:table-cell>
          <table:table-cell table:style-name="ce62" table:formula="oooc:=[MC.L42]-['MC Selection v1'.L42]" office:value-type="float" office:value="0.000000000251589415967146">
            <text:p>0.0000</text:p>
          </table:table-cell>
          <table:table-cell table:style-name="ce42"/>
          <table:table-cell table:style-name="ce39" table:formula="oooc:=[MC.N42]-['MC Selection v1'.N42]" office:value-type="float" office:value="83.100402063541">
            <text:p>83.10</text:p>
          </table:table-cell>
          <table:table-cell table:style-name="ce62" table:formula="oooc:=[MC.O42]-['MC Selection v1'.O42]" office:value-type="float" office:value="0.000881488696429525">
            <text:p>0.0009</text:p>
          </table:table-cell>
          <table:table-cell table:style-name="ce42"/>
          <table:table-cell table:style-name="ce39" table:formula="oooc:=[MC.Q42]-['MC Selection v1'.Q42]" office:value-type="float" office:value="86.8118087580506">
            <text:p>86.81</text:p>
          </table:table-cell>
          <table:table-cell table:style-name="ce62" table:formula="oooc:=[MC.R42]-['MC Selection v1'.R42]" office:value-type="float" office:value="0.00137268124845891">
            <text:p>0.0014</text:p>
          </table:table-cell>
          <table:table-cell table:style-name="ce42"/>
          <table:table-cell table:style-name="ce39" table:formula="oooc:=[MC.T42]-['MC Selection v1'.T42]" office:value-type="float" office:value="80.2383797161701">
            <text:p>80.24</text:p>
          </table:table-cell>
          <table:table-cell table:style-name="ce62" table:formula="oooc:=[MC.U42]-['MC Selection v1'.U42]" office:value-type="float" office:value="-0.00139687438838021">
            <text:p>-0.0014</text:p>
          </table:table-cell>
          <table:table-cell table:style-name="ce42"/>
          <table:table-cell table:style-name="ce39" table:formula="oooc:=[MC.W42]-['MC Selection v1'.W42]" office:value-type="float" office:value="31.1109439984258">
            <text:p>31.11</text:p>
          </table:table-cell>
          <table:table-cell table:style-name="ce62" table:formula="oooc:=[MC.X42]-['MC Selection v1'.X42]" office:value-type="float" office:value="0.00391861289719123">
            <text:p>0.0039</text:p>
          </table:table-cell>
          <table:table-cell table:style-name="ce42"/>
          <table:table-cell table:style-name="ce39" table:formula="oooc:=[MC.Z42]-['MC Selection v1'.Z42]" office:value-type="float" office:value="5.57587941371708">
            <text:p>5.58</text:p>
          </table:table-cell>
          <table:table-cell table:style-name="ce62" table:formula="oooc:=[MC.AA42]-['MC Selection v1'.AA42]" office:value-type="float" office:value="0.000559745637187609">
            <text:p>0.0006</text:p>
          </table:table-cell>
          <table:table-cell table:style-name="ce42"/>
          <table:table-cell table:style-name="ce39" table:formula="oooc:=[MC.AC42]-['MC Selection v1'.AC42]" office:value-type="float" office:value="1.00152076496406">
            <text:p>1.00</text:p>
          </table:table-cell>
          <table:table-cell table:style-name="ce62" table:formula="oooc:=[MC.AD42]-['MC Selection v1'.AD42]" office:value-type="float" office:value="-0.000136052166628486">
            <text:p>-0.0001</text:p>
          </table:table-cell>
          <table:table-cell table:style-name="ce42"/>
          <table:table-cell table:style-name="ce39" table:formula="oooc:=[MC.AF42]-['MC Selection v1'.AF42]" office:value-type="float" office:value="0.172549797848467">
            <text:p>0.17</text:p>
          </table:table-cell>
          <table:table-cell table:style-name="ce62" table:formula="oooc:=[MC.AG42]-['MC Selection v1'.AG42]" office:value-type="float" office:value="-0.00189320261051565">
            <text:p>-0.0019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Total Sum</text:p>
          </table:table-cell>
          <table:table-cell table:style-name="ce33" table:number-columns-repeated="3"/>
          <table:table-cell table:style-name="ce42"/>
          <table:table-cell table:style-name="ce39" table:formula="oooc:=[MC.F43]-['MC Selection v1'.F43]" office:value-type="float" office:value="0">
            <text:p>0.00</text:p>
          </table:table-cell>
          <table:table-cell table:style-name="ce42"/>
          <table:table-cell table:style-name="ce39" table:formula="oooc:=[MC.H43]-['MC Selection v1'.H43]" office:value-type="float" office:value="0.00857942141010426">
            <text:p>0.01</text:p>
          </table:table-cell>
          <table:table-cell table:style-name="ce39" table:formula="oooc:=[MC.I43]-['MC Selection v1'.I43]" office:value-type="float" office:value="0.0000000608482119135445">
            <text:p>0.00</text:p>
          </table:table-cell>
          <table:table-cell table:style-name="ce42"/>
          <table:table-cell table:style-name="ce39" table:formula="oooc:=[MC.K43]-['MC Selection v1'.K43]" office:value-type="float" office:value="0.00859887027763762">
            <text:p>0.01</text:p>
          </table:table-cell>
          <table:table-cell table:style-name="ce62" table:formula="oooc:=[MC.L43]-['MC Selection v1'.L43]" office:value-type="float" office:value="0.00000000025153412686052">
            <text:p>0.0000</text:p>
          </table:table-cell>
          <table:table-cell table:style-name="ce42"/>
          <table:table-cell table:style-name="ce39" table:formula="oooc:=[MC.N43]-['MC Selection v1'.N43]" office:value-type="float" office:value="83.3227041631035">
            <text:p>83.32</text:p>
          </table:table-cell>
          <table:table-cell table:style-name="ce62" table:formula="oooc:=[MC.O43]-['MC Selection v1'.O43]" office:value-type="float" office:value="0.000883657253743543">
            <text:p>0.0009</text:p>
          </table:table-cell>
          <table:table-cell table:style-name="ce42"/>
          <table:table-cell table:style-name="ce39" table:formula="oooc:=[MC.Q43]-['MC Selection v1'.Q43]" office:value-type="float" office:value="87.0295704218524">
            <text:p>87.03</text:p>
          </table:table-cell>
          <table:table-cell table:style-name="ce62" table:formula="oooc:=[MC.R43]-['MC Selection v1'.R43]" office:value-type="float" office:value="0.00136769247619328">
            <text:p>0.0014</text:p>
          </table:table-cell>
          <table:table-cell table:style-name="ce42"/>
          <table:table-cell table:style-name="ce39" table:formula="oooc:=[MC.T43]-['MC Selection v1'.T43]" office:value-type="float" office:value="80.3347482458394">
            <text:p>80.33</text:p>
          </table:table-cell>
          <table:table-cell table:style-name="ce62" table:formula="oooc:=[MC.U43]-['MC Selection v1'.U43]" office:value-type="float" office:value="-0.00141850445570901">
            <text:p>-0.0014</text:p>
          </table:table-cell>
          <table:table-cell table:style-name="ce42"/>
          <table:table-cell table:style-name="ce39" table:formula="oooc:=[MC.W43]-['MC Selection v1'.W43]" office:value-type="float" office:value="31.2069781766227">
            <text:p>31.21</text:p>
          </table:table-cell>
          <table:table-cell table:style-name="ce62" table:formula="oooc:=[MC.X43]-['MC Selection v1'.X43]" office:value-type="float" office:value="0.00388053816198483">
            <text:p>0.0039</text:p>
          </table:table-cell>
          <table:table-cell table:style-name="ce42"/>
          <table:table-cell table:style-name="ce39" table:formula="oooc:=[MC.Z43]-['MC Selection v1'.Z43]" office:value-type="float" office:value="5.66957253327172">
            <text:p>5.67</text:p>
          </table:table-cell>
          <table:table-cell table:style-name="ce62" table:formula="oooc:=[MC.AA43]-['MC Selection v1'.AA43]" office:value-type="float" office:value="0.0000805736695594639">
            <text:p>0.0001</text:p>
          </table:table-cell>
          <table:table-cell table:style-name="ce42"/>
          <table:table-cell table:style-name="ce39" table:formula="oooc:=[MC.AC43]-['MC Selection v1'.AC43]" office:value-type="float" office:value="1.07539944622204">
            <text:p>1.08</text:p>
          </table:table-cell>
          <table:table-cell table:style-name="ce62" table:formula="oooc:=[MC.AD43]-['MC Selection v1'.AD43]" office:value-type="float" office:value="-0.00225027271650879">
            <text:p>-0.0023</text:p>
          </table:table-cell>
          <table:table-cell table:style-name="ce42"/>
          <table:table-cell table:style-name="ce39" table:formula="oooc:=[MC.AF43]-['MC Selection v1'.AF43]" office:value-type="float" office:value="0.202776614814484">
            <text:p>0.20</text:p>
          </table:table-cell>
          <table:table-cell table:style-name="ce62" table:formula="oooc:=[MC.AG43]-['MC Selection v1'.AG43]" office:value-type="float" office:value="-0.00456545852572221">
            <text:p>-0.0046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S/B</text:p>
          </table:table-cell>
          <table:table-cell table:style-name="ce33" table:number-columns-repeated="3"/>
          <table:table-cell table:style-name="ce42"/>
          <table:table-cell table:style-name="ce41" table:formula="oooc:=[MC.F44]-['MC Selection v1'.F44]" office:value-type="float" office:value="0">
            <text:p>0.00E+000</text:p>
          </table:table-cell>
          <table:table-cell table:style-name="ce42"/>
          <table:table-cell table:style-name="ce41" table:formula="oooc:=[MC.H44]-['MC Selection v1'.H44]" office:value-type="float" office:value="-0.0000000000195067655604786">
            <text:p>-1.95E-011</text:p>
          </table:table-cell>
          <table:table-cell table:style-name="ce50"/>
          <table:table-cell table:style-name="ce42"/>
          <table:table-cell table:style-name="ce41" table:formula="oooc:=[MC.K44]-['MC Selection v1'.K44]" office:value-type="float" office:value="-0.0000000000195621801635064">
            <text:p>-1.96E-011</text:p>
          </table:table-cell>
          <table:table-cell table:style-name="ce50"/>
          <table:table-cell table:style-name="ce42"/>
          <table:table-cell table:style-name="ce41" table:formula="oooc:=[MC.N44]-['MC Selection v1'.N44]" office:value-type="float" office:value="-0.00000482423272067829">
            <text:p>-4.82E-006</text:p>
          </table:table-cell>
          <table:table-cell table:style-name="ce50"/>
          <table:table-cell table:style-name="ce42"/>
          <table:table-cell table:style-name="ce41" table:formula="oooc:=[MC.Q44]-['MC Selection v1'.Q44]" office:value-type="float" office:value="-0.0000101205220767345">
            <text:p>-1.01E-005</text:p>
          </table:table-cell>
          <table:table-cell table:style-name="ce50"/>
          <table:table-cell table:style-name="ce42"/>
          <table:table-cell table:style-name="ce41" table:formula="oooc:=[MC.T44]-['MC Selection v1'.T44]" office:value-type="float" office:value="-0.0000319464431982638">
            <text:p>-3.19E-005</text:p>
          </table:table-cell>
          <table:table-cell table:style-name="ce50"/>
          <table:table-cell table:style-name="ce42"/>
          <table:table-cell table:style-name="ce39" table:formula="oooc:=[MC.W44]-['MC Selection v1'.W44]" office:value-type="float" office:value="-0.000602881016128209">
            <text:p>0.00</text:p>
          </table:table-cell>
          <table:table-cell table:style-name="ce50"/>
          <table:table-cell table:style-name="ce42"/>
          <table:table-cell table:style-name="ce39" table:formula="oooc:=[MC.Z44]-['MC Selection v1'.Z44]" office:value-type="float" office:value="-0.00389086135868044">
            <text:p>0.00</text:p>
          </table:table-cell>
          <table:table-cell table:style-name="ce50"/>
          <table:table-cell table:style-name="ce42"/>
          <table:table-cell table:style-name="ce39" table:formula="oooc:=[MC.AC44]-['MC Selection v1'.AC44]" office:value-type="float" office:value="-0.0177104490300801">
            <text:p>-0.02</text:p>
          </table:table-cell>
          <table:table-cell table:style-name="ce50"/>
          <table:table-cell table:style-name="ce42"/>
          <table:table-cell table:style-name="ce39" table:formula="oooc:=[MC.AF44]-['MC Selection v1'.AF44]" office:value-type="float" office:value="-0.0385954011437888">
            <text:p>-0.04</text:p>
          </table:table-cell>
          <table:table-cell table:style-name="ce50"/>
          <table:table-cell table:style-name="ce52" table:number-columns-repeated="223"/>
        </table:table-row>
        <table:table-row table:style-name="ro1">
          <table:table-cell table:style-name="ce27" office:value-type="string">
            <text:p>S/sqrt(B)</text:p>
          </table:table-cell>
          <table:table-cell table:style-name="ce33" table:number-columns-repeated="3"/>
          <table:table-cell table:style-name="ce42"/>
          <table:table-cell table:style-name="ce39" table:formula="oooc:=[MC.F45]-['MC Selection v1'.F45]" office:value-type="float" office:value="0">
            <text:p>0.00</text:p>
          </table:table-cell>
          <table:table-cell table:style-name="ce42"/>
          <table:table-cell table:style-name="ce39" table:formula="oooc:=[MC.H45]-['MC Selection v1'.H45]" office:value-type="float" office:value="-0.00000000299540618697858">
            <text:p>0.00</text:p>
          </table:table-cell>
          <table:table-cell table:style-name="ce50"/>
          <table:table-cell table:style-name="ce42"/>
          <table:table-cell table:style-name="ce39" table:formula="oooc:=[MC.K45]-['MC Selection v1'.K45]" office:value-type="float" office:value="-0.00000000300316599366468">
            <text:p>0.00</text:p>
          </table:table-cell>
          <table:table-cell table:style-name="ce50"/>
          <table:table-cell table:style-name="ce42"/>
          <table:table-cell table:style-name="ce39" table:formula="oooc:=[MC.N45]-['MC Selection v1'.N45]" office:value-type="float" office:value="0.00146390944672559">
            <text:p>0.00</text:p>
          </table:table-cell>
          <table:table-cell table:style-name="ce50"/>
          <table:table-cell table:style-name="ce42"/>
          <table:table-cell table:style-name="ce39" table:formula="oooc:=[MC.Q45]-['MC Selection v1'.Q45]" office:value-type="float" office:value="0.00128192393940119">
            <text:p>0.00</text:p>
          </table:table-cell>
          <table:table-cell table:style-name="ce50"/>
          <table:table-cell table:style-name="ce42"/>
          <table:table-cell table:style-name="ce39" table:formula="oooc:=[MC.T45]-['MC Selection v1'.T45]" office:value-type="float" office:value="-0.000351930059922151">
            <text:p>0.00</text:p>
          </table:table-cell>
          <table:table-cell table:style-name="ce50"/>
          <table:table-cell table:style-name="ce42"/>
          <table:table-cell table:style-name="ce39" table:formula="oooc:=[MC.W45]-['MC Selection v1'.W45]" office:value-type="float" office:value="-0.00654208876622192">
            <text:p>-0.01</text:p>
          </table:table-cell>
          <table:table-cell table:style-name="ce50"/>
          <table:table-cell table:style-name="ce42"/>
          <table:table-cell table:style-name="ce39" table:formula="oooc:=[MC.Z45]-['MC Selection v1'.Z45]" office:value-type="float" office:value="-0.0175824193073031">
            <text:p>-0.02</text:p>
          </table:table-cell>
          <table:table-cell table:style-name="ce50"/>
          <table:table-cell table:style-name="ce42"/>
          <table:table-cell table:style-name="ce39" table:formula="oooc:=[MC.AC45]-['MC Selection v1'.AC45]" office:value-type="float" office:value="-0.0346267425733764">
            <text:p>-0.03</text:p>
          </table:table-cell>
          <table:table-cell table:style-name="ce50"/>
          <table:table-cell table:style-name="ce42"/>
          <table:table-cell table:style-name="ce39" table:formula="oooc:=[MC.AF45]-['MC Selection v1'.AF45]" office:value-type="float" office:value="-0.0360413672530222">
            <text:p>-0.04</text:p>
          </table:table-cell>
          <table:table-cell table:style-name="ce50"/>
          <table:table-cell table:style-name="ce52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text>±</number:text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2" number:min-integer-digits="0"/>
    </number:number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4" number:min-integer-digits="1"/>
    </number:number-style>
    <number:number-style style:name="N124">
      <style:text-properties fo:color="#ff0000"/>
      <number:text>-</number:text>
      <number:number number:decimal-places="4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, <text:date style:data-style-name="N2" text:date-value="2010-06-10">06/10/2010</text:date>, <text:time>13:48:40</text:time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13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Sebastian Naumann-Emme</meta:initial-creator>
    <meta:creation-date>2010-05-17T18:15:37</meta:creation-date>
    <dc:creator>Sebastian Naumann-Emme</dc:creator>
    <dc:date>2010-06-10T13:48:40</dc:date>
    <meta:editing-cycles>218</meta:editing-cycles>
    <meta:editing-duration>P1DT20H42M7S</meta:editing-duration>
    <meta:user-defined meta:name="Info 1"/>
    <meta:user-defined meta:name="Info 2"/>
    <meta:user-defined meta:name="Info 3"/>
    <meta:user-defined meta:name="Info 4"/>
    <meta:document-statistic meta:table-count="6" meta:cell-count="48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4cm" chart:style-name="ch2">
          <text:p>Loose Reference Selection for Top Pair to Muon+Jets</text:p>
        </chart:title>
        <chart:legend chart:legend-position="end" svg:x="5.817cm" svg:y="3.101cm" chart:style-name="ch3"/>
        <chart:plot-area chart:style-name="ch4" table:cell-range-address="'Data versus MC'.B3:'Data versus MC'.C8 'Data versus MC'.C2:'Data versus MC'.D8 'Data versus MC'.B2:'Data versus MC'.B2" chart:data-source-has-labels="both" svg:x="0.081cm" svg:y="0.545cm" svg:width="5.595cm" svg:height="6.173cm">
          <chart:axis chart:dimension="x" chart:name="primary-x" chart:style-name="ch5">
            <chart:categories table:cell-range-address="'Data versus MC'.B3:'Data versus MC'.B8"/>
          </chart:axis>
          <chart:axis chart:dimension="y" chart:name="primary-y" chart:style-name="ch6">
            <chart:title svg:x="0.142cm" svg:y="5.469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'Data versus MC'.D3:'Data versus MC'.D8" chart:label-cell-address="'Data versus MC'.D2:'Data versus MC'.D2" chart:class="chart:bar">
            <chart:data-point chart:repeated="6"/>
          </chart:series>
          <chart:series chart:style-name="ch10" chart:values-cell-range-address="'Data versus MC'.C3:'Data versus MC'.C8" chart:label-cell-address="'Data versus MC'.C2:'Data versus MC'.C2" chart:class="chart:line">
            <chart:data-point chart:repeated="2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b</text:p>
              </table:table-cell>
              <table:table-cell office:value-type="float" office:value="5460.69440026091">
                <text:p>5460.69440026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5337.29209381489">
                <text:p>5337.2920938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5316.12649244239">
                <text:p>5316.12649244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020.0175210948">
                <text:p>1020.0175210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177.547207737951">
                <text:p>177.5472077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40.9095910794491">
                <text:p>40.90959107944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5cm" chart:style-name="ch2">
          <text:p>Tight Reference Selection for Top Pair to Muon+Jets</text:p>
        </chart:title>
        <chart:legend chart:legend-position="end" svg:x="5.817cm" svg:y="3.101cm" chart:style-name="ch3"/>
        <chart:plot-area chart:style-name="ch4" table:cell-range-address="'Data versus MC'.H3:'Data versus MC'.I9 'Data versus MC'.I2:'Data versus MC'.J9 'Data versus MC'.H2:'Data versus MC'.H2" chart:data-source-has-labels="both" svg:x="0.081cm" svg:y="0.545cm" svg:width="5.595cm" svg:height="6.173cm">
          <chart:axis chart:dimension="x" chart:name="primary-x" chart:style-name="ch5">
            <chart:categories table:cell-range-address="'Data versus MC'.H3:'Data versus MC'.H9"/>
          </chart:axis>
          <chart:axis chart:dimension="y" chart:name="primary-y" chart:style-name="ch6">
            <chart:title svg:x="0.142cm" svg:y="5.468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'Data versus MC'.J3:'Data versus MC'.J9" chart:label-cell-address="'Data versus MC'.J2:'Data versus MC'.J2" chart:class="chart:bar">
            <chart:data-point chart:repeated="7"/>
          </chart:series>
          <chart:series chart:style-name="ch10" chart:values-cell-range-address="'Data versus MC'.I3:'Data versus MC'.I9" chart:label-cell-address="'Data versus MC'.I2:'Data versus MC'.I2" chart:class="chart:line">
            <chart:data-point chart:repeated="2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a</text:p>
              </table:table-cell>
              <table:table-cell office:value-type="float" office:value="4713.8169774186">
                <text:p>4713.816977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4565.24344692876">
                <text:p>4565.2434469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4547.27950357805">
                <text:p>4547.27950357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785.259560322219">
                <text:p>785.25956032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141.134337474151">
                <text:p>141.13433747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34.3585240999223">
                <text:p>34.3585240999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7</text:p>
              </table:table-cell>
              <table:table-cell office:value-type="float" office:value="11.3334413748288">
                <text:p>11.33344137482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